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 Historic" svg:font-family="&quot;Segoe UI Historic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Hyperlink" style:data-style-name="N0">
      <style:text-properties fo:color="#000000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fo:background-color="#FFFFFF"/>
      <style:text-properties fo:color="#000000" style:text-underline-style="solid" style:text-underline-type="single"/>
    </style:style>
    <style:style style:name="ce6" style:family="table-cell" style:parent-style-name="Hyperlink" style:data-style-name="N0">
      <style:table-cell-properties fo:background-color="transparent"/>
      <style:text-properties fo:color="#000000" style:text-underline-style="solid" style:text-underline-type="single"/>
    </style:style>
    <style:style style:name="ce7" style:family="table-cell" style:parent-style-name="Default" style:data-style-name="N0">
      <style:text-properties fo:color="#080809" style:font-name="Segoe UI Historic" style:font-name-asian="Segoe UI Historic" style:font-name-complex="Segoe UI Historic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ext-properties fo:color="#242424" style:font-name="Aptos Narrow" style:font-name-asian="Aptos Narrow" style:font-name-complex="Aptos Narrow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0">
      <style:text-properties fo:color="#0000FF" style:text-underline-style="solid" style:text-underline-type="single"/>
    </style:style>
    <style:style style:name="ce12" style:family="table-cell" style:parent-style-name="Default" style:data-style-name="N0">
      <style:table-cell-properties style:vertical-align="automatic" fo:wrap-option="wrap" fo:background-color="#FFFFFF"/>
    </style:style>
    <style:style style:name="ce13" style:family="table-cell" style:parent-style-name="Default" style:data-style-name="N0">
      <style:text-properties fo:color="#080809"/>
    </style:style>
    <style:style style:name="ce14" style:family="table-cell" style:parent-style-name="Default" style:data-style-name="N0">
      <style:table-cell-properties fo:background-color="#DAEEF3"/>
    </style:style>
    <style:style style:name="ce15" style:family="table-cell" style:parent-style-name="Hyperlink" style:data-style-name="N0">
      <style:table-cell-properties fo:background-color="#DAEEF3"/>
      <style:text-properties fo:color="#000000" style:text-underline-style="solid" style:text-underline-type="single"/>
    </style:style>
    <style:style style:name="ce16" style:family="table-cell" style:parent-style-name="Default" style:data-style-name="N0">
      <style:table-cell-properties fo:background-color="#DAEEF3"/>
      <style:text-properties fo:color="#242424" style:font-name="Aptos Narrow" style:font-name-asian="Aptos Narrow" style:font-name-complex="Aptos Narrow"/>
    </style:style>
    <style:style style:name="ce17" style:family="table-cell" style:parent-style-name="Default" style:data-style-name="N0">
      <style:table-cell-properties style:vertical-align="automatic" fo:wrap-option="wrap" fo:background-color="#DAEEF3"/>
    </style:style>
    <style:style style:name="ce18" style:family="table-cell" style:parent-style-name="Hyperlink" style:data-style-name="N3">
      <style:table-cell-properties fo:background-color="#DAEEF3"/>
      <style:text-properties fo:color="#000000" style:text-underline-style="solid" style:text-underline-type="single"/>
    </style:style>
    <style:style style:name="ce19" style:family="table-cell" style:parent-style-name="Default" style:data-style-name="N0">
      <style:table-cell-properties fo:background-color="#DAEEF3"/>
      <style:text-properties fo:color="#080809"/>
    </style:style>
    <style:style style:name="co1" style:family="table-column">
      <style:table-column-properties fo:break-before="auto" style:column-width="6.72041666666667cm"/>
    </style:style>
    <style:style style:name="co2" style:family="table-column">
      <style:table-column-properties fo:break-before="auto" style:column-width="12.514791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7.88458333333333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10.5833333333333cm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18.4414583333333cm"/>
    </style:style>
    <style:style style:name="co12" style:family="table-column">
      <style:table-column-properties fo:break-before="auto" style:column-width="18.3620833333333cm"/>
    </style:style>
    <style:style style:name="co13" style:family="table-column">
      <style:table-column-properties fo:break-before="auto" style:column-width="7.80520833333333cm"/>
    </style:style>
    <style:style style:name="co14" style:family="table-column">
      <style:table-column-properties fo:break-before="auto" style:column-width="5.476875cm"/>
    </style:style>
    <style:style style:name="co15" style:family="table-column">
      <style:table-column-properties fo:break-before="auto" style:column-width="6.50875cm"/>
    </style:style>
    <style:style style:name="co16" style:family="table-column">
      <style:table-column-properties fo:break-before="auto" style:column-width="12.85875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7" table:default-cell-style-name="ce1"/>
        <table:table-row table:style-name="ro1">
          <table:table-cell office:value-type="string" table:style-name="ce2">
            <text:p>place_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vinc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Tel</text:p>
          </table:table-cell>
          <table:table-cell office:value-type="string" table:style-name="ce2">
            <text:p>WebSite</text:p>
          </table:table-cell>
          <table:table-cell office:value-type="string" table:style-name="ce2">
            <text:p>TimeOpen</text:p>
          </table:table-cell>
          <table:table-cell office:value-type="string" table:style-name="ce2">
            <text:p>LinkGoogleMaps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img1</text:p>
          </table:table-cell>
          <table:table-cell office:value-type="string" table:style-name="ce2">
            <text:p>img2</text:p>
          </table:table-cell>
          <table:table-cell office:value-type="string" table:style-name="ce2">
            <text:p>img3</text:p>
          </table:table-cell>
          <table:table-cell office:value-type="string" table:style-name="ce2">
            <text:p>img4</text:p>
          </table:table-cell>
          <table:table-cell office:value-type="string" table:style-name="ce2">
            <text:p>img5</text:p>
          </table:table-cell>
          <table:table-cell office:value-type="string" table:style-name="ce2">
            <text:p>รูปภาพ Reference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v4Z8OdphHTERROz2ukJwfQs</text:p>
          </table:table-cell>
          <table:table-cell office:value-type="string" table:style-name="ce1">
            <text:p>ศูนย์ดูแลผู้สูงอายุ บ้านพักคนชรา พระราม9 รามคำแหง iCare Seniors Home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1 ซอย พระราม 9 ซอย 49 แขวงสวนหลวง เขตสวนหลวง กรุงเทพมหานคร 10250 ประเทศไทย</text:p>
          </table:table-cell>
          <table:table-cell office:value-type="float" office:value="13.7478617" table:style-name="ce1">
            <text:p>13.7478617</text:p>
          </table:table-cell>
          <table:table-cell office:value-type="float" office:value="100.6312843" table:style-name="ce1">
            <text:p>100.6312843</text:p>
          </table:table-cell>
          <table:table-cell office:value-type="string" table:style-name="ce1">
            <text:p>092 614 9542</text:p>
          </table:table-cell>
          <table:table-cell office:value-type="string" table:style-name="ce3">
            <text:p><text:a xlink:href="http://www.icareseniorshome.com/">http://www.icareseniors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google.com/?cid=827941338412936260">https://maps.google.com/?cid=827941338412936260</text:a></text:p>
          </table:table-cell>
          <table:table-cell office:value-type="float" office:value="15500" table:style-name="ce1">
            <text:p>15500</text:p>
          </table:table-cell>
          <table:table-cell office:value-type="string" table:style-name="ce3">
            <text:p><text:a xlink:href="https://fi.lnwfile.com/_/fi/_raw/fb/nq/n4.jpg">https://fi.lnwfile.com/_/fi/_raw/fb/nq/n4.jpg</text:a></text:p>
          </table:table-cell>
          <table:table-cell office:value-type="string" table:style-name="ce3">
            <text:p><text:a xlink:href="https://cdn.shopify.com/s/files/1/0800/8155/1633/files/1-2_2c9ee9ff-58fa-4495-b737-338a5545a362_600x600.jpg?v=1707050804">https://cdn.shopify.com/s/files/1/0800/8155/1633/files/1-2_2c9ee9ff-58fa-4495-b737-338a5545a362_600x600.jpg?v=1707050804</text:a></text:p>
          </table:table-cell>
          <table:table-cell office:value-type="string" table:style-name="ce3">
            <text:p><text:a xlink:href="https://fi.lnwfile.com/_/fi/_raw/h7/eo/ny.jpg">https://fi.lnwfile.com/_/fi/_raw/h7/eo/ny.jpg</text:a></text:p>
          </table:table-cell>
          <table:table-cell office:value-type="string" table:style-name="ce3">
            <text:p><text:a xlink:href="https://fi.lnwfile.com/_/fi/_raw/v8/rg/9p.jpg">https://fi.lnwfile.com/_/fi/_raw/v8/rg/9p.jpg</text:a></text:p>
          </table:table-cell>
          <table:table-cell office:value-type="string" table:style-name="ce3">
            <text:p><text:a xlink:href="https://inwfile.com/s-fi/34x7aq.jpg">https://inwfile.com/s-fi/34x7aq.jpg</text:a></text:p>
          </table:table-cell>
          <table:table-cell office:value-type="string" table:style-name="ce1">
            <text:p>https://maps.google.com/maps/contrib/1146830924321707132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GXGLHxlvHTERLQXQ9DJDCWg</text:p>
          </table:table-cell>
          <table:table-cell office:value-type="string" table:style-name="ce1">
            <text:p>บ้านกฤษณา ศูนย์ดูแลผู้สูงอายุ Krissana Nursing Home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ถนน รามคำแหง แขวงมีนบุรี เขตมีนบุรี กรุงเทพมหานคร 10510 ประเทศไทย</text:p>
          </table:table-cell>
          <table:table-cell office:value-type="float" office:value="13.794736199999999" table:style-name="ce1">
            <text:p>13.7947362</text:p>
          </table:table-cell>
          <table:table-cell office:value-type="float" office:value="100.7095011" table:style-name="ce1">
            <text:p>100.7095011</text:p>
          </table:table-cell>
          <table:table-cell office:value-type="string" table:style-name="ce1">
            <text:p>086 034 0236</text:p>
          </table:table-cell>
          <table:table-cell office:value-type="string" table:style-name="ce3">
            <text:p><text:a xlink:href="https://www.facebook.com/KrissanaNursingCare/?locale=th_TH">https://www.facebook.com/KrissanaNursingCare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google.com/?cid=7496596940869600557">https://maps.google.com/?cid=7496596940869600557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www.thaielder.com/datas/nursinghome/351/preview_krissana_nursing_care_65fd20f570d23.jpg">https://www.thaielder.com/datas/nursinghome/351/preview_krissana_nursing_care_65fd20f570d23.jpg</text:a></text:p>
          </table:table-cell>
          <table:table-cell office:value-type="string" table:style-name="ce3">
            <text:p><text:a xlink:href="https://www.thaielder.com/datas/nursinghome/351/other/krissana_nursing_care_65fd20f59c1e8.jpg">https://www.thaielder.com/datas/nursinghome/351/other/krissana_nursing_care_65fd20f59c1e8.jpg</text:a></text:p>
          </table:table-cell>
          <table:table-cell office:value-type="string" table:style-name="ce3">
            <text:p><text:a xlink:href="https://www.thaielder.com/datas/nursinghome/351/other/krissana_nursing_care_65fd20f59b818.jpg">https://www.thaielder.com/datas/nursinghome/351/other/krissana_nursing_care_65fd20f59b818.jpg</text:a></text:p>
          </table:table-cell>
          <table:table-cell office:value-type="string" table:style-name="ce3">
            <text:p><text:a xlink:href="https://www.thaielder.com/datas/nursinghome/351/other/krissana_nursing_care_65fd20f59b4ea.jpg">https://www.thaielder.com/datas/nursinghome/351/other/krissana_nursing_care_65fd20f59b4ea.jpg</text:a></text:p>
          </table:table-cell>
          <table:table-cell office:value-type="string" table:style-name="ce3">
            <text:p><text:a xlink:href="https://www.thaielder.com/datas/nursinghome/351/other/krissana_nursing_care_65fd20f59ae56.jpg">https://www.thaielder.com/datas/nursinghome/351/other/krissana_nursing_care_65fd20f59ae56.jpg</text:a></text:p>
          </table:table-cell>
          <table:table-cell office:value-type="string" table:style-name="ce1">
            <text:p>https://maps.google.com/maps/contrib/1011298247258432049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IRi7E7WR4jARWmz_-yNxkEw</text:p>
          </table:table-cell>
          <table:table-cell office:value-type="string" table:style-name="ce1">
            <text:p>ศูนย์ดูแลผู้สูงอายุ | The Rich Nursing Resort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760 1 ถ. บรมราชชนนี แขวงศาลาธรรมสพน์ เขตทวีวัฒนา กรุงเทพมหานคร 10170 ประเทศไทย</text:p>
          </table:table-cell>
          <table:table-cell office:value-type="float" office:value="13.790169799999999" table:style-name="ce1">
            <text:p>13.7901698</text:p>
          </table:table-cell>
          <table:table-cell office:value-type="float" office:value="100.35027220000001" table:style-name="ce1">
            <text:p>100.3502722</text:p>
          </table:table-cell>
          <table:table-cell office:value-type="string" table:style-name="ce1">
            <text:p>092 645 8126</text:p>
          </table:table-cell>
          <table:table-cell office:value-type="string" table:style-name="ce3">
            <text:p><text:a xlink:href="http://www.therichnursing.com/">http://www.therichnursing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google.com/?cid=5517033942894472282">https://maps.google.com/?cid=5517033942894472282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www.therichnursing.com/wp-content/uploads/2020/04/DSC_0921-copy.jpg">https://www.therichnursing.com/wp-content/uploads/2020/04/DSC_0921-copy.jpg</text:a></text:p>
          </table:table-cell>
          <table:table-cell office:value-type="string" table:style-name="ce3">
            <text:p><text:a xlink:href="https://www.therichnursing.com/wp-content/uploads/2024/08/บ้านพักคนชรา-ปทุม.jpg">https://www.therichnursing.com/wp-content/uploads/2024/08/บ้านพักคนชรา-ปทุม.jpg</text:a></text:p>
          </table:table-cell>
          <table:table-cell office:value-type="string" table:style-name="ce3">
            <text:p><text:a xlink:href="https://www.therichnursing.com/wp-content/uploads/2020/04/Single-room.jpg">https://www.therichnursing.com/wp-content/uploads/2020/04/Single-room.jpg</text:a></text:p>
          </table:table-cell>
          <table:table-cell table:number-columns-repeated="2" table:style-name="ce1"/>
          <table:table-cell office:value-type="string" table:style-name="ce1">
            <text:p>https://maps.google.com/maps/contrib/1174493406721982642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TTcsSU6Y4jARkXrTKuLwSoQ</text:p>
          </table:table-cell>
          <table:table-cell office:value-type="string" table:style-name="ce1">
            <text:p>สถานพักฟื้นผู้ป่วย ผู้สูงอายุ เพชรเกษม เฮลท์แคร์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164 177-178 ซอย เพชรเกษม 14 แขวงวัดท่าพระ เขตบางกอกใหญ่ กรุงเทพมหานคร 10600 ประเทศไทย</text:p>
          </table:table-cell>
          <table:table-cell office:value-type="float" office:value="13.729016700000001" table:style-name="ce1">
            <text:p>13.7290167</text:p>
          </table:table-cell>
          <table:table-cell office:value-type="float" office:value="100.4716411" table:style-name="ce1">
            <text:p>100.4716411</text:p>
          </table:table-cell>
          <table:table-cell office:value-type="string" table:style-name="ce1">
            <text:p>093 592 2595</text:p>
          </table:table-cell>
          <table:table-cell office:value-type="string" table:style-name="ce3">
            <text:p><text:a xlink:href="https://www.therichnursing.com/">https://www.therichnursing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9532696415454853777</text:p>
          </table:table-cell>
          <table:table-cell office:value-type="float" office:value="17000" table:style-name="ce1">
            <text:p>17000</text:p>
          </table:table-cell>
          <table:table-cell office:value-type="string" table:style-name="ce3">
            <text:p><text:a xlink:href="https://www.thaielder.com/datas/nursinghome/315/preview_phetkasem_healthcare_65fba0d836e96.jpg">https://www.thaielder.com/datas/nursinghome/315/preview_phetkasem_healthcare_65fba0d836e96.jpg</text:a></text:p>
          </table:table-cell>
          <table:table-cell office:value-type="string" table:style-name="ce3">
            <text:p><text:a xlink:href="https://www.thaielder.com/datas/nursinghome/315/other/phetkasem_healthcare_65fba0d8cf21f.jpg">https://www.thaielder.com/datas/nursinghome/315/other/phetkasem_healthcare_65fba0d8cf21f.jpg</text:a></text:p>
          </table:table-cell>
          <table:table-cell office:value-type="string" table:style-name="ce3">
            <text:p><text:a xlink:href="https://www.thaielder.com/datas/nursinghome/315/other/phetkasem_healthcare_65fba0d919646.jpg">https://www.thaielder.com/datas/nursinghome/315/other/phetkasem_healthcare_65fba0d919646.jpg</text:a></text:p>
          </table:table-cell>
          <table:table-cell office:value-type="string" table:style-name="ce3">
            <text:p><text:a xlink:href="https://www.thaielder.com/datas/nursinghome/315/other/phetkasem_healthcare_65fba0d950c93.jpg">https://www.thaielder.com/datas/nursinghome/315/other/phetkasem_healthcare_65fba0d950c93.jpg</text:a></text:p>
          </table:table-cell>
          <table:table-cell office:value-type="string" table:style-name="ce3">
            <text:p><text:a xlink:href="https://www.thaielder.com/datas/nursinghome/315/other/phetkasem_healthcare_65fba0d984319.jpg">https://www.thaielder.com/datas/nursinghome/315/other/phetkasem_healthcare_65fba0d984319.jpg</text:a></text:p>
          </table:table-cell>
          <table:table-cell office:value-type="string" table:style-name="ce1">
            <text:p>https://maps.google.com/maps/contrib/1049915828254697044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k6AU3Xef4jAReBrdYxNSP6Q</text:p>
          </table:table-cell>
          <table:table-cell office:value-type="string" table:style-name="ce1">
            <text:p>บ้านรักสา ศูนย์ดูแลผู้สูงอายุ และผู้ป่วยระยะพักฟื้น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171 พระราม 9 ซอย 15/1 แขวงบางกะปิ เขตห้วยขวาง กรุงเทพมหานคร 10310 ประเทศไทย</text:p>
          </table:table-cell>
          <table:table-cell office:value-type="float" office:value="13.755771899999999" table:style-name="ce1">
            <text:p>13.7557719</text:p>
          </table:table-cell>
          <table:table-cell office:value-type="float" office:value="100.5886943" table:style-name="ce1">
            <text:p>100.5886943</text:p>
          </table:table-cell>
          <table:table-cell office:value-type="string" table:style-name="ce1">
            <text:p>063 762 4720</text:p>
          </table:table-cell>
          <table:table-cell office:value-type="string" table:style-name="ce3">
            <text:p><text:a xlink:href="http://www.banraksa-wellbeing.com/">http://www.banraksa-wellbeing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1835268588986243704</text:p>
          </table:table-cell>
          <table:table-cell office:value-type="float" office:value="19990" table:style-name="ce1">
            <text:p>19990</text:p>
          </table:table-cell>
          <table:table-cell office:value-type="string" table:style-name="ce3">
            <text:p><text:a xlink:href="https://banraksa-wellbeing.com/wp-content/uploads/2020/09/IMG_5493-2048x1536.jpeg">https://banraksa-wellbeing.com/wp-content/uploads/2020/09/IMG_5493-2048x1536.jpeg</text:a></text:p>
          </table:table-cell>
          <table:table-cell office:value-type="string" table:style-name="ce3">
            <text:p><text:a xlink:href="https://www.thaielder.com/datas/nursinghome/579/other/banraksa_wellbeing_662f3a630b679.jpg">https://www.thaielder.com/datas/nursinghome/579/other/banraksa_wellbeing_662f3a630b679.jpg</text:a></text:p>
          </table:table-cell>
          <table:table-cell office:value-type="string" table:style-name="ce3">
            <text:p><text:a xlink:href="https://www.thaielder.com/datas/nursinghome/579/other/banraksa_wellbeing_662f3a6365703.jpg">https://www.thaielder.com/datas/nursinghome/579/other/banraksa_wellbeing_662f3a6365703.jpg</text:a></text:p>
          </table:table-cell>
          <table:table-cell office:value-type="string" table:style-name="ce3">
            <text:p><text:a xlink:href="https://www.thaielder.com/datas/nursinghome/579/other/banraksa_wellbeing_662f3a6365e99.jpg">https://www.thaielder.com/datas/nursinghome/579/other/banraksa_wellbeing_662f3a6365e99.jpg</text:a></text:p>
          </table:table-cell>
          <table:table-cell office:value-type="string" table:style-name="ce3">
            <text:p><text:a xlink:href="https://www.thaielder.com/datas/nursinghome/579/other/banraksa_wellbeing_662f3a6366231.jpg">https://www.thaielder.com/datas/nursinghome/579/other/banraksa_wellbeing_662f3a6366231.jpg</text:a></text:p>
          </table:table-cell>
          <table:table-cell office:value-type="string" table:style-name="ce3">
            <text:p><text:a xlink:href="https://maps.google.com/maps/contrib/115858239631407928205">https://maps.google.com/maps/contrib/115858239631407928205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KxmU2V2j4jAR_uGQB6RnU8M</text:p>
          </table:table-cell>
          <table:table-cell office:value-type="string" table:style-name="ce1">
            <text:p>ศูนย์ดูแลผู้ป่วย ผู้สูงอายุ พระราม 2 - อายุวัฒน์ เนอร์สซิ่ง โฮม (Aryuwat nursing home)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, 1 ซอย ท่าข้าม 22 แขวงแสมดำ เขตบางขุนเทียน กรุงเทพมหานคร 10150 ประเทศไทย</text:p>
          </table:table-cell>
          <table:table-cell office:value-type="float" office:value="13.6474764" table:style-name="ce1">
            <text:p>13.6474764</text:p>
          </table:table-cell>
          <table:table-cell office:value-type="float" office:value="100.4430752" table:style-name="ce1">
            <text:p>100.4430752</text:p>
          </table:table-cell>
          <table:table-cell office:value-type="string" table:style-name="ce1">
            <text:p>099 424 4566</text:p>
          </table:table-cell>
          <table:table-cell office:value-type="string" table:style-name="ce3">
            <text:p><text:a xlink:href="http://www.aryuwatnursinghome.com/">http://www.aryuwat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4074707214662164990</text:p>
          </table:table-cell>
          <table:table-cell office:value-type="float" office:value="19000" table:style-name="ce1">
            <text:p>19000</text:p>
          </table:table-cell>
          <table:table-cell office:value-type="string" table:style-name="ce3">
            <text:p><text:a xlink:href="https://www.zolitic.com/media/65794978496a6f314c434979496a6f7a4e6a51784d4377694d7949364d5377694e5349364d5445344d4377694e6949364e6a593066513d3d.jpg">https://www.zolitic.com/media/65794978496a6f314c434979496a6f7a4e6a51784d4377694d7949364d5377694e5349364d5445344d4377694e6949364e6a593066513d3d.jpg</text:a></text:p>
          </table:table-cell>
          <table:table-cell office:value-type="string" table:style-name="ce3">
            <text:p><text:a xlink:href="https://www.aryuwatnursinghome.com/wp-content/uploads/2020/02/E5331FD9-6037-4D32-974D-20628358B170-Copy.jpg">https://www.aryuwatnursinghome.com/wp-content/uploads/2020/02/E5331FD9-6037-4D32-974D-20628358B170-Copy.jpg</text:a></text:p>
          </table:table-cell>
          <table:table-cell office:value-type="string" table:style-name="ce3">
            <text:p><text:a xlink:href="https://lh3.googleusercontent.com/proxy/SLBCz2Vnka3EZ9Btyki7ykjelDXJWlHI9GAHenexMR2RvrYZIHOF-v62U_Ql_39EClcgAQkbMqcvd5qZiBDObdPHFF7RHOF_JvAEC5idrSPgW_UfMGPoxMcINiKu0JL2sYtgZwyU2OjD-2tfFKe0nrPAbW_NjetfVu7nsln0onKjt8RZJ75DPwcbcu5tMViTXA">https://lh3.googleusercontent.com/proxy/SLBCz2Vnka3EZ9Btyki7ykjelDXJWlHI9GAHenexMR2RvrYZIHOF-v62U_Ql_39EClcgAQkbMqcvd5qZiBDObdPHFF7RHOF_JvAEC5idrSPgW_UfMGPoxMcINiKu0JL2sYtgZwyU2OjD-2tfFKe0nrPAbW_NjetfVu7nsln0onKjt8RZJ75DPwcbcu5tMViTXA</text:a></text:p>
          </table:table-cell>
          <table:table-cell office:value-type="string" table:style-name="ce3">
            <text:p><text:a xlink:href="https://www.aryuwatnursinghome.com/wp-content/uploads/2020/02/B7E4DA0D-BDCC-4E8D-91F9-65770EB34366.jpg">https://www.aryuwatnursinghome.com/wp-content/uploads/2020/02/B7E4DA0D-BDCC-4E8D-91F9-65770EB34366.jpg</text:a></text:p>
          </table:table-cell>
          <table:table-cell table:style-name="ce1"/>
          <table:table-cell office:value-type="string" table:style-name="ce1">
            <text:p>https://maps.google.com/maps/contrib/100894865919300024900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ChIJ58EsNAad4jARl_OB0vIFHro</text:p>
          </table:table-cell>
          <table:table-cell office:value-type="string" table:style-name="ce14">
            <text:p>ศูนย์ดูแลผู้สูงอายุ และผู้ป่วยระยะพักฟื้น รัชดาภิเษก CNH NURSINGHOME</text:p>
          </table:table-cell>
          <table:table-cell office:value-type="string" table:style-name="ce14">
            <text:p>กรุงเทพมหานคร</text:p>
          </table:table-cell>
          <table:table-cell office:value-type="string" table:style-name="ce14">
            <text:p>39/24 ซอย รัชดาภิเษก 32 จันทรเกษม เขตจตุจักร กรุงเทพมหานคร 10900 ประเทศไทย</text:p>
          </table:table-cell>
          <table:table-cell office:value-type="float" office:value="13.817462900000001" table:style-name="ce14">
            <text:p>13.8174629</text:p>
          </table:table-cell>
          <table:table-cell office:value-type="float" office:value="100.5784219" table:style-name="ce14">
            <text:p>100.5784219</text:p>
          </table:table-cell>
          <table:table-cell office:value-type="string" table:style-name="ce14">
            <text:p>085 456 2299</text:p>
          </table:table-cell>
          <table:table-cell office:value-type="string" table:style-name="ce15">
            <text:p><text:a xlink:href="https://web.facebook.com/cnhnursinghome">https://web.facebook.com/cnhnursinghome</text:a></text:p>
          </table:table-cell>
          <table:table-cell office:value-type="string" table:style-name="ce14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4">
            <text:p>https://maps.google.com/?cid=13411163280827872151</text:p>
          </table:table-cell>
          <table:table-cell office:value-type="float" office:value="25000" table:style-name="ce14">
            <text:p>25000</text:p>
          </table:table-cell>
          <table:table-cell office:value-type="string" table:style-name="ce15">
            <text:p><text:a xlink:href="https://www.thaielder.com/datas/nursinghome/289/preview_cnh_nursing_home_ratchadaphisek_32_branch_65fa84d473609.jpg">https://www.thaielder.com/datas/nursinghome/289/preview_cnh_nursing_home_ratchadaphisek_32_branch_65fa84d473609.jpg</text:a></text:p>
          </table:table-cell>
          <table:table-cell office:value-type="string" table:style-name="ce15">
            <text:p><text:a xlink:href="https://www.thaielder.com/datas/nursinghome/289/other/cnh_nursing_home_ratchadaphisek_32_branch_65fa84d496d58.jpg">https://www.thaielder.com/datas/nursinghome/289/other/cnh_nursing_home_ratchadaphisek_32_branch_65fa84d496d58.jpg</text:a></text:p>
          </table:table-cell>
          <table:table-cell office:value-type="string" table:style-name="ce15">
            <text:p><text:a xlink:href="https://www.thaielder.com/datas/nursinghome/289/other/cnh_nursing_home_ratchadaphisek_32_branch_65fa84d607b9a.jpg">https://www.thaielder.com/datas/nursinghome/289/other/cnh_nursing_home_ratchadaphisek_32_branch_65fa84d607b9a.jpg</text:a></text:p>
          </table:table-cell>
          <table:table-cell office:value-type="string" table:style-name="ce15">
            <text:p><text:a xlink:href="https://www.thaielder.com/datas/nursinghome/289/other/cnh_nursing_home_ratchadaphisek_32_branch_65fa84d4be090.jpg">https://www.thaielder.com/datas/nursinghome/289/other/cnh_nursing_home_ratchadaphisek_32_branch_65fa84d4be090.jpg</text:a></text:p>
          </table:table-cell>
          <table:table-cell office:value-type="string" table:style-name="ce15">
            <text:p><text:a xlink:href="https://www.thaielder.com/datas/nursinghome/289/other/cnh_nursing_home_ratchadaphisek_32_branch_65fa84d5449f7.jpg">https://www.thaielder.com/datas/nursinghome/289/other/cnh_nursing_home_ratchadaphisek_32_branch_65fa84d5449f7.jpg</text:a></text:p>
          </table:table-cell>
          <table:table-cell office:value-type="string" table:style-name="ce15">
            <text:p><text:a xlink:href="https://maps.google.com/maps/contrib/113454141324503121723">https://maps.google.com/maps/contrib/113454141324503121723</text:a></text:p>
          </table:table-cell>
          <table:table-cell table:number-columns-repeated="16367" table:style-name="ce14"/>
        </table:table-row>
        <table:table-row table:style-name="ro1">
          <table:table-cell table:style-name="ce1"/>
          <table:table-cell office:value-type="string" table:style-name="ce1">
            <text:p>มูลนิธิบ้านบางแค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8">
            <text:p>แขวงบางหว้า เขตภาษีเจริญ กรุงเทพมหานคร 10160</text:p>
          </table:table-cell>
          <table:table-cell office:value-type="float" office:value="13.712467589558001" table:style-name="ce9">
            <text:p>13.71246759</text:p>
          </table:table-cell>
          <table:table-cell office:value-type="float" office:value="100.426807842111" table:style-name="ce8">
            <text:p>100.4268078</text:p>
          </table:table-cell>
          <table:table-cell office:value-type="string" table:style-name="ce1">
            <text:p>02 413 1141</text:p>
          </table:table-cell>
          <table:table-cell office:value-type="string" table:style-name="ce3">
            <text:p><text:a xlink:href="https://www.banbangkhae.go.th/">https://www.banbangkhae.go.th/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B2XNpZNf1N1AchEq6">https://maps.app.goo.gl/B2XNpZNf1N1AchEq6</text:a></text:p>
          </table:table-cell>
          <table:table-cell office:value-type="float" office:value="1500" table:style-name="ce1">
            <text:p>1500</text:p>
          </table:table-cell>
          <table:table-cell office:value-type="string" table:style-name="ce3">
            <text:p><text:a xlink:href="https://lh3.googleusercontent.com/p/AF1QipMPHqgup83a-sx-4DWqLnPqBDL8bYOGJTC0UNCM=s680-w680-h510">https://lh3.googleusercontent.com/p/AF1QipMPHqgup83a-sx-4DWqLnPqBDL8bYOGJTC0UNCM=s680-w680-h510</text:a></text:p>
          </table:table-cell>
          <table:table-cell office:value-type="string" table:style-name="ce3">
            <text:p><text:a xlink:href="https://lh3.googleusercontent.com/3oszg25JkspZvgFl3u8-SFHFcHHZlAWgC_sXfYGrXH4of4YQQpsJ7W0E1u6p3mEO=s680-w680-h510">https://lh3.googleusercontent.com/3oszg25JkspZvgFl3u8-SFHFcHHZlAWgC_sXfYGrXH4of4YQQpsJ7W0E1u6p3mEO=s680-w680-h510</text:a></text:p>
          </table:table-cell>
          <table:table-cell office:value-type="string" table:style-name="ce3">
            <text:p><text:a xlink:href="https://lh3.googleusercontent.com/p/AF1QipP44ojPXi35nPfc2uKpnfUin5nI-OctVWwGpZvb=s680-w680-h510">https://lh3.googleusercontent.com/p/AF1QipP44ojPXi35nPfc2uKpnfUin5nI-OctVWwGpZvb=s680-w680-h510</text:a></text:p>
          </table:table-cell>
          <table:table-cell office:value-type="string" table:style-name="ce3">
            <text:p><text:a xlink:href="https://lh3.googleusercontent.com/p/AF1QipMVOVF0w_NgZlGiBM1a4DUYmT3oaGMzcLNzNRtO=s680-w680-h510">https://lh3.googleusercontent.com/p/AF1QipMVOVF0w_NgZlGiBM1a4DUYmT3oaGMzcLNzNRtO=s680-w680-h510</text:a></text:p>
          </table:table-cell>
          <table:table-cell office:value-type="string" table:style-name="ce3">
            <text:p><text:a xlink:href="https://lh3.googleusercontent.com/p/AF1QipMoBnF4jk0M4lTgxh0x0U2U6FfjZG_vO7vwCwU8=s680-w680-h510">https://lh3.googleusercontent.com/p/AF1QipMoBnF4jk0M4lTgxh0x0U2U6FfjZG_vO7vwCwU8=s680-w680-h510</text:a>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โรงพยาบาลผู้สูงอายุกล้วยน้ำไท 2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เลขที่ 27 ถนนสุขุมวิท 68 แขวงบางนา เขตบางนา กรุงเทพฯ 10260 ประเทศไทย</text:p>
          </table:table-cell>
          <table:table-cell office:value-type="float" office:value="13.6773196894489" table:style-name="ce8">
            <text:p>13.67731969</text:p>
          </table:table-cell>
          <table:table-cell office:value-type="float" office:value="100.607078626392" table:style-name="ce9">
            <text:p>100.6070786</text:p>
          </table:table-cell>
          <table:table-cell office:value-type="string" table:style-name="ce7">
            <text:p>084 567 1114</text:p>
          </table:table-cell>
          <table:table-cell office:value-type="string" table:style-name="ce3">
            <text:p><text:a xlink:href="http://www.kluaynamthai2.com/Service-Hospitality/Service-GardenLivingHome.php">http://www.kluaynamthai2.com/Service-Hospitality/Service-GardenLivingHome.php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aiLPDx6zgCRoLeGv8">https://maps.app.goo.gl/aiLPDx6zgCRoLeGv8</text:a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3">
            <text:p><text:a xlink:href="https://lh3.googleusercontent.com/p/AF1QipPw-bYUnsSpEpPQihWXgivw4e7pazaG-Nxeq7oX=s1360-w1360-h1020">https://lh3.googleusercontent.com/p/AF1QipPw-bYUnsSpEpPQihWXgivw4e7pazaG-Nxeq7oX=s1360-w1360-h1020</text:a></text:p>
          </table:table-cell>
          <table:table-cell office:value-type="string" table:style-name="ce3">
            <text:p><text:a xlink:href="https://static.thairath.co.th/media/dFQROr7oWzulq5FZUIVNqlDIbq4KrR7IBgJlOiiK7I1TTSYuX5QDPnKjuzankLhvlxP.jpg">https://static.thairath.co.th/media/dFQROr7oWzulq5FZUIVNqlDIbq4KrR7IBgJlOiiK7I1TTSYuX5QDPnKjuzankLhvlxP.jpg</text:a>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Velasook Senior Smart Village โดย รพ.เปาโล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012 5-6 ถ. พหลโยธิน แขวงเสนานิคม เขตจตุจักร กรุงเทพมหานคร 10900</text:p>
          </table:table-cell>
          <table:table-cell office:value-type="float" office:value="13.8355885761816" table:style-name="ce1">
            <text:p>13.83558858</text:p>
          </table:table-cell>
          <table:table-cell office:value-type="float" office:value="100.574122422692" table:style-name="ce1">
            <text:p>100.5741224</text:p>
          </table:table-cell>
          <table:table-cell office:value-type="string" table:style-name="ce1">
            <text:p>02 150 0900</text:p>
          </table:table-cell>
          <table:table-cell office:value-type="string" table:style-name="ce3">
            <text:p><text:a xlink:href="https://www.paolohospital.com/th-TH/kaset/Home">https://www.paolohospital.com/th-TH/kaset/Home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t5zE1iDbBe8qDtpZ9">https://maps.app.goo.gl/t5zE1iDbBe8qDtpZ9</text:a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3">
            <text:p><text:a xlink:href="https://today-obs.line-scdn.net/0h4mL0DtTGa0JxSX7TV9IUFUkfZzNCL3FLUyt0cVdJYSJcZX8dGXw4IVAeNW4MLCsXUSp3JVxOMycPeiVBGQ/w644">https://today-obs.line-scdn.net/0h4mL0DtTGa0JxSX7TV9IUFUkfZzNCL3FLUyt0cVdJYSJcZX8dGXw4IVAeNW4MLCsXUSp3JVxOMycPeiVBGQ/w644</text:a></text:p>
          </table:table-cell>
          <table:table-cell office:value-type="string" table:style-name="ce3">
            <text:p><text:a xlink:href="https://image.makewebeasy.net/makeweb/m_1920x0/04HXBJOw7/1HOME/Physical_Exercise_1_800x533.jpg">https://image.makewebeasy.net/makeweb/m_1920x0/04HXBJOw7/1HOME/Physical_Exercise_1_800x533.jpg</text:a>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เอลเดอร์ลี่ คลับ เนอร์สซิ่งโฮม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ม.เอเวอร์กรีนซิตี้ 504/76 แขวงบางแคเหนือ เขตบางแค กรุงเทพมหานคร 10160</text:p>
          </table:table-cell>
          <table:table-cell office:value-type="float" office:value="13.729731109901699" table:style-name="ce10">
            <text:p>13.72973111</text:p>
          </table:table-cell>
          <table:table-cell office:value-type="float" office:value="100.40921289794601" table:style-name="ce9">
            <text:p>100.4092129</text:p>
          </table:table-cell>
          <table:table-cell office:value-type="string" table:style-name="ce1">
            <text:p>081 633 5505</text:p>
          </table:table-cell>
          <table:table-cell office:value-type="string" table:style-name="ce3">
            <text:p><text:a xlink:href="https://www.facebook.com/p/%E0%B8%A8%E0%B8%B9%E0%B8%99%E0%B8%A2%E0%B9%8C%E0%B8%94%E0%B8%B9%E0%B9%81%E0%B8%A5%E0%B8%9C%E0%B8%B9%E0%B9%89%E0%B8%AA%E0%B8%B9%E0%B8%87%E0%B8%AD%E0%B8%B2%E0%B8%A2%E0%B8%B8%E0%B8%9C%E0%B8%B9%E0%B9%89%E0%B8%9B%E0%B9%88%E0%B8%A7%E0%B8%A2%E0%B8%A3%E0%B8%B0%E0%B8%A2%E0%B8%B0%E0%B8%9E%E0%B8%B1%E0%B8%81%E0%B8%9F%E0%B8%B7%E0%B9%89%E0%B8%99-%E0%B8%9A%E0%B8%B2%E0%B8%87%E0%B9%81%E0%B8%84-%E0%B8%9D%E0%B8%B1%E0%B9%88%E0%B8%87%E0%B8%98%E0%B8%99-Elderly-club-nursinghome-100063884340097/">https://www.facebook.com/p/%E0%B8%A8%E0%B8%B9%E0%B8%99%E0%B8%A2%E0%B9%8C%E0%B8%94%E0%B8%B9%E0%B9%81%E0%B8%A5%E0%B8%9C%E0%B8%B9%E0%B9%89%E0%B8%AA%E0%B8%B9%E0%B8%87%E0%B8%AD%E0%B8%B2%E0%B8%A2%E0%B8%B8%E0%B8%9C%E0%B8%B9%E0%B9%89%E0%B8%9B%E0%B9%88%E0%B8%A7%E0%B8%A2%E0%B8%A3%E0%B8%B0%E0%B8%A2%E0%B8%B0%E0%B8%9E%E0%B8%B1%E0%B8%81%E0%B8%9F%E0%B8%B7%E0%B9%89%E0%B8%99-%E0%B8%9A%E0%B8%B2%E0%B8%87%E0%B9%81%E0%B8%84-%E0%B8%9D%E0%B8%B1%E0%B9%88%E0%B8%87%E0%B8%98%E0%B8%99-Elderly-club-nursinghome-100063884340097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yNGhUKriYupa44ni9">https://maps.app.goo.gl/yNGhUKriYupa44ni9</text:a></text:p>
          </table:table-cell>
          <table:table-cell office:value-type="float" office:value="33000" table:style-name="ce1">
            <text:p>33000</text:p>
          </table:table-cell>
          <table:table-cell office:value-type="string" table:style-name="ce3">
            <text:p><text:a xlink:href="https://www.thaielder.com/datas/nursinghome/45/rooms/688/room_2_beds_35_sq_m__65f2da8c65b29.jpg">https://www.thaielder.com/datas/nursinghome/45/rooms/688/room_2_beds_35_sq_m__65f2da8c65b29.jpg</text:a></text:p>
          </table:table-cell>
          <table:table-cell office:value-type="string" table:style-name="ce3">
            <text:p><text:a xlink:href="https://www.thaielder.com/datas/nursinghome/45/rooms/86/room_1_bed_26_sq_m_65f2da6ddeb28.jpg">https://www.thaielder.com/datas/nursinghome/45/rooms/86/room_1_bed_26_sq_m_65f2da6ddeb28.jpg</text:a></text:p>
          </table:table-cell>
          <table:table-cell office:value-type="string" table:style-name="ce3">
            <text:p><text:a xlink:href="https://soongwai.co.th/wp-content/uploads/homecare/4lma4lit4lil4lma4liu4lit4lij4lmm4lil4li14lmiioc4hoc4pec4sec4midguydgujnguk3gukpguyzgukrguivgultguyjguifguylguk7gukeg/-2">https://soongwai.co.th/wp-content/uploads/homecare/4lma4lit4lil4lma4liu4lit4lij4lmm4lil4li14lmiioc4hoc4pec4sec4midguydgujnguk3gukpguyzgukrguivgultguyjguifguylguk7gukeg/-2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เอเชียเนอร์สซิ่งโฮม สาขาพัฒนาการ : Asia Nursing Home Pattanakarn Branch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 6 ซอย อ่อนนุช 70/1 แยก 2-5 แขวงประเวศ เขตประเวศ กรุงเทพมหานคร 10250</text:p>
          </table:table-cell>
          <table:table-cell office:value-type="float" office:value="13.712444329018799" table:style-name="ce1">
            <text:p>13.71244433</text:p>
          </table:table-cell>
          <table:table-cell office:value-type="float" office:value="100.67070401039101" table:style-name="ce9">
            <text:p>100.670704</text:p>
          </table:table-cell>
          <table:table-cell office:value-type="string" table:style-name="ce1">
            <text:p>096 226 5752</text:p>
          </table:table-cell>
          <table:table-cell office:value-type="string" table:style-name="ce3">
            <text:p><text:a xlink:href="https://asianursinghome.com/">https://asia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dzJQK2BxrujkU2kS7">https://maps.app.goo.gl/dzJQK2BxrujkU2kS7</text:a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3">
            <text:p><text:a xlink:href="https://transferasianursinghome.makewebeasy.com/content/image/article_other-20200509-1956486.jpg">https://transferasianursinghome.makewebeasy.com/content/image/article_other-20200509-1956486.jpg</text:a></text:p>
          </table:table-cell>
          <table:table-cell office:value-type="string" table:style-name="ce3">
            <text:p><text:a xlink:href="https://udeemeesuk.com/cdn/shop/articles/A1-044_1024x.jpg?v=1713757174">https://udeemeesuk.com/cdn/shop/articles/A1-044_1024x.jpg?v=1713757174</text:a></text:p>
          </table:table-cell>
          <table:table-cell office:value-type="string" table:style-name="ce3">
            <text:p><text:a xlink:href="https://asianursinghome.com/wp-content/uploads/2023/06/Group-16.png">https://asianursinghome.com/wp-content/uploads/2023/06/Group-16.png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เอเชียเนอร์สซิ่งโฮม สาขารามอินทรา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9 ซอย รามอินทรา 6 แขวงอนุสาวรีย์ เขตบางเขน กรุงเทพมหานคร 10220</text:p>
          </table:table-cell>
          <table:table-cell office:value-type="float" office:value="13.8665960221298" table:style-name="ce1">
            <text:p>13.86659602</text:p>
          </table:table-cell>
          <table:table-cell office:value-type="float" office:value="100.62045367409399" table:style-name="ce9">
            <text:p>100.6204537</text:p>
          </table:table-cell>
          <table:table-cell office:value-type="string" table:style-name="ce1">
            <text:p>096 226 5752</text:p>
          </table:table-cell>
          <table:table-cell office:value-type="string" table:style-name="ce3">
            <text:p><text:a xlink:href="https://asianursinghome.com/">https://asia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2KDBxjM4b6j15K8Z8">https://maps.app.goo.gl/2KDBxjM4b6j15K8Z8</text:a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3">
            <text:p><text:a xlink:href="https://soongwai.co.th/wp-content/uploads/homecare/4lma4lit4lma4lik4li14lii4lma4liz4lit4lij4lmm4liq4lil4li04lmi4lih4lmc4liu4lihioc4quc4suc4guc4suc4oc4suc4oec4rec4toc4mec4lc4oc4sg/76948665_2506170063001499_6180492040984330240_n.jpg">https://soongwai.co.th/wp-content/uploads/homecare/4lma4lit4lma4lik4li14lii4lma4liz4lit4lij4lmm4liq4lil4li04lmi4lih4lmc4liu4lihioc4quc4suc4guc4suc4oc4suc4oec4rec4toc4mec4lc4oc4sg/76948665_2506170063001499_6180492040984330240_n.jpg</text:a></text:p>
          </table:table-cell>
          <table:table-cell office:value-type="string" table:style-name="ce3">
            <text:p><text:a xlink:href="https://asianursinghome.com/wp-content/uploads/2022/12/pang-or.png">https://asianursinghome.com/wp-content/uploads/2022/12/pang-or.png</text:a></text:p>
          </table:table-cell>
          <table:table-cell office:value-type="string" table:style-name="ce3">
            <text:p><text:a xlink:href="https://scontent.fbkk24-1.fna.fbcdn.net/v/t1.6435-9/161582173_2908084079476760_8277948825223559695_n.jpg?stp=dst-jpg_p526x296_tt6&amp;_nc_cat=108&amp;ccb=1-7&amp;_nc_sid=127cfc&amp;_nc_ohc=LFvgE7JusP8Q7kNvgExCFC7&amp;_nc_oc=AdgdPU_o6aBDQQJa-zYFNIsDqvetPOpOdiAqVpmXg_JTn2W16j3eQslDLnaQ_OOGteDFCNiTO0gU9B7gHL1XS_iS&amp;_nc_zt=23&amp;_nc_ht=scontent.fbkk24-1.fna&amp;_nc_gid=A69iYWPx5AlrmpA6hvuzw-K&amp;oh=00_AYAm1ryQNypdTNKcSmRHze4bQHKnifq-nFmsML2fPI4X6g&amp;oe=67C73CEB">https://scontent.fbkk24-1.fna.fbcdn.net/v/t1.6435-9/161582173_2908084079476760_8277948825223559695_n.jpg?stp=dst-jpg_p526x296_tt6&amp;_nc_cat=108&amp;ccb=1-7&amp;_nc_sid=127cfc&amp;_nc_ohc=LFvgE7JusP8Q7kNvgExCFC7&amp;_nc_oc=AdgdPU_o6aBDQQJa-zYFNIsDqvetPOpOdiAqVpmXg_JTn2W16j3eQslDLnaQ_OOGteDFCNiTO0gU9B7gHL1XS_iS&amp;_nc_zt=23&amp;_nc_ht=scontent.fbkk24-1.fna&amp;_nc_gid=A69iYWPx5AlrmpA6hvuzw-K&amp;oh=00_AYAm1ryQNypdTNKcSmRHze4bQHKnifq-nFmsML2fPI4X6g&amp;oe=67C73CEB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แสนสิริพระราม2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1 1 ซอย อนามัยงามเจริญ 23 แขวงท่าข้าม เขตบางขุนเทียน กรุงเทพมหานคร 10150</text:p>
          </table:table-cell>
          <table:table-cell office:value-type="float" office:value="13.660129209905101" table:style-name="ce1">
            <text:p>13.66012921</text:p>
          </table:table-cell>
          <table:table-cell office:value-type="float" office:value="100.44491178651199" table:style-name="ce10">
            <text:p>100.4449118</text:p>
          </table:table-cell>
          <table:table-cell office:value-type="string" table:style-name="ce1">
            <text:p>090 569 7945</text:p>
          </table:table-cell>
          <table:table-cell office:value-type="string" table:style-name="ce11">
            <text:p>https://www.sansirihomecare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myN6eTw3c3FgDLpLA">https://maps.app.goo.gl/myN6eTw3c3FgDLpLA</text:a></text:p>
          </table:table-cell>
          <table:table-cell office:value-type="float" office:value="22000" table:style-name="ce13">
            <text:p>22000</text:p>
          </table:table-cell>
          <table:table-cell office:value-type="string" table:style-name="ce3">
            <text:p><text:a xlink:href="https://www.sansirihomecare.com/uploads/4971/photos/202112/202112-09-133158_PBQT-0.jpg">https://www.sansirihomecare.com/uploads/4971/photos/202112/202112-09-133158_PBQT-0.jpg</text:a></text:p>
          </table:table-cell>
          <table:table-cell office:value-type="string" table:style-name="ce3">
            <text:p><text:a xlink:href="https://www.sansirihomecare.com/uploads/4971/photos/202112/202112-09-133158_w0wv-0.jpg">https://www.sansirihomecare.com/uploads/4971/photos/202112/202112-09-133158_w0wv-0.jpg</text:a></text:p>
          </table:table-cell>
          <table:table-cell office:value-type="string" table:style-name="ce3">
            <text:p><text:a xlink:href="https://www.sansirihomecare.com/uploads/4971/photos/202112/202112-09-133034_kFlN-0.jpg">https://www.sansirihomecare.com/uploads/4971/photos/202112/202112-09-133034_kFlN-0.jpg</text:a></text:p>
          </table:table-cell>
          <table:table-cell office:value-type="string" table:style-name="ce3">
            <text:p><text:a xlink:href="https://www.sansirihomecare.com/uploads/4971/photos/202112/202112-09-133033_mRyn-0.jpg">https://www.sansirihomecare.com/uploads/4971/photos/202112/202112-09-133033_mRyn-0.jpg</text:a>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 The Senior Nursing Home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06/1 จันทรเกษม แขวงจันทรเกษม เขตจตุจักร กรุงเทพมหานคร 10900</text:p>
          </table:table-cell>
          <table:table-cell office:value-type="float" office:value="13.888617791219399" table:style-name="ce1">
            <text:p>13.88861779</text:p>
          </table:table-cell>
          <table:table-cell office:value-type="float" office:value="100.61428166185701" table:style-name="ce1">
            <text:p>100.6142817</text:p>
          </table:table-cell>
          <table:table-cell office:value-type="string" table:style-name="ce1">
            <text:p>090 885 2985</text:p>
          </table:table-cell>
          <table:table-cell office:value-type="string" table:style-name="ce3">
            <text:p><text:a xlink:href="https://www.senior.co.th/">https://www.senior.co.th/</text:a></text:p>
          </table:table-cell>
          <table:table-cell office:value-type="string" table:style-name="ce1">
            <text:p>['วันจันทร์: 8:00–17:00', 'วันอังคาร: 8:00–17:00', 'วันพุธ: 8:00–17:00', 'วันพฤหัสบดี: 8:00–17:00', 'วันศุกร์: 8:00–17:00', 'วันเสาร์: 8:00–17:00', 'วันอาทิตย์: 8:00–17:00']</text:p>
          </table:table-cell>
          <table:table-cell office:value-type="string" table:style-name="ce3">
            <text:p><text:a xlink:href="https://maps.app.goo.gl/KaKdd9NWxAjFkK31A">https://maps.app.goo.gl/KaKdd9NWxAjFkK31A</text:a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3">
            <text:p><text:a xlink:href="https://sp-ao.shortpixel.ai/client/to_auto,q_lossless,ret_img,w_2578,h_1298/https:/www.senior.co.th/wp-content/uploads/2025/01/%E0%B8%A8%E0%B8%B9%E0%B8%99%E0%B8%A2%E0%B9%8C%E0%B8%94%E0%B8%B9%E0%B9%81%E0%B8%A5%E0%B8%9C%E0%B8%B9%E0%B9%89%E0%B8%AA%E0%B8%B9%E0%B8%87%E0%B8%AD%E0%B8%B2%E0%B8%A2%E0%B8%B8%E0%B9%80%E0%B8%94%E0%B8%AD%E0%B8%B0%E0%B8%8B%E0%B8%B5%E0%B9%80%E0%B8%99%E0%B8%B5%E0%B8%A2%E0%B8%A3%E0%B9%8C-%E0%B8%94%E0%B8%B9%E0%B9%81%E0%B8%A5%E0%B8%9C%E0%B8%B9%E0%B9%89%E0%B8%9B%E0%B9%88%E0%B8%A7%E0%B8%A2%E0%B8%95%E0%B8%B4%E0%B8%94%E0%B9%80%E0%B8%95%E0%B8%B5%E0%B8%A2%E0%B8%87-%E0%B8%AD%E0%B8%B1%E0%B8%A5%E0%B9%84%E0%B8%8B%E0%B9%80%E0%B8%A1%E0%B8%AD%E0%B8%A3%E0%B9%8C-%E0%B8%9C%E0%B9%88%E0%B8%B2%E0%B8%95%E0%B8%B1%E0%B8%94-%E0%B8%AB%E0%B8%A5%E0%B8%AD%E0%B8%94%E0%B9%80%E0%B8%A5%E0%B8%B7%E0%B8%AD%E0%B8%94%E0%B8%AA%E0%B8%A1%E0%B8%AD%E0%B8%87-copy-0.jpg">https://sp-ao.shortpixel.ai/client/to_auto,q_lossless,ret_img,w_2578,h_1298/https://www.senior.co.th/wp-content/uploads/2025/01/%E0%B8%A8%E0%B8%B9%E0%B8%99%E0%B8%A2%E0%B9%8C%E0%B8%94%E0%B8%B9%E0%B9%81%E0%B8%A5%E0%B8%9C%E0%B8%B9%E0%B9%89%E0%B8%AA%E0%B8%B9%E0%B8%87%E0%B8%AD%E0%B8%B2%E0%B8%A2%E0%B8%B8%E0%B9%80%E0%B8%94%E0%B8%AD%E0%B8%B0%E0%B8%8B%E0%B8%B5%E0%B9%80%E0%B8%99%E0%B8%B5%E0%B8%A2%E0%B8%A3%E0%B9%8C-%E0%B8%94%E0%B8%B9%E0%B9%81%E0%B8%A5%E0%B8%9C%E0%B8%B9%E0%B9%89%E0%B8%9B%E0%B9%88%E0%B8%A7%E0%B8%A2%E0%B8%95%E0%B8%B4%E0%B8%94%E0%B9%80%E0%B8%95%E0%B8%B5%E0%B8%A2%E0%B8%87-%E0%B8%AD%E0%B8%B1%E0%B8%A5%E0%B9%84%E0%B8%8B%E0%B9%80%E0%B8%A1%E0%B8%AD%E0%B8%A3%E0%B9%8C-%E0%B8%9C%E0%B9%88%E0%B8%B2%E0%B8%95%E0%B8%B1%E0%B8%94-%E0%B8%AB%E0%B8%A5%E0%B8%AD%E0%B8%94%E0%B9%80%E0%B8%A5%E0%B8%B7%E0%B8%AD%E0%B8%94%E0%B8%AA%E0%B8%A1%E0%B8%AD%E0%B8%87-copy-0.jpg</text:a></text:p>
          </table:table-cell>
          <table:table-cell office:value-type="string" table:style-name="ce3">
            <text:p><text:a xlink:href="https://sp-ao.shortpixel.ai/client/to_auto,q_lossless,ret_img,w_700/https:/www.senior.co.th/wp-content/uploads/2021/01/%E0%B9%80%E0%B8%94%E0%B8%AD%E0%B8%B0%E0%B8%8B%E0%B8%B5%E0%B9%80%E0%B8%99%E0%B8%B5%E0%B8%A2%E0%B8%9A%E0%B9%89%E0%B8%B2%E0%B8%99%E0%B8%9E%E0%B8%B1%E0%B8%81%E0%B8%9C%E0%B8%B9%E0%B9%89%E0%B8%AA%E0%B8%B9%E0%B8%87%E0%B8%AD%E0%B8%B2%E0%B8%A2%E0%B8%B81.jpg">https://sp-ao.shortpixel.ai/client/to_auto,q_lossless,ret_img,w_700/https://www.senior.co.th/wp-content/uploads/2021/01/%E0%B9%80%E0%B8%94%E0%B8%AD%E0%B8%B0%E0%B8%8B%E0%B8%B5%E0%B9%80%E0%B8%99%E0%B8%B5%E0%B8%A2%E0%B8%9A%E0%B9%89%E0%B8%B2%E0%B8%99%E0%B8%9E%E0%B8%B1%E0%B8%81%E0%B8%9C%E0%B8%B9%E0%B9%89%E0%B8%AA%E0%B8%B9%E0%B8%87%E0%B8%AD%E0%B8%B2%E0%B8%A2%E0%B8%B81.jpg</text:a></text:p>
          </table:table-cell>
          <table:table-cell office:value-type="string" table:style-name="ce3">
            <text:p><text:a xlink:href="https://sp-ao.shortpixel.ai/client/to_auto,q_lossless,ret_img,w_1024/https:/www.senior.co.th/wp-content/uploads/2024/07/%E0%B8%81%E0%B8%B4%E0%B8%88%E0%B8%81%E0%B8%A3%E0%B8%A3%E0%B8%A1-1-8_logo-1024x768.jpg">https://sp-ao.shortpixel.ai/client/to_auto,q_lossless,ret_img,w_1024/https://www.senior.co.th/wp-content/uploads/2024/07/%E0%B8%81%E0%B8%B4%E0%B8%88%E0%B8%81%E0%B8%A3%E0%B8%A3%E0%B8%A1-1-8_logo-1024x768.jpg</text:a></text:p>
          </table:table-cell>
          <table:table-cell office:value-type="string" table:style-name="ce3">
            <text:p><text:a xlink:href="https://sp-ao.shortpixel.ai/client/to_auto,q_lossless,ret_img,w_1024/https:/www.senior.co.th/wp-content/uploads/2024/07/%E0%B8%81%E0%B8%B4%E0%B8%88%E0%B8%81%E0%B8%A3%E0%B8%A3%E0%B8%A1-1-4_logo-1-1024x769.jpg">https://sp-ao.shortpixel.ai/client/to_auto,q_lossless,ret_img,w_1024/https://www.senior.co.th/wp-content/uploads/2024/07/%E0%B8%81%E0%B8%B4%E0%B8%88%E0%B8%81%E0%B8%A3%E0%B8%A3%E0%B8%A1-1-4_logo-1-1024x769.jpg</text:a></text:p>
          </table:table-cell>
          <table:table-cell office:value-type="string" table:style-name="ce3">
            <text:p><text:a xlink:href="https://sp-ao.shortpixel.ai/client/to_auto,q_lossless,ret_img,w_1024/https:/www.senior.co.th/wp-content/uploads/2024/07/%E0%B8%81%E0%B8%B4%E0%B8%88%E0%B8%81%E0%B8%A3%E0%B8%A3%E0%B8%A1-1-5_logo-1024x768.jpg">https://sp-ao.shortpixel.ai/client/to_auto,q_lossless,ret_img,w_1024/https://www.senior.co.th/wp-content/uploads/2024/07/%E0%B8%81%E0%B8%B4%E0%B8%88%E0%B8%81%E0%B8%A3%E0%B8%A3%E0%B8%A1-1-5_logo-1024x768.jpg</text:a>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Nest Homecare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เลขที่ 34 ซอย สุขุมวิท 101 บางจาก เขตพระโขนง กรุงเทพมหานคร 10260</text:p>
          </table:table-cell>
          <table:table-cell office:value-type="float" office:value="13.688350968938099" table:style-name="ce1">
            <text:p>13.68835097</text:p>
          </table:table-cell>
          <table:table-cell office:value-type="float" office:value="100.61768236899201" table:style-name="ce1">
            <text:p>100.6176824</text:p>
          </table:table-cell>
          <table:table-cell office:value-type="string" table:style-name="ce1">
            <text:p>098 446 6127</text:p>
          </table:table-cell>
          <table:table-cell office:value-type="string" table:style-name="ce3">
            <text:p><text:a xlink:href="https://www.nestnursing.com/">https://www.nestnursing.com/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app.goo.gl/qnCabtJBY3AxGdYM9">https://maps.app.goo.gl/qnCabtJBY3AxGdYM9</text:a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3">
            <text:p><text:a xlink:href="https://encrypted-tbn0.gstatic.com/images?q=tbn:ANd9GcSwGCB0letma1ww1AClBw3gWNG0sg8-3VjKXQ&amp;s">https://encrypted-tbn0.gstatic.com/images?q=tbn:ANd9GcSwGCB0letma1ww1AClBw3gWNG0sg8-3VjKXQ&amp;s</text:a></text:p>
          </table:table-cell>
          <table:table-cell office:value-type="string" table:style-name="ce3">
            <text:p><text:a xlink:href="https://www.nestnursing.com/uploads/about/20211007112237_35158393.jpg">https://www.nestnursing.com/uploads/about/20211007112237_35158393.jpg</text:a></text:p>
          </table:table-cell>
          <table:table-cell office:value-type="string" table:style-name="ce3">
            <text:p><text:a xlink:href="https://encrypted-tbn0.gstatic.com/images?q=tbn:ANd9GcRItRFNUGrOhdQSclcCeWT5Wpk0sG78eF1WcQ&amp;s">https://encrypted-tbn0.gstatic.com/images?q=tbn:ANd9GcRItRFNUGrOhdQSclcCeWT5Wpk0sG78eF1WcQ&amp;s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ดิษฐ์ราเนอสซิ่งโฮม สาขาเจริญนคร , Ditsara Nursing Home Charoen Nakorn Branch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5 ซ. จริญนคร 40 แขวงบางลำภูล่าง เขตคลองสาน กรุงเทพมหานคร 10600</text:p>
          </table:table-cell>
          <table:table-cell office:value-type="float" office:value="13.7141894750044" table:style-name="ce1">
            <text:p>13.71418948</text:p>
          </table:table-cell>
          <table:table-cell office:value-type="float" office:value="100.516267704887" table:style-name="ce1">
            <text:p>100.5162677</text:p>
          </table:table-cell>
          <table:table-cell office:value-type="string" table:style-name="ce1">
            <text:p>092 276 7123</text:p>
          </table:table-cell>
          <table:table-cell office:value-type="string" table:style-name="ce3">
            <text:p><text:a xlink:href="https://www.ditsaranursinghome.com/">https://www.ditsaranursinghome.com/</text:a></text:p>
          </table:table-cell>
          <table:table-cell office:value-type="string" table:style-name="ce8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y684HREZmPNV7wQE9">https://maps.app.goo.gl/y684HREZmPNV7wQE9</text:a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3">
            <text:p><text:a xlink:href="https://encrypted-tbn0.gstatic.com/images?q=tbn:ANd9GcRQsstQNhqa_qK0-87G0pngGNqQ85bwOEA52w&amp;s">https://encrypted-tbn0.gstatic.com/images?q=tbn:ANd9GcRQsstQNhqa_qK0-87G0pngGNqQ85bwOEA52w&amp;s</text:a></text:p>
          </table:table-cell>
          <table:table-cell office:value-type="string" table:style-name="ce3">
            <text:p><text:a xlink:href="https://www.ditsaranursinghome.com/image/about/1.jpg">https://www.ditsaranursinghome.com/image/about/1.jpg</text:a></text:p>
          </table:table-cell>
          <table:table-cell office:value-type="string" table:style-name="ce3">
            <text:p><text:a xlink:href="https://www.ditsaranursinghome.com/image/rooms/thumbs/14.jpg">https://www.ditsaranursinghome.com/image/rooms/thumbs/14.jpg</text:a></text:p>
          </table:table-cell>
          <table:table-cell office:value-type="string" table:style-name="ce3">
            <text:p><text:a xlink:href="https://topclinic.in.th/media/photos/clinics/bab6daf9-f7cb-463a-b04f-1d64fdde8c2e/w960/%E0%B8%97%E0%B8%9E%E0%B8%A1%E0%B8%AB%E0%B8%B2%E0%B8%99%E0%B8%84%E0%B8%A3.webp">https://topclinic.in.th/media/photos/clinics/bab6daf9-f7cb-463a-b04f-1d64fdde8c2e/w960/%E0%B8%97%E0%B8%9E%E0%B8%A1%E0%B8%AB%E0%B8%B2%E0%B8%99%E0%B8%84%E0%B8%A3.webp</text:a></text:p>
          </table:table-cell>
          <table:table-cell office:value-type="string" table:style-name="ce3">
            <text:p><text:a xlink:href="https://encrypted-tbn0.gstatic.com/images?q=tbn:ANd9GcQOJylZW7iY0W4PzKPpE8cVE4Qe1hx0KqphuA&amp;s">https://encrypted-tbn0.gstatic.com/images?q=tbn:ANd9GcQOJylZW7iY0W4PzKPpE8cVE4Qe1hx0KqphuA&amp;s</text:a></text:p>
          </table:table-cell>
          <table:table-cell table:number-columns-repeated="16368" table:style-name="ce1"/>
        </table:table-row>
        <table:table-row table:style-name="ro1">
          <table:table-cell table:style-name="ce14"/>
          <table:table-cell office:value-type="string" table:style-name="ce14">
            <text:p>Perfect Nursing Home ศูนย์ดูแลผู้สูงอายุ และผู้ป่วย</text:p>
          </table:table-cell>
          <table:table-cell office:value-type="string" table:style-name="ce14">
            <text:p>กรุงเทพมหานคร</text:p>
          </table:table-cell>
          <table:table-cell office:value-type="string" table:style-name="ce14">
            <text:p>96 ซอยบางแวก154 แขวงบางไผ่ เขตบางแค กรุงเทพมหานคร 10160</text:p>
          </table:table-cell>
          <table:table-cell office:value-type="float" office:value="13.7506964240811" table:style-name="ce14">
            <text:p>13.75069642</text:p>
          </table:table-cell>
          <table:table-cell office:value-type="float" office:value="100.39147224603001" table:style-name="ce16">
            <text:p>100.3914722</text:p>
          </table:table-cell>
          <table:table-cell office:value-type="string" table:style-name="ce14">
            <text:p>081 828 8904</text:p>
          </table:table-cell>
          <table:table-cell office:value-type="string" table:style-name="ce15">
            <text:p><text:a xlink:href="http://www.perfectnursinghome.com/">http://www.perfectnursinghome.com/</text:a></text:p>
          </table:table-cell>
          <table:table-cell office:value-type="string" table:style-name="ce17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5">
            <text:p><text:a xlink:href="https://maps.app.goo.gl/Y47J5qB5cPgVYFTQ6">https://maps.app.goo.gl/Y47J5qB5cPgVYFTQ6</text:a></text:p>
          </table:table-cell>
          <table:table-cell office:value-type="float" office:value="18000" table:style-name="ce14">
            <text:p>18000</text:p>
          </table:table-cell>
          <table:table-cell office:value-type="string" table:style-name="ce15">
            <text:p><text:a xlink:href="https://lh3.googleusercontent.com/p/AF1QipORCnRoMmajvizVDbnJZ8yns7zL18cWK8TdwMZO=s680-w680-h510">https://lh3.googleusercontent.com/p/AF1QipORCnRoMmajvizVDbnJZ8yns7zL18cWK8TdwMZO=s680-w680-h510</text:a></text:p>
          </table:table-cell>
          <table:table-cell office:value-type="string" table:style-name="ce15">
            <text:p><text:a xlink:href="https://lh3.googleusercontent.com/p/AF1QipOfgak5mG2bIgXkO1OTF4_eKDGB4zykTA_u-3ig=s680-w680-h510">https://lh3.googleusercontent.com/p/AF1QipOfgak5mG2bIgXkO1OTF4_eKDGB4zykTA_u-3ig=s680-w680-h510</text:a></text:p>
          </table:table-cell>
          <table:table-cell office:value-type="string" table:style-name="ce15">
            <text:p><text:a xlink:href="https://www.thaielder.com/datas/nursinghome/322/other/perfect_nursing_home_65fbceee386e2.jpg">https://www.thaielder.com/datas/nursinghome/322/other/perfect_nursing_home_65fbceee386e2.jpg</text:a></text:p>
          </table:table-cell>
          <table:table-cell office:value-type="string" table:style-name="ce15">
            <text:p><text:a xlink:href="https://www.thaielder.com/datas/nursinghome/322/other/perfect_nursing_home_65fbceeeb74ea.jpg">https://www.thaielder.com/datas/nursinghome/322/other/perfect_nursing_home_65fbceeeb74ea.jpg</text:a></text:p>
          </table:table-cell>
          <table:table-cell office:value-type="string" table:style-name="ce15">
            <text:p><text:a xlink:href="https://www.thaielder.com/datas/nursinghome/322/other/perfect_nursing_home_65fbceee90188.jpg">https://www.thaielder.com/datas/nursinghome/322/other/perfect_nursing_home_65fbceee90188.jpg</text:a></text:p>
          </table:table-cell>
          <table:table-cell table:number-columns-repeated="16368" table:style-name="ce14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 Senera Senior Wellness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54 17 ถนน คู้บอน แขวงบางชัน เขตคลองสามวา กรุงเทพมหานคร 10510</text:p>
          </table:table-cell>
          <table:table-cell office:value-type="float" office:value="13.8553487448832" table:style-name="ce1">
            <text:p>13.85534874</text:p>
          </table:table-cell>
          <table:table-cell office:value-type="float" office:value="100.68155628036401" table:style-name="ce1">
            <text:p>100.6815563</text:p>
          </table:table-cell>
          <table:table-cell office:value-type="string" table:style-name="ce1">
            <text:p>02 161 4578</text:p>
          </table:table-cell>
          <table:table-cell office:value-type="string" table:style-name="ce3">
            <text:p><text:a xlink:href="https://www.senerawellness.com/home">https://www.senerawellness.com/home</text:a></text:p>
          </table:table-cell>
          <table:table-cell office:value-type="string" table:style-name="ce1">
            <text:p>['วันจันทร์: 9:00–19:00', 'วันอังคาร: 9:00–19:00', 'วันพุธ: 9:00–19:00', 'วันพฤหัสบดี: 9:00–19:00', 'วันศุกร์: 9:00–19:00', 'วันเสาร์: 9:00–19:00', 'วันอาทิตย์: 9:00–19:00']</text:p>
          </table:table-cell>
          <table:table-cell office:value-type="string" table:style-name="ce3">
            <text:p><text:a xlink:href="https://maps.app.goo.gl/diF4aTugKPvTzkux7">https://maps.app.goo.gl/diF4aTugKPvTzkux7</text:a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3">
            <text:p><text:a xlink:href="https://lh3.googleusercontent.com/p/AF1QipPbpRgsnUPyu_6NNRBJg5hZ3IzSjhqTC23MY35m=s1360-w1360-h1020">https://lh3.googleusercontent.com/p/AF1QipPbpRgsnUPyu_6NNRBJg5hZ3IzSjhqTC23MY35m=s1360-w1360-h1020</text:a></text:p>
          </table:table-cell>
          <table:table-cell office:value-type="string" table:style-name="ce3">
            <text:p><text:a xlink:href="https://lh3.googleusercontent.com/p/AF1QipPP8Vu6Dn1CpnwqiRgzE57OTdcxbZuXDn40UtnU=s1360-w1360-h1020">https://lh3.googleusercontent.com/p/AF1QipPP8Vu6Dn1CpnwqiRgzE57OTdcxbZuXDn40UtnU=s1360-w1360-h1020</text:a></text:p>
          </table:table-cell>
          <table:table-cell office:value-type="string" table:style-name="ce3">
            <text:p><text:a xlink:href="https://lh3.googleusercontent.com/p/AF1QipO7rm9Kenfo3BQn4AYveJYja_SXCPlQZzv3i2YU=s1360-w1360-h1020">https://lh3.googleusercontent.com/p/AF1QipO7rm9Kenfo3BQn4AYveJYja_SXCPlQZzv3i2YU=s1360-w1360-h1020</text:a></text:p>
          </table:table-cell>
          <table:table-cell office:value-type="string" table:style-name="ce3">
            <text:p><text:a xlink:href="https://lh3.googleusercontent.com/p/AF1QipNjELrca36dJTci35Vil876YRjPAYA16qBIJzFY=s1360-w1360-h1020">https://lh3.googleusercontent.com/p/AF1QipNjELrca36dJTci35Vil876YRjPAYA16qBIJzFY=s1360-w1360-h1020</text:a></text:p>
          </table:table-cell>
          <table:table-cell office:value-type="string" table:style-name="ce3">
            <text:p><text:a xlink:href="https://www.thaielder.com/datas/nursinghome/1/other/_enera_enior_ellness_65f425095669c.jpg">https://www.thaielder.com/datas/nursinghome/1/other/_enera_enior_ellness_65f425095669c.jpg</text:a>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และกายภาพบำบัด Thonburi health village ประชาอุทิศ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84 ซ. ประชาอุทิศ 60/2 แขวงทุ่งครุ เขตทุ่งครุ กรุงเทพมหานคร 10140</text:p>
          </table:table-cell>
          <table:table-cell office:value-type="float" office:value="13.6357068965543" table:style-name="ce1">
            <text:p>13.6357069</text:p>
          </table:table-cell>
          <table:table-cell office:value-type="float" office:value="100.50225640681199" table:style-name="ce9">
            <text:p>100.5022564</text:p>
          </table:table-cell>
          <table:table-cell office:value-type="string" table:style-name="ce1">
            <text:p>02 119 5410</text:p>
          </table:table-cell>
          <table:table-cell office:value-type="string" table:style-name="ce3">
            <text:p><text:a xlink:href="http://www.thonburihealthvillage.com/">http://www.thonburihealthvillage.com/</text:a></text:p>
          </table:table-cell>
          <table:table-cell office:value-type="string" table:style-name="ce1">
            <text:p>['วันจันทร์: 9:00–18:00', 'วันอังคาร: 9:00–18:00', 'วันพุธ: 9:00–18:00', 'วันพฤหัสบดี: 9:00–18:00', 'วันศุกร์: 9:00–18:00', 'วันเสาร์: 9:00–18:00', 'วันอาทิตย์: 9:00–18:00']</text:p>
          </table:table-cell>
          <table:table-cell office:value-type="string" table:style-name="ce3">
            <text:p><text:a xlink:href="https://maps.app.goo.gl/csWsU4nVoW2G2S8s8">https://maps.app.goo.gl/csWsU4nVoW2G2S8s8</text:a></text:p>
          </table:table-cell>
          <table:table-cell office:value-type="float" office:value="36000" table:style-name="ce1">
            <text:p>36000</text:p>
          </table:table-cell>
          <table:table-cell office:value-type="string" table:style-name="ce3">
            <text:p><text:a xlink:href="https://lh3.googleusercontent.com/p/AF1QipNKNIP6x5P8wUVaWAuRwzNBNSiUnGn0tQooLrdH=s1360-w1360-h1020">https://lh3.googleusercontent.com/p/AF1QipNKNIP6x5P8wUVaWAuRwzNBNSiUnGn0tQooLrdH=s1360-w1360-h1020</text:a></text:p>
          </table:table-cell>
          <table:table-cell office:value-type="string" table:style-name="ce3">
            <text:p><text:a xlink:href="https://lh3.googleusercontent.com/p/AF1QipNL0hDehx6aI6b0K4-VihWRVxSS6T3RGURYnvL7=s1360-w1360-h1020">https://lh3.googleusercontent.com/p/AF1QipNL0hDehx6aI6b0K4-VihWRVxSS6T3RGURYnvL7=s1360-w1360-h1020</text:a></text:p>
          </table:table-cell>
          <table:table-cell office:value-type="string" table:style-name="ce3">
            <text:p><text:a xlink:href="https://lh3.googleusercontent.com/p/AF1QipNHD4_bOfti3M_YAiaS5ICASXOvOTdMxA46RwLd=s1360-w1360-h1020">https://lh3.googleusercontent.com/p/AF1QipNHD4_bOfti3M_YAiaS5ICASXOvOTdMxA46RwLd=s1360-w1360-h1020</text:a></text:p>
          </table:table-cell>
          <table:table-cell office:value-type="string" table:style-name="ce3">
            <text:p><text:a xlink:href="https://lh3.googleusercontent.com/p/AF1QipN1uEG2Zdi5VWeG5TaDqI9fAojqM6RTWfWnmKSR=s1360-w1360-h1020">https://lh3.googleusercontent.com/p/AF1QipN1uEG2Zdi5VWeG5TaDqI9fAojqM6RTWfWnmKSR=s1360-w1360-h1020</text:a></text:p>
          </table:table-cell>
          <table:table-cell office:value-type="string" table:style-name="ce3">
            <text:p><text:a xlink:href="https://lh3.googleusercontent.com/p/AF1QipMS86GvgOgg6JaAjQOQn3u9YgunxNG_Y2_WMDmR=s1360-w1360-h1020">https://lh3.googleusercontent.com/p/AF1QipMS86GvgOgg6JaAjQOQn3u9YgunxNG_Y2_WMDmR=s1360-w1360-h1020</text:a>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กาสะลอง เนอร์สซิ่งโฮม (สาขา ถนนนราธิวาส 10)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ซอย นราธิวาสราชนครินทร์ 10 แขวงทุ่งวัดดอน ทุ่งวัดดอน เขตสาทร กรุงเทพมหานคร 10120</text:p>
          </table:table-cell>
          <table:table-cell office:value-type="float" office:value="13.7209523362769" table:style-name="ce1">
            <text:p>13.72095234</text:p>
          </table:table-cell>
          <table:table-cell office:value-type="float" office:value="100.52306750567401" table:style-name="ce1">
            <text:p>100.5230675</text:p>
          </table:table-cell>
          <table:table-cell office:value-type="string" table:style-name="ce1">
            <text:p>062 158 5195</text:p>
          </table:table-cell>
          <table:table-cell office:value-type="string" table:style-name="ce3">
            <text:p><text:a xlink:href="https://www.kasalongnursinghome.com/">https://www.kasalongnursinghome.com/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PtDCr9KqU7nbKFta9">https://maps.app.goo.gl/PtDCr9KqU7nbKFta9</text:a></text:p>
          </table:table-cell>
          <table:table-cell office:value-type="float" office:value="29000" table:style-name="ce1">
            <text:p>29000</text:p>
          </table:table-cell>
          <table:table-cell office:value-type="string" table:style-name="ce3">
            <text:p><text:a xlink:href="https://image.makewebcdn.com/makeweb/m_1920x0/kHxVKiIbv/DefaultData/LINE_ALBUM_%E0%B8%A0%E0%B8%B2%E0%B8%9E%E0%B9%80%E0%B8%9E%E0%B8%B7%E0%B9%88%E0%B8%AD%E0%B8%81%E0%B8%B2%E0%B8%A3%E0%B9%82%E0%B8%86%E0%B8%A9%E0%B8%93%E0%B8%B2_220623.jpg?v=202405291424">https://image.makewebcdn.com/makeweb/m_1920x0/kHxVKiIbv/DefaultData/LINE_ALBUM_%E0%B8%A0%E0%B8%B2%E0%B8%9E%E0%B9%80%E0%B8%9E%E0%B8%B7%E0%B9%88%E0%B8%AD%E0%B8%81%E0%B8%B2%E0%B8%A3%E0%B9%82%E0%B8%86%E0%B8%A9%E0%B8%93%E0%B8%B2_220623.jpg?v=202405291424</text:a></text:p>
          </table:table-cell>
          <table:table-cell office:value-type="string" table:style-name="ce3">
            <text:p><text:a xlink:href="https://image.makewebcdn.com/makeweb/m_1920x0/kHxVKiIbv/DefaultData/LINE_ALBUM_%E0%B8%A0%E0%B8%B2%E0%B8%9E%E0%B9%80%E0%B8%9E%E0%B8%B7%E0%B9%88%E0%B8%AD%E0%B8%81%E0%B8%B2%E0%B8%A3%E0%B9%82%E0%B8%86%E0%B8%A9%E0%B8%93%E0%B8%B2_220623_2_3.jpg?v=202405291424">https://image.makewebcdn.com/makeweb/m_1920x0/kHxVKiIbv/DefaultData/LINE_ALBUM_%E0%B8%A0%E0%B8%B2%E0%B8%9E%E0%B9%80%E0%B8%9E%E0%B8%B7%E0%B9%88%E0%B8%AD%E0%B8%81%E0%B8%B2%E0%B8%A3%E0%B9%82%E0%B8%86%E0%B8%A9%E0%B8%93%E0%B8%B2_220623_2_3.jpg?v=202405291424</text:a></text:p>
          </table:table-cell>
          <table:table-cell office:value-type="string" table:style-name="ce3">
            <text:p><text:a xlink:href="https://image.makewebcdn.com/makeweb/m_1920x0/kHxVKiIbv/DefaultData/LINE_ALBUM_%E0%B8%A0%E0%B8%B2%E0%B8%9E%E0%B9%80%E0%B8%9E%E0%B8%B7%E0%B9%88%E0%B8%AD%E0%B8%81%E0%B8%B2%E0%B8%A3%E0%B9%82%E0%B8%86%E0%B8%A9%E0%B8%93%E0%B8%B2_220623_0_3.jpg?v=202405291424">https://image.makewebcdn.com/makeweb/m_1920x0/kHxVKiIbv/DefaultData/LINE_ALBUM_%E0%B8%A0%E0%B8%B2%E0%B8%9E%E0%B9%80%E0%B8%9E%E0%B8%B7%E0%B9%88%E0%B8%AD%E0%B8%81%E0%B8%B2%E0%B8%A3%E0%B9%82%E0%B8%86%E0%B8%A9%E0%B8%93%E0%B8%B2_220623_0_3.jpg?v=202405291424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กาสะลอง เนอร์สซิ่งโฮม (สาขา สาธุประดิษฐ์ 30)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 1 ซอยอร่ามดวง บางโพงพาง เขตยานนาวา กรุงเทพมหานคร 10120</text:p>
          </table:table-cell>
          <table:table-cell office:value-type="float" office:value="13.701607080251399" table:style-name="ce1">
            <text:p>13.70160708</text:p>
          </table:table-cell>
          <table:table-cell office:value-type="float" office:value="100.526500732836" table:style-name="ce1">
            <text:p>100.5265007</text:p>
          </table:table-cell>
          <table:table-cell office:value-type="string" table:style-name="ce1">
            <text:p>098 291 7216</text:p>
          </table:table-cell>
          <table:table-cell office:value-type="string" table:style-name="ce3">
            <text:p><text:a xlink:href="https://www.kasalongnursinghome.com/">https://www.kasalongnursinghome.com/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rTwaqnJAtdNWRak58">https://maps.app.goo.gl/rTwaqnJAtdNWRak58</text:a></text:p>
          </table:table-cell>
          <table:table-cell office:value-type="float" office:value="29000" table:style-name="ce1">
            <text:p>29000</text:p>
          </table:table-cell>
          <table:table-cell office:value-type="string" table:style-name="ce3">
            <text:p><text:a xlink:href="https://image.makewebcdn.com/makeweb/m_1920x0/kHxVKiIbv/DefaultData/LINE_ALBUM_%E0%B8%A0%E0%B8%B2%E0%B8%9E%E0%B9%80%E0%B8%9E%E0%B8%B7%E0%B9%88%E0%B8%AD%E0%B9%82%E0%B8%9B%E0%B8%A3%E0%B9%82%E0%B8%A1%E0%B8%97_%E0%B8%AA%E0%B8%B2%E0%B8%82%E0%B8%B2_%E0%B8%AA%E0%B8%B2%E0%B8%98%E0%B8%B8_220623_0.jpg?v=202405291424">https://image.makewebcdn.com/makeweb/m_1920x0/kHxVKiIbv/DefaultData/LINE_ALBUM_%E0%B8%A0%E0%B8%B2%E0%B8%9E%E0%B9%80%E0%B8%9E%E0%B8%B7%E0%B9%88%E0%B8%AD%E0%B9%82%E0%B8%9B%E0%B8%A3%E0%B9%82%E0%B8%A1%E0%B8%97_%E0%B8%AA%E0%B8%B2%E0%B8%82%E0%B8%B2_%E0%B8%AA%E0%B8%B2%E0%B8%98%E0%B8%B8_220623_0.jpg?v=202405291424</text:a></text:p>
          </table:table-cell>
          <table:table-cell office:value-type="string" table:style-name="ce3">
            <text:p><text:a xlink:href="https://image.makewebcdn.com/makeweb/m_1920x0/kHxVKiIbv/DefaultData/LINE_ALBUM_%E0%B8%A0%E0%B8%B2%E0%B8%9E%E0%B9%80%E0%B8%9E%E0%B8%B7%E0%B9%88%E0%B8%AD%E0%B9%82%E0%B8%9B%E0%B8%A3%E0%B9%82%E0%B8%A1%E0%B8%97_%E0%B8%AA%E0%B8%B2%E0%B8%82%E0%B8%B2_%E0%B8%AA%E0%B8%B2%E0%B8%98%E0%B8%B8_220623.jpg?v=202405291424">https://image.makewebcdn.com/makeweb/m_1920x0/kHxVKiIbv/DefaultData/LINE_ALBUM_%E0%B8%A0%E0%B8%B2%E0%B8%9E%E0%B9%80%E0%B8%9E%E0%B8%B7%E0%B9%88%E0%B8%AD%E0%B9%82%E0%B8%9B%E0%B8%A3%E0%B9%82%E0%B8%A1%E0%B8%97_%E0%B8%AA%E0%B8%B2%E0%B8%82%E0%B8%B2_%E0%B8%AA%E0%B8%B2%E0%B8%98%E0%B8%B8_220623.jpg?v=202405291424</text:a></text:p>
          </table:table-cell>
          <table:table-cell office:value-type="string" table:style-name="ce3">
            <text:p><text:a xlink:href="https://image.makewebcdn.com/makeweb/m_1920x0/kHxVKiIbv/DefaultData/LINE_ALBUM_%E0%B8%A0%E0%B8%B2%E0%B8%9E%E0%B9%80%E0%B8%9E%E0%B8%B7%E0%B9%88%E0%B8%AD%E0%B9%82%E0%B8%9B%E0%B8%A3%E0%B9%82%E0%B8%A1%E0%B8%97_%E0%B8%AA%E0%B8%B2%E0%B8%82%E0%B8%B2_%E0%B8%AA%E0%B8%B2%E0%B8%98%E0%B8%B8_220623_1_1.jpg?v=202405291424">https://image.makewebcdn.com/makeweb/m_1920x0/kHxVKiIbv/DefaultData/LINE_ALBUM_%E0%B8%A0%E0%B8%B2%E0%B8%9E%E0%B9%80%E0%B8%9E%E0%B8%B7%E0%B9%88%E0%B8%AD%E0%B9%82%E0%B8%9B%E0%B8%A3%E0%B9%82%E0%B8%A1%E0%B8%97_%E0%B8%AA%E0%B8%B2%E0%B8%82%E0%B8%B2_%E0%B8%AA%E0%B8%B2%E0%B8%98%E0%B8%B8_220623_1_1.jpg?v=202405291424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 ดุสิตแคร์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197 1 ถ. สุคันธาราม แขวงสวนจิตรลดา เขตดุสิต กรุงเทพมหานคร 10300</text:p>
          </table:table-cell>
          <table:table-cell office:value-type="float" office:value="13.775051142444401" table:style-name="ce1">
            <text:p>13.77505114</text:p>
          </table:table-cell>
          <table:table-cell office:value-type="float" office:value="100.52665395523" table:style-name="ce1">
            <text:p>100.526654</text:p>
          </table:table-cell>
          <table:table-cell office:value-type="string" table:style-name="ce1">
            <text:p>061 509 5466</text:p>
          </table:table-cell>
          <table:table-cell office:value-type="string" table:style-name="ce3">
            <text:p><text:a xlink:href="http://www.dusitcare.com/">http://www.dusitcar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vo4qvXTZz4DUubNZ6">https://maps.app.goo.gl/vo4qvXTZz4DUubNZ6</text:a></text:p>
          </table:table-cell>
          <table:table-cell office:value-type="float" office:value="32500" table:style-name="ce1">
            <text:p>32500</text:p>
          </table:table-cell>
          <table:table-cell office:value-type="string" table:style-name="ce3">
            <text:p><text:a xlink:href="https://lh3.googleusercontent.com/p/AF1QipP0r9oigpVW67XC6we41ciAS3jvVz0QfJ_b3aKn=s1360-w1360-h1020">https://lh3.googleusercontent.com/p/AF1QipP0r9oigpVW67XC6we41ciAS3jvVz0QfJ_b3aKn=s1360-w1360-h1020</text:a></text:p>
          </table:table-cell>
          <table:table-cell office:value-type="string" table:style-name="ce3">
            <text:p><text:a xlink:href="https://lh3.googleusercontent.com/p/AF1QipNdEfHTI5b2365-nSrpyxJAyT3_DexB22AMl9vQ=s1360-w1360-h1020">https://lh3.googleusercontent.com/p/AF1QipNdEfHTI5b2365-nSrpyxJAyT3_DexB22AMl9vQ=s1360-w1360-h1020</text:a></text:p>
          </table:table-cell>
          <table:table-cell office:value-type="string" table:style-name="ce3">
            <text:p><text:a xlink:href="https://lh3.googleusercontent.com/p/AF1QipMV0GlhpqcdRH1t9MZrjNnSA3rRhTqmzgs495nI=s1360-w1360-h1020">https://lh3.googleusercontent.com/p/AF1QipMV0GlhpqcdRH1t9MZrjNnSA3rRhTqmzgs495nI=s1360-w1360-h1020</text:a></text:p>
          </table:table-cell>
          <table:table-cell office:value-type="string" table:style-name="ce3">
            <text:p><text:a xlink:href="https://lh3.googleusercontent.com/p/AF1QipPp_sQlXrk3K4qtft0zBjBGnYqcQKFEHwGeM7cA=s1360-w1360-h1020">https://lh3.googleusercontent.com/p/AF1QipPp_sQlXrk3K4qtft0zBjBGnYqcQKFEHwGeM7cA=s1360-w1360-h1020</text:a></text:p>
          </table:table-cell>
          <table:table-cell office:value-type="string" table:style-name="ce3">
            <text:p><text:a xlink:href="https://www.thaielder.com/datas/nursinghome/33/other/__65f3bc98bb643.png">https://www.thaielder.com/datas/nursinghome/33/other/__65f3bc98bb643.png</text:a>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บ้านตะวันรุ่ง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66 3 ซอย ปราโมทย์ 2 แขวงสุริยวงศ์ เขตบางรัก กรุงเทพมหานคร 10500</text:p>
          </table:table-cell>
          <table:table-cell office:value-type="float" office:value="13.7287123464482" table:style-name="ce1">
            <text:p>13.72871235</text:p>
          </table:table-cell>
          <table:table-cell office:value-type="float" office:value="100.519234174787" table:style-name="ce1">
            <text:p>100.5192342</text:p>
          </table:table-cell>
          <table:table-cell office:value-type="string" table:style-name="ce1">
            <text:p>089 104 0212</text:p>
          </table:table-cell>
          <table:table-cell office:value-type="string" table:style-name="ce3">
            <text:p><text:a xlink:href="https://www.facebook.com/tawanrunghome/">https://www.facebook.com/tawanrunghome/</text:a></text:p>
          </table:table-cell>
          <table:table-cell office:value-type="string" table:style-name="ce1">
            <text:p>['วันจันทร์: 10:00–17:00', 'วันอังคาร: 10:00–17:00', 'วันพุธ: 10:00–17:00', 'วันพฤหัสบดี: 10:00–17:00', 'วันศุกร์: 10:00–17:00', 'วันเสาร์: 10:00–17:00', 'วันอาทิตย์: 10:00–17:00']</text:p>
          </table:table-cell>
          <table:table-cell office:value-type="string" table:style-name="ce3">
            <text:p><text:a xlink:href="https://maps.app.goo.gl/h8YdodnCBCMM8Qqi6">https://maps.app.goo.gl/h8YdodnCBCMM8Qqi6</text:a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3">
            <text:p><text:a xlink:href="https://lh3.googleusercontent.com/p/AF1QipMhNluXxi97LfgAuBRsH_mjwWH-Fz7LPE2Y7Ccu=s1360-w1360-h1020">https://lh3.googleusercontent.com/p/AF1QipMhNluXxi97LfgAuBRsH_mjwWH-Fz7LPE2Y7Ccu=s1360-w1360-h1020</text:a></text:p>
          </table:table-cell>
          <table:table-cell office:value-type="string" table:style-name="ce3">
            <text:p><text:a xlink:href="https://www.thaielder.com/datas/nursinghome/645/rooms/1377/room_6_beds_65_sq_m_66333ffb21fc3.jpg">https://www.thaielder.com/datas/nursinghome/645/rooms/1377/room_6_beds_65_sq_m_66333ffb21fc3.jpg</text:a></text:p>
          </table:table-cell>
          <table:table-cell table:number-columns-repeated="4" table:style-name="ce1"/>
          <table:table-cell table:number-columns-repeated="16367" table:style-name="ce4"/>
        </table:table-row>
        <table:table-row table:style-name="ro1">
          <table:table-cell table:style-name="ce1"/>
          <table:table-cell office:value-type="string" table:style-name="ce1">
            <text:p>สถานรับดูแลผู้ป่วยจิตเวชและสูงอายุ บ้านคุณจุ๋ม(สาขาอิสรภาพ5)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247 ซอย อิสรภาพ 5 แขวงสมเด็จเจ้าพระยา เขตคลองสาน กรุงเทพมหานคร 10610</text:p>
          </table:table-cell>
          <table:table-cell office:value-type="float" office:value="13.729001223449799" table:style-name="ce1">
            <text:p>13.72900122</text:p>
          </table:table-cell>
          <table:table-cell office:value-type="float" office:value="100.496549526984" table:style-name="ce9">
            <text:p>100.4965495</text:p>
          </table:table-cell>
          <table:table-cell office:value-type="string" table:style-name="ce1">
            <text:p>085 186 4324</text:p>
          </table:table-cell>
          <table:table-cell office:value-type="string" table:style-name="ce3">
            <text:p><text:a xlink:href="https://www.facebook.com/baankoonjum/">https://www.facebook.com/baankoonjum/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BRkRgzNFBAyD1Abf9">https://maps.app.goo.gl/BRkRgzNFBAyD1Abf9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lh3.googleusercontent.com/p/AF1QipNlUaCCbZr-Xb1PUDmPSFSH2rE3To5DYUq5Ujmi=s1360-w1360-h1020">https://lh3.googleusercontent.com/p/AF1QipNlUaCCbZr-Xb1PUDmPSFSH2rE3To5DYUq5Ujmi=s1360-w1360-h1020</text:a></text:p>
          </table:table-cell>
          <table:table-cell office:value-type="string" table:style-name="ce3">
            <text:p><text:a xlink:href="https://lh3.googleusercontent.com/p/AF1QipOFthUI3g0n4QgIY_f2mMJ7DwuV1pyEvSoPqK3F=s1360-w1360-h1020">https://lh3.googleusercontent.com/p/AF1QipOFthUI3g0n4QgIY_f2mMJ7DwuV1pyEvSoPqK3F=s1360-w1360-h1020</text:a></text:p>
          </table:table-cell>
          <table:table-cell office:value-type="string" table:style-name="ce3">
            <text:p><text:a xlink:href="https://lh3.googleusercontent.com/p/AF1QipO0bNIfSuwqON3sGW4vesOWLtZQZBfbKeunrTUr=s1360-w1360-h1020">https://lh3.googleusercontent.com/p/AF1QipO0bNIfSuwqON3sGW4vesOWLtZQZBfbKeunrTUr=s1360-w1360-h1020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รับดูแลผู้ป่วยจิตเวชและผู้สูงอายุ บางแค พุทธมณฑล - บ้านคุณจุ๋ม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1">
            <text:p>51 ซอย อัสสัมชัญ 17 แขวงบางไผ่ เขตบางแค กรุงเทพมหานคร 10160</text:p>
          </table:table-cell>
          <table:table-cell office:value-type="float" office:value="13.7295046549802" table:style-name="ce1">
            <text:p>13.72950465</text:p>
          </table:table-cell>
          <table:table-cell office:value-type="float" office:value="100.370234809198" table:style-name="ce9">
            <text:p>100.3702348</text:p>
          </table:table-cell>
          <table:table-cell office:value-type="string" table:style-name="ce1">
            <text:p>092 898 4415</text:p>
          </table:table-cell>
          <table:table-cell office:value-type="string" table:style-name="ce3">
            <text:p><text:a xlink:href="https://www.facebook.com/baankoonjum/">https://www.facebook.com/baankoonjum/</text:a></text:p>
          </table:table-cell>
          <table:table-cell office:value-type="string" table:style-name="ce1">
            <text:p>['วันจันทร์: 8:00–18:00', 'วันอังคาร: 8:00–20:00', 'วันพุธ: 8:00–20:00', 'วันพฤหัสบดี: 8:00–20:00', 'วันศุกร์: 8:00–20:00', 'วันเสาร์: 8:00–20:00', 'วันอาทิตย์: 8:00–20:00']</text:p>
          </table:table-cell>
          <table:table-cell office:value-type="string" table:style-name="ce3">
            <text:p><text:a xlink:href="https://maps.app.goo.gl/UyjcLKJd7o3Qv4Q69">https://maps.app.goo.gl/UyjcLKJd7o3Qv4Q69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lh3.googleusercontent.com/p/AF1QipOI32vGBJ3f0sIqwIQGwDsyRMri1SoaPM4vdrvi=s1360-w1360-h1020">https://lh3.googleusercontent.com/p/AF1QipOI32vGBJ3f0sIqwIQGwDsyRMri1SoaPM4vdrvi=s1360-w1360-h1020</text:a>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บ้านเย็นจิต</text:p>
          </table:table-cell>
          <table:table-cell office:value-type="string" table:style-name="ce9">
            <text:p>กาญจนบุรี</text:p>
          </table:table-cell>
          <table:table-cell office:value-type="string" table:style-name="ce8">
            <text:p>324 ตำบล หนองขาว อำเภอท่าม่วง กาญจนบุรี 71110</text:p>
          </table:table-cell>
          <table:table-cell office:value-type="float" office:value="14.049653036923299" table:style-name="ce1">
            <text:p>14.04965304</text:p>
          </table:table-cell>
          <table:table-cell office:value-type="float" office:value="99.624665084654893" table:style-name="ce9">
            <text:p>99.62466508</text:p>
          </table:table-cell>
          <table:table-cell office:value-type="string" table:style-name="ce1">
            <text:p>063 632 9356</text:p>
          </table:table-cell>
          <table:table-cell office:value-type="string" table:style-name="ce3">
            <text:p><text:a xlink:href="https://udeemeesuk.com/blogs/nursinghome/bann-yenjitr-nursing-home">https://udeemeesuk.com/blogs/nursinghome/bann-yenjitr-nursing-home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tJE2LPiB3mZ4bLLc7">https://maps.app.goo.gl/tJE2LPiB3mZ4bLLc7</text:a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3">
            <text:p><text:a xlink:href="https://cdn.shopify.com/s/files/1/0800/8155/1633/files/I9-005_600x600.jpg?v=1714962290">https://cdn.shopify.com/s/files/1/0800/8155/1633/files/I9-005_600x600.jpg?v=1714962290</text:a></text:p>
          </table:table-cell>
          <table:table-cell office:value-type="string" table:style-name="ce3">
            <text:p><text:a xlink:href="https://encrypted-tbn0.gstatic.com/images?q=tbn:ANd9GcR6UropxpToGeTZHEijH5Fyi64kxWTcIMYjTA&amp;s">https://encrypted-tbn0.gstatic.com/images?q=tbn:ANd9GcR6UropxpToGeTZHEijH5Fyi64kxWTcIMYjTA&amp;s</text:a></text:p>
          </table:table-cell>
          <table:table-cell office:value-type="string" table:style-name="ce3">
            <text:p><text:a xlink:href="https://udeemeesuk.com/cdn/shop/articles/I9-006-1_1200x.jpg?v=1714962888">https://udeemeesuk.com/cdn/shop/articles/I9-006-1_1200x.jpg?v=1714962888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และผู้ป่วย บ้านลลิสา เนอร์สซิ่งโฮม กำแพงเพชร</text:p>
          </table:table-cell>
          <table:table-cell office:value-type="string" table:style-name="ce1">
            <text:p>กำแพงเพชร</text:p>
          </table:table-cell>
          <table:table-cell office:value-type="string" table:style-name="ce1">
            <text:p>770 ราชดำเนิน 1 ต.ในเมือง, เมือง, กำแพงเพชร 62000</text:p>
          </table:table-cell>
          <table:table-cell office:value-type="float" office:value="16.4542199328029" table:style-name="ce1">
            <text:p>16.45421993</text:p>
          </table:table-cell>
          <table:table-cell office:value-type="float" office:value="99.535353475013395" table:style-name="ce1">
            <text:p>99.53535348</text:p>
          </table:table-cell>
          <table:table-cell office:value-type="string" table:style-name="ce1">
            <text:p>088 252 4336</text:p>
          </table:table-cell>
          <table:table-cell office:value-type="string" table:style-name="ce3">
            <text:p><text:a xlink:href="https://baanlalisa.com/">https://baanlalisa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a4abgGJ4nPdnL4h3A">https://maps.app.goo.gl/a4abgGJ4nPdnL4h3A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baanlalisa.com/wp-content/uploads/2023/06/IMG_2615.jpg">https://baanlalisa.com/wp-content/uploads/2023/06/IMG_2615.jpg</text:a></text:p>
          </table:table-cell>
          <table:table-cell office:value-type="string" table:style-name="ce3">
            <text:p><text:a xlink:href="https://baanlalisa.com/wp-content/uploads/2023/06/IMG_2613.jpg">https://baanlalisa.com/wp-content/uploads/2023/06/IMG_2613.jpg</text:a></text:p>
          </table:table-cell>
          <table:table-cell office:value-type="string" table:style-name="ce3">
            <text:p><text:a xlink:href="https://baanlalisa.com/wp-content/uploads/2023/06/%E0%B8%9A%E0%B9%89%E0%B8%B2%E0%B8%99%E0%B8%A5%E0%B8%A5%E0%B8%B4%E0%B8%AA%E0%B8%B2-%E0%B8%AA%E0%B8%B2%E0%B8%82%E0%B8%B2-%E0%B8%81%E0%B8%B3%E0%B9%81%E0%B8%9E%E0%B8%87%E0%B9%80%E0%B8%9E%E0%B8%8A%E0%B8%A3-%E0%B8%A8%E0%B8%B9%E0%B8%99%E0%B8%A2%E0%B9%8C%E0%B8%94%E0%B8%B9%E0%B9%81%E0%B8%A5%E0%B8%9C%E0%B8%B9%E0%B9%89%E0%B8%AA%E0%B8%B9%E0%B8%87%E0%B8%AD%E0%B8%B2%E0%B8%A2%E0%B8%B8-%E0%B8%9A%E0%B9%89%E0%B8%B2%E0%B8%99%E0%B8%A5%E0%B8%A5%E0%B8%B4%E0%B8%AA%E0%B8%B2-1.jpg">https://baanlalisa.com/wp-content/uploads/2023/06/%E0%B8%9A%E0%B9%89%E0%B8%B2%E0%B8%99%E0%B8%A5%E0%B8%A5%E0%B8%B4%E0%B8%AA%E0%B8%B2-%E0%B8%AA%E0%B8%B2%E0%B8%82%E0%B8%B2-%E0%B8%81%E0%B8%B3%E0%B9%81%E0%B8%9E%E0%B8%87%E0%B9%80%E0%B8%9E%E0%B8%8A%E0%B8%A3-%E0%B8%A8%E0%B8%B9%E0%B8%99%E0%B8%A2%E0%B9%8C%E0%B8%94%E0%B8%B9%E0%B9%81%E0%B8%A5%E0%B8%9C%E0%B8%B9%E0%B9%89%E0%B8%AA%E0%B8%B9%E0%B8%87%E0%B8%AD%E0%B8%B2%E0%B8%A2%E0%B8%B8-%E0%B8%9A%E0%B9%89%E0%B8%B2%E0%B8%99%E0%B8%A5%E0%B8%A5%E0%B8%B4%E0%B8%AA%E0%B8%B2-1.jpg</text:a></text:p>
          </table:table-cell>
          <table:table-cell office:value-type="string" table:style-name="ce3">
            <text:p><text:a xlink:href="https://baanlalisa.com/wp-content/uploads/2023/06/IMG_2611.jpg">https://baanlalisa.com/wp-content/uploads/2023/06/IMG_2611.jpg</text:a></text:p>
          </table:table-cell>
          <table:table-cell office:value-type="string" table:style-name="ce3">
            <text:p><text:a xlink:href="https://baanlalisa.com/wp-content/uploads/2023/06/IMG_2617.jpg">https://baanlalisa.com/wp-content/uploads/2023/06/IMG_2617.jpg</text:a>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hIJLeaUG5phIjERc21H8VTx9GU</text:p>
          </table:table-cell>
          <table:table-cell office:value-type="string" table:style-name="ce1">
            <text:p>ศูนย์ดูแลผู้สูงอายุเลคเฮ้าส์โฮมแคร์ขอนแก่น</text:p>
          </table:table-cell>
          <table:table-cell office:value-type="string" table:style-name="ce1">
            <text:p>ขอนแก่น</text:p>
          </table:table-cell>
          <table:table-cell office:value-type="string" table:style-name="ce8">
            <text:p>ตำบลบ้านเป็ด อำเภอเมืองขอนแก่น ขอนแก่น 40000 ประเทศไทย</text:p>
          </table:table-cell>
          <table:table-cell office:value-type="float" office:value="16.4265118" table:style-name="ce1">
            <text:p>16.4265118</text:p>
          </table:table-cell>
          <table:table-cell office:value-type="float" office:value="102.7996984" table:style-name="ce1">
            <text:p>102.7996984</text:p>
          </table:table-cell>
          <table:table-cell office:value-type="string" table:style-name="ce1">
            <text:p>093 242 3666</text:p>
          </table:table-cell>
          <table:table-cell office:value-type="string" table:style-name="ce1">
            <text:p>https://lakehousehomecare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7346762239275658611</text:p>
          </table:table-cell>
          <table:table-cell office:value-type="float" office:value="27000" table:style-name="ce1">
            <text:p>27000</text:p>
          </table:table-cell>
          <table:table-cell office:value-type="string" table:style-name="ce3">
            <text:p><text:a xlink:href="https://www.thaielder.com/datas/nursinghome/431/other/lakehouse_homecare_6602beb770fb7.jpg">https://www.thaielder.com/datas/nursinghome/431/other/lakehouse_homecare_6602beb770fb7.jpg</text:a></text:p>
          </table:table-cell>
          <table:table-cell office:value-type="string" table:style-name="ce3">
            <text:p><text:a xlink:href="https://www.thaielder.com/datas/nursinghome/431/other/lakehouse_homecare_6602beb771665.jpg">https://www.thaielder.com/datas/nursinghome/431/other/lakehouse_homecare_6602beb771665.jpg</text:a></text:p>
          </table:table-cell>
          <table:table-cell office:value-type="string" table:style-name="ce3">
            <text:p><text:a xlink:href="https://www.thaielder.com/datas/nursinghome/431/other/lakehouse_homecare_6602beb771ba8.jpg">https://www.thaielder.com/datas/nursinghome/431/other/lakehouse_homecare_6602beb771ba8.jpg</text:a></text:p>
          </table:table-cell>
          <table:table-cell office:value-type="string" table:style-name="ce3">
            <text:p><text:a xlink:href="https://www.thaielder.com/datas/nursinghome/431/other/lakehouse_homecare_6602beb772bf6.jpg">https://www.thaielder.com/datas/nursinghome/431/other/lakehouse_homecare_6602beb772bf6.jpg</text:a></text:p>
          </table:table-cell>
          <table:table-cell office:value-type="string" table:style-name="ce3">
            <text:p><text:a xlink:href="https://www.thaielder.com/datas/nursinghome/431/other/lakehouse_homecare_6602beb7731fb.jpg">https://www.thaielder.com/datas/nursinghome/431/other/lakehouse_homecare_6602beb7731fb.jpg</text:a></text:p>
          </table:table-cell>
          <table:table-cell office:value-type="string" table:style-name="ce1">
            <text:p>https://maps.google.com/maps/contrib/11520630167308381298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SSB-3m2LIjERHUPcavwV0K8</text:p>
          </table:table-cell>
          <table:table-cell office:value-type="string" table:style-name="ce1">
            <text:p>ศูนย์ดูแล ผู้สูงอายุ บ้านในสวน เนอร์สซิ่งโฮม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509 หลังโรงแรมชินโจะ แกรนด์บูติค สี่แยก ร.8 ตำบลบ้านเป็ด อำเภอเมืองขอนแก่น ขอนแก่น 40000 ประเทศไทย</text:p>
          </table:table-cell>
          <table:table-cell office:value-type="float" office:value="16.442949200000001" table:style-name="ce1">
            <text:p>16.4429492</text:p>
          </table:table-cell>
          <table:table-cell office:value-type="float" office:value="102.7943356" table:style-name="ce1">
            <text:p>102.7943356</text:p>
          </table:table-cell>
          <table:table-cell office:value-type="string" table:style-name="ce1">
            <text:p>082 616 1566</text:p>
          </table:table-cell>
          <table:table-cell office:value-type="string" table:style-name="ce1">
            <text:p>https://www.facebook.com/profile.php?id=61558401901786&amp;mibextid=LQQJ4d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2668649925661967133</text:p>
          </table:table-cell>
          <table:table-cell office:value-type="float" office:value="35000" table:style-name="ce1">
            <text:p>35000</text:p>
          </table:table-cell>
          <table:table-cell office:value-type="string" table:style-name="ce3">
            <text:p><text:a xlink:href="https://lh5.googleusercontent.com/p/AF1QipNcbsinN8lRulljJXTQvLJgGyv82iH4HDkATV9s=w900-h975-p-k-no">https://lh5.googleusercontent.com/p/AF1QipNcbsinN8lRulljJXTQvLJgGyv82iH4HDkATV9s=w900-h975-p-k-no</text:a></text:p>
          </table:table-cell>
          <table:table-cell office:value-type="string" table:style-name="ce3">
            <text:p><text:a xlink:href="https://lh5.googleusercontent.com/p/AF1QipOMUE6KKR-kdqiRGR_UayWqNmZYS4iZoo02Ajxy=w900-h727-p-k-no">https://lh5.googleusercontent.com/p/AF1QipOMUE6KKR-kdqiRGR_UayWqNmZYS4iZoo02Ajxy=w900-h727-p-k-no</text:a></text:p>
          </table:table-cell>
          <table:table-cell office:value-type="string" table:style-name="ce3">
            <text:p><text:a xlink:href="https://lh5.googleusercontent.com/p/AF1QipO8yk4efXQ1tagOWbfH3Uu2DziCO0lGpehniAjN=w900-h1482-p-k-no">https://lh5.googleusercontent.com/p/AF1QipO8yk4efXQ1tagOWbfH3Uu2DziCO0lGpehniAjN=w900-h1482-p-k-no</text:a></text:p>
          </table:table-cell>
          <table:table-cell office:value-type="string" table:style-name="ce3">
            <text:p><text:a xlink:href="https://lh5.googleusercontent.com/p/AF1QipOTpN1ip8B7VZa77Xwbm-MFFXuEb4XTClmmX_NC=w900-h1482-p-k-no">https://lh5.googleusercontent.com/p/AF1QipOTpN1ip8B7VZa77Xwbm-MFFXuEb4XTClmmX_NC=w900-h1482-p-k-no</text:a></text:p>
          </table:table-cell>
          <table:table-cell office:value-type="string" table:style-name="ce3">
            <text:p><text:a xlink:href="https://lh5.googleusercontent.com/p/AF1QipOqC-IW0e1f8kFtkoqkDcPJUZrBtXmFceWaMp4M=w900-h1482-p-k-no">https://lh5.googleusercontent.com/p/AF1QipOqC-IW0e1f8kFtkoqkDcPJUZrBtXmFceWaMp4M=w900-h1482-p-k-no</text:a></text:p>
          </table:table-cell>
          <table:table-cell office:value-type="string" table:style-name="ce3">
            <text:p><text:a xlink:href="https://maps.google.com/maps/contrib/104169511644831558317">https://maps.google.com/maps/contrib/104169511644831558317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PTsEjgCKIjERqY7G42xmiLU</text:p>
          </table:table-cell>
          <table:table-cell office:value-type="string" table:style-name="ce1">
            <text:p>ศูนย์ดูแลผู้สูงอายุ ขอนแก่นเนอร์สซิ่งโฮม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ตำบลบ้านเป็ด อำเภอเมืองขอนแก่น ขอนแก่น 40000 ประเทศไทย</text:p>
          </table:table-cell>
          <table:table-cell office:value-type="float" office:value="16.425869599999999" table:style-name="ce1">
            <text:p>16.4258696</text:p>
          </table:table-cell>
          <table:table-cell office:value-type="float" office:value="102.8065052" table:style-name="ce1">
            <text:p>102.8065052</text:p>
          </table:table-cell>
          <table:table-cell office:value-type="string" table:style-name="ce1">
            <text:p>086 390 9711</text:p>
          </table:table-cell>
          <table:table-cell office:value-type="string" table:style-name="ce1">
            <text:p>http://khonkaennursinghome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google.com/?cid=13080817735561547433">https://maps.google.com/?cid=13080817735561547433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lh5.googleusercontent.com/p/AF1QipPp1kETNm90N_8ZASAY2-5OnzsygH_1sAKwOxRU=w900-h482-p-k-no">https://lh5.googleusercontent.com/p/AF1QipPp1kETNm90N_8ZASAY2-5OnzsygH_1sAKwOxRU=w900-h482-p-k-no</text:a></text:p>
          </table:table-cell>
          <table:table-cell office:value-type="string" table:style-name="ce3">
            <text:p><text:a xlink:href="https://lh5.googleusercontent.com/p/AF1QipNrq2gpAoWJrQCHwj3Ip8Eb3jum8FKPDsUaBHwk=w900-h975-p-k-no">https://lh5.googleusercontent.com/p/AF1QipNrq2gpAoWJrQCHwj3Ip8Eb3jum8FKPDsUaBHwk=w900-h975-p-k-no</text:a></text:p>
          </table:table-cell>
          <table:table-cell office:value-type="string" table:style-name="ce3">
            <text:p><text:a xlink:href="https://lh5.googleusercontent.com/p/AF1QipN4cICZSQnDCM_fCdjGXJ25WmH7kifFaZ-mKS5u=w900-h975-p-k-no">https://lh5.googleusercontent.com/p/AF1QipN4cICZSQnDCM_fCdjGXJ25WmH7kifFaZ-mKS5u=w900-h975-p-k-no</text:a></text:p>
          </table:table-cell>
          <table:table-cell table:number-columns-repeated="2" table:style-name="ce3"/>
          <table:table-cell office:value-type="string" table:style-name="ce1">
            <text:p>https://maps.google.com/maps/contrib/1128714583652487719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iU4tFMiJIjERS9j0uKtd_fo</text:p>
          </table:table-cell>
          <table:table-cell office:value-type="string" table:style-name="ce1">
            <text:p>ศูนย์ดูแลผู้สูงอายุและผู้ป่วย บ้านลลิสา เนอร์สซิ่งโฮม ขอนแก่น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11 ถนนศรีธาตุ ตำบลในเมือง อ.เมือง, ขอนแก่น 40000 ประเทศไทย</text:p>
          </table:table-cell>
          <table:table-cell office:value-type="float" office:value="16.406322400000001" table:style-name="ce1">
            <text:p>16.4063224</text:p>
          </table:table-cell>
          <table:table-cell office:value-type="float" office:value="102.8371963" table:style-name="ce1">
            <text:p>102.8371963</text:p>
          </table:table-cell>
          <table:table-cell office:value-type="string" table:style-name="ce1">
            <text:p>096 323 9464</text:p>
          </table:table-cell>
          <table:table-cell office:value-type="string" table:style-name="ce1">
            <text:p>http://baanlalisa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8085714670713624651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lh5.googleusercontent.com/p/AF1QipNs2n_AhmbCzC-sOq7OlGM6ALRVkW_6Ba6X3ztQ=w900-h727-p-k-no">https://lh5.googleusercontent.com/p/AF1QipNs2n_AhmbCzC-sOq7OlGM6ALRVkW_6Ba6X3ztQ=w900-h727-p-k-no</text:a></text:p>
          </table:table-cell>
          <table:table-cell office:value-type="string" table:style-name="ce3">
            <text:p><text:a xlink:href="https://lh5.googleusercontent.com/p/AF1QipP_VXVX7kJCeTQEK148I9lSadZDoVjflw67MDNj=w900-h975-p-k-no">https://lh5.googleusercontent.com/p/AF1QipP_VXVX7kJCeTQEK148I9lSadZDoVjflw67MDNj=w900-h975-p-k-no</text:a></text:p>
          </table:table-cell>
          <table:table-cell office:value-type="string" table:style-name="ce3">
            <text:p><text:a xlink:href="https://lh5.googleusercontent.com/p/AF1QipOsmFnhF2mruRY-64gO9rCkNd-lQ5b5e5BV1Um9=w900-h975-p-k-no">https://lh5.googleusercontent.com/p/AF1QipOsmFnhF2mruRY-64gO9rCkNd-lQ5b5e5BV1Um9=w900-h975-p-k-no</text:a></text:p>
          </table:table-cell>
          <table:table-cell office:value-type="string" table:style-name="ce3">
            <text:p><text:a xlink:href="https://lh5.googleusercontent.com/p/AF1QipNeSZFb0H0FvNsBIbDtUgDm2G6v6jnNe4H5z-6b=w900-h1482-p-k-no">https://lh5.googleusercontent.com/p/AF1QipNeSZFb0H0FvNsBIbDtUgDm2G6v6jnNe4H5z-6b=w900-h1482-p-k-no</text:a></text:p>
          </table:table-cell>
          <table:table-cell office:value-type="string" table:style-name="ce3">
            <text:p><text:a xlink:href="https://lh5.googleusercontent.com/p/AF1QipM4CJFoB4k_PM39FGV7LMz52BLp9NIQYZNaXmno=w900-h1482-p-k-no">https://lh5.googleusercontent.com/p/AF1QipM4CJFoB4k_PM39FGV7LMz52BLp9NIQYZNaXmno=w900-h1482-p-k-no</text:a></text:p>
          </table:table-cell>
          <table:table-cell office:value-type="string" table:style-name="ce3">
            <text:p><text:a xlink:href="https://maps.google.com/maps/contrib/107123080714022514064">https://maps.google.com/maps/contrib/107123080714022514064</text:a>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hIJY7YB3vZhIjERS40heYxJTlg</text:p>
          </table:table-cell>
          <table:table-cell office:value-type="string" table:style-name="ce1">
            <text:p>SmileCare NursingHome : ศูนย์ดูแลผู้สูงอายุ สมายล์แคร์ เนอร์สซิ่งโฮม ขอนแก่น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123/218 หมู่บ้านชัยพฤกษ์ เลควิว ซอย 10 ต, ตำบลบ้านเป็ด อำเภอเมืองขอนแก่น ขอนแก่น 40000 ประเทศไทย</text:p>
          </table:table-cell>
          <table:table-cell office:value-type="float" office:value="16.424083" table:style-name="ce1">
            <text:p>16.424083</text:p>
          </table:table-cell>
          <table:table-cell office:value-type="float" office:value="102.8048843" table:style-name="ce1">
            <text:p>102.8048843</text:p>
          </table:table-cell>
          <table:table-cell office:value-type="string" table:style-name="ce1">
            <text:p>086 518 6434</text:p>
          </table:table-cell>
          <table:table-cell office:value-type="string" table:style-name="ce1">
            <text:p>http://www.smilecarenursinghome.com/web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6363104191197580619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www.thaielder.com/datas/nursinghome/432/preview_smile_care_nursing_home_660387e804c0a.jpg">https://www.thaielder.com/datas/nursinghome/432/preview_smile_care_nursing_home_660387e804c0a.jpg</text:a></text:p>
          </table:table-cell>
          <table:table-cell office:value-type="string" table:style-name="ce3">
            <text:p><text:a xlink:href="https://www.thaielder.com/datas/nursinghome/432/other/smile_care_nursing_home_660387e893a57.jpg">https://www.thaielder.com/datas/nursinghome/432/other/smile_care_nursing_home_660387e893a57.jpg</text:a></text:p>
          </table:table-cell>
          <table:table-cell office:value-type="string" table:style-name="ce3">
            <text:p><text:a xlink:href="https://www.thaielder.com/datas/nursinghome/432/other/smile_care_nursing_home_660387e83b5a2.jpg">https://www.thaielder.com/datas/nursinghome/432/other/smile_care_nursing_home_660387e83b5a2.jpg</text:a></text:p>
          </table:table-cell>
          <table:table-cell office:value-type="string" table:style-name="ce3">
            <text:p><text:a xlink:href="https://www.thaielder.com/datas/nursinghome/432/other/smile_care_nursing_home_660387e86916e.jpg">https://www.thaielder.com/datas/nursinghome/432/other/smile_care_nursing_home_660387e86916e.jpg</text:a></text:p>
          </table:table-cell>
          <table:table-cell office:value-type="string" table:style-name="ce3">
            <text:p><text:a xlink:href="https://www.thaielder.com/datas/nursinghome/432/other/smile_care_nursing_home_660387e8e8d0e.jpg">https://www.thaielder.com/datas/nursinghome/432/other/smile_care_nursing_home_660387e8e8d0e.jpg</text:a></text:p>
          </table:table-cell>
          <table:table-cell office:value-type="string" table:style-name="ce1">
            <text:p>https://maps.google.com/maps/contrib/115711086606839760065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9">
            <text:p>บ้านในฝัน เนอร์สซิ่งโฮม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223 ม.20 ขอนแก่น 40000</text:p>
          </table:table-cell>
          <table:table-cell office:value-type="float" office:value="16.4491899187869" table:style-name="ce1">
            <text:p>16.44918992</text:p>
          </table:table-cell>
          <table:table-cell office:value-type="float" office:value="102.788839073015" table:style-name="ce1">
            <text:p>102.7888391</text:p>
          </table:table-cell>
          <table:table-cell office:value-type="string" table:style-name="ce1">
            <text:p>081 661 4198</text:p>
          </table:table-cell>
          <table:table-cell office:value-type="string" table:style-name="ce3">
            <text:p><text:a xlink:href="https://www.dtogen.com/nusinghome/">https://www.dtogen.com/nusinghome/</text:a></text:p>
          </table:table-cell>
          <table:table-cell office:value-type="string" table:style-name="ce1">
            <text:p>['วันจันทร์: 8:30–17:30', 'วันอังคาร: 8:30–17:30', 'วันพุธ: 8:30–17:30', 'วันพฤหัสบดี: 8:30–17:30', 'วันศุกร์: 8:30–17:30', 'วันเสาร์: 8:30–17:30', 'วันอาทิตย์: 8:30–17:30']</text:p>
          </table:table-cell>
          <table:table-cell office:value-type="string" table:style-name="ce3">
            <text:p><text:a xlink:href="https://maps.app.goo.gl/ZxyKjhvRsDoJzd8F8">https://maps.app.goo.gl/ZxyKjhvRsDoJzd8F8</text:a></text:p>
          </table:table-cell>
          <table:table-cell office:value-type="float" office:value="13000" table:style-name="ce1">
            <text:p>13000</text:p>
          </table:table-cell>
          <table:table-cell office:value-type="string" table:style-name="ce3">
            <text:p><text:a xlink:href="https://lh3.googleusercontent.com/p/AF1QipODylnGSVYBK1sCkZsdFlZlj3iHrviRmrWlode9=s1360-w1360-h1020">https://lh3.googleusercontent.com/p/AF1QipODylnGSVYBK1sCkZsdFlZlj3iHrviRmrWlode9=s1360-w1360-h1020</text:a></text:p>
          </table:table-cell>
          <table:table-cell office:value-type="string" table:style-name="ce3">
            <text:p><text:a xlink:href="https://lh3.googleusercontent.com/p/AF1QipNhTZqlsGUD7UVydHmsxZWh70UXNdfNuHy5vdfp=s1360-w1360-h1020">https://lh3.googleusercontent.com/p/AF1QipNhTZqlsGUD7UVydHmsxZWh70UXNdfNuHy5vdfp=s1360-w1360-h1020</text:a></text:p>
          </table:table-cell>
          <table:table-cell office:value-type="string" table:style-name="ce3">
            <text:p><text:a xlink:href="https://lh3.googleusercontent.com/p/AF1QipPTNBZcQQ8PXCIewhk9WGGm5DP983WWEiP9715O=s1360-w1360-h1020">https://lh3.googleusercontent.com/p/AF1QipPTNBZcQQ8PXCIewhk9WGGm5DP983WWEiP9715O=s1360-w1360-h1020</text:a></text:p>
          </table:table-cell>
          <table:table-cell office:value-type="string" table:style-name="ce3">
            <text:p><text:a xlink:href="https://lh3.googleusercontent.com/p/AF1QipOiINUKbCJRl82BhOvqijhDYJDLSWG6ifXyFnN5=s1360-w1360-h1020">https://lh3.googleusercontent.com/p/AF1QipOiINUKbCJRl82BhOvqijhDYJDLSWG6ifXyFnN5=s1360-w1360-h1020</text:a></text:p>
          </table:table-cell>
          <table:table-cell table:style-name="ce1"/>
          <table:table-cell office:value-type="string" table:style-name="ce1">
            <text:p>https://maps.google.com/maps/contrib/1139590342618474280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m40OavaLIjERuXIn6q4-bXU</text:p>
          </table:table-cell>
          <table:table-cell office:value-type="string" table:style-name="ce1">
            <text:p>เจริญรักษ์ เนอร์สซิ่งโฮม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หมู่บ้านเมืองประชา ตำบล ศิลา เมือง ขอนแก่น 40000 ประเทศไทย</text:p>
          </table:table-cell>
          <table:table-cell office:value-type="float" office:value="16.508839699999999" table:style-name="ce1">
            <text:p>16.5088397</text:p>
          </table:table-cell>
          <table:table-cell office:value-type="float" office:value="102.8318945" table:style-name="ce1">
            <text:p>102.8318945</text:p>
          </table:table-cell>
          <table:table-cell office:value-type="string" table:style-name="ce1">
            <text:p>094 542 5662</text:p>
          </table:table-cell>
          <table:table-cell office:value-type="string" table:style-name="ce3">
            <text:p><text:a xlink:href="https://www.facebook.com/p/เจริญรักษ์-เนอร์สซิ่งโฮม-100063470259454/">https://www.facebook.com/p/เจริญรักษ์-เนอร์สซิ่งโฮม-100063470259454/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1">
            <text:p>https://maps.google.com/?cid=8461488195872715449</text:p>
          </table:table-cell>
          <table:table-cell office:value-type="float" office:value="25000" table:style-name="ce1">
            <text:p>25000</text:p>
          </table:table-cell>
          <table:table-cell office:value-type="string" table:style-name="ce3">
            <text:p><text:a xlink:href="https://lh3.googleusercontent.com/p/AF1QipMPy03avDONkrBwSPLbeGVYK4p5mcRGJLUTiKwc=s1360-w1360-h1020">https://lh3.googleusercontent.com/p/AF1QipMPy03avDONkrBwSPLbeGVYK4p5mcRGJLUTiKwc=s1360-w1360-h1020</text:a></text:p>
          </table:table-cell>
          <table:table-cell office:value-type="string" table:style-name="ce3">
            <text:p><text:a xlink:href="https://lh3.googleusercontent.com/p/AF1QipPLrGwsd6_d2CRXNsy9FjPUldD_ydQe2iRMdV-v=s1360-w1360-h1020">https://lh3.googleusercontent.com/p/AF1QipPLrGwsd6_d2CRXNsy9FjPUldD_ydQe2iRMdV-v=s1360-w1360-h1020</text:a></text:p>
          </table:table-cell>
          <table:table-cell office:value-type="string" table:style-name="ce3">
            <text:p><text:a xlink:href="https://www.thaielder.com/datas/nursinghome/412/other/charoenrak_nursing_home_66026fc30f3ec.jpg">https://www.thaielder.com/datas/nursinghome/412/other/charoenrak_nursing_home_66026fc30f3ec.jpg</text:a></text:p>
          </table:table-cell>
          <table:table-cell table:number-columns-repeated="2" table:style-name="ce1"/>
          <table:table-cell office:value-type="string" table:style-name="ce1">
            <text:p>https://maps.google.com/maps/contrib/1138603018078029383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_5koxz1hIjERnWlHWByHhCw</text:p>
          </table:table-cell>
          <table:table-cell office:value-type="string" table:style-name="ce1">
            <text:p>ศูนย์ดูแลผู้สูงอายุ ขอนแก่นโฮมแคร์ KHONKAEN HOMECARE</text:p>
          </table:table-cell>
          <table:table-cell office:value-type="string" table:style-name="ce1">
            <text:p>ขอนแก่น</text:p>
          </table:table-cell>
          <table:table-cell office:value-type="string" table:style-name="ce1">
            <text:p>580 ม.10 ถนน ศรีจันทร์ ตำบลบ้านเป็ด เมือง, ขอนแก่น 40000 ประเทศไทย</text:p>
          </table:table-cell>
          <table:table-cell office:value-type="float" office:value="16.435497000000002" table:style-name="ce1">
            <text:p>16.435497</text:p>
          </table:table-cell>
          <table:table-cell office:value-type="float" office:value="102.8021789" table:style-name="ce1">
            <text:p>102.8021789</text:p>
          </table:table-cell>
          <table:table-cell office:value-type="string" table:style-name="ce1">
            <text:p>088 066 1499</text:p>
          </table:table-cell>
          <table:table-cell office:value-type="string" table:style-name="ce1">
            <text:p>http://www.khonkaenhomecare.wordpress.com/</text:p>
          </table:table-cell>
          <table:table-cell office:value-type="string" table:style-name="ce1">
            <text:p>['วันจันทร์: 10:00–20:00', 'วันอังคาร: 10:00–20:00', 'วันพุธ: 10:00–20:00', 'วันพฤหัสบดี: 10:00–20:00', 'วันศุกร์: 10:00–20:00', 'วันเสาร์: 10:00–20:00', 'วันอาทิตย์: 10:00–20:00']</text:p>
          </table:table-cell>
          <table:table-cell office:value-type="string" table:style-name="ce1">
            <text:p>https://maps.google.com/?cid=3207837390404544925</text:p>
          </table:table-cell>
          <table:table-cell office:value-type="float" office:value="25000" table:style-name="ce1">
            <text:p>25000</text:p>
          </table:table-cell>
          <table:table-cell office:value-type="string" table:style-name="ce3">
            <text:p><text:a xlink:href="https://lh3.googleusercontent.com/p/AF1QipOHwc_nOYwl2QxSR3SmQ7BhwMD2IKuVtV09z20J=s1360-w1360-h1020">https://lh3.googleusercontent.com/p/AF1QipOHwc_nOYwl2QxSR3SmQ7BhwMD2IKuVtV09z20J=s1360-w1360-h1020</text:a></text:p>
          </table:table-cell>
          <table:table-cell office:value-type="string" table:style-name="ce3">
            <text:p><text:a xlink:href="https://lh3.googleusercontent.com/p/AF1QipPyBZMpyVVN57IeJSGc-nFck4b4zSBZWPoRGkX0=s1360-w1360-h1020">https://lh3.googleusercontent.com/p/AF1QipPyBZMpyVVN57IeJSGc-nFck4b4zSBZWPoRGkX0=s1360-w1360-h1020</text:a></text:p>
          </table:table-cell>
          <table:table-cell office:value-type="string" table:style-name="ce3">
            <text:p><text:a xlink:href="https://lh3.googleusercontent.com/p/AF1QipMSIfkRoQxpoHvsez5Yn_1b246WtwAb5VBgjhUT=s1360-w1360-h1020">https://lh3.googleusercontent.com/p/AF1QipMSIfkRoQxpoHvsez5Yn_1b246WtwAb5VBgjhUT=s1360-w1360-h1020</text:a></text:p>
          </table:table-cell>
          <table:table-cell office:value-type="string" table:style-name="ce3">
            <text:p><text:a xlink:href="https://lh3.googleusercontent.com/p/AF1QipO9QEzHjA7sfijZ7N-ZgEVtQvJWWc-9w9Imb5kd=s1360-w1360-h1020">https://lh3.googleusercontent.com/p/AF1QipO9QEzHjA7sfijZ7N-ZgEVtQvJWWc-9w9Imb5kd=s1360-w1360-h1020</text:a></text:p>
          </table:table-cell>
          <table:table-cell office:value-type="string" table:style-name="ce3">
            <text:p><text:a xlink:href="https://lh3.googleusercontent.com/p/AF1QipMnlR8XzYqroQZUlgdGO8PcoKBv8ojAtyi36ANK=s1360-w1360-h1020">https://lh3.googleusercontent.com/p/AF1QipMnlR8XzYqroQZUlgdGO8PcoKBv8ojAtyi36ANK=s1360-w1360-h1020</text:a></text:p>
          </table:table-cell>
          <table:table-cell office:value-type="string" table:style-name="ce1">
            <text:p>https://maps.google.com/maps/contrib/10844484792609376884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rRH4V3CBBDERLiPHvmQsraA</text:p>
          </table:table-cell>
          <table:table-cell office:value-type="string" table:style-name="ce1">
            <text:p>บ้านพักผู้สูงอายุ คามิลเลียน โซเชียล เซนเตอร์ จันทบุรี</text:p>
          </table:table-cell>
          <table:table-cell office:value-type="string" table:style-name="ce1">
            <text:p>จันทบุรี</text:p>
          </table:table-cell>
          <table:table-cell office:value-type="string" table:style-name="ce1">
            <text:p>137, จันทนิมิต, เมือง ตำบล จันทนิมิต อำเภอเมืองจันทบุรี จันทบุรี 22000 ประเทศไทย</text:p>
          </table:table-cell>
          <table:table-cell office:value-type="float" office:value="12.6056758" table:style-name="ce1">
            <text:p>12.6056758</text:p>
          </table:table-cell>
          <table:table-cell office:value-type="float" office:value="102.12658089999999" table:style-name="ce1">
            <text:p>102.1265809</text:p>
          </table:table-cell>
          <table:table-cell office:value-type="string" table:style-name="ce1">
            <text:p>039 460 426</text:p>
          </table:table-cell>
          <table:table-cell office:value-type="string" table:style-name="ce1">
            <text:p>https://www.facebook.com/cmchanthaburi?mibextid=YMEMSu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1577959028248486702</text:p>
          </table:table-cell>
          <table:table-cell office:value-type="float" office:value="13000" table:style-name="ce1">
            <text:p>13000</text:p>
          </table:table-cell>
          <table:table-cell office:value-type="string" table:style-name="ce3">
            <text:p><text:a xlink:href="https://lh3.googleusercontent.com/p/AF1QipPR2ebQ8KwaRA9PwJez3d_YLte8AiDmRcKSVPVF=s1360-w1360-h1020">https://lh3.googleusercontent.com/p/AF1QipPR2ebQ8KwaRA9PwJez3d_YLte8AiDmRcKSVPVF=s1360-w1360-h1020</text:a></text:p>
          </table:table-cell>
          <table:table-cell office:value-type="string" table:style-name="ce3">
            <text:p><text:a xlink:href="https://lh3.googleusercontent.com/p/AF1QipPFm-KEMV05UiX_NkurF1UqvNBiniKh8-NrLpVL=s1360-w1360-h1020">https://lh3.googleusercontent.com/p/AF1QipPFm-KEMV05UiX_NkurF1UqvNBiniKh8-NrLpVL=s1360-w1360-h1020</text:a></text:p>
          </table:table-cell>
          <table:table-cell table:number-columns-repeated="3" table:style-name="ce1"/>
          <table:table-cell office:value-type="string" table:style-name="ce1">
            <text:p>https://maps.google.com/maps/contrib/10746219502194965025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54AMEBqBBDER4DMdwUvAkfc</text:p>
          </table:table-cell>
          <table:table-cell office:value-type="string" table:style-name="ce1">
            <text:p>ซี แคร์ เซ็นเตอร์ จันทบุรี (ศูนย์ดูแลผู้สูงอายุและผู้ป่วย)</text:p>
          </table:table-cell>
          <table:table-cell office:value-type="string" table:style-name="ce1">
            <text:p>จันทบุรี</text:p>
          </table:table-cell>
          <table:table-cell office:value-type="string" table:style-name="ce1">
            <text:p>เมือง, ตำบล เกาะขวาง เมือง, จันทบุรี 22000 ประเทศไทย</text:p>
          </table:table-cell>
          <table:table-cell office:value-type="float" office:value="12.569862799999999" table:style-name="ce1">
            <text:p>12.5698628</text:p>
          </table:table-cell>
          <table:table-cell office:value-type="float" office:value="102.11184280000001" table:style-name="ce1">
            <text:p>102.1118428</text:p>
          </table:table-cell>
          <table:table-cell office:value-type="string" table:style-name="ce1">
            <text:p>092 445 8505</text:p>
          </table:table-cell>
          <table:table-cell office:value-type="string" table:style-name="ce3">
            <text:p><text:a xlink:href="https://www.facebook.com/carecenter99/">https://www.facebook.com/carecenter99/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google.com/?cid=17839251030586242016">https://maps.google.com/?cid=17839251030586242016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lh3.googleusercontent.com/p/AF1QipN_vuDF8yJbFYwU1wx_Hxw8jEShshCOds5EJSeL=s1360-w1360-h1020">https://lh3.googleusercontent.com/p/AF1QipN_vuDF8yJbFYwU1wx_Hxw8jEShshCOds5EJSeL=s1360-w1360-h1020</text:a></text:p>
          </table:table-cell>
          <table:table-cell office:value-type="string" table:style-name="ce3">
            <text:p><text:a xlink:href="https://lh3.googleusercontent.com/p/AF1QipOylwtltRzX5p3IcD7Ll_Qc8Z5VIqCOdW1znLGq=s1360-w1360-h1020">https://lh3.googleusercontent.com/p/AF1QipOylwtltRzX5p3IcD7Ll_Qc8Z5VIqCOdW1znLGq=s1360-w1360-h1020</text:a></text:p>
          </table:table-cell>
          <table:table-cell table:number-columns-repeated="3" table:style-name="ce1"/>
          <table:table-cell office:value-type="string" table:style-name="ce1">
            <text:p>https://maps.google.com/maps/contrib/1156797751457148035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y4pQMgCDBDERGfd-16AyBq0</text:p>
          </table:table-cell>
          <table:table-cell office:value-type="string" table:style-name="ce1">
            <text:p>TLSC ศูนย์ดูแลผู้สูงอายุและผู้ป่วยพักฟื้น จันทบุรี</text:p>
          </table:table-cell>
          <table:table-cell office:value-type="string" table:style-name="ce1">
            <text:p>จันทบุรี</text:p>
          </table:table-cell>
          <table:table-cell office:value-type="string" table:style-name="ce8">
            <text:p>3493 อำเภอเมืองจันทบุรี จันทบุรี 22000 ประเทศไทย</text:p>
          </table:table-cell>
          <table:table-cell office:value-type="float" office:value="12.640281999999999" table:style-name="ce1">
            <text:p>12.640282</text:p>
          </table:table-cell>
          <table:table-cell office:value-type="float" office:value="102.0745342" table:style-name="ce1">
            <text:p>102.0745342</text:p>
          </table:table-cell>
          <table:table-cell office:value-type="string" table:style-name="ce1">
            <text:p>099 626 6610</text:p>
          </table:table-cell>
          <table:table-cell office:value-type="string" table:style-name="ce3">
            <text:p><text:a xlink:href="https://www.facebook.com/profile.php?id=100083492203565&amp;mibextid=LQQJ4d">https://www.facebook.com/profile.php?id=100083492203565&amp;mibextid=LQQJ4d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2467708284813375257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lh3.googleusercontent.com/p/AF1QipOfrrGoO_S5zp-9vNDAcp5Vcvwir0zFFGUx3r_g=s680-w680-h510">https://lh3.googleusercontent.com/p/AF1QipOfrrGoO_S5zp-9vNDAcp5Vcvwir0zFFGUx3r_g=s680-w680-h510</text:a></text:p>
          </table:table-cell>
          <table:table-cell office:value-type="string" table:style-name="ce3">
            <text:p><text:a xlink:href="https://lh3.googleusercontent.com/p/AF1QipOwZjkQFxxbHHYNuEspD_iiEJF8AalsfH1OHRA6=s680-w680-h510">https://lh3.googleusercontent.com/p/AF1QipOwZjkQFxxbHHYNuEspD_iiEJF8AalsfH1OHRA6=s680-w680-h510</text:a></text:p>
          </table:table-cell>
          <table:table-cell office:value-type="string" table:style-name="ce3">
            <text:p><text:a xlink:href="https://lh3.googleusercontent.com/p/AF1QipMRUqt9fIwZ9952SED0GYD88lFpx1i8-2fPLChq=s680-w680-h510">https://lh3.googleusercontent.com/p/AF1QipMRUqt9fIwZ9952SED0GYD88lFpx1i8-2fPLChq=s680-w680-h510</text:a></text:p>
          </table:table-cell>
          <table:table-cell table:style-name="ce3"/>
          <table:table-cell table:style-name="ce1"/>
          <table:table-cell office:value-type="string" table:style-name="ce1">
            <text:p>https://maps.google.com/maps/contrib/10891767441119555394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69EJhsQJGDERNTMWuRCFGPg</text:p>
          </table:table-cell>
          <table:table-cell office:value-type="string" table:style-name="ce1">
            <text:p>ศูนย์ดูแลผู้สูงอายุชลบุรี สายใย เนิร์สซิ่งโฮม Saiyai Nursing Home</text:p>
          </table:table-cell>
          <table:table-cell office:value-type="string" table:style-name="ce1">
            <text:p>ชลบุรี</text:p>
          </table:table-cell>
          <table:table-cell office:value-type="string" table:style-name="ce1">
            <text:p>139/50 หมู่บ้านเดอะเพอร์เฟค ดีเวล หมู่ 1 เหมือง เมือง ชลบุรี 20130</text:p>
          </table:table-cell>
          <table:table-cell office:value-type="float" office:value="13.3066749770292" table:style-name="ce1">
            <text:p>13.30667498</text:p>
          </table:table-cell>
          <table:table-cell office:value-type="float" office:value="100.968066518988" table:style-name="ce1">
            <text:p>100.9680665</text:p>
          </table:table-cell>
          <table:table-cell office:value-type="string" table:style-name="ce1">
            <text:p>092 926 7538</text:p>
          </table:table-cell>
          <table:table-cell office:value-type="string" table:style-name="ce3">
            <text:p><text:a xlink:href="https://www.facebook.com/p/%E0%B8%AA%E0%B8%B2%E0%B8%A2%E0%B9%83%E0%B8%A2%E0%B9%80%E0%B8%99%E0%B8%B4%E0%B8%A3%E0%B9%8C%E0%B8%AA%E0%B8%8B%E0%B8%B4%E0%B9%88%E0%B8%87%E0%B9%82%E0%B8%AE%E0%B8%A1-100089067055153/?_rdr">https://www.facebook.com/p/%E0%B8%AA%E0%B8%B2%E0%B8%A2%E0%B9%83%E0%B8%A2%E0%B9%80%E0%B8%99%E0%B8%B4%E0%B8%A3%E0%B9%8C%E0%B8%AA%E0%B8%8B%E0%B8%B4%E0%B9%88%E0%B8%87%E0%B9%82%E0%B8%AE%E0%B8%A1-100089067055153/?_rdr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GjhP1hiVB6n6RKGTA">https://maps.app.goo.gl/GjhP1hiVB6n6RKGTA</text:a></text:p>
          </table:table-cell>
          <table:table-cell office:value-type="float" office:value="17900" table:style-name="ce1">
            <text:p>17900</text:p>
          </table:table-cell>
          <table:table-cell office:value-type="string" table:style-name="ce3">
            <text:p><text:a xlink:href="https://scontent.fbkk24-1.fna.fbcdn.net/v/t39.30808-6/429819402_376716945307204_8749466099909981121_n.jpg?stp=c185.0.1108.1108a_dst-jpg_s206x206_tt6&amp;_nc_cat=101&amp;ccb=1-7&amp;_nc_sid=50ad20&amp;_nc_ohc=zYacNDHbE5AQ7kNvgE-FWwL&amp;_nc_oc=AdhzWiHM-sWDHYT4HC0LeQrix8THelNDwW0nIsuZ6r_AUh5YKwDJsieEKrkM1fRyw5_eBTAbdpNAQdsr-6wEPSPh&amp;_nc_zt=23&amp;_nc_ht=scontent.fbkk24-1.fna&amp;_nc_gid=AqKknDIy23D1iwAPzQbHmbV&amp;oh=00_AYB0PHKMgEZtzDFg5uZ_4O1EtorPl3IhZHcQl78HrYyIcg&amp;oe=67A7E248">https://scontent.fbkk24-1.fna.fbcdn.net/v/t39.30808-6/429819402_376716945307204_8749466099909981121_n.jpg?stp=c185.0.1108.1108a_dst-jpg_s206x206_tt6&amp;_nc_cat=101&amp;ccb=1-7&amp;_nc_sid=50ad20&amp;_nc_ohc=zYacNDHbE5AQ7kNvgE-FWwL&amp;_nc_oc=AdhzWiHM-sWDHYT4HC0LeQrix8THelNDwW0nIsuZ6r_AUh5YKwDJsieEKrkM1fRyw5_eBTAbdpNAQdsr-6wEPSPh&amp;_nc_zt=23&amp;_nc_ht=scontent.fbkk24-1.fna&amp;_nc_gid=AqKknDIy23D1iwAPzQbHmbV&amp;oh=00_AYB0PHKMgEZtzDFg5uZ_4O1EtorPl3IhZHcQl78HrYyIcg&amp;oe=67A7E248</text:a></text:p>
          </table:table-cell>
          <table:table-cell office:value-type="string" table:style-name="ce3">
            <text:p><text:a xlink:href="https://scontent.fbkk24-1.fna.fbcdn.net/v/t39.30808-6/428653577_376717001973865_3673820845163643653_n.jpg?stp=c0.122.1108.1108a_dst-jpg_s206x206_tt6&amp;_nc_cat=110&amp;ccb=1-7&amp;_nc_sid=50ad20&amp;_nc_ohc=PqJBxFlzPRUQ7kNvgEfATPD&amp;_nc_oc=AdgrWJsMzOkVEVcTsSDYU6UMmiRay2FsdeulN1-9pclb5euKlbYtxL3x7UadqLlcu94Qn4BXVsQMi8RyHoTz1h0_&amp;_nc_zt=23&amp;_nc_ht=scontent.fbkk24-1.fna&amp;_nc_gid=AqKknDIy23D1iwAPzQbHmbV&amp;oh=00_AYCtDOt7L2fvFHIRUPgbiZl5y3ZElt-8FwQR4fvi4vbJeQ&amp;oe=67A7EF16">https://scontent.fbkk24-1.fna.fbcdn.net/v/t39.30808-6/428653577_376717001973865_3673820845163643653_n.jpg?stp=c0.122.1108.1108a_dst-jpg_s206x206_tt6&amp;_nc_cat=110&amp;ccb=1-7&amp;_nc_sid=50ad20&amp;_nc_ohc=PqJBxFlzPRUQ7kNvgEfATPD&amp;_nc_oc=AdgrWJsMzOkVEVcTsSDYU6UMmiRay2FsdeulN1-9pclb5euKlbYtxL3x7UadqLlcu94Qn4BXVsQMi8RyHoTz1h0_&amp;_nc_zt=23&amp;_nc_ht=scontent.fbkk24-1.fna&amp;_nc_gid=AqKknDIy23D1iwAPzQbHmbV&amp;oh=00_AYCtDOt7L2fvFHIRUPgbiZl5y3ZElt-8FwQR4fvi4vbJeQ&amp;oe=67A7EF16</text:a></text:p>
          </table:table-cell>
          <table:table-cell office:value-type="string" table:style-name="ce3">
            <text:p><text:a xlink:href="https://scontent.fbkk24-1.fna.fbcdn.net/v/t39.30808-6/435507450_406105129035052_4174873792404165757_n.jpg?stp=c90.0.540.540a_dst-jpg_s206x206_tt6&amp;_nc_cat=111&amp;ccb=1-7&amp;_nc_sid=50ad20&amp;_nc_ohc=omxpu5FaiX8Q7kNvgGpyOY0&amp;_nc_oc=AdhtS6yjEZhpdwl9P-A4Q1EaaN1Ha2Oj1_CAqYdaCWP15wSNFiwMe45EE78s7drVuaiPoVURmU8N2BxlbpdvBn5u&amp;_nc_zt=23&amp;_nc_ht=scontent.fbkk24-1.fna&amp;_nc_gid=AmhsxoSKl7NTZeKFAOT_AaC&amp;oh=00_AYB0Hwktad-kjjRqImPxeah1VFPjBlgk7AN5pAssUQP_3g&amp;oe=67A7D0F1">https://scontent.fbkk24-1.fna.fbcdn.net/v/t39.30808-6/435507450_406105129035052_4174873792404165757_n.jpg?stp=c90.0.540.540a_dst-jpg_s206x206_tt6&amp;_nc_cat=111&amp;ccb=1-7&amp;_nc_sid=50ad20&amp;_nc_ohc=omxpu5FaiX8Q7kNvgGpyOY0&amp;_nc_oc=AdhtS6yjEZhpdwl9P-A4Q1EaaN1Ha2Oj1_CAqYdaCWP15wSNFiwMe45EE78s7drVuaiPoVURmU8N2BxlbpdvBn5u&amp;_nc_zt=23&amp;_nc_ht=scontent.fbkk24-1.fna&amp;_nc_gid=AmhsxoSKl7NTZeKFAOT_AaC&amp;oh=00_AYB0Hwktad-kjjRqImPxeah1VFPjBlgk7AN5pAssUQP_3g&amp;oe=67A7D0F1</text:a></text:p>
          </table:table-cell>
          <table:table-cell table:number-columns-repeated="2" table:style-name="ce1"/>
          <table:table-cell office:value-type="string" table:style-name="ce1">
            <text:p>https://maps.google.com/maps/contrib/106764474413301732936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และผู้ป่วย บ้านลลิสาพัทยา</text:p>
          </table:table-cell>
          <table:table-cell office:value-type="string" table:style-name="ce1">
            <text:p>ชลบุรี</text:p>
          </table:table-cell>
          <table:table-cell office:value-type="string" table:style-name="ce1">
            <text:p>318/44 หมู่ 12 แกรนด์คอนโดเทล หนองปรืออ, อำเภอบางละมุง ชลบุรี 20150</text:p>
          </table:table-cell>
          <table:table-cell office:value-type="float" office:value="12.9029373881634" table:style-name="ce1">
            <text:p>12.90293739</text:p>
          </table:table-cell>
          <table:table-cell office:value-type="float" office:value="100.86763365376299" table:style-name="ce1">
            <text:p>100.8676337</text:p>
          </table:table-cell>
          <table:table-cell office:value-type="string" table:style-name="ce1">
            <text:p>088 252 4336</text:p>
          </table:table-cell>
          <table:table-cell office:value-type="string" table:style-name="ce3">
            <text:p><text:a xlink:href="https://baanlalisa.com/nursing-home-condo-pattaya/">https://baanlalisa.com/nursing-home-condo-pattaya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8divj17BbyQHZczX7">https://maps.app.goo.gl/8divj17BbyQHZczX7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baanlalisa.com/wp-content/uploads/2023/06/1-2.jpg">https://baanlalisa.com/wp-content/uploads/2023/06/1-2.jpg</text:a></text:p>
          </table:table-cell>
          <table:table-cell office:value-type="string" table:style-name="ce3">
            <text:p><text:a xlink:href="https://baanlalisa.com/wp-content/uploads/2023/06/8.jpg">https://baanlalisa.com/wp-content/uploads/2023/06/8.jpg</text:a></text:p>
          </table:table-cell>
          <table:table-cell office:value-type="string" table:style-name="ce3">
            <text:p><text:a xlink:href="https://baanlalisa.com/wp-content/uploads/2023/06/2-1.jpg">https://baanlalisa.com/wp-content/uploads/2023/06/2-1.jpg</text:a></text:p>
          </table:table-cell>
          <table:table-cell office:value-type="string" table:style-name="ce3">
            <text:p><text:a xlink:href="https://baanlalisa.com/wp-content/uploads/2023/06/6-2.jpg">https://baanlalisa.com/wp-content/uploads/2023/06/6-2.jpg</text:a></text:p>
          </table:table-cell>
          <table:table-cell office:value-type="string" table:style-name="ce3">
            <text:p><text:a xlink:href="https://baanlalisa.com/wp-content/uploads/2023/06/9.jpg">https://baanlalisa.com/wp-content/uploads/2023/06/9.jpg</text:a>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ชลบุรีโฮมแคร์</text:p>
          </table:table-cell>
          <table:table-cell office:value-type="string" table:style-name="ce1">
            <text:p>ชลบุรี</text:p>
          </table:table-cell>
          <table:table-cell office:value-type="string" table:style-name="ce1">
            <text:p>เลขที่ 110 ตำบล มาบไผ่ อำเภอบ้านบึง ชลบุรี</text:p>
          </table:table-cell>
          <table:table-cell office:value-type="float" office:value="13.3848429650307" table:style-name="ce1">
            <text:p>13.38484297</text:p>
          </table:table-cell>
          <table:table-cell office:value-type="float" office:value="101.10264909240701" table:style-name="ce1">
            <text:p>101.1026491</text:p>
          </table:table-cell>
          <table:table-cell office:value-type="string" table:style-name="ce1">
            <text:p>096 940 7766</text:p>
          </table:table-cell>
          <table:table-cell office:value-type="string" table:style-name="ce3">
            <text:p><text:a xlink:href="https://www.facebook.com/ChonburiHomeCare/?locale=th_TH">https://www.facebook.com/ChonburiHomeCare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MHLfiaGQo2ERWYJx7">https://maps.app.goo.gl/MHLfiaGQo2ERWYJx7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www.thaielder.com/datas/nursinghome/527/rooms/1169/room_8_beds_65_sq_m_660bdb5f7940b.jpg">https://www.thaielder.com/datas/nursinghome/527/rooms/1169/room_8_beds_65_sq_m_660bdb5f7940b.jpg</text:a></text:p>
          </table:table-cell>
          <table:table-cell office:value-type="string" table:style-name="ce3">
            <text:p><text:a xlink:href="https://www.thaielder.com/datas/nursinghome/527/rooms/1170/room_1_bed_29_sq_m_660bdb7d062b2.jpg">https://www.thaielder.com/datas/nursinghome/527/rooms/1170/room_1_bed_29_sq_m_660bdb7d062b2.jpg</text:a></text:p>
          </table:table-cell>
          <table:table-cell office:value-type="string" table:style-name="ce3">
            <text:p><text:a xlink:href="https://encrypted-tbn0.gstatic.com/images?q=tbn:ANd9GcSJieqEb_Eq2iXiIKWBwqtcnDRNldu5DGhXpA&amp;s">https://encrypted-tbn0.gstatic.com/images?q=tbn:ANd9GcSJieqEb_Eq2iXiIKWBwqtcnDRNldu5DGhXpA&amp;s</text:a>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4">
            <text:p>ChIJ0eZMaEtLHzER-hEyxFXvk6M</text:p>
          </table:table-cell>
          <table:table-cell office:value-type="string" table:style-name="ce14">
            <text:p>ชัยภูมิ เนอร์สซิ่งโฮม ศูนย์ดูแลผู้สูงอายุหรือผู้มีภาวะพึ่งพิง</text:p>
          </table:table-cell>
          <table:table-cell office:value-type="string" table:style-name="ce14">
            <text:p>ชัยภูมิ</text:p>
          </table:table-cell>
          <table:table-cell office:value-type="string" table:style-name="ce14">
            <text:p>555/2 หมู่บ้านกรีนพร๊อพเพอร์ตี้ ถนนชัยภูมิ-ตาดโตน ตำบล นาฝาย อำเภอเมือง ชัยภูมิ 36000 ประเทศไทย</text:p>
          </table:table-cell>
          <table:table-cell office:value-type="float" office:value="15.8959934" table:style-name="ce14">
            <text:p>15.8959934</text:p>
          </table:table-cell>
          <table:table-cell office:value-type="float" office:value="102.01709719999999" table:style-name="ce14">
            <text:p>102.0170972</text:p>
          </table:table-cell>
          <table:table-cell office:value-type="string" table:style-name="ce14">
            <text:p>092 526 2982</text:p>
          </table:table-cell>
          <table:table-cell office:value-type="string" table:style-name="ce14">
            <text:p>https://www.facebook.com/profile.php?id=100090420542307&amp;mibextid=LQQJ4d</text:p>
          </table:table-cell>
          <table:table-cell office:value-type="string" table:style-name="ce14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5">
            <text:p><text:a xlink:href="https://maps.google.com/?cid=11787027801401594362">https://maps.google.com/?cid=11787027801401594362</text:a></text:p>
          </table:table-cell>
          <table:table-cell office:value-type="float" office:value="25900" table:style-name="ce14">
            <text:p>25900</text:p>
          </table:table-cell>
          <table:table-cell office:value-type="string" table:style-name="ce15">
            <text:p><text:a xlink:href="https://lh5.googleusercontent.com/p/AF1QipOzHtc1evU9B0xSLtvvUts7jc3hu6yMba0g2x-b=w600-h321-p-k-no">https://lh5.googleusercontent.com/p/AF1QipOzHtc1evU9B0xSLtvvUts7jc3hu6yMba0g2x-b=w600-h321-p-k-no</text:a></text:p>
          </table:table-cell>
          <table:table-cell office:value-type="string" table:style-name="ce15">
            <text:p><text:a xlink:href="https://lh5.googleusercontent.com/p/AF1QipMyFE0iyxzmtDDut0vkNm9vS5zNhoNXuOZ49-bs=w600-h988-p-k-no">https://lh5.googleusercontent.com/p/AF1QipMyFE0iyxzmtDDut0vkNm9vS5zNhoNXuOZ49-bs=w600-h988-p-k-no</text:a></text:p>
          </table:table-cell>
          <table:table-cell table:number-columns-repeated="3" table:style-name="ce14"/>
          <table:table-cell office:value-type="string" table:style-name="ce15">
            <text:p><text:a xlink:href="https://maps.google.com/maps/contrib/104659640631463053158">https://maps.google.com/maps/contrib/104659640631463053158</text:a></text:p>
          </table:table-cell>
          <table:table-cell table:number-columns-repeated="16367" table:style-name="ce14"/>
        </table:table-row>
        <table:table-row table:style-name="ro1">
          <table:table-cell table:style-name="ce1"/>
          <table:table-cell office:value-type="string" table:style-name="ce1">
            <text:p>บ้านลลิสาเนอร์ซิ่งโฮม สาขาเชียงราย</text:p>
          </table:table-cell>
          <table:table-cell office:value-type="string" table:style-name="ce1">
            <text:p>เชียงราย</text:p>
          </table:table-cell>
          <table:table-cell office:value-type="string" table:style-name="ce1">
            <text:p>44, ตำบล ห้วยสัก อำเภอเมืองเชียงราย เชียงราย 57000</text:p>
          </table:table-cell>
          <table:table-cell office:value-type="float" office:value="19.844898635597101" table:style-name="ce1">
            <text:p>19.84489864</text:p>
          </table:table-cell>
          <table:table-cell office:value-type="float" office:value="99.897256075302195" table:style-name="ce1">
            <text:p>99.89725608</text:p>
          </table:table-cell>
          <table:table-cell office:value-type="string" table:style-name="ce1">
            <text:p>088 252 4336</text:p>
          </table:table-cell>
          <table:table-cell office:value-type="string" table:style-name="ce3">
            <text:p><text:a xlink:href="https://baanlalisa.com/nursing-home-chiang-rai-thailand/">https://baanlalisa.com/nursing-home-chiang-rai-thailand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7S7soTuLLdkjRkDP8">https://maps.app.goo.gl/7S7soTuLLdkjRkDP8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baanlalisa.com/wp-content/uploads/2023/06/1-4.jpg">https://baanlalisa.com/wp-content/uploads/2023/06/1-4.jpg</text:a></text:p>
          </table:table-cell>
          <table:table-cell office:value-type="string" table:style-name="ce3">
            <text:p><text:a xlink:href="https://baanlalisa.com/wp-content/uploads/2023/06/6-5.jpg">https://baanlalisa.com/wp-content/uploads/2023/06/6-5.jpg</text:a></text:p>
          </table:table-cell>
          <table:table-cell office:value-type="string" table:style-name="ce3">
            <text:p><text:a xlink:href="https://baanlalisa.com/wp-content/uploads/2023/06/8-3.jpg">https://baanlalisa.com/wp-content/uploads/2023/06/8-3.jpg</text:a></text:p>
          </table:table-cell>
          <table:table-cell office:value-type="string" table:style-name="ce3">
            <text:p><text:a xlink:href="https://baanlalisa.com/wp-content/uploads/2023/06/9-2.jpg">https://baanlalisa.com/wp-content/uploads/2023/06/9-2.jpg</text:a>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บ้าน ลลิสา เนอร์สซิ่งโฮมเชียงใหม่ - Baan Lalisa Nursing Home Chiang Mai</text:p>
          </table:table-cell>
          <table:table-cell office:value-type="string" table:style-name="ce1">
            <text:p>เชียงใหม่</text:p>
          </table:table-cell>
          <table:table-cell office:value-type="string" table:style-name="ce1">
            <text:p>125, ตำบลป่าแดด เมือง, เชียงใหม่ 50100</text:p>
          </table:table-cell>
          <table:table-cell office:value-type="float" office:value="18.745329730157099" table:style-name="ce1">
            <text:p>18.74532973</text:p>
          </table:table-cell>
          <table:table-cell office:value-type="float" office:value="98.983733308574699" table:style-name="ce1">
            <text:p>98.98373331</text:p>
          </table:table-cell>
          <table:table-cell office:value-type="string" table:style-name="ce1">
            <text:p>088 252 4336</text:p>
          </table:table-cell>
          <table:table-cell office:value-type="string" table:style-name="ce3">
            <text:p><text:a xlink:href="https://baanlalisa.com/senior-nursing-home-muang-chiang-mai/">https://baanlalisa.com/senior-nursing-home-muang-chiang-mai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GHUmB5Ma4qQ97VTN6">https://maps.app.goo.gl/GHUmB5Ma4qQ97VTN6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baanlalisa.com/wp-content/uploads/2023/06/A-AY7A6249.jpg">https://baanlalisa.com/wp-content/uploads/2023/06/A-AY7A6249.jpg</text:a></text:p>
          </table:table-cell>
          <table:table-cell office:value-type="string" table:style-name="ce3">
            <text:p><text:a xlink:href="https://baanlalisa.com/wp-content/uploads/2023/06/A-AY7A6319.jpg">https://baanlalisa.com/wp-content/uploads/2023/06/A-AY7A6319.jpg</text:a></text:p>
          </table:table-cell>
          <table:table-cell office:value-type="string" table:style-name="ce3">
            <text:p><text:a xlink:href="https://baanlalisa.com/wp-content/uploads/2023/06/A-AY7A6010.jpg">https://baanlalisa.com/wp-content/uploads/2023/06/A-AY7A6010.jpg</text:a></text:p>
          </table:table-cell>
          <table:table-cell office:value-type="string" table:style-name="ce3">
            <text:p><text:a xlink:href="https://baanlalisa.com/wp-content/uploads/2023/06/A-AY7A5637.jpg">https://baanlalisa.com/wp-content/uploads/2023/06/A-AY7A5637.jpg</text:a></text:p>
          </table:table-cell>
          <table:table-cell office:value-type="string" table:style-name="ce3">
            <text:p><text:a xlink:href="https://baanlalisa.com/wp-content/uploads/2023/06/A-AY7A5489.jpg">https://baanlalisa.com/wp-content/uploads/2023/06/A-AY7A5489.jpg</text:a>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ศูนย์ดูแลผู้ป่วยและผู้สูงอายุ ธนรัฎ เฮลท์แคร์ เชียงใหม่</text:p>
          </table:table-cell>
          <table:table-cell office:value-type="string" table:style-name="ce1">
            <text:p>เชียงใหม่</text:p>
          </table:table-cell>
          <table:table-cell office:value-type="string" table:style-name="ce1">
            <text:p>69/65 หมู่ที่ 2 อำเภอดอยสะเก็ด เชียงใหม่ 50220</text:p>
          </table:table-cell>
          <table:table-cell office:value-type="float" office:value="18.8679086455647" table:style-name="ce1">
            <text:p>18.86790865</text:p>
          </table:table-cell>
          <table:table-cell office:value-type="float" office:value="99.082978910170596" table:style-name="ce1">
            <text:p>99.08297891</text:p>
          </table:table-cell>
          <table:table-cell office:value-type="string" table:style-name="ce1">
            <text:p>095 694 4535</text:p>
          </table:table-cell>
          <table:table-cell office:value-type="string" table:style-name="ce3">
            <text:p><text:a xlink:href="https://www.thanarathealthcare.com/">https://www.thanarathealthcar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Jk6t6yq4LWkTR4tL9">https://maps.app.goo.gl/Jk6t6yq4LWkTR4tL9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www.thanarathealthcare.com/wp-content/uploads/2023/10/S__50888860.jpg">https://www.thanarathealthcare.com/wp-content/uploads/2023/10/S__50888860.jpg</text:a></text:p>
          </table:table-cell>
          <table:table-cell office:value-type="string" table:style-name="ce3">
            <text:p><text:a xlink:href="https://www.thanarathealthcare.com/wp-content/uploads/2023/10/%E0%B8%A3%E0%B8%B9%E0%B8%9B%E0%B8%A8%E0%B8%B9%E0%B8%99%E0%B8%A2%E0%B9%8C_%E0%B9%92%E0%B9%93%E0%B9%91%E0%B9%90%E0%B9%90%E0%B9%91_20.jpg">https://www.thanarathealthcare.com/wp-content/uploads/2023/10/%E0%B8%A3%E0%B8%B9%E0%B8%9B%E0%B8%A8%E0%B8%B9%E0%B8%99%E0%B8%A2%E0%B9%8C_%E0%B9%92%E0%B9%93%E0%B9%91%E0%B9%90%E0%B9%90%E0%B9%91_20.jpg</text:a></text:p>
          </table:table-cell>
          <table:table-cell office:value-type="string" table:style-name="ce3">
            <text:p><text:a xlink:href="https://www.thanarathealthcare.com/wp-content/uploads/2023/10/%E0%B8%A3%E0%B8%B9%E0%B8%9B%E0%B8%A8%E0%B8%B9%E0%B8%99%E0%B8%A2%E0%B9%8C_%E0%B9%92%E0%B9%93%E0%B9%91%E0%B9%90%E0%B9%90%E0%B9%91_23.jpg">https://www.thanarathealthcare.com/wp-content/uploads/2023/10/%E0%B8%A3%E0%B8%B9%E0%B8%9B%E0%B8%A8%E0%B8%B9%E0%B8%99%E0%B8%A2%E0%B9%8C_%E0%B9%92%E0%B9%93%E0%B9%91%E0%B9%90%E0%B9%90%E0%B9%91_23.jpg</text:a></text:p>
          </table:table-cell>
          <table:table-cell office:value-type="string" table:style-name="ce3">
            <text:p><text:a xlink:href="https://www.thanarathealthcare.com/wp-content/uploads/2023/10/%E0%B8%A3%E0%B8%B9%E0%B8%9B%E0%B8%A8%E0%B8%B9%E0%B8%99%E0%B8%A2%E0%B9%8C_%E0%B9%92%E0%B9%93%E0%B9%91%E0%B9%90%E0%B9%90%E0%B9%91_41.jpg">https://www.thanarathealthcare.com/wp-content/uploads/2023/10/%E0%B8%A3%E0%B8%B9%E0%B8%9B%E0%B8%A8%E0%B8%B9%E0%B8%99%E0%B8%A2%E0%B9%8C_%E0%B9%92%E0%B9%93%E0%B9%91%E0%B9%90%E0%B9%90%E0%B9%91_41.jpg</text:a></text:p>
          </table:table-cell>
          <table:table-cell office:value-type="string" table:style-name="ce3">
            <text:p><text:a xlink:href="https://www.thanarathealthcare.com/wp-content/uploads/2023/10/%E0%B8%A3%E0%B8%B9%E0%B8%9B%E0%B8%A8%E0%B8%B9%E0%B8%99%E0%B8%A2%E0%B9%8C_%E0%B9%92%E0%B9%93%E0%B9%91%E0%B9%90%E0%B9%90%E0%B9%91_28.jpg">https://www.thanarathealthcare.com/wp-content/uploads/2023/10/%E0%B8%A3%E0%B8%B9%E0%B8%9B%E0%B8%A8%E0%B8%B9%E0%B8%99%E0%B8%A2%E0%B9%8C_%E0%B9%92%E0%B9%93%E0%B9%91%E0%B9%90%E0%B9%90%E0%B9%91_28.jpg</text:a>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hIJBVueRkGT4jAR4Odzo0L3HSw</text:p>
          </table:table-cell>
          <table:table-cell office:value-type="string" table:style-name="ce1">
            <text:p>บ้านศาลายา เฮลท์แคร์</text:p>
          </table:table-cell>
          <table:table-cell office:value-type="string" table:style-name="ce1">
            <text:p>นครปฐม</text:p>
          </table:table-cell>
          <table:table-cell office:value-type="string" table:style-name="ce1">
            <text:p>29/32 หมู่5 ถนนศาลายา - บางภาษี ตำบล ศาลายา อำเภอพุทธมณฑล นครปฐม 73170 ประเทศไทย</text:p>
          </table:table-cell>
          <table:table-cell office:value-type="float" office:value="13.810685599999999" table:style-name="ce1">
            <text:p>13.8106856</text:p>
          </table:table-cell>
          <table:table-cell office:value-type="float" office:value="100.32218810000001" table:style-name="ce1">
            <text:p>100.3221881</text:p>
          </table:table-cell>
          <table:table-cell office:value-type="string" table:style-name="ce1">
            <text:p>098 398 7916</text:p>
          </table:table-cell>
          <table:table-cell office:value-type="string" table:style-name="ce3">
            <text:p><text:a xlink:href="https://www.facebook.com/p/%E0%B8%A8%E0%B8%B9%E0%B8%99%E0%B8%A2%E0%B9%8C%E0%B8%94%E0%B8%B9%E0%B9%81%E0%B8%A5%E0%B8%9C%E0%B8%B9%E0%B9%89%E0%B8%AA%E0%B8%B9%E0%B8%87%E0%B8%AD%E0%B8%B2%E0%B8%A2%E0%B8%B8-%E0%B8%9A%E0%B9%89%E0%B8%B2%E0%B8%99%E0%B8%A8%E0%B8%B2%E0%B8%A5%E0%B8%B2%E0%B8%A2%E0%B8%B2-%E0%B9%80%E0%B8%AE%E0%B8%A5%E0%B8%97%E0%B9%8C%E0%B9%81%E0%B8%84%E0%B8%A3%E0%B9%8C-100066609236083/">https://www.facebook.com/p/%E0%B8%A8%E0%B8%B9%E0%B8%99%E0%B8%A2%E0%B9%8C%E0%B8%94%E0%B8%B9%E0%B9%81%E0%B8%A5%E0%B8%9C%E0%B8%B9%E0%B9%89%E0%B8%AA%E0%B8%B9%E0%B8%87%E0%B8%AD%E0%B8%B2%E0%B8%A2%E0%B8%B8-%E0%B8%9A%E0%B9%89%E0%B8%B2%E0%B8%99%E0%B8%A8%E0%B8%B2%E0%B8%A5%E0%B8%B2%E0%B8%A2%E0%B8%B2-%E0%B9%80%E0%B8%AE%E0%B8%A5%E0%B8%97%E0%B9%8C%E0%B9%81%E0%B8%84%E0%B8%A3%E0%B9%8C-100066609236083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3178968777575622624</text:p>
          </table:table-cell>
          <table:table-cell office:value-type="float" office:value="15000" table:style-name="ce1">
            <text:p>15000</text:p>
          </table:table-cell>
          <table:table-cell office:value-type="string" table:style-name="ce3">
            <text:p><text:a xlink:href="https://lh3.googleusercontent.com/p/AF1QipMbQ-A5mQHxCXPqW8s3FK_wFlnqhKqIHyfYhOQf=s680-w680-h510">https://lh3.googleusercontent.com/p/AF1QipMbQ-A5mQHxCXPqW8s3FK_wFlnqhKqIHyfYhOQf=s680-w680-h510</text:a></text:p>
          </table:table-cell>
          <table:table-cell table:number-columns-repeated="4" table:style-name="ce1"/>
          <table:table-cell office:value-type="string" table:style-name="ce1">
            <text:p>https://maps.google.com/maps/contrib/10218584347200955419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NTE-J1aV4jARvlLvyjoAk-k</text:p>
          </table:table-cell>
          <table:table-cell office:value-type="string" table:style-name="ce1">
            <text:p>ศูนย์ดูแล ผู้สูงอายุ บ้านริมสวน เนอร์สซิ่งโฮม ศาลายา</text:p>
          </table:table-cell>
          <table:table-cell office:value-type="string" table:style-name="ce1">
            <text:p>นครปฐม</text:p>
          </table:table-cell>
          <table:table-cell office:value-type="string" table:style-name="ce1">
            <text:p>30 หมู่ 6 ซอย ถนน เลียบคลองวัฒนา ตำบล บางกระทึก อำเภอสามพราน นครปฐม 73210 ประเทศไทย</text:p>
          </table:table-cell>
          <table:table-cell office:value-type="float" office:value="13.7797255" table:style-name="ce1">
            <text:p>13.7797255</text:p>
          </table:table-cell>
          <table:table-cell office:value-type="float" office:value="100.29577190000001" table:style-name="ce1">
            <text:p>100.2957719</text:p>
          </table:table-cell>
          <table:table-cell office:value-type="string" table:style-name="ce1">
            <text:p>085 331 3030</text:p>
          </table:table-cell>
          <table:table-cell office:value-type="string" table:style-name="ce3">
            <text:p><text:a xlink:href="https://www.facebook.com/Baanrimsuannn.salaya/">https://www.facebook.com/Baanrimsuannn.salaya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6830796484926460606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lh5.googleusercontent.com/p/AF1QipOEN9w5wKW5e-5PkRcNpjIsKP7gjyy5cTn__hov=w600-h485-p-k-no">https://lh5.googleusercontent.com/p/AF1QipOEN9w5wKW5e-5PkRcNpjIsKP7gjyy5cTn__hov=w600-h485-p-k-no</text:a></text:p>
          </table:table-cell>
          <table:table-cell office:value-type="string" table:style-name="ce3">
            <text:p><text:a xlink:href="https://lh5.googleusercontent.com/p/AF1QipPZ1l6ljW0Kd1ssF9BcEN4m0kq-WgfH9UKzOTBM=w600-h485-p-k-no">https://lh5.googleusercontent.com/p/AF1QipPZ1l6ljW0Kd1ssF9BcEN4m0kq-WgfH9UKzOTBM=w600-h485-p-k-no</text:a></text:p>
          </table:table-cell>
          <table:table-cell table:number-columns-repeated="3" table:style-name="ce1"/>
          <table:table-cell office:value-type="string" table:style-name="ce3">
            <text:p><text:a xlink:href="https://maps.google.com/maps/contrib/100242447259309995206">https://maps.google.com/maps/contrib/100242447259309995206</text:a>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กาสะลอง เนอร์สซิ่งโฮม (สาขา นครปฐม)</text:p>
          </table:table-cell>
          <table:table-cell office:value-type="string" table:style-name="ce1">
            <text:p>นครปฐม</text:p>
          </table:table-cell>
          <table:table-cell office:value-type="string" table:style-name="ce1">
            <text:p>เลขที่ 183 พระประโทน อำเภอเมืองนครปฐม นครปฐม 73000</text:p>
          </table:table-cell>
          <table:table-cell office:value-type="float" office:value="13.8234182399367" table:style-name="ce1">
            <text:p>13.82341824</text:p>
          </table:table-cell>
          <table:table-cell office:value-type="float" office:value="100.08295994212099" table:style-name="ce10">
            <text:p>100.0829599</text:p>
          </table:table-cell>
          <table:table-cell office:value-type="string" table:style-name="ce1">
            <text:p>098 291 7216</text:p>
          </table:table-cell>
          <table:table-cell office:value-type="string" table:style-name="ce3">
            <text:p><text:a xlink:href="https://www.kasalongnursinghome.com/">https://www.kasalongnursinghome.com/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vFs5Gmfa8ezhnttd7">https://maps.app.goo.gl/vFs5Gmfa8ezhnttd7</text:a></text:p>
          </table:table-cell>
          <table:table-cell office:value-type="float" office:value="29000" table:style-name="ce1">
            <text:p>29000</text:p>
          </table:table-cell>
          <table:table-cell office:value-type="string" table:style-name="ce3">
            <text:p><text:a xlink:href="https://image.makewebcdn.com/makeweb/m_1920x0/kHxVKiIbv/DefaultData/20231022_181905.jpg?v=202405291424">https://image.makewebcdn.com/makeweb/m_1920x0/kHxVKiIbv/DefaultData/20231022_181905.jpg?v=202405291424</text:a></text:p>
          </table:table-cell>
          <table:table-cell office:value-type="string" table:style-name="ce3">
            <text:p><text:a xlink:href="https://image.makewebcdn.com/makeweb/m_1920x0/kHxVKiIbv/DefaultData/MTXX_MR20231125_201400171_1.jpg?v=202405291424">https://image.makewebcdn.com/makeweb/m_1920x0/kHxVKiIbv/DefaultData/MTXX_MR20231125_201400171_1.jpg?v=202405291424</text:a></text:p>
          </table:table-cell>
          <table:table-cell office:value-type="string" table:style-name="ce3">
            <text:p><text:a xlink:href="https://image.makewebcdn.com/makeweb/m_1920x0/kHxVKiIbv/DefaultData/20231028_162254.jpg?v=202405291424">https://image.makewebcdn.com/makeweb/m_1920x0/kHxVKiIbv/DefaultData/20231028_162254.jpg?v=202405291424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บ้านลลิสา ศาลายา เนอร์สซิ่งโฮม ดูแล ผู้สูงอายุ ผู้ป่วย</text:p>
          </table:table-cell>
          <table:table-cell office:value-type="string" table:style-name="ce1">
            <text:p>นครปฐม</text:p>
          </table:table-cell>
          <table:table-cell office:value-type="string" table:style-name="ce1">
            <text:p>ตำบล ศาลายา อำเภอพุทธมณฑล นครปฐม 73170</text:p>
          </table:table-cell>
          <table:table-cell office:value-type="float" office:value="13.923322904441701" table:style-name="ce1">
            <text:p>13.9233229</text:p>
          </table:table-cell>
          <table:table-cell office:value-type="float" office:value="100.63271124392899" table:style-name="ce1">
            <text:p>100.6327112</text:p>
          </table:table-cell>
          <table:table-cell office:value-type="string" table:style-name="ce1">
            <text:p>089 893 5389</text:p>
          </table:table-cell>
          <table:table-cell office:value-type="string" table:style-name="ce3">
            <text:p><text:a xlink:href="https://www.facebook.com/baanlalisa">https://www.facebook.com/baanlalisa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RR6RDwSYNaiVpM5m9">https://maps.app.goo.gl/RR6RDwSYNaiVpM5m9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baanlalisa.com/wp-content/uploads/2023/06/20210603_144245.jpg">https://baanlalisa.com/wp-content/uploads/2023/06/20210603_144245.jpg</text:a></text:p>
          </table:table-cell>
          <table:table-cell office:value-type="string" table:style-name="ce3">
            <text:p><text:a xlink:href="https://baanlalisa.com/wp-content/uploads/2023/06/20210603_125922.jpg">https://baanlalisa.com/wp-content/uploads/2023/06/20210603_125922.jpg</text:a></text:p>
          </table:table-cell>
          <table:table-cell office:value-type="string" table:style-name="ce3">
            <text:p><text:a xlink:href="https://baanlalisa.com/wp-content/uploads/2023/06/21.jpg">https://baanlalisa.com/wp-content/uploads/2023/06/21.jpg</text:a></text:p>
          </table:table-cell>
          <table:table-cell office:value-type="string" table:style-name="ce3">
            <text:p><text:a xlink:href="https://baanlalisa.com/wp-content/uploads/2023/06/6.jpg">https://baanlalisa.com/wp-content/uploads/2023/06/6.jpg</text:a></text:p>
          </table:table-cell>
          <table:table-cell office:value-type="string" table:style-name="ce3">
            <text:p><text:a xlink:href="https://baanlalisa.com/wp-content/uploads/2023/06/20210603_140947.jpg">https://baanlalisa.com/wp-content/uploads/2023/06/20210603_140947.jpg</text:a>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hIJnR441nmtHjERIV90sGyTRlU</text:p>
          </table:table-cell>
          <table:table-cell office:value-type="string" table:style-name="ce1">
            <text:p>ศูนย์ดูแลผู้สูงอายุนครราชสีมา รีสอร์ท (ในเครือศูนย์ดูแลผู้สูงอายุกรุงเทพฯ)</text:p>
          </table:table-cell>
          <table:table-cell office:value-type="string" table:style-name="ce1">
            <text:p>นครราชสีมา</text:p>
          </table:table-cell>
          <table:table-cell office:value-type="string" table:style-name="ce1">
            <text:p>263 ตำบลไชยมงคล เมือง นครราชสีมา 30000 ประเทศไทย</text:p>
          </table:table-cell>
          <table:table-cell office:value-type="float" office:value="14.8549653" table:style-name="ce1">
            <text:p>14.8549653</text:p>
          </table:table-cell>
          <table:table-cell office:value-type="float" office:value="102.0337301" table:style-name="ce1">
            <text:p>102.0337301</text:p>
          </table:table-cell>
          <table:table-cell office:value-type="string" table:style-name="ce1">
            <text:p>099 169 9226</text:p>
          </table:table-cell>
          <table:table-cell office:value-type="string" table:style-name="ce1">
            <text:p>http://www.elderlycarebangkok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6144760836619788065</text:p>
          </table:table-cell>
          <table:table-cell office:value-type="float" office:value="23000" table:style-name="ce1">
            <text:p>23000</text:p>
          </table:table-cell>
          <table:table-cell office:value-type="string" table:style-name="ce3">
            <text:p><text:a xlink:href="https://scontent.fbkk28-1.fna.fbcdn.net/v/t39.30808-6/425750342_864432169036310_7939824621111778554_n.jpg?_nc_cat=104&amp;ccb=1-7&amp;_nc_sid=833d8c&amp;_nc_ohc=vrZsEuIlc0sQ7kNvgGASv1P&amp;_nc_oc=Adi5nlFmUVrTVU1PuA7VQjvg6m8eSoLQlgXb4Up9n1G72A0XpAIJjZ_7TgfRWR2su3ND8ueC5N1YiK1ON_ZgEfT1&amp;_nc_zt=23&amp;_nc_ht=scontent.fbkk28-1.fna&amp;_nc_gid=A8al3FAqTLMeKcJ9bzY1Aln&amp;oh=00_AYCzSBUkL7wcx9e3A8WMP7uSsyicbouJGiUfjA3Mh2lFeQ&amp;oe=679FA938">https://scontent.fbkk28-1.fna.fbcdn.net/v/t39.30808-6/425750342_864432169036310_7939824621111778554_n.jpg?_nc_cat=104&amp;ccb=1-7&amp;_nc_sid=833d8c&amp;_nc_ohc=vrZsEuIlc0sQ7kNvgGASv1P&amp;_nc_oc=Adi5nlFmUVrTVU1PuA7VQjvg6m8eSoLQlgXb4Up9n1G72A0XpAIJjZ_7TgfRWR2su3ND8ueC5N1YiK1ON_ZgEfT1&amp;_nc_zt=23&amp;_nc_ht=scontent.fbkk28-1.fna&amp;_nc_gid=A8al3FAqTLMeKcJ9bzY1Aln&amp;oh=00_AYCzSBUkL7wcx9e3A8WMP7uSsyicbouJGiUfjA3Mh2lFeQ&amp;oe=679FA938</text:a></text:p>
          </table:table-cell>
          <table:table-cell table:number-columns-repeated="4" table:style-name="ce1"/>
          <table:table-cell office:value-type="string" table:style-name="ce3">
            <text:p><text:a xlink:href="https://maps.google.com/maps/contrib/109223455186594053860">https://maps.google.com/maps/contrib/109223455186594053860</text:a>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ChIJ5wlg4VFLGTEReIhHa7q6B7Y</text:p>
          </table:table-cell>
          <table:table-cell office:value-type="string" table:style-name="ce14">
            <text:p>บ้านแสนรัก เนอร์สซิ่งโฮม โคราช</text:p>
          </table:table-cell>
          <table:table-cell office:value-type="string" table:style-name="ce14">
            <text:p>นครราชสีมา</text:p>
          </table:table-cell>
          <table:table-cell office:value-type="string" table:style-name="ce14">
            <text:p>เลขที่ 1090 หมู่บ้านอรุณชัยเคหะ ตำบล จอหอ อำเภอเมืองนครราชสีมา นครราชสีมา 30000 ประเทศไทย</text:p>
          </table:table-cell>
          <table:table-cell office:value-type="float" office:value="15.0389854" table:style-name="ce14">
            <text:p>15.0389854</text:p>
          </table:table-cell>
          <table:table-cell office:value-type="float" office:value="102.13347659999999" table:style-name="ce14">
            <text:p>102.1334766</text:p>
          </table:table-cell>
          <table:table-cell office:value-type="string" table:style-name="ce14">
            <text:p>065 469 9569</text:p>
          </table:table-cell>
          <table:table-cell office:value-type="string" table:style-name="ce14">
            <text:p>https://baansanrak.com/</text:p>
          </table:table-cell>
          <table:table-cell office:value-type="string" table:style-name="ce14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4">
            <text:p>https://maps.google.com/?cid=13116657749566392440</text:p>
          </table:table-cell>
          <table:table-cell office:value-type="float" office:value="13000" table:style-name="ce14">
            <text:p>13000</text:p>
          </table:table-cell>
          <table:table-cell office:value-type="string" table:style-name="ce15">
            <text:p><text:a xlink:href="https://scontent.fbkk28-1.fna.fbcdn.net/v/t39.30808-6/462185873_122174888744218455_4134927572611393863_n.jpg?_nc_cat=107&amp;ccb=1-7&amp;_nc_sid=833d8c&amp;_nc_ohc=zqUhFyEgLqkQ7kNvgEH003C&amp;_nc_oc=AdhHez_sVwEy4o8r9pjOkqGHbcxEAbx9a5UFEF7oeeNIwwFbPykvfXacvJ6uIkt1kCpGOeMoaURlXeFFhh4ToQup&amp;_nc_zt=23&amp;_nc_ht=scontent.fbkk28-1.fna&amp;_nc_gid=AYQj1asOAevrdBEf-Dn16c5&amp;oh=00_AYAG5O2grTJfqBfhHr2N5_3Ywhk81YbjfN4-mW-vyzaf9w&amp;oe=679FA8BC">https://scontent.fbkk28-1.fna.fbcdn.net/v/t39.30808-6/462185873_122174888744218455_4134927572611393863_n.jpg?_nc_cat=107&amp;ccb=1-7&amp;_nc_sid=833d8c&amp;_nc_ohc=zqUhFyEgLqkQ7kNvgEH003C&amp;_nc_oc=AdhHez_sVwEy4o8r9pjOkqGHbcxEAbx9a5UFEF7oeeNIwwFbPykvfXacvJ6uIkt1kCpGOeMoaURlXeFFhh4ToQup&amp;_nc_zt=23&amp;_nc_ht=scontent.fbkk28-1.fna&amp;_nc_gid=AYQj1asOAevrdBEf-Dn16c5&amp;oh=00_AYAG5O2grTJfqBfhHr2N5_3Ywhk81YbjfN4-mW-vyzaf9w&amp;oe=679FA8BC</text:a></text:p>
          </table:table-cell>
          <table:table-cell office:value-type="string" table:style-name="ce15">
            <text:p><text:a xlink:href="https://scontent.fbkk28-1.fna.fbcdn.net/v/t39.30808-6/472599869_122192238440218455_5313180659680649316_n.jpg?_nc_cat=106&amp;ccb=1-7&amp;_nc_sid=833d8c&amp;_nc_ohc=qXIPfZo7LygQ7kNvgG8c7rQ&amp;_nc_oc=Adh4jBnnktTOHpczAzMBbOj2Bql0NyIiJnF1Z_HKs3e8u_xv1X4acOP6IYocgJitBtbqkrY6u5iKdt67GC22HGxo&amp;_nc_zt=23&amp;_nc_ht=scontent.fbkk28-1.fna&amp;_nc_gid=Aqb_EAutiif0irw1-NE9qg8&amp;oh=00_AYA9qrd42RFyG_bhNJmOhYzJsq04NfNPpIaU2fEyB93GqQ&amp;oe=679FDAC7">https://scontent.fbkk28-1.fna.fbcdn.net/v/t39.30808-6/472599869_122192238440218455_5313180659680649316_n.jpg?_nc_cat=106&amp;ccb=1-7&amp;_nc_sid=833d8c&amp;_nc_ohc=qXIPfZo7LygQ7kNvgG8c7rQ&amp;_nc_oc=Adh4jBnnktTOHpczAzMBbOj2Bql0NyIiJnF1Z_HKs3e8u_xv1X4acOP6IYocgJitBtbqkrY6u5iKdt67GC22HGxo&amp;_nc_zt=23&amp;_nc_ht=scontent.fbkk28-1.fna&amp;_nc_gid=Aqb_EAutiif0irw1-NE9qg8&amp;oh=00_AYA9qrd42RFyG_bhNJmOhYzJsq04NfNPpIaU2fEyB93GqQ&amp;oe=679FDAC7</text:a></text:p>
          </table:table-cell>
          <table:table-cell table:number-columns-repeated="3" table:style-name="ce14"/>
          <table:table-cell office:value-type="string" table:style-name="ce15">
            <text:p><text:a xlink:href="https://maps.google.com/maps/contrib/111875240450526459293">https://maps.google.com/maps/contrib/111875240450526459293</text:a></text:p>
          </table:table-cell>
          <table:table-cell table:number-columns-repeated="16367" table:style-name="ce14"/>
        </table:table-row>
        <table:table-row table:style-name="ro1">
          <table:table-cell office:value-type="string" table:style-name="ce4">
            <text:p>ChIJJR-RZLZMGTERf5sS4ItjADA</text:p>
          </table:table-cell>
          <table:table-cell office:value-type="string" table:style-name="ce4">
            <text:p>บ้านผู้สูงอายุราชสีมา Home for the Aged Ratchasima</text:p>
          </table:table-cell>
          <table:table-cell office:value-type="string" table:style-name="ce4">
            <text:p>นครราชสีมา</text:p>
          </table:table-cell>
          <table:table-cell office:value-type="string" table:style-name="ce12">
            <text:p>892 ถนน เดชอุดม ตำบลในเมือง อำเภอเมืองนครราชสีมา นครราชสีมา 30000 ประเทศไทย</text:p>
          </table:table-cell>
          <table:table-cell office:value-type="float" office:value="14.9690805" table:style-name="ce4">
            <text:p>14.9690805</text:p>
          </table:table-cell>
          <table:table-cell office:value-type="float" office:value="102.0784251" table:style-name="ce4">
            <text:p>102.0784251</text:p>
          </table:table-cell>
          <table:table-cell office:value-type="string" table:style-name="ce4">
            <text:p>044 957 260</text:p>
          </table:table-cell>
          <table:table-cell office:value-type="string" table:style-name="ce4">
            <text:p>http://www.camilliancarekorat.org/</text:p>
          </table:table-cell>
          <table:table-cell office:value-type="string" table:style-name="ce4">
            <text:p>['วันจันทร์: 8:00–17:00', 'วันอังคาร: 8:00–17:00', 'วันพุธ: 8:00–17:00', 'วันพฤหัสบดี: 8:00–17:00', 'วันศุกร์: 8:00–17:00', 'วันเสาร์: 8:00–17:00', 'วันอาทิตย์: 8:00–17:00']</text:p>
          </table:table-cell>
          <table:table-cell office:value-type="string" table:style-name="ce4">
            <text:p>https://maps.google.com/?cid=3458873966231460735</text:p>
          </table:table-cell>
          <table:table-cell office:value-type="float" office:value="29000" table:style-name="ce4">
            <text:p>29000</text:p>
          </table:table-cell>
          <table:table-cell office:value-type="string" table:style-name="ce5">
            <text:p><text:a xlink:href="https://i.ytimg.com/vi/S4hnrsLoG34/maxresdefault.jpg">https://i.ytimg.com/vi/S4hnrsLoG34/maxresdefault.jpg</text:a></text:p>
          </table:table-cell>
          <table:table-cell office:value-type="string" table:style-name="ce5">
            <text:p><text:a xlink:href="https://lh5.googleusercontent.com/p/AF1QipNYQLuh59Oj4vp_uVuVWlwjdaINnACVtXBvnG3K=w600-h650-p-k-no">https://lh5.googleusercontent.com/p/AF1QipNYQLuh59Oj4vp_uVuVWlwjdaINnACVtXBvnG3K=w600-h650-p-k-no</text:a></text:p>
          </table:table-cell>
          <table:table-cell table:number-columns-repeated="3" table:style-name="ce4"/>
          <table:table-cell office:value-type="string" table:style-name="ce5">
            <text:p><text:a xlink:href="https://maps.google.com/maps/contrib/117256876998863053144">https://maps.google.com/maps/contrib/117256876998863053144</text:a>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นครศรีเนอสซิ่งโฮม</text:p>
          </table:table-cell>
          <table:table-cell office:value-type="string" table:style-name="ce1">
            <text:p>นครศรีธรรมราช</text:p>
          </table:table-cell>
          <table:table-cell office:value-type="string" table:style-name="ce1">
            <text:p>ตำบล ในเมือง อำเภอเมืองนครศรีธรรมราช นครศรีธรรมราช 80000</text:p>
          </table:table-cell>
          <table:table-cell office:value-type="float" office:value="8.4164263217383599" table:style-name="ce1">
            <text:p>8.416426322</text:p>
          </table:table-cell>
          <table:table-cell office:value-type="float" office:value="99.974352436839496" table:style-name="ce1">
            <text:p>99.97435244</text:p>
          </table:table-cell>
          <table:table-cell office:value-type="string" table:style-name="ce1">
            <text:p>065 663 6289</text:p>
          </table:table-cell>
          <table:table-cell office:value-type="string" table:style-name="ce3">
            <text:p><text:a xlink:href="https://www.facebook.com/p/นครศรีเนอสซิ่งโฮม-100069151310400/">https://www.facebook.com/p/นครศรีเนอสซิ่งโฮม-100069151310400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7EYraT3KJHVNw7mM7">https://maps.app.goo.gl/7EYraT3KJHVNw7mM7</text:a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3">
            <text:p><text:a xlink:href="https://www.thaielder.com/datas/nursinghome/494/other/nakhon_si_nursing_home_660631ae97833.jpg">https://www.thaielder.com/datas/nursinghome/494/other/nakhon_si_nursing_home_660631ae97833.jpg</text:a></text:p>
          </table:table-cell>
          <table:table-cell office:value-type="string" table:style-name="ce3">
            <text:p><text:a xlink:href="https://www.thaielder.com/datas/nursinghome/494/other/nakhon_si_nursing_home_660631ae57fe9.jpg">https://www.thaielder.com/datas/nursinghome/494/other/nakhon_si_nursing_home_660631ae57fe9.jpg</text:a>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อารียาโฮมแคร์</text:p>
          </table:table-cell>
          <table:table-cell office:value-type="string" table:style-name="ce1">
            <text:p>นครศรีธรรมราช</text:p>
          </table:table-cell>
          <table:table-cell office:value-type="string" table:style-name="ce1">
            <text:p>ซอย เสรีภาพ ตำบล ท่าวัง อำเภอเมืองนครศรีธรรมราช นครศรีธรรมราช 80000</text:p>
          </table:table-cell>
          <table:table-cell office:value-type="float" office:value="8.4446799015606206" table:style-name="ce1">
            <text:p>8.444679902</text:p>
          </table:table-cell>
          <table:table-cell office:value-type="float" office:value="99.974427209035198" table:style-name="ce1">
            <text:p>99.97442721</text:p>
          </table:table-cell>
          <table:table-cell office:value-type="string" table:style-name="ce1">
            <text:p>063 078 2826</text:p>
          </table:table-cell>
          <table:table-cell office:value-type="string" table:style-name="ce3">
            <text:p><text:a xlink:href="https://powerblue2007.wixsite.com/areeyahomecare">https://powerblue2007.wixsite.com/areeyahomecare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app.goo.gl/MiSu7k6TAfdccsvGA">https://maps.app.goo.gl/MiSu7k6TAfdccsvGA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lh3.googleusercontent.com/p/AF1QipNYx2a3QoQKj6ksZ8l1QjyV400_HXjA1-sJKqVW=s1360-w1360-h1020">https://lh3.googleusercontent.com/p/AF1QipNYx2a3QoQKj6ksZ8l1QjyV400_HXjA1-sJKqVW=s1360-w1360-h1020</text:a></text:p>
          </table:table-cell>
          <table:table-cell office:value-type="string" table:style-name="ce3">
            <text:p><text:a xlink:href="https://lh3.googleusercontent.com/p/AF1QipPNRpJrjuwhdMJpHCBJuW1LaPgyegJEzsiK9Uo_=s1360-w1360-h1020">https://lh3.googleusercontent.com/p/AF1QipPNRpJrjuwhdMJpHCBJuW1LaPgyegJEzsiK9Uo_=s1360-w1360-h1020</text:a></text:p>
          </table:table-cell>
          <table:table-cell office:value-type="string" table:style-name="ce3">
            <text:p><text:a xlink:href="https://lh3.googleusercontent.com/p/AF1QipP587xZ-bDlwAvxoqZirN-yLWSqV72H8PuccwcU=s1360-w1360-h1020">https://lh3.googleusercontent.com/p/AF1QipP587xZ-bDlwAvxoqZirN-yLWSqV72H8PuccwcU=s1360-w1360-h1020</text:a>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hIJL4avRItQ4DARIHwshHoT9Kc</text:p>
          </table:table-cell>
          <table:table-cell office:value-type="string" table:style-name="ce1">
            <text:p>บ้านสวนธรรมชาติ เฮลท์แคร์</text:p>
          </table:table-cell>
          <table:table-cell office:value-type="string" table:style-name="ce1">
            <text:p>นครสวรรค์</text:p>
          </table:table-cell>
          <table:table-cell office:value-type="string" table:style-name="ce8">
            <text:p>ตำบล หนองกรด อำเภอเมืองนครสวรรค์ นครสวรรค์ 60240 ประเทศไทย</text:p>
          </table:table-cell>
          <table:table-cell office:value-type="float" office:value="15.7159929" table:style-name="ce1">
            <text:p>15.7159929</text:p>
          </table:table-cell>
          <table:table-cell office:value-type="float" office:value="100.0311296" table:style-name="ce1">
            <text:p>100.0311296</text:p>
          </table:table-cell>
          <table:table-cell office:value-type="string" table:style-name="ce1">
            <text:p>081 740 4664</text:p>
          </table:table-cell>
          <table:table-cell office:value-type="string" table:style-name="ce3">
            <text:p><text:a xlink:href="https://www.facebook.com/p/%E0%B8%9A%E0%B9%89%E0%B8%B2%E0%B8%99%E0%B8%AA%E0%B8%A7%E0%B8%99%E0%B8%98%E0%B8%A3%E0%B8%A3%E0%B8%A1%E0%B8%8A%E0%B8%B2%E0%B8%95%E0%B8%B4-%E0%B9%80%E0%B8%AE%E0%B8%A5%E0%B8%97%E0%B9%8C%E0%B9%81%E0%B8%84%E0%B8%A3%E0%B9%8C-100049748746279/">https://www.facebook.com/p/%E0%B8%9A%E0%B9%89%E0%B8%B2%E0%B8%99%E0%B8%AA%E0%B8%A7%E0%B8%99%E0%B8%98%E0%B8%A3%E0%B8%A3%E0%B8%A1%E0%B8%8A%E0%B8%B2%E0%B8%95%E0%B8%B4-%E0%B9%80%E0%B8%AE%E0%B8%A5%E0%B8%97%E0%B9%8C%E0%B9%81%E0%B8%84%E0%B8%A3%E0%B9%8C-100049748746279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2102319515575811104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www.thaielder.com/datas/nursinghome/528/preview_baan_suan_thammachat_health_care_660bdd956979e.jpg">https://www.thaielder.com/datas/nursinghome/528/preview_baan_suan_thammachat_health_care_660bdd956979e.jpg</text:a></text:p>
          </table:table-cell>
          <table:table-cell table:number-columns-repeated="4" table:style-name="ce1"/>
          <table:table-cell office:value-type="string" table:style-name="ce3">
            <text:p><text:a xlink:href="https://maps.google.com/maps/contrib/110743862571792120633">https://maps.google.com/maps/contrib/110743862571792120633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M4opOMBP4DARe2t70jVH2-E</text:p>
          </table:table-cell>
          <table:table-cell office:value-type="string" table:style-name="ce1">
            <text:p>ศูนย์ดูแลผู้สูงอายุ ประชารักษ์ เนอร์สซิงโฮม สาขา 1</text:p>
          </table:table-cell>
          <table:table-cell office:value-type="string" table:style-name="ce1">
            <text:p>นครสวรรค์</text:p>
          </table:table-cell>
          <table:table-cell office:value-type="string" table:style-name="ce8">
            <text:p>ตำบลวัดไทร อำเภอเมืองนครสวรรค์ นครสวรรค์ 60000 ประเทศไทย</text:p>
          </table:table-cell>
          <table:table-cell office:value-type="float" office:value="15.7103149" table:style-name="ce1">
            <text:p>15.7103149</text:p>
          </table:table-cell>
          <table:table-cell office:value-type="float" office:value="100.10103839999999" table:style-name="ce1">
            <text:p>100.1010384</text:p>
          </table:table-cell>
          <table:table-cell office:value-type="string" table:style-name="ce1">
            <text:p>081 888 7791</text:p>
          </table:table-cell>
          <table:table-cell office:value-type="string" table:style-name="ce1">
            <text:p>https://www.facebook.com/profile.php?id=100063753061777</text:p>
          </table:table-cell>
          <table:table-cell office:value-type="string" table:style-name="ce1">
            <text:p>['วันจันทร์: 8:30–17:00', 'วันอังคาร: 8:30–17:00', 'วันพุธ: 8:30–17:00', 'วันพฤหัสบดี: 8:30–17:00', 'วันศุกร์: 8:30–17:00', 'วันเสาร์: 8:30–15:30', 'วันอาทิตย์: 8:30–15:30']</text:p>
          </table:table-cell>
          <table:table-cell office:value-type="string" table:style-name="ce1">
            <text:p>https://maps.google.com/?cid=16274679974923561851</text:p>
          </table:table-cell>
          <table:table-cell office:value-type="float" office:value="16000" table:style-name="ce1">
            <text:p>16000</text:p>
          </table:table-cell>
          <table:table-cell office:value-type="string" table:style-name="ce3">
            <text:p><text:a xlink:href="https://scontent.fbkk28-1.fna.fbcdn.net/v/t39.30808-6/474800538_1142179644583794_2535940465106997110_n.jpg?_nc_cat=108&amp;ccb=1-7&amp;_nc_sid=127cfc&amp;_nc_ohc=U3Dsr3kcP9wQ7kNvgFzdUeo&amp;_nc_oc=AdhlbdExo8PA1RlDti6IJP2D6IB7qYMDGCSDoMlA3IszTZEzMHyy0opk8b8EEK5vJUb9DzyKnvWJsU_vzyDtRjUJ&amp;_nc_zt=23&amp;_nc_ht=scontent.fbkk28-1.fna&amp;_nc_gid=AosfOCw21MQXO9ygGNNHda1&amp;oh=00_AYCeo6v5y0C8ubyM_JG35D9Smy2Beybaetdgf7ptxmUKBQ&amp;oe=679FEF65">https://scontent.fbkk28-1.fna.fbcdn.net/v/t39.30808-6/474800538_1142179644583794_2535940465106997110_n.jpg?_nc_cat=108&amp;ccb=1-7&amp;_nc_sid=127cfc&amp;_nc_ohc=U3Dsr3kcP9wQ7kNvgFzdUeo&amp;_nc_oc=AdhlbdExo8PA1RlDti6IJP2D6IB7qYMDGCSDoMlA3IszTZEzMHyy0opk8b8EEK5vJUb9DzyKnvWJsU_vzyDtRjUJ&amp;_nc_zt=23&amp;_nc_ht=scontent.fbkk28-1.fna&amp;_nc_gid=AosfOCw21MQXO9ygGNNHda1&amp;oh=00_AYCeo6v5y0C8ubyM_JG35D9Smy2Beybaetdgf7ptxmUKBQ&amp;oe=679FEF65</text:a></text:p>
          </table:table-cell>
          <table:table-cell table:number-columns-repeated="4" table:style-name="ce1"/>
          <table:table-cell office:value-type="string" table:style-name="ce3">
            <text:p><text:a xlink:href="https://maps.google.com/maps/contrib/104574863629837868768">https://maps.google.com/maps/contrib/104574863629837868768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QYqid8dP4DARLayRvRRd2-8</text:p>
          </table:table-cell>
          <table:table-cell office:value-type="string" table:style-name="ce1">
            <text:p>ศูนย์ดูแลผู้สูงอายุประชารักษ์เนอร์สซิ่งโฮม สาขา K2</text:p>
          </table:table-cell>
          <table:table-cell office:value-type="string" table:style-name="ce1">
            <text:p>นครสวรรค์</text:p>
          </table:table-cell>
          <table:table-cell office:value-type="string" table:style-name="ce8">
            <text:p>2 Om Khao Krok Phama ตำบลวัดไทร อำเภอเมืองนครสวรรค์ นครสวรรค์ 60000 ประเทศไทย</text:p>
          </table:table-cell>
          <table:table-cell office:value-type="float" office:value="15.7125504" table:style-name="ce1">
            <text:p>15.7125504</text:p>
          </table:table-cell>
          <table:table-cell office:value-type="float" office:value="100.1015325" table:style-name="ce1">
            <text:p>100.1015325</text:p>
          </table:table-cell>
          <table:table-cell office:value-type="string" table:style-name="ce1">
            <text:p>081 888 8600</text:p>
          </table:table-cell>
          <table:table-cell office:value-type="string" table:style-name="ce3">
            <text:p><text:a xlink:href="https://www.facebook.com/p/%E0%B8%A8%E0%B8%B9%E0%B8%99%E0%B8%A2%E0%B9%8C%E0%B8%94%E0%B8%B9%E0%B9%81%E0%B8%A5%E0%B8%9C%E0%B8%B9%E0%B9%89%E0%B8%AA%E0%B8%B9%E0%B8%87%E0%B8%AD%E0%B8%B2%E0%B8%A2%E0%B8%B8%E0%B8%9B%E0%B8%A3%E0%B8%B0%E0%B8%8A%E0%B8%B2%E0%B8%A3%E0%B8%B1%E0%B8%81%E0%B8%A9%E0%B9%8C-%E0%B9%80%E0%B8%99%E0%B8%AD%E0%B8%A3%E0%B9%8C%E0%B8%AA%E0%B8%8B%E0%B8%B4%E0%B9%88%E0%B8%87%E0%B9%82%E0%B8%AE%E0%B8%A1-%E0%B8%99%E0%B8%84%E0%B8%A3%E0%B8%AA%E0%B8%A7%E0%B8%A3%E0%B8%A3%E0%B8%84%E0%B9%8C-100063753061777/?locale=th_TH">https://www.facebook.com/p/%E0%B8%A8%E0%B8%B9%E0%B8%99%E0%B8%A2%E0%B9%8C%E0%B8%94%E0%B8%B9%E0%B9%81%E0%B8%A5%E0%B8%9C%E0%B8%B9%E0%B9%89%E0%B8%AA%E0%B8%B9%E0%B8%87%E0%B8%AD%E0%B8%B2%E0%B8%A2%E0%B8%B8%E0%B8%9B%E0%B8%A3%E0%B8%B0%E0%B8%8A%E0%B8%B2%E0%B8%A3%E0%B8%B1%E0%B8%81%E0%B8%A9%E0%B9%8C-%E0%B9%80%E0%B8%99%E0%B8%AD%E0%B8%A3%E0%B9%8C%E0%B8%AA%E0%B8%8B%E0%B8%B4%E0%B9%88%E0%B8%87%E0%B9%82%E0%B8%AE%E0%B8%A1-%E0%B8%99%E0%B8%84%E0%B8%A3%E0%B8%AA%E0%B8%A7%E0%B8%A3%E0%B8%A3%E0%B8%84%E0%B9%8C-100063753061777/?locale=th_TH</text:a></text:p>
          </table:table-cell>
          <table:table-cell office:value-type="string" table:style-name="ce1">
            <text:p>['วันจันทร์: 8:00–16:00', 'วันอังคาร: 8:00–16:00', 'วันพุธ: 8:00–16:00', 'วันพฤหัสบดี: 8:00–16:00', 'วันศุกร์: 8:00–16:00', 'วันเสาร์: 8:00–16:00', 'วันอาทิตย์: 8:00–16:00']</text:p>
          </table:table-cell>
          <table:table-cell office:value-type="string" table:style-name="ce1">
            <text:p>https://maps.google.com/?cid=17283510338625580077</text:p>
          </table:table-cell>
          <table:table-cell office:value-type="float" office:value="16000" table:style-name="ce1">
            <text:p>16000</text:p>
          </table:table-cell>
          <table:table-cell office:value-type="string" table:style-name="ce6">
            <text:p><text:a xlink:href="https://scontent.fbkk28-1.fna.fbcdn.net/v/t39.30808-6/474702906_1142179827917109_4599685032235577483_n.jpg?_nc_cat=103&amp;ccb=1-7&amp;_nc_sid=127cfc&amp;_nc_ohc=kZevipo_U84Q7kNvgGwZOB7&amp;_nc_oc=AdhvJD7udATaXwoUhfgUMChFPPJjKPjd5_oTyaVJ4bv_aLtdljxhfsN8ZWZ2Pe6YrLhhsxoUCpbTy0c8VXgGe6G0&amp;_nc_zt=23&amp;_nc_ht=scontent.fbkk28-1.fna&amp;_nc_gid=AGXA3xafpwnd6IuXVYmdTCY&amp;oh=00_AYA4lcLLvwBRHJvQEx8i62VQKRZXFlnGYfNRCzy8wgTWyw&amp;oe=67A0035E">https://scontent.fbkk28-1.fna.fbcdn.net/v/t39.30808-6/474702906_1142179827917109_4599685032235577483_n.jpg?_nc_cat=103&amp;ccb=1-7&amp;_nc_sid=127cfc&amp;_nc_ohc=kZevipo_U84Q7kNvgGwZOB7&amp;_nc_oc=AdhvJD7udATaXwoUhfgUMChFPPJjKPjd5_oTyaVJ4bv_aLtdljxhfsN8ZWZ2Pe6YrLhhsxoUCpbTy0c8VXgGe6G0&amp;_nc_zt=23&amp;_nc_ht=scontent.fbkk28-1.fna&amp;_nc_gid=AGXA3xafpwnd6IuXVYmdTCY&amp;oh=00_AYA4lcLLvwBRHJvQEx8i62VQKRZXFlnGYfNRCzy8wgTWyw&amp;oe=67A0035E</text:a></text:p>
          </table:table-cell>
          <table:table-cell table:number-columns-repeated="4" table:style-name="ce1"/>
          <table:table-cell office:value-type="string" table:style-name="ce1">
            <text:p>https://maps.google.com/maps/contrib/1015005192468621075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LRnwe2-P4jARZyPcfyoI_-Q</text:p>
          </table:table-cell>
          <table:table-cell office:value-type="string" table:style-name="ce1">
            <text:p>ศูนย์ดูแลผู้สูงอายุ และผู้ป่วยพักฟื้น บางบัวทอง CNH NURSINGHOME</text:p>
          </table:table-cell>
          <table:table-cell office:value-type="string" table:style-name="ce1">
            <text:p>นนทบุรี</text:p>
          </table:table-cell>
          <table:table-cell office:value-type="string" table:style-name="ce1">
            <text:p>101 601 ซ. หมู่บ้านชลลดา 5 ตำบลโสนลอย อำเภอบางบัวทอง นนทบุรี 11110 ประเทศไทย</text:p>
          </table:table-cell>
          <table:table-cell office:value-type="float" office:value="13.9077629" table:style-name="ce1">
            <text:p>13.9077629</text:p>
          </table:table-cell>
          <table:table-cell office:value-type="float" office:value="100.4245126" table:style-name="ce1">
            <text:p>100.4245126</text:p>
          </table:table-cell>
          <table:table-cell office:value-type="string" table:style-name="ce1">
            <text:p>085 456 2299</text:p>
          </table:table-cell>
          <table:table-cell office:value-type="string" table:style-name="ce3">
            <text:p><text:a xlink:href="https://www.facebook.com/cnhchonlada/">https://www.facebook.com/cnhchonlada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6500916538335568743</text:p>
          </table:table-cell>
          <table:table-cell office:value-type="float" office:value="25000" table:style-name="ce1">
            <text:p>25000</text:p>
          </table:table-cell>
          <table:table-cell office:value-type="string" table:style-name="ce3">
            <text:p><text:a xlink:href="https://lh5.googleusercontent.com/p/AF1QipNrNPR5RWsffWeXoEc3P6AH53KdQPBBQBqb91Br=w600-h485-p-k-no">https://lh5.googleusercontent.com/p/AF1QipNrNPR5RWsffWeXoEc3P6AH53KdQPBBQBqb91Br=w600-h485-p-k-no</text:a></text:p>
          </table:table-cell>
          <table:table-cell table:number-columns-repeated="4" table:style-name="ce1"/>
          <table:table-cell office:value-type="string" table:style-name="ce3">
            <text:p><text:a xlink:href="https://maps.google.com/maps/contrib/113590893673867916676">https://maps.google.com/maps/contrib/113590893673867916676</text:a>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ChIJF84SQRiD4jARL4AKlGVPv9U</text:p>
          </table:table-cell>
          <table:table-cell office:value-type="string" table:style-name="ce14">
            <text:p>บ้านศรีสุขเมืองทอง Nursing Home Care</text:p>
          </table:table-cell>
          <table:table-cell office:value-type="string" table:style-name="ce14">
            <text:p>นนทบุรี</text:p>
          </table:table-cell>
          <table:table-cell office:value-type="string" table:style-name="ce14">
            <text:p>32/85 ซ. ติวานนท์-ปากเกร็ด 38 ตำบลบ้านใหม่ อำเภอปากเกร็ด นนทบุรี 11120 ประเทศไทย</text:p>
          </table:table-cell>
          <table:table-cell office:value-type="float" office:value="13.9306698" table:style-name="ce14">
            <text:p>13.9306698</text:p>
          </table:table-cell>
          <table:table-cell office:value-type="float" office:value="100.532798" table:style-name="ce14">
            <text:p>100.532798</text:p>
          </table:table-cell>
          <table:table-cell office:value-type="string" table:style-name="ce14">
            <text:p>089 895 8845</text:p>
          </table:table-cell>
          <table:table-cell office:value-type="string" table:style-name="ce14">
            <text:p>https://baansrisuk.abacus-home.com/</text:p>
          </table:table-cell>
          <table:table-cell office:value-type="string" table:style-name="ce14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4">
            <text:p>https://maps.google.com/?cid=15402116548324393007</text:p>
          </table:table-cell>
          <table:table-cell office:value-type="float" office:value="18000" table:style-name="ce14">
            <text:p>18000</text:p>
          </table:table-cell>
          <table:table-cell office:value-type="string" table:style-name="ce18">
            <text:p><text:a xlink:href="https://scontent.fbkk28-1.fna.fbcdn.net/v/t39.30808-6/472800162_919668156816076_1350442273364792450_n.jpg?_nc_cat=100&amp;ccb=1-7&amp;_nc_sid=127cfc&amp;_nc_ohc=LmOOGpfLyAQQ7kNvgFYEUpj&amp;_nc_oc=AdiD9Q-kT2RGsBB35Xof0EAOTFUyjZJxBE7aaIAUyCGdP5wLSXH-EWjAxa0aT8ckyRXa6C8pPMxd93fjuaFcjXjg&amp;_nc_zt=23&amp;_nc_ht=scontent.fbkk28-1.fna&amp;_nc_gid=ArbUEPAb68SEk_gPDlOg66L&amp;oh=00_AYCELbtPxcHCtvHrHouk106SKTVGcnbtyZcTymDYdHb-Ag&amp;oe=67A015E9">https://scontent.fbkk28-1.fna.fbcdn.net/v/t39.30808-6/472800162_919668156816076_1350442273364792450_n.jpg?_nc_cat=100&amp;ccb=1-7&amp;_nc_sid=127cfc&amp;_nc_ohc=LmOOGpfLyAQQ7kNvgFYEUpj&amp;_nc_oc=AdiD9Q-kT2RGsBB35Xof0EAOTFUyjZJxBE7aaIAUyCGdP5wLSXH-EWjAxa0aT8ckyRXa6C8pPMxd93fjuaFcjXjg&amp;_nc_zt=23&amp;_nc_ht=scontent.fbkk28-1.fna&amp;_nc_gid=ArbUEPAb68SEk_gPDlOg66L&amp;oh=00_AYCELbtPxcHCtvHrHouk106SKTVGcnbtyZcTymDYdHb-Ag&amp;oe=67A015E9</text:a></text:p>
          </table:table-cell>
          <table:table-cell office:value-type="string" table:style-name="ce15">
            <text:p><text:a xlink:href="https://scontent.fbkk28-1.fna.fbcdn.net/v/t39.30808-6/301033601_832384381445737_6290829553183415146_n.jpg?_nc_cat=108&amp;ccb=1-7&amp;_nc_sid=127cfc&amp;_nc_ohc=kOZZlH6s5aoQ7kNvgETYiCC&amp;_nc_oc=AdhdYfd7sGkLWZJeAzN_UWuxibR2Uc5rc37AVlOUXLvSI2BCC4W8ZnDT2Fz3MyibfqOlRESaQlKbf70nq3MRds_1&amp;_nc_zt=23&amp;_nc_ht=scontent.fbkk28-1.fna&amp;_nc_gid=AA8mh_T1Cp_YonzcJOuAeA9&amp;oh=00_AYDNy9tlawFQmmKO7xHy3j0UVssrLd4nJIVhuINiC1cNDA&amp;oe=67A01731">https://scontent.fbkk28-1.fna.fbcdn.net/v/t39.30808-6/301033601_832384381445737_6290829553183415146_n.jpg?_nc_cat=108&amp;ccb=1-7&amp;_nc_sid=127cfc&amp;_nc_ohc=kOZZlH6s5aoQ7kNvgETYiCC&amp;_nc_oc=AdhdYfd7sGkLWZJeAzN_UWuxibR2Uc5rc37AVlOUXLvSI2BCC4W8ZnDT2Fz3MyibfqOlRESaQlKbf70nq3MRds_1&amp;_nc_zt=23&amp;_nc_ht=scontent.fbkk28-1.fna&amp;_nc_gid=AA8mh_T1Cp_YonzcJOuAeA9&amp;oh=00_AYDNy9tlawFQmmKO7xHy3j0UVssrLd4nJIVhuINiC1cNDA&amp;oe=67A01731</text:a></text:p>
          </table:table-cell>
          <table:table-cell table:number-columns-repeated="3" table:style-name="ce14"/>
          <table:table-cell office:value-type="string" table:style-name="ce15">
            <text:p><text:a xlink:href="https://maps.google.com/maps/contrib/107445334936427027063">https://maps.google.com/maps/contrib/107445334936427027063</text:a></text:p>
          </table:table-cell>
          <table:table-cell table:number-columns-repeated="16367" table:style-name="ce14"/>
        </table:table-row>
        <table:table-row table:style-name="ro1">
          <table:table-cell office:value-type="string" table:style-name="ce1">
            <text:p>ChIJT5a6x0mF4jARhmqqoYZIIsI</text:p>
          </table:table-cell>
          <table:table-cell office:value-type="string" table:style-name="ce1">
            <text:p>บ้านศุขเวช นนทบุรี</text:p>
          </table:table-cell>
          <table:table-cell office:value-type="string" table:style-name="ce1">
            <text:p>นนทบุรี</text:p>
          </table:table-cell>
          <table:table-cell office:value-type="string" table:style-name="ce1">
            <text:p>ตำบล ไทรม้า อำเภอเมืองนนทบุรี นนทบุรี 11000 ประเทศไทย</text:p>
          </table:table-cell>
          <table:table-cell office:value-type="float" office:value="13.8826299" table:style-name="ce1">
            <text:p>13.8826299</text:p>
          </table:table-cell>
          <table:table-cell office:value-type="float" office:value="100.4608558" table:style-name="ce1">
            <text:p>100.4608558</text:p>
          </table:table-cell>
          <table:table-cell office:value-type="string" table:style-name="ce1">
            <text:p>02 319 5870</text:p>
          </table:table-cell>
          <table:table-cell office:value-type="string" table:style-name="ce3">
            <text:p><text:a xlink:href="https://www.facebook.com/p/SUKAVEJ-HOSPITAL-%E0%B9%82%E0%B8%A3%E0%B8%87%E0%B8%9E%E0%B8%A2%E0%B8%B2%E0%B8%9A%E0%B8%B2%E0%B8%A5%E0%B8%A8%E0%B8%B8%E0%B8%82%E0%B9%80%E0%B8%A7%E0%B8%8A-100063768423952/?locale=th_TH">https://www.facebook.com/p/SUKAVEJ-HOSPITAL-%E0%B9%82%E0%B8%A3%E0%B8%87%E0%B8%9E%E0%B8%A2%E0%B8%B2%E0%B8%9A%E0%B8%B2%E0%B8%A5%E0%B8%A8%E0%B8%B8%E0%B8%82%E0%B9%80%E0%B8%A7%E0%B8%8A-100063768423952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3988823135641299590</text:p>
          </table:table-cell>
          <table:table-cell office:value-type="float" office:value="23500" table:style-name="ce13">
            <text:p>23500</text:p>
          </table:table-cell>
          <table:table-cell office:value-type="string" table:style-name="ce3">
            <text:p><text:a xlink:href="https://www.thaielder.com/datas/nursinghome/282/rooms/656/room_8_beds_65_sq_m__66177bd428335.jpg">https://www.thaielder.com/datas/nursinghome/282/rooms/656/room_8_beds_65_sq_m__66177bd428335.jpg</text:a></text:p>
          </table:table-cell>
          <table:table-cell table:number-columns-repeated="4" table:style-name="ce1"/>
          <table:table-cell office:value-type="string" table:style-name="ce1">
            <text:p>https://maps.google.com/maps/contrib/11516429783184184846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EXSMSVmb4jARHSgEpJSqLb8</text:p>
          </table:table-cell>
          <table:table-cell office:value-type="string" table:style-name="ce1">
            <text:p>เขมภัชเนอร์สซิ่งโฮม</text:p>
          </table:table-cell>
          <table:table-cell office:value-type="string" table:style-name="ce1">
            <text:p>นนทบุรี</text:p>
          </table:table-cell>
          <table:table-cell office:value-type="string" table:style-name="ce1">
            <text:p>129/28 หมู่ที่3 ซอย บางรักน้อย 16 3 ตำบล บางรักน้อย อำเภอเมือง นนทบุรี 11000 ประเทศไทย</text:p>
          </table:table-cell>
          <table:table-cell office:value-type="float" office:value="13.8675008" table:style-name="ce1">
            <text:p>13.8675008</text:p>
          </table:table-cell>
          <table:table-cell office:value-type="float" office:value="100.4597205" table:style-name="ce1">
            <text:p>100.4597205</text:p>
          </table:table-cell>
          <table:table-cell office:value-type="string" table:style-name="ce1">
            <text:p>098 294 9883</text:p>
          </table:table-cell>
          <table:table-cell office:value-type="string" table:style-name="ce1">
            <text:p>http://khemmapatnursinghome.com/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3775854390579832861</text:p>
          </table:table-cell>
          <table:table-cell office:value-type="float" office:value="21000" table:style-name="ce13">
            <text:p>21000</text:p>
          </table:table-cell>
          <table:table-cell office:value-type="string" table:style-name="ce3">
            <text:p><text:a xlink:href="https://www.khemmapatnursinghome.com/media/400-534-003.jpg">https://www.khemmapatnursinghome.com/media/400-534-003.jpg</text:a></text:p>
          </table:table-cell>
          <table:table-cell table:number-columns-repeated="4" table:style-name="ce1"/>
          <table:table-cell office:value-type="string" table:style-name="ce3">
            <text:p><text:a xlink:href="https://maps.google.com/maps/contrib/108543754977817970780">https://maps.google.com/maps/contrib/108543754977817970780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x9meBBGN4jARI0sPtDTjrcs</text:p>
          </table:table-cell>
          <table:table-cell office:value-type="string" table:style-name="ce1">
            <text:p>ศูนย์ดูแลผู้สูงอายุ บ้านลดาวัลย์</text:p>
          </table:table-cell>
          <table:table-cell office:value-type="string" table:style-name="ce1">
            <text:p>นนทบุรี</text:p>
          </table:table-cell>
          <table:table-cell office:value-type="string" table:style-name="ce1">
            <text:p>ตำบล หนองเพรางาย อำเภอไทรน้อย นนทบุรี 11150 ประเทศไทย</text:p>
          </table:table-cell>
          <table:table-cell office:value-type="float" office:value="13.905234999999999" table:style-name="ce1">
            <text:p>13.905235</text:p>
          </table:table-cell>
          <table:table-cell office:value-type="float" office:value="100.3250105" table:style-name="ce1">
            <text:p>100.3250105</text:p>
          </table:table-cell>
          <table:table-cell office:value-type="string" table:style-name="ce1">
            <text:p>091 827 0124</text:p>
          </table:table-cell>
          <table:table-cell office:value-type="string" table:style-name="ce1">
            <text:p>https://sites.google.com/view/ladawan-nursing-home/home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4676636576169020195</text:p>
          </table:table-cell>
          <table:table-cell office:value-type="float" office:value="23000" table:style-name="ce13">
            <text:p>23000</text:p>
          </table:table-cell>
          <table:table-cell office:value-type="string" table:style-name="ce3">
            <text:p><text:a xlink:href="https://lh5.googleusercontent.com/p/AF1QipP0mTylNd3hxmGf_SQHEnJvjwo71l4b4koSYzQn=w600-h650-p-k-no">https://lh5.googleusercontent.com/p/AF1QipP0mTylNd3hxmGf_SQHEnJvjwo71l4b4koSYzQn=w600-h650-p-k-no</text:a></text:p>
          </table:table-cell>
          <table:table-cell table:number-columns-repeated="4" table:style-name="ce1"/>
          <table:table-cell office:value-type="string" table:style-name="ce3">
            <text:p><text:a xlink:href="https://maps.google.com/maps/contrib/103370360327824333549">https://maps.google.com/maps/contrib/103370360327824333549</text:a>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สุขสบายเนอร์สซิงโฮม (It-carehome)</text:p>
          </table:table-cell>
          <table:table-cell office:value-type="string" table:style-name="ce1">
            <text:p>นนทบุรี</text:p>
          </table:table-cell>
          <table:table-cell office:value-type="string" table:style-name="ce1">
            <text:p>​ ซ​ 100/105 หมู่บ้านลานทอง 1 ถ. ติวานนท์ อำเภอปากเกร็ด นนทบุรี 11120</text:p>
          </table:table-cell>
          <table:table-cell office:value-type="float" office:value="13.9268910207561" table:style-name="ce1">
            <text:p>13.92689102</text:p>
          </table:table-cell>
          <table:table-cell office:value-type="float" office:value="100.515396765847" table:style-name="ce9">
            <text:p>100.5153968</text:p>
          </table:table-cell>
          <table:table-cell office:value-type="string" table:style-name="ce1">
            <text:p>084 149 1492</text:p>
          </table:table-cell>
          <table:table-cell office:value-type="string" table:style-name="ce3">
            <text:p><text:a xlink:href="https://lt-carehome.com/">https://lt-care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8i8SD73ZrUU1X2dj8">https://maps.app.goo.gl/8i8SD73ZrUU1X2dj8</text:a></text:p>
          </table:table-cell>
          <table:table-cell office:value-type="float" office:value="16000" table:style-name="ce1">
            <text:p>16000</text:p>
          </table:table-cell>
          <table:table-cell office:value-type="string" table:style-name="ce3">
            <text:p><text:a xlink:href="https://lt-carehome.com/sites/6352/files/u/IMG_20151004_155523.jpg">https://lt-carehome.com/sites/6352/files/u/IMG_20151004_155523.jpg</text:a></text:p>
          </table:table-cell>
          <table:table-cell office:value-type="string" table:style-name="ce3">
            <text:p><text:a xlink:href="https://lt-carehome.com/sites/6352/files/u/111905.jpg">https://lt-carehome.com/sites/6352/files/u/111905.jpg</text:a></text:p>
          </table:table-cell>
          <table:table-cell office:value-type="string" table:style-name="ce3">
            <text:p><text:a xlink:href="https://lt-carehome.com/sites/6352/files/u/111906.jpg">https://lt-carehome.com/sites/6352/files/u/111906.jpg</text:a></text:p>
          </table:table-cell>
          <table:table-cell office:value-type="string" table:style-name="ce3">
            <text:p><text:a xlink:href="https://lt-carehome.com/sites/6352/files/u/9d37877383100e68cc27ebe2ff508945.jpeg">https://lt-carehome.com/sites/6352/files/u/9d37877383100e68cc27ebe2ff508945.jpeg</text:a>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Naya Residence by Livwell @Riverine village</text:p>
          </table:table-cell>
          <table:table-cell office:value-type="string" table:style-name="ce1">
            <text:p>นนทบุรี</text:p>
          </table:table-cell>
          <table:table-cell office:value-type="string" table:style-name="ce1">
            <text:p>173/1 ถ. พิบูลสงคราม ตำบลสวนใหญ่ อำเภอเมืองนนทบุรี นนทบุรี 11000</text:p>
          </table:table-cell>
          <table:table-cell office:value-type="float" office:value="13.8289044490115" table:style-name="ce1">
            <text:p>13.82890445</text:p>
          </table:table-cell>
          <table:table-cell office:value-type="float" office:value="100.500918311051" table:style-name="ce1">
            <text:p>100.5009183</text:p>
          </table:table-cell>
          <table:table-cell office:value-type="string" table:style-name="ce13">
            <text:p>063 226 7999</text:p>
          </table:table-cell>
          <table:table-cell office:value-type="string" table:style-name="ce3">
            <text:p><text:a xlink:href="https://www.nayaresidence.com">https://www.nayaresidence.com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app.goo.gl/AAPRPRT2ESsRmB5DA">https://maps.app.goo.gl/AAPRPRT2ESsRmB5DA</text:a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3">
            <text:p><text:a xlink:href="https://lh3.googleusercontent.com/p/AF1QipMEakXnlU-nueL2M4Slc729rnv4WXzRK3ktxyok=s1360-w1360-h1020">https://lh3.googleusercontent.com/p/AF1QipMEakXnlU-nueL2M4Slc729rnv4WXzRK3ktxyok=s1360-w1360-h1020</text:a></text:p>
          </table:table-cell>
          <table:table-cell office:value-type="string" table:style-name="ce3">
            <text:p><text:a xlink:href="https://lh3.googleusercontent.com/p/AF1QipMTWQz6l_X4SJvbR5C3TOrP0qmo1PgQD-UhKM7z=s1360-w1360-h1020">https://lh3.googleusercontent.com/p/AF1QipMTWQz6l_X4SJvbR5C3TOrP0qmo1PgQD-UhKM7z=s1360-w1360-h1020</text:a></text:p>
          </table:table-cell>
          <table:table-cell office:value-type="string" table:style-name="ce3">
            <text:p><text:a xlink:href="https://lh3.googleusercontent.com/p/AF1QipM0AYGu_uAFeBLYT8cH5EfYi-Us1o_1LfgGJ_Kj=s1360-w1360-h1020">https://lh3.googleusercontent.com/p/AF1QipM0AYGu_uAFeBLYT8cH5EfYi-Us1o_1LfgGJ_Kj=s1360-w1360-h1020</text:a></text:p>
          </table:table-cell>
          <table:table-cell office:value-type="string" table:style-name="ce3">
            <text:p><text:a xlink:href="https://lh3.googleusercontent.com/p/AF1QipMRTuJ-fHtBtYIqIFVhkPe1PNuWz_xONe1aWg7S=s1360-w1360-h1020">https://lh3.googleusercontent.com/p/AF1QipMRTuJ-fHtBtYIqIFVhkPe1PNuWz_xONe1aWg7S=s1360-w1360-h1020</text:a></text:p>
          </table:table-cell>
          <table:table-cell office:value-type="string" table:style-name="ce3">
            <text:p><text:a xlink:href="https://lh3.googleusercontent.com/p/AF1QipObgK4sso_0fCOqOwWxdb7mltupIPt0arjLNjdk=s1360-w1360-h1020">https://lh3.googleusercontent.com/p/AF1QipObgK4sso_0fCOqOwWxdb7mltupIPt0arjLNjdk=s1360-w1360-h1020</text:a>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 เอเชียเนอร์สซิ่งโฮม สาขาแจ้งวัฒนะ</text:p>
          </table:table-cell>
          <table:table-cell office:value-type="string" table:style-name="ce1">
            <text:p>นนทบุุรี</text:p>
          </table:table-cell>
          <table:table-cell office:value-type="string" table:style-name="ce1">
            <text:p>52 ซอย หมู่บ้านเมืองทองธานีโครงการ 2 ซอย 15 ตำบลบ้านใหม่ อำเภอปากเกร็ด นนทบุรี 11120</text:p>
          </table:table-cell>
          <table:table-cell office:value-type="float" office:value="13.9295904788945" table:style-name="ce1">
            <text:p>13.92959048</text:p>
          </table:table-cell>
          <table:table-cell office:value-type="float" office:value="100.535684305945" table:style-name="ce9">
            <text:p>100.5356843</text:p>
          </table:table-cell>
          <table:table-cell office:value-type="string" table:style-name="ce1">
            <text:p>096 226 5752</text:p>
          </table:table-cell>
          <table:table-cell office:value-type="string" table:style-name="ce3">
            <text:p><text:a xlink:href="https://asianursinghome.com/">https://asia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E9obwzMiaeXhmzyDA">https://maps.app.goo.gl/E9obwzMiaeXhmzyDA</text:a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3">
            <text:p><text:a xlink:href="https://asianursinghome.com/wp-content/uploads/2022/12/jang-wat-tha-na.png">https://asianursinghome.com/wp-content/uploads/2022/12/jang-wat-tha-na.png</text:a></text:p>
          </table:table-cell>
          <table:table-cell office:value-type="string" table:style-name="ce3">
            <text:p><text:a xlink:href="https://cdn.shopify.com/s/files/1/0800/8155/1633/files/D4-015_600x600.jpg?v=1714470490">https://cdn.shopify.com/s/files/1/0800/8155/1633/files/D4-015_600x600.jpg?v=1714470490</text:a></text:p>
          </table:table-cell>
          <table:table-cell office:value-type="string" table:style-name="ce3">
            <text:p><text:a xlink:href="https://asianursinghome.com/wp-content/uploads/2022/12/phat-tha-na-kan.png">https://asianursinghome.com/wp-content/uploads/2022/12/phat-tha-na-kan.png</text:a></text:p>
          </table:table-cell>
          <table:table-cell office:value-type="string" table:style-name="ce3">
            <text:p><text:a xlink:href="https://asianursinghome.com/wp-content/uploads/2022/12/map-changwattana-scaled.jpg">https://asianursinghome.com/wp-content/uploads/2022/12/map-changwattana-scaled.jpg</text:a>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hIJ-91fiEaB4jARoicB7TNtpZ8</text:p>
          </table:table-cell>
          <table:table-cell office:value-type="string" table:style-name="ce1">
            <text:p>ศูนย์ดูแลผู้สูงอายุระดับพรีเมี่ยม ครบวงจร CNH NURSINGHOME</text:p>
          </table:table-cell>
          <table:table-cell office:value-type="string" table:style-name="ce1">
            <text:p>ปทุมธานี</text:p>
          </table:table-cell>
          <table:table-cell office:value-type="string" table:style-name="ce1">
            <text:p>4 25 ตำบล บางพูน อำเภอเมืองปทุมธานี ปทุมธานี 12000 ประเทศไทย</text:p>
          </table:table-cell>
          <table:table-cell office:value-type="float" office:value="13.992270299999999" table:style-name="ce1">
            <text:p>13.9922703</text:p>
          </table:table-cell>
          <table:table-cell office:value-type="float" office:value="100.59311769999999" table:style-name="ce1">
            <text:p>100.5931177</text:p>
          </table:table-cell>
          <table:table-cell office:value-type="string" table:style-name="ce1">
            <text:p>085 456 2299</text:p>
          </table:table-cell>
          <table:table-cell office:value-type="string" table:style-name="ce3">
            <text:p><text:a xlink:href="https://www.cnhnursinghome.com/">https://www.cnh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1503720892974835618</text:p>
          </table:table-cell>
          <table:table-cell office:value-type="float" office:value="25000" table:style-name="ce1">
            <text:p>25000</text:p>
          </table:table-cell>
          <table:table-cell office:value-type="string" table:style-name="ce3">
            <text:p><text:a xlink:href="https://scontent.fbkk28-1.fna.fbcdn.net/v/t39.30808-6/353635227_734736551989617_609656663622305314_n.jpg?_nc_cat=111&amp;ccb=1-7&amp;_nc_sid=833d8c&amp;_nc_ohc=eLuNrkgaO78Q7kNvgFwyc6i&amp;_nc_oc=Adi9dSrwdQGWnOc9B1tZAQayPwtkeuif0hDN88Qez87somyQAnDuTCfkXIay-Sx5i8w8G-upbe6iaSaLYN8mCp6q&amp;_nc_zt=23&amp;_nc_ht=scontent.fbkk28-1.fna&amp;_nc_gid=ABB20aSq9fZ16mCnPKP_DZl&amp;oh=00_AYCkZ4boNQb-cY9NoL9uR3Ff56SBwPB0L8vbCTS9V6fvjQ&amp;oe=67A1405E">https://scontent.fbkk28-1.fna.fbcdn.net/v/t39.30808-6/353635227_734736551989617_609656663622305314_n.jpg?_nc_cat=111&amp;ccb=1-7&amp;_nc_sid=833d8c&amp;_nc_ohc=eLuNrkgaO78Q7kNvgFwyc6i&amp;_nc_oc=Adi9dSrwdQGWnOc9B1tZAQayPwtkeuif0hDN88Qez87somyQAnDuTCfkXIay-Sx5i8w8G-upbe6iaSaLYN8mCp6q&amp;_nc_zt=23&amp;_nc_ht=scontent.fbkk28-1.fna&amp;_nc_gid=ABB20aSq9fZ16mCnPKP_DZl&amp;oh=00_AYCkZ4boNQb-cY9NoL9uR3Ff56SBwPB0L8vbCTS9V6fvjQ&amp;oe=67A1405E</text:a></text:p>
          </table:table-cell>
          <table:table-cell table:number-columns-repeated="4" table:style-name="ce1"/>
          <table:table-cell office:value-type="string" table:style-name="ce1">
            <text:p>https://maps.google.com/maps/contrib/1082501535509253302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obGa4Ap_HTERXjBh-xWdvUA</text:p>
          </table:table-cell>
          <table:table-cell office:value-type="string" table:style-name="ce1">
            <text:p>ศูนย์ดูแลผู้สูงอายุ และผู้ป่วยพักฟื้น รังสิต CNH NURSINGHOME</text:p>
          </table:table-cell>
          <table:table-cell office:value-type="string" table:style-name="ce1">
            <text:p>ปทุมธานี</text:p>
          </table:table-cell>
          <table:table-cell office:value-type="string" table:style-name="ce1">
            <text:p>ซื่อตรง ซอย 20 ตำบล บึงยี่โถ อำเภอธัญบุรี ปทุมธานี 12130 ประเทศไทย</text:p>
          </table:table-cell>
          <table:table-cell office:value-type="float" office:value="13.983858" table:style-name="ce1">
            <text:p>13.983858</text:p>
          </table:table-cell>
          <table:table-cell office:value-type="float" office:value="100.67244700000001" table:style-name="ce1">
            <text:p>100.672447</text:p>
          </table:table-cell>
          <table:table-cell office:value-type="string" table:style-name="ce1">
            <text:p>085 456 2299</text:p>
          </table:table-cell>
          <table:table-cell office:value-type="string" table:style-name="ce3">
            <text:p><text:a xlink:href="https://www.cnhnursinghome.com/">https://www.cnh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4665057506763026526</text:p>
          </table:table-cell>
          <table:table-cell office:value-type="float" office:value="25000" table:style-name="ce1">
            <text:p>25000</text:p>
          </table:table-cell>
          <table:table-cell office:value-type="string" table:style-name="ce3">
            <text:p><text:a xlink:href="https://scontent.fbkk28-1.fna.fbcdn.net/v/t39.30808-6/466581582_1092064609590141_3758504336719022564_n.jpg?_nc_cat=104&amp;ccb=1-7&amp;_nc_sid=833d8c&amp;_nc_ohc=Wm0I6RHjr94Q7kNvgF9TQ2Q&amp;_nc_oc=AdhtpYnsda8g9W7DxzjB6TExlOyL7aFfCbCgMYlBLQEnkgX8a_Jqcf4b7mR77HhTRnvr8CQFfYcKSld_9Mm27r3I&amp;_nc_zt=23&amp;_nc_ht=scontent.fbkk28-1.fna&amp;_nc_gid=Ag2V3xoltgVi0OhOgoULxup&amp;oh=00_AYCvntHS_Ryx0lbkYNDuNCiG5wQOAE3ZYSSVWPEWyBYXUw&amp;oe=67A13F79">https://scontent.fbkk28-1.fna.fbcdn.net/v/t39.30808-6/466581582_1092064609590141_3758504336719022564_n.jpg?_nc_cat=104&amp;ccb=1-7&amp;_nc_sid=833d8c&amp;_nc_ohc=Wm0I6RHjr94Q7kNvgF9TQ2Q&amp;_nc_oc=AdhtpYnsda8g9W7DxzjB6TExlOyL7aFfCbCgMYlBLQEnkgX8a_Jqcf4b7mR77HhTRnvr8CQFfYcKSld_9Mm27r3I&amp;_nc_zt=23&amp;_nc_ht=scontent.fbkk28-1.fna&amp;_nc_gid=Ag2V3xoltgVi0OhOgoULxup&amp;oh=00_AYCvntHS_Ryx0lbkYNDuNCiG5wQOAE3ZYSSVWPEWyBYXUw&amp;oe=67A13F79</text:a></text:p>
          </table:table-cell>
          <table:table-cell table:number-columns-repeated="4" table:style-name="ce1"/>
          <table:table-cell office:value-type="string" table:style-name="ce1">
            <text:p>https://maps.google.com/maps/contrib/1039951059458337102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__9DK258HTERccB_rypwwlg</text:p>
          </table:table-cell>
          <table:table-cell office:value-type="string" table:style-name="ce1">
            <text:p>ศูนย์ดูแลผู้สูงอายุสตรี บ้านพักผู้สูงอายุสตรี บ้านรักษ์สุขภาพ อินเตอร์เนอสซิ่งแคร์</text:p>
          </table:table-cell>
          <table:table-cell office:value-type="string" table:style-name="ce1">
            <text:p>ปทุมธานี</text:p>
          </table:table-cell>
          <table:table-cell office:value-type="string" table:style-name="ce1">
            <text:p>4/14 หมู่บ้านมนชญา3 หมู่11 ตำบล ลาดสวาย อำเภอลำลูกกา ปทุมธานี 12150 ประเทศไทย</text:p>
          </table:table-cell>
          <table:table-cell office:value-type="float" office:value="13.9232263" table:style-name="ce1">
            <text:p>13.9232263</text:p>
          </table:table-cell>
          <table:table-cell office:value-type="float" office:value="100.6983171" table:style-name="ce1">
            <text:p>100.6983171</text:p>
          </table:table-cell>
          <table:table-cell office:value-type="string" table:style-name="ce1">
            <text:p>089 508 2038</text:p>
          </table:table-cell>
          <table:table-cell office:value-type="string" table:style-name="ce3">
            <text:p><text:a xlink:href="https://www.facebook.com/femalenursinghome/?locale=th_TH">https://www.facebook.com/femalenursinghome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6395797749454848113</text:p>
          </table:table-cell>
          <table:table-cell office:value-type="float" office:value="23000" table:style-name="ce13">
            <text:p>23000</text:p>
          </table:table-cell>
          <table:table-cell office:value-type="string" table:style-name="ce3">
            <text:p><text:a xlink:href="https://scontent.fbkk28-1.fna.fbcdn.net/v/t39.30808-6/468650560_1584489855532243_4137123606737356044_n.jpg?_nc_cat=103&amp;ccb=1-7&amp;_nc_sid=833d8c&amp;_nc_ohc=VqJ7qAlnSfsQ7kNvgEhPrsK&amp;_nc_oc=AdjytIIIad2olANNnz78DQxWvV0DN9zpZKlp0Ig59oWoBQa5Saeo7WgAxqQlV-6RYF-hfwwlvCVo8jLit1BBmFdd&amp;_nc_zt=23&amp;_nc_ht=scontent.fbkk28-1.fna&amp;_nc_gid=AKoKPUBRgXh1GDX_SreoXV9&amp;oh=00_AYD0mWhRh1wY1_oECnKiuDfL1QV7XTV9xgS1sF8Ab53ikg&amp;oe=67A1316C">https://scontent.fbkk28-1.fna.fbcdn.net/v/t39.30808-6/468650560_1584489855532243_4137123606737356044_n.jpg?_nc_cat=103&amp;ccb=1-7&amp;_nc_sid=833d8c&amp;_nc_ohc=VqJ7qAlnSfsQ7kNvgEhPrsK&amp;_nc_oc=AdjytIIIad2olANNnz78DQxWvV0DN9zpZKlp0Ig59oWoBQa5Saeo7WgAxqQlV-6RYF-hfwwlvCVo8jLit1BBmFdd&amp;_nc_zt=23&amp;_nc_ht=scontent.fbkk28-1.fna&amp;_nc_gid=AKoKPUBRgXh1GDX_SreoXV9&amp;oh=00_AYD0mWhRh1wY1_oECnKiuDfL1QV7XTV9xgS1sF8Ab53ikg&amp;oe=67A1316C</text:a></text:p>
          </table:table-cell>
          <table:table-cell office:value-type="string" table:style-name="ce3">
            <text:p><text:a xlink:href="https://scontent.fbkk28-1.fna.fbcdn.net/v/t39.30808-6/468714317_1584489692198926_8432595175489567899_n.jpg?_nc_cat=106&amp;ccb=1-7&amp;_nc_sid=833d8c&amp;_nc_ohc=S8RRvbLZoC0Q7kNvgGqCg3O&amp;_nc_oc=AdgUt1U2FhxWXiUPpG8MhxvmAO1mxVsW660ZOiKzHFK_JaA5Hvh05EjQjV-GTQghErLAjH561zgDeJnN7pNBFEyL&amp;_nc_zt=23&amp;_nc_ht=scontent.fbkk28-1.fna&amp;_nc_gid=AJQCzPYjCiuuqIXez-a40I3&amp;oh=00_AYClrMn6wTYwwLrSrj6yEZJ0zREMOm9q9RtGokEzKROOQQ&amp;oe=67A14CA7">https://scontent.fbkk28-1.fna.fbcdn.net/v/t39.30808-6/468714317_1584489692198926_8432595175489567899_n.jpg?_nc_cat=106&amp;ccb=1-7&amp;_nc_sid=833d8c&amp;_nc_ohc=S8RRvbLZoC0Q7kNvgGqCg3O&amp;_nc_oc=AdgUt1U2FhxWXiUPpG8MhxvmAO1mxVsW660ZOiKzHFK_JaA5Hvh05EjQjV-GTQghErLAjH561zgDeJnN7pNBFEyL&amp;_nc_zt=23&amp;_nc_ht=scontent.fbkk28-1.fna&amp;_nc_gid=AJQCzPYjCiuuqIXez-a40I3&amp;oh=00_AYClrMn6wTYwwLrSrj6yEZJ0zREMOm9q9RtGokEzKROOQQ&amp;oe=67A14CA7</text:a></text:p>
          </table:table-cell>
          <table:table-cell table:number-columns-repeated="3" table:style-name="ce1"/>
          <table:table-cell office:value-type="string" table:style-name="ce3">
            <text:p><text:a xlink:href="https://maps.google.com/maps/contrib/111746887325647893146">https://maps.google.com/maps/contrib/111746887325647893146</text:a></text:p>
          </table:table-cell>
          <table:table-cell table:number-columns-repeated="16367"/>
        </table:table-row>
        <table:table-row table:style-name="ro1">
          <table:table-cell table:style-name="ce14"/>
          <table:table-cell office:value-type="string" table:style-name="ce14">
            <text:p>Jin Wellbeing County</text:p>
          </table:table-cell>
          <table:table-cell office:value-type="string" table:style-name="ce14">
            <text:p>ปทุมธานี</text:p>
          </table:table-cell>
          <table:table-cell office:value-type="string" table:style-name="ce14">
            <text:p>89 หมู่ 3 ทางคู่ขนาน ถ. พหลโยธิน ตำบล คลองหนึ่ง อำเภอคลองหลวง ปทุมธานี 12120 ไทย</text:p>
          </table:table-cell>
          <table:table-cell office:value-type="float" office:value="14.030769424418001" table:style-name="ce14">
            <text:p>14.03076942</text:p>
          </table:table-cell>
          <table:table-cell office:value-type="float" office:value="100.611512084656" table:style-name="ce14">
            <text:p>100.6115121</text:p>
          </table:table-cell>
          <table:table-cell office:value-type="string" table:style-name="ce14">
            <text:p>02 078 5778</text:p>
          </table:table-cell>
          <table:table-cell office:value-type="string" table:style-name="ce15">
            <text:p><text:a xlink:href="https://www.jinwellbeing.com/">https://www.jinwellbeing.com/</text:a></text:p>
          </table:table-cell>
          <table:table-cell office:value-type="string" table:style-name="ce14">
            <text:p>['วันจันทร์: 7:00–22:00', 'วันอังคาร: 7:00–22:00', 'วันพุธ: 7:00–22:00', 'วันพฤหัสบดี: 7:00–22:00', 'วันศุกร์: 7:00–22:00', 'วันเสาร์: 7:00–22:00', 'วันอาทิตย์: 7:00–22:00']</text:p>
          </table:table-cell>
          <table:table-cell office:value-type="string" table:style-name="ce15">
            <text:p><text:a xlink:href="https://maps.app.goo.gl/m4zvQWvRXrh5w3VP6">https://maps.app.goo.gl/m4zvQWvRXrh5w3VP6</text:a></text:p>
          </table:table-cell>
          <table:table-cell office:value-type="float" office:value="66000" table:style-name="ce14">
            <text:p>66000</text:p>
          </table:table-cell>
          <table:table-cell office:value-type="string" table:style-name="ce15">
            <text:p><text:a xlink:href="https://lh3.googleusercontent.com/p/AF1QipP3NFxTtQCQYGbW2szGogFqsUnzx_iWbevyvG_M=s1360-w1360-h1020">https://lh3.googleusercontent.com/p/AF1QipP3NFxTtQCQYGbW2szGogFqsUnzx_iWbevyvG_M=s1360-w1360-h1020</text:a></text:p>
          </table:table-cell>
          <table:table-cell office:value-type="string" table:style-name="ce15">
            <text:p><text:a xlink:href="https://media.readthecloud.co/wp-content/uploads/2022/04/29120314/jin-wellbeing-county-20.jpg">https://media.readthecloud.co/wp-content/uploads/2022/04/29120314/jin-wellbeing-county-20.jpg</text:a></text:p>
          </table:table-cell>
          <table:table-cell office:value-type="string" table:style-name="ce15">
            <text:p><text:a xlink:href="https://media.readthecloud.co/wp-content/uploads/2022/04/29120313/jin-wellbeing-county-16.jpg">https://media.readthecloud.co/wp-content/uploads/2022/04/29120313/jin-wellbeing-county-16.jpg</text:a></text:p>
          </table:table-cell>
          <table:table-cell office:value-type="string" table:style-name="ce15">
            <text:p><text:a xlink:href="https://media.readthecloud.co/wp-content/uploads/2022/04/29120312/jin-wellbeing-county-12.jpg">https://media.readthecloud.co/wp-content/uploads/2022/04/29120312/jin-wellbeing-county-12.jpg</text:a></text:p>
          </table:table-cell>
          <table:table-cell office:value-type="string" table:style-name="ce15">
            <text:p><text:a xlink:href="https://media.readthecloud.co/wp-content/uploads/2022/04/29120310/jin-wellbeing-county-21.jpg">https://media.readthecloud.co/wp-content/uploads/2022/04/29120310/jin-wellbeing-county-21.jpg</text:a></text:p>
          </table:table-cell>
          <table:table-cell table:number-columns-repeated="16368" table:style-name="ce14"/>
        </table:table-row>
        <table:table-row table:style-name="ro1">
          <table:table-cell table:style-name="ce1"/>
          <table:table-cell office:value-type="string" table:style-name="ce1">
            <text:p>แอมดีเนิร์สซิ่งแคร์ ศูนย์ดูแลผู้สูงอายุ ผู้ป่วยพักฟื้น</text:p>
          </table:table-cell>
          <table:table-cell office:value-type="string" table:style-name="ce1">
            <text:p>ปทุมธานี</text:p>
          </table:table-cell>
          <table:table-cell office:value-type="string" table:style-name="ce1">
            <text:p>เลขที่ 78/2 ถ. บางกรวย - กรุงเทพ บางหลวง เมือง ปทุมธานี 12000</text:p>
          </table:table-cell>
          <table:table-cell office:value-type="float" office:value="14.0059309383751" table:style-name="ce1">
            <text:p>14.00593094</text:p>
          </table:table-cell>
          <table:table-cell office:value-type="float" office:value="100.506730624547" table:style-name="ce9">
            <text:p>100.5067306</text:p>
          </table:table-cell>
          <table:table-cell office:value-type="string" table:style-name="ce1">
            <text:p>097 250 3637</text:p>
          </table:table-cell>
          <table:table-cell office:value-type="string" table:style-name="ce3">
            <text:p><text:a xlink:href="http://amd-nursingcare.com/">http://amd-nursingcar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V7bN2ArZ8P6zfJNY8">https://maps.app.goo.gl/V7bN2ArZ8P6zfJNY8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www.thaielder.com/datas/nursinghome/611/other/am_d_nursing_care_66307a3983739.jpg">https://www.thaielder.com/datas/nursinghome/611/other/am_d_nursing_care_66307a3983739.jpg</text:a></text:p>
          </table:table-cell>
          <table:table-cell office:value-type="string" table:style-name="ce3">
            <text:p><text:a xlink:href="https://lh3.googleusercontent.com/p/AF1QipNzPWtv9xf4i71BWLMfskgJW-J07v0_xTvtBkTX=s1360-w1360-h1020">https://lh3.googleusercontent.com/p/AF1QipNzPWtv9xf4i71BWLMfskgJW-J07v0_xTvtBkTX=s1360-w1360-h1020</text:a></text:p>
          </table:table-cell>
          <table:table-cell office:value-type="string" table:style-name="ce3">
            <text:p><text:a xlink:href="https://lh3.googleusercontent.com/p/AF1QipMsDMhczofMT4-90tzzmZdAhXr9KLr3H8b8Pbex=s1360-w1360-h1020">https://lh3.googleusercontent.com/p/AF1QipMsDMhczofMT4-90tzzmZdAhXr9KLr3H8b8Pbex=s1360-w1360-h1020</text:a></text:p>
          </table:table-cell>
          <table:table-cell office:value-type="string" table:style-name="ce3">
            <text:p><text:a xlink:href="https://lh3.googleusercontent.com/p/AF1QipMwa7EjwqVrdEah_snyYpuSDzavV-7t3CXapG9h=s1360-w1360-h1020">https://lh3.googleusercontent.com/p/AF1QipMwa7EjwqVrdEah_snyYpuSDzavV-7t3CXapG9h=s1360-w1360-h1020</text:a>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บ้านปรีดารมย์</text:p>
          </table:table-cell>
          <table:table-cell office:value-type="string" table:style-name="ce1">
            <text:p>ปทุุมธานี</text:p>
          </table:table-cell>
          <table:table-cell office:value-type="string" table:style-name="ce1">
            <text:p>99 5 ตำบล เชียงรากใหญ่ อำเภอสามโคก ปทุมธานี 12160</text:p>
          </table:table-cell>
          <table:table-cell office:value-type="float" office:value="14.044481535435599" table:style-name="ce1">
            <text:p>14.04448154</text:p>
          </table:table-cell>
          <table:table-cell office:value-type="float" office:value="100.567186904268" table:style-name="ce9">
            <text:p>100.5671869</text:p>
          </table:table-cell>
          <table:table-cell office:value-type="string" table:style-name="ce1">
            <text:p>065 829 4498</text:p>
          </table:table-cell>
          <table:table-cell office:value-type="string" table:style-name="ce3">
            <text:p><text:a xlink:href="https://www.pdr-nursinghome.com/">https://www.pdr-nursinghome.com/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app.goo.gl/3w9cr9gxqdhAhFrp9">https://maps.app.goo.gl/3w9cr9gxqdhAhFrp9</text:a></text:p>
          </table:table-cell>
          <table:table-cell office:value-type="float" office:value="19950" table:style-name="ce1">
            <text:p>19950</text:p>
          </table:table-cell>
          <table:table-cell office:value-type="string" table:style-name="ce3">
            <text:p><text:a xlink:href="https://lh3.googleusercontent.com/gps-cs-s/APrbqlX_BH_LkR9FG_pXJJeZzuMr4ZKT8rWYTMtciiVPwBdnSpcAOd0MFwvmGQ5GTtUMYmg7EnFpe_7mjtX---g0ta960F_Zm2adnXkBU-s-ficaib2YSoic1BI0dr4xGoZPTfnWBJE=s1360-w1360-h1020">https://lh3.googleusercontent.com/gps-cs-s/APrbqlX_BH_LkR9FG_pXJJeZzuMr4ZKT8rWYTMtciiVPwBdnSpcAOd0MFwvmGQ5GTtUMYmg7EnFpe_7mjtX---g0ta960F_Zm2adnXkBU-s-ficaib2YSoic1BI0dr4xGoZPTfnWBJE=s1360-w1360-h1020</text:a></text:p>
          </table:table-cell>
          <table:table-cell office:value-type="string" table:style-name="ce3">
            <text:p><text:a xlink:href="https://lh3.googleusercontent.com/gps-cs-s/APrbqlX61B3rpJwj8AaqZNU2aPdgnbmesIAulWKjvjD32znMh6lpp6u2V20diLP8_eEw5HutgvbSjtfrHZ640wN-ICccCaXKdUPMWDKztRwMLyB3NzkkMNZyWglhzxagFqWkLFlZWoOp=s1360-w1360-h1020">https://lh3.googleusercontent.com/gps-cs-s/APrbqlX61B3rpJwj8AaqZNU2aPdgnbmesIAulWKjvjD32znMh6lpp6u2V20diLP8_eEw5HutgvbSjtfrHZ640wN-ICccCaXKdUPMWDKztRwMLyB3NzkkMNZyWglhzxagFqWkLFlZWoOp=s1360-w1360-h1020</text:a></text:p>
          </table:table-cell>
          <table:table-cell office:value-type="string" table:style-name="ce3">
            <text:p><text:a xlink:href="https://lh3.googleusercontent.com/gps-cs-s/APrbqlUHKyvOK-qIW-JySWrIsSRYh7kc2lt30e0jHr1uXcBwl100D3l82fkIcDLVWaPzv80mFnx1EbkM2Dl4f_oc-Hn5vUuzfcaIqjUEkmeNgqYkoRmMy4yUVFtAWbjLOI1IZRZkWtA=s1360-w1360-h1020">https://lh3.googleusercontent.com/gps-cs-s/APrbqlUHKyvOK-qIW-JySWrIsSRYh7kc2lt30e0jHr1uXcBwl100D3l82fkIcDLVWaPzv80mFnx1EbkM2Dl4f_oc-Hn5vUuzfcaIqjUEkmeNgqYkoRmMy4yUVFtAWbjLOI1IZRZkWtA=s1360-w1360-h1020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บ้านพระพร สถานพักฟื้นผู้ป่วย และคนชรา</text:p>
          </table:table-cell>
          <table:table-cell office:value-type="string" table:style-name="ce1">
            <text:p>ปทุุมธานี</text:p>
          </table:table-cell>
          <table:table-cell office:value-type="string" table:style-name="ce1">
            <text:p>65 145 หมู่4 หมู่บ้าน ศุภสรร ตำบล ลาดสวาย อำเภอลำลูกกา ปทุมธานี 12150</text:p>
          </table:table-cell>
          <table:table-cell office:value-type="float" office:value="13.9443674810122" table:style-name="ce1">
            <text:p>13.94436748</text:p>
          </table:table-cell>
          <table:table-cell office:value-type="float" office:value="100.680788342328" table:style-name="ce9">
            <text:p>100.6807883</text:p>
          </table:table-cell>
          <table:table-cell office:value-type="string" table:style-name="ce1">
            <text:p>086 338 0919</text:p>
          </table:table-cell>
          <table:table-cell office:value-type="string" table:style-name="ce3">
            <text:p><text:a xlink:href="https://www.facebook.com/profile.php?id=61550519767289">https://www.facebook.com/profile.php?id=61550519767289#</text:a></text:p>
          </table:table-cell>
          <table:table-cell office:value-type="string" table:style-name="ce1">
            <text:p>['วันจันทร์: 10:00–17:00', 'วันอังคาร: 10:00–17:00', 'วันพุธ: 10:00–17:00', 'วันพฤหัสบดี: 10:00–17:00', 'วันศุกร์: 10:00–17:00', 'วันเสาร์: 10:00–17:00', 'วันอาทิตย์: 10:00–17:00']</text:p>
          </table:table-cell>
          <table:table-cell office:value-type="string" table:style-name="ce3">
            <text:p><text:a xlink:href="https://maps.app.goo.gl/F9JCef3eph1rhP7U6">https://maps.app.goo.gl/F9JCef3eph1rhP7U6</text:a></text:p>
          </table:table-cell>
          <table:table-cell office:value-type="float" office:value="12000" table:style-name="ce1">
            <text:p>12000</text:p>
          </table:table-cell>
          <table:table-cell office:value-type="string" table:style-name="ce3">
            <text:p><text:a xlink:href="https://lh3.googleusercontent.com/p/AF1QipM8ER4qEec-qB7IOdTSqDvqclV8F7ZAhsIoJye6=s1360-w1360-h1020">https://lh3.googleusercontent.com/p/AF1QipM8ER4qEec-qB7IOdTSqDvqclV8F7ZAhsIoJye6=s1360-w1360-h1020</text:a></text:p>
          </table:table-cell>
          <table:table-cell office:value-type="string" table:style-name="ce3">
            <text:p><text:a xlink:href="https://lh3.googleusercontent.com/p/AF1QipPSnlwv2smyi8qOkjjIwzOlDvfnkmCZyvrRSfFc=s1360-w1360-h1020">https://lh3.googleusercontent.com/p/AF1QipPSnlwv2smyi8qOkjjIwzOlDvfnkmCZyvrRSfFc=s1360-w1360-h1020</text:a></text:p>
          </table:table-cell>
          <table:table-cell office:value-type="string" table:style-name="ce3">
            <text:p><text:a xlink:href="https://lh3.googleusercontent.com/p/AF1QipOrkfTUiUZsfNtlaOCA2lytltjEsyRxsRuQ_yH8=s1360-w1360-h1020">https://lh3.googleusercontent.com/p/AF1QipOrkfTUiUZsfNtlaOCA2lytltjEsyRxsRuQ_yH8=s1360-w1360-h1020</text:a></text:p>
          </table:table-cell>
          <table:table-cell office:value-type="string" table:style-name="ce3">
            <text:p><text:a xlink:href="https://lh3.googleusercontent.com/p/AF1QipPcnCzmYy55rdN13DavsBszRYtKBcKB2A2djl_6=s1360-w1360-h1020">https://lh3.googleusercontent.com/p/AF1QipPcnCzmYy55rdN13DavsBszRYtKBcKB2A2djl_6=s1360-w1360-h1020</text:a></text:p>
          </table:table-cell>
          <table:table-cell office:value-type="string" table:style-name="ce3">
            <text:p><text:a xlink:href="https://lh3.googleusercontent.com/p/AF1QipO6aUCgJm1WzMoAUJi9WvlKYJ9LMZmuGdVP3qr5=s1360-w1360-h1020">https://lh3.googleusercontent.com/p/AF1QipO6aUCgJm1WzMoAUJi9WvlKYJ9LMZmuGdVP3qr5=s1360-w1360-h1020</text:a>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สบายใจโฮมแคร์ บ้านพักผู้สูงอายุ</text:p>
          </table:table-cell>
          <table:table-cell office:value-type="string" table:style-name="ce1">
            <text:p>พระนครศรีอยุธยา<text:s/></text:p>
          </table:table-cell>
          <table:table-cell office:value-type="string" table:style-name="ce1">
            <text:p>155/78-79 amico toscana village klongsuanplu, อำเภอ พระนครศรีอยุธยา จังหวัดพระนครศรีอยุธยา 13000</text:p>
          </table:table-cell>
          <table:table-cell office:value-type="float" office:value="14.3422317565455" table:style-name="ce1">
            <text:p>14.34223176</text:p>
          </table:table-cell>
          <table:table-cell office:value-type="float" office:value="100.60664340449399" table:style-name="ce1">
            <text:p>100.6066434</text:p>
          </table:table-cell>
          <table:table-cell office:value-type="string" table:style-name="ce1">
            <text:p>062 879 2441</text:p>
          </table:table-cell>
          <table:table-cell office:value-type="string" table:style-name="ce3">
            <text:p><text:a xlink:href="https://www.facebook.com/sabaijaihomecare/?locale=th_TH">https://www.facebook.com/sabaijaihomecare/?locale=th_TH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app.goo.gl/kpc7ecfEZFtqkcJ87">https://maps.app.goo.gl/kpc7ecfEZFtqkcJ87</text:a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3">
            <text:p><text:a xlink:href="https://scontent.fbkk24-1.fna.fbcdn.net/v/t39.30808-6/474621654_1136195558211532_2173224303788505066_n.jpg?stp=c448.0.1152.1152a_dst-jpg_s206x206_tt6&amp;_nc_cat=109&amp;ccb=1-7&amp;_nc_sid=50ad20&amp;_nc_ohc=X-toJGjo70AQ7kNvgGKSYc4&amp;_nc_oc=AdjJukfF82kq4G3R6Oz5PK9GUAvA2elvbqZp2aEChT2ZuZDfJFFQwR9aGPgRxy9iFkJHkrDLSW3BXrqXOdUoMChU&amp;_nc_zt=23&amp;_nc_ht=scontent.fbkk24-1.fna&amp;_nc_gid=A7L6qgT9tDsHoY49hIhEXCr&amp;oh=00_AYC2C9kLRdBS2Hol3EhiF1rUVmDwAFAD05pHY0c0MEiYdQ&amp;oe=67A7A30D">https://scontent.fbkk24-1.fna.fbcdn.net/v/t39.30808-6/474621654_1136195558211532_2173224303788505066_n.jpg?stp=c448.0.1152.1152a_dst-jpg_s206x206_tt6&amp;_nc_cat=109&amp;ccb=1-7&amp;_nc_sid=50ad20&amp;_nc_ohc=X-toJGjo70AQ7kNvgGKSYc4&amp;_nc_oc=AdjJukfF82kq4G3R6Oz5PK9GUAvA2elvbqZp2aEChT2ZuZDfJFFQwR9aGPgRxy9iFkJHkrDLSW3BXrqXOdUoMChU&amp;_nc_zt=23&amp;_nc_ht=scontent.fbkk24-1.fna&amp;_nc_gid=A7L6qgT9tDsHoY49hIhEXCr&amp;oh=00_AYC2C9kLRdBS2Hol3EhiF1rUVmDwAFAD05pHY0c0MEiYdQ&amp;oe=67A7A30D</text:a></text:p>
          </table:table-cell>
          <table:table-cell office:value-type="string" table:style-name="ce3">
            <text:p><text:a xlink:href="https://scontent.fbkk24-1.fna.fbcdn.net/v/t39.30808-6/472313662_1123866599444428_2139464260464031118_n.jpg?stp=c120.0.721.721a_dst-jpg_s206x206_tt6&amp;_nc_cat=105&amp;ccb=1-7&amp;_nc_sid=50ad20&amp;_nc_ohc=kK8tbyM3uh0Q7kNvgHD2CtA&amp;_nc_oc=AdgjwV3YlZQFFgFqNcWHFCk6f67I4Tu4dIxzIfmm4LgXzabzHeoxOCngNuzWGtIreZX7_o1DXtyyudK0DoJd9Vak&amp;_nc_zt=23&amp;_nc_ht=scontent.fbkk24-1.fna&amp;_nc_gid=AkgHixwCQglD-zuudHuVTJx&amp;oh=00_AYA78vPCg-YE6zPDX4xFL5zN_4mlorQS_U_xgBX34WOwtg&amp;oe=67A7C474">https://scontent.fbkk24-1.fna.fbcdn.net/v/t39.30808-6/472313662_1123866599444428_2139464260464031118_n.jpg?stp=c120.0.721.721a_dst-jpg_s206x206_tt6&amp;_nc_cat=105&amp;ccb=1-7&amp;_nc_sid=50ad20&amp;_nc_ohc=kK8tbyM3uh0Q7kNvgHD2CtA&amp;_nc_oc=AdgjwV3YlZQFFgFqNcWHFCk6f67I4Tu4dIxzIfmm4LgXzabzHeoxOCngNuzWGtIreZX7_o1DXtyyudK0DoJd9Vak&amp;_nc_zt=23&amp;_nc_ht=scontent.fbkk24-1.fna&amp;_nc_gid=AkgHixwCQglD-zuudHuVTJx&amp;oh=00_AYA78vPCg-YE6zPDX4xFL5zN_4mlorQS_U_xgBX34WOwtg&amp;oe=67A7C474</text:a></text:p>
          </table:table-cell>
          <table:table-cell office:value-type="string" table:style-name="ce3">
            <text:p><text:a xlink:href="https://scontent.fbkk24-1.fna.fbcdn.net/v/t39.30808-6/470248039_1113327800498308_5616122625881328033_n.jpg?_nc_cat=102&amp;ccb=1-7&amp;_nc_sid=86c6b0&amp;_nc_ohc=ScU9sHSHg6wQ7kNvgHY0xEs&amp;_nc_oc=AdiXsnp2oaNuZLWnLVMR6miXE9hZM6XFZFK7Rci3cFwTE0YrqYjebbG1KEdVtIFMHSlJeoUY8J8YSyE8cWzFpBRG&amp;_nc_zt=23&amp;_nc_ht=scontent.fbkk24-1.fna&amp;_nc_gid=A4PJ0ONjuhQty3ssdxBz1Va&amp;oh=00_AYASiigoDRwx4tYa548whWvQ_Ycu-1KdR7cpmDZ-MdUqPw&amp;oe=67A7A56D">https://scontent.fbkk24-1.fna.fbcdn.net/v/t39.30808-6/470248039_1113327800498308_5616122625881328033_n.jpg?_nc_cat=102&amp;ccb=1-7&amp;_nc_sid=86c6b0&amp;_nc_ohc=ScU9sHSHg6wQ7kNvgHY0xEs&amp;_nc_oc=AdiXsnp2oaNuZLWnLVMR6miXE9hZM6XFZFK7Rci3cFwTE0YrqYjebbG1KEdVtIFMHSlJeoUY8J8YSyE8cWzFpBRG&amp;_nc_zt=23&amp;_nc_ht=scontent.fbkk24-1.fna&amp;_nc_gid=A4PJ0ONjuhQty3ssdxBz1Va&amp;oh=00_AYASiigoDRwx4tYa548whWvQ_Ycu-1KdR7cpmDZ-MdUqPw&amp;oe=67A7A56D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บ้านแสนรัก เนอร์สซิ่งโฮม สาขาพะเยา</text:p>
          </table:table-cell>
          <table:table-cell office:value-type="string" table:style-name="ce1">
            <text:p>พะเยา</text:p>
          </table:table-cell>
          <table:table-cell office:value-type="string" table:style-name="ce1">
            <text:p>226 หมู่ 11 ตำบล บ้านต๋อม อำเภอเมืองพะเยา พะเยา 56000</text:p>
          </table:table-cell>
          <table:table-cell office:value-type="float" office:value="19.186612874039199" table:style-name="ce1">
            <text:p>19.18661287</text:p>
          </table:table-cell>
          <table:table-cell office:value-type="float" office:value="99.880728710079197" table:style-name="ce1">
            <text:p>99.88072871</text:p>
          </table:table-cell>
          <table:table-cell office:value-type="string" table:style-name="ce1">
            <text:p>095 452 5741</text:p>
          </table:table-cell>
          <table:table-cell office:value-type="string" table:style-name="ce3">
            <text:p><text:a xlink:href="https://baansanraknursinghome.com/baansanrak-nursing-home-phayao/">https://baansanraknursinghome.com/baansanrak-nursing-home-phayao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ZfztUp4LBJhakEK58">https://maps.app.goo.gl/ZfztUp4LBJhakEK58</text:a></text:p>
          </table:table-cell>
          <table:table-cell office:value-type="float" office:value="13000" table:style-name="ce1">
            <text:p>13000</text:p>
          </table:table-cell>
          <table:table-cell office:value-type="string" table:style-name="ce3">
            <text:p><text:a xlink:href="https://baansanraknursinghome.com/wp-content/uploads/2024/04/IMG_8087-scaled.jpg">https://baansanraknursinghome.com/wp-content/uploads/2024/04/IMG_8087-scaled.jpg</text:a></text:p>
          </table:table-cell>
          <table:table-cell office:value-type="string" table:style-name="ce3">
            <text:p><text:a xlink:href="https://baansanraknursinghome.com/wp-content/uploads/2024/04/%E0%B8%9B%E0%B9%89%E0%B8%B2%E0%B8%A2%E0%B8%9A%E0%B9%89%E0%B8%B2%E0%B8%99%E0%B9%81%E0%B8%AA%E0%B8%99%E0%B8%A3%E0%B8%B1%E0%B8%81-%E0%B8%9E%E0%B8%B0%E0%B9%80%E0%B8%A2%E0%B8%B2.png">https://baansanraknursinghome.com/wp-content/uploads/2024/04/%E0%B8%9B%E0%B9%89%E0%B8%B2%E0%B8%A2%E0%B8%9A%E0%B9%89%E0%B8%B2%E0%B8%99%E0%B9%81%E0%B8%AA%E0%B8%99%E0%B8%A3%E0%B8%B1%E0%B8%81-%E0%B8%9E%E0%B8%B0%E0%B9%80%E0%B8%A2%E0%B8%B2.png</text:a></text:p>
          </table:table-cell>
          <table:table-cell office:value-type="string" table:style-name="ce3">
            <text:p><text:a xlink:href="https://baansanraknursinghome.com/wp-content/uploads/2024/04/IMG_8109-scaled.jpg">https://baansanraknursinghome.com/wp-content/uploads/2024/04/IMG_8109-scaled.jpg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บ้านเปี่ยมสุข พิจิตร เนอร์สซิ่ง โฮม</text:p>
          </table:table-cell>
          <table:table-cell office:value-type="string" table:style-name="ce1">
            <text:p>พิจิตร</text:p>
          </table:table-cell>
          <table:table-cell office:value-type="string" table:style-name="ce1">
            <text:p>11 2 ตำบล ท่าหลวง อำเภอเมืองพิจิตร พิจิตร 66000</text:p>
          </table:table-cell>
          <table:table-cell office:value-type="float" office:value="16.4369099598144" table:style-name="ce1">
            <text:p>16.43690996</text:p>
          </table:table-cell>
          <table:table-cell office:value-type="float" office:value="100.366673396647" table:style-name="ce1">
            <text:p>100.3666734</text:p>
          </table:table-cell>
          <table:table-cell office:value-type="string" table:style-name="ce1">
            <text:p>098 518 3799</text:p>
          </table:table-cell>
          <table:table-cell office:value-type="string" table:style-name="ce3">
            <text:p><text:a xlink:href="https://www.facebook.com/BaanpiamsukPhichit/?locale=th_TH">https://www.facebook.com/BaanpiamsukPhichit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X8qVEhGAoFgLwrgGA">https://maps.app.goo.gl/X8qVEhGAoFgLwrgGA</text:a></text:p>
          </table:table-cell>
          <table:table-cell office:value-type="float" office:value="24000" table:style-name="ce1">
            <text:p>24000</text:p>
          </table:table-cell>
          <table:table-cell office:value-type="string" table:style-name="ce3">
            <text:p><text:a xlink:href="https://scontent.fbkk24-1.fna.fbcdn.net/v/t39.30808-6/366640244_755118166620112_6410850179852467877_n.jpg?stp=c184.0.382.382a_dst-jpg_s206x206_tt6&amp;_nc_cat=103&amp;ccb=1-7&amp;_nc_sid=50ad20&amp;_nc_ohc=VaDYg-MOTuYQ7kNvgEAH3xS&amp;_nc_oc=AdjZYctpu_5kSUGe2zOshROdE6iYr3M-dI7luPGqvTisK_cCIH63TkVPofDbk1Xe8FbtO4S7yZruGzs0FzxkU0gF&amp;_nc_zt=23&amp;_nc_ht=scontent.fbkk24-1.fna&amp;_nc_gid=AJv5dW71e8SedFbwD6dpfSQ&amp;oh=00_AYD5V-JCUPOaTOGeNx9-kJ9nZtXMaaU0jVnKYXBBBgAjNQ&amp;oe=67A7B89A">https://scontent.fbkk24-1.fna.fbcdn.net/v/t39.30808-6/366640244_755118166620112_6410850179852467877_n.jpg?stp=c184.0.382.382a_dst-jpg_s206x206_tt6&amp;_nc_cat=103&amp;ccb=1-7&amp;_nc_sid=50ad20&amp;_nc_ohc=VaDYg-MOTuYQ7kNvgEAH3xS&amp;_nc_oc=AdjZYctpu_5kSUGe2zOshROdE6iYr3M-dI7luPGqvTisK_cCIH63TkVPofDbk1Xe8FbtO4S7yZruGzs0FzxkU0gF&amp;_nc_zt=23&amp;_nc_ht=scontent.fbkk24-1.fna&amp;_nc_gid=AJv5dW71e8SedFbwD6dpfSQ&amp;oh=00_AYD5V-JCUPOaTOGeNx9-kJ9nZtXMaaU0jVnKYXBBBgAjNQ&amp;oe=67A7B89A</text:a></text:p>
          </table:table-cell>
          <table:table-cell office:value-type="string" table:style-name="ce3">
            <text:p><text:a xlink:href="https://scontent.fbkk24-1.fna.fbcdn.net/v/t39.30808-6/459517204_1038186701646589_3819740166311851211_n.jpg?stp=dst-jpg_s206x206_tt6&amp;_nc_cat=110&amp;ccb=1-7&amp;_nc_sid=50ad20&amp;_nc_ohc=DasAUYgYTT8Q7kNvgHQj4CN&amp;_nc_oc=Adgg9MX6kNFlCI4XsDyRIHYuUa9v-OcIQuRs59fF206Wcb-XxP3jwDQwqUX0zWIvTTkn8O9OiQfjyyYBWn2IDYdN&amp;_nc_zt=23&amp;_nc_ht=scontent.fbkk24-1.fna&amp;_nc_gid=AuXYA8OEfu9CPkvywfnFXIS&amp;oh=00_AYClUJEDlzz688FPFOs4MqpLjyacyzUYk3y3hKxllCeKdw&amp;oe=67A7A3E9">https://scontent.fbkk24-1.fna.fbcdn.net/v/t39.30808-6/459517204_1038186701646589_3819740166311851211_n.jpg?stp=dst-jpg_s206x206_tt6&amp;_nc_cat=110&amp;ccb=1-7&amp;_nc_sid=50ad20&amp;_nc_ohc=DasAUYgYTT8Q7kNvgHQj4CN&amp;_nc_oc=Adgg9MX6kNFlCI4XsDyRIHYuUa9v-OcIQuRs59fF206Wcb-XxP3jwDQwqUX0zWIvTTkn8O9OiQfjyyYBWn2IDYdN&amp;_nc_zt=23&amp;_nc_ht=scontent.fbkk24-1.fna&amp;_nc_gid=AuXYA8OEfu9CPkvywfnFXIS&amp;oh=00_AYClUJEDlzz688FPFOs4MqpLjyacyzUYk3y3hKxllCeKdw&amp;oe=67A7A3E9</text:a></text:p>
          </table:table-cell>
          <table:table-cell office:value-type="string" table:style-name="ce3">
            <text:p><text:a xlink:href="https://scontent.fbkk24-1.fna.fbcdn.net/v/t39.30808-6/448758638_974969494634977_8594272413050138303_n.jpg?stp=c185.0.1108.1108a_dst-jpg_s206x206_tt6&amp;_nc_cat=104&amp;ccb=1-7&amp;_nc_sid=50ad20&amp;_nc_ohc=rmhDblJKzXQQ7kNvgEnve0D&amp;_nc_oc=AdjSbXnj16vk3WP1-GtH7omey2aXnS6cvaV0J6EYWg3SCoeDy8hClN1zEqhnHqEpCNbMEpgmkstsqGdZpIDKTQSU&amp;_nc_zt=23&amp;_nc_ht=scontent.fbkk24-1.fna&amp;_nc_gid=Als6mzIPgwJojFOC-Swno_F&amp;oh=00_AYBrF2WQkxDALZU8yxvSBIerJmfI8K1o4hRy9vv7d3qpEA&amp;oe=67A7BD4B">https://scontent.fbkk24-1.fna.fbcdn.net/v/t39.30808-6/448758638_974969494634977_8594272413050138303_n.jpg?stp=c185.0.1108.1108a_dst-jpg_s206x206_tt6&amp;_nc_cat=104&amp;ccb=1-7&amp;_nc_sid=50ad20&amp;_nc_ohc=rmhDblJKzXQQ7kNvgEnve0D&amp;_nc_oc=AdjSbXnj16vk3WP1-GtH7omey2aXnS6cvaV0J6EYWg3SCoeDy8hClN1zEqhnHqEpCNbMEpgmkstsqGdZpIDKTQSU&amp;_nc_zt=23&amp;_nc_ht=scontent.fbkk24-1.fna&amp;_nc_gid=Als6mzIPgwJojFOC-Swno_F&amp;oh=00_AYBrF2WQkxDALZU8yxvSBIerJmfI8K1o4hRy9vv7d3qpEA&amp;oe=67A7BD4B</text:a></text:p>
          </table:table-cell>
          <table:table-cell office:value-type="string" table:style-name="ce3">
            <text:p><text:a xlink:href="https://scontent.fbkk24-1.fna.fbcdn.net/v/t39.30808-6/380757153_783761397089122_2529108601570153243_n.jpg?stp=c185.0.1108.1108a_dst-jpg_s206x206_tt6&amp;_nc_cat=111&amp;ccb=1-7&amp;_nc_sid=50ad20&amp;_nc_ohc=TraInSF6EEAQ7kNvgErN39c&amp;_nc_oc=Adgze_NaZ3iND6hWvsv0rul7zZ_Gg5_EhSsOc7J-HaJ7EZd9QkkXJ5LQI_n9O1P6eFJ4BPtw82_ZQAvfPXqojF6X&amp;_nc_zt=23&amp;_nc_ht=scontent.fbkk24-1.fna&amp;_nc_gid=ANJmidJoWBPFvKtXHZVE2BP&amp;oh=00_AYAtm_bDsbed8pj1uVCjUHGgK-xuVbnGEkkXsYhuKk-bEw&amp;oe=67A7D142">https://scontent.fbkk24-1.fna.fbcdn.net/v/t39.30808-6/380757153_783761397089122_2529108601570153243_n.jpg?stp=c185.0.1108.1108a_dst-jpg_s206x206_tt6&amp;_nc_cat=111&amp;ccb=1-7&amp;_nc_sid=50ad20&amp;_nc_ohc=TraInSF6EEAQ7kNvgErN39c&amp;_nc_oc=Adgze_NaZ3iND6hWvsv0rul7zZ_Gg5_EhSsOc7J-HaJ7EZd9QkkXJ5LQI_n9O1P6eFJ4BPtw82_ZQAvfPXqojF6X&amp;_nc_zt=23&amp;_nc_ht=scontent.fbkk24-1.fna&amp;_nc_gid=ANJmidJoWBPFvKtXHZVE2BP&amp;oh=00_AYAtm_bDsbed8pj1uVCjUHGgK-xuVbnGEkkXsYhuKk-bEw&amp;oe=67A7D142</text:a>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บ้านคุณย่า โฮมเเคร์ พิจิตร</text:p>
          </table:table-cell>
          <table:table-cell office:value-type="string" table:style-name="ce1">
            <text:p>พิจิตร</text:p>
          </table:table-cell>
          <table:table-cell office:value-type="string" table:style-name="ce1">
            <text:p>41 2 ซอย ตำบล ท่าหลวง ตำบล ท่าหลวง เมือง พิจิตร 66000</text:p>
          </table:table-cell>
          <table:table-cell office:value-type="float" office:value="16.432299819962299" table:style-name="ce1">
            <text:p>16.43229982</text:p>
          </table:table-cell>
          <table:table-cell office:value-type="float" office:value="100.37491314183499" table:style-name="ce1">
            <text:p>100.3749131</text:p>
          </table:table-cell>
          <table:table-cell office:value-type="string" table:style-name="ce1">
            <text:p>081 982 0186</text:p>
          </table:table-cell>
          <table:table-cell office:value-type="string" table:style-name="ce3">
            <text:p><text:a xlink:href="https://www.facebook.com/p/%E0%B8%9A%E0%B9%89%E0%B8%B2%E0%B8%99%E0%B8%84%E0%B8%B8%E0%B8%93%E0%B8%A2%E0%B9%88%E0%B8%B2-%E0%B9%82%E0%B8%AE%E0%B8%A1%E0%B9%80%E0%B9%80%E0%B8%84%E0%B8%A3%E0%B9%8C%E0%B8%9E%E0%B8%B4%E0%B8%88%E0%B8%B4%E0%B8%95%E0%B8%A3-61558055648899/?_rdr">https://www.facebook.com/p/%E0%B8%9A%E0%B9%89%E0%B8%B2%E0%B8%99%E0%B8%84%E0%B8%B8%E0%B8%93%E0%B8%A2%E0%B9%88%E0%B8%B2-%E0%B9%82%E0%B8%AE%E0%B8%A1%E0%B9%80%E0%B9%80%E0%B8%84%E0%B8%A3%E0%B9%8C%E0%B8%9E%E0%B8%B4%E0%B8%88%E0%B8%B4%E0%B8%95%E0%B8%A3-61558055648899/?_rdr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rXpLpCyFUwrovqox8">https://maps.app.goo.gl/rXpLpCyFUwrovqox8</text:a></text:p>
          </table:table-cell>
          <table:table-cell office:value-type="float" office:value="16000" table:style-name="ce1">
            <text:p>16000</text:p>
          </table:table-cell>
          <table:table-cell office:value-type="string" table:style-name="ce3">
            <text:p><text:a xlink:href="https://scontent.fbkk24-1.fna.fbcdn.net/v/t39.30808-6/474377549_122183266586268521_697728830667788908_n.jpg?stp=c0.121.960.960a_dst-jpg_s206x206_tt6&amp;_nc_cat=110&amp;ccb=1-7&amp;_nc_sid=50ad20&amp;_nc_ohc=kPkCwsgrUpcQ7kNvgG1VpQj&amp;_nc_oc=AdgNj5L7ga2RG12_6NCrdQqd_XNVUVnVfBLiQ7saTfkjR2kVNTepLtHRLNqKydyVMpdx4xBTGueWAWQGXkesT6h0&amp;_nc_zt=23&amp;_nc_ht=scontent.fbkk24-1.fna&amp;_nc_gid=AWXeXVITp2tdDjzpRVU-GYL&amp;oh=00_AYCGRnGqYSKFKavWAah5Q0uB06pQO9LNyWTg1mOvD4dLjQ&amp;oe=67A7C06A">https://scontent.fbkk24-1.fna.fbcdn.net/v/t39.30808-6/474377549_122183266586268521_697728830667788908_n.jpg?stp=c0.121.960.960a_dst-jpg_s206x206_tt6&amp;_nc_cat=110&amp;ccb=1-7&amp;_nc_sid=50ad20&amp;_nc_ohc=kPkCwsgrUpcQ7kNvgG1VpQj&amp;_nc_oc=AdgNj5L7ga2RG12_6NCrdQqd_XNVUVnVfBLiQ7saTfkjR2kVNTepLtHRLNqKydyVMpdx4xBTGueWAWQGXkesT6h0&amp;_nc_zt=23&amp;_nc_ht=scontent.fbkk24-1.fna&amp;_nc_gid=AWXeXVITp2tdDjzpRVU-GYL&amp;oh=00_AYCGRnGqYSKFKavWAah5Q0uB06pQO9LNyWTg1mOvD4dLjQ&amp;oe=67A7C06A</text:a></text:p>
          </table:table-cell>
          <table:table-cell office:value-type="string" table:style-name="ce3">
            <text:p><text:a xlink:href="https://scontent.fbkk24-1.fna.fbcdn.net/v/t39.30808-6/474463604_122183266862268521_6299693800352085726_n.jpg?stp=c373.0.960.960a_dst-jpg_s206x206_tt6&amp;_nc_cat=105&amp;ccb=1-7&amp;_nc_sid=50ad20&amp;_nc_ohc=iLqtsSOnGeYQ7kNvgEQOcfS&amp;_nc_oc=AdhNfeyMesYdI06sawnCeyNu6mMXi9yt5nFD3qse3RyY2Upc2EfdWqwmR9dBmwmiHJEDAeBsizX3zkvnN08E1P5w&amp;_nc_zt=23&amp;_nc_ht=scontent.fbkk24-1.fna&amp;_nc_gid=AWXeXVITp2tdDjzpRVU-GYL&amp;oh=00_AYBKMLiFH0axHJSOPl4lAT4MbOJ8fwW5wkeoc7RGy7HuDQ&amp;oe=67A7BD7E">https://scontent.fbkk24-1.fna.fbcdn.net/v/t39.30808-6/474463604_122183266862268521_6299693800352085726_n.jpg?stp=c373.0.960.960a_dst-jpg_s206x206_tt6&amp;_nc_cat=105&amp;ccb=1-7&amp;_nc_sid=50ad20&amp;_nc_ohc=iLqtsSOnGeYQ7kNvgEQOcfS&amp;_nc_oc=AdhNfeyMesYdI06sawnCeyNu6mMXi9yt5nFD3qse3RyY2Upc2EfdWqwmR9dBmwmiHJEDAeBsizX3zkvnN08E1P5w&amp;_nc_zt=23&amp;_nc_ht=scontent.fbkk24-1.fna&amp;_nc_gid=AWXeXVITp2tdDjzpRVU-GYL&amp;oh=00_AYBKMLiFH0axHJSOPl4lAT4MbOJ8fwW5wkeoc7RGy7HuDQ&amp;oe=67A7BD7E</text:a></text:p>
          </table:table-cell>
          <table:table-cell office:value-type="string" table:style-name="ce3">
            <text:p><text:a xlink:href="https://scontent.fbkk24-1.fna.fbcdn.net/v/t39.30808-6/473358319_122181342830268521_7815582224568575997_n.jpg?stp=c447.0.1155.1155a_dst-jpg_s206x206_tt6&amp;_nc_cat=109&amp;ccb=1-7&amp;_nc_sid=50ad20&amp;_nc_ohc=SbZFaHrIjPAQ7kNvgFguvDO&amp;_nc_oc=AdihHkuPg0kNHWf5YI59KjIYFWj7jc27UF2FfAdyNOLBKVlfJWveEkuP-yfSzqKzvhhfdkSOM3XXMviKZWyFhNJn&amp;_nc_zt=23&amp;_nc_ht=scontent.fbkk24-1.fna&amp;_nc_gid=A3vGe3pwzEROUYSV3dI-NIZ&amp;oh=00_AYA96G_ve0gpjOZ0hALaypWJK2pEWg9M0JZOPSilxEV1pA&amp;oe=67A7BCC3">https://scontent.fbkk24-1.fna.fbcdn.net/v/t39.30808-6/473358319_122181342830268521_7815582224568575997_n.jpg?stp=c447.0.1155.1155a_dst-jpg_s206x206_tt6&amp;_nc_cat=109&amp;ccb=1-7&amp;_nc_sid=50ad20&amp;_nc_ohc=SbZFaHrIjPAQ7kNvgFguvDO&amp;_nc_oc=AdihHkuPg0kNHWf5YI59KjIYFWj7jc27UF2FfAdyNOLBKVlfJWveEkuP-yfSzqKzvhhfdkSOM3XXMviKZWyFhNJn&amp;_nc_zt=23&amp;_nc_ht=scontent.fbkk24-1.fna&amp;_nc_gid=A3vGe3pwzEROUYSV3dI-NIZ&amp;oh=00_AYA96G_ve0gpjOZ0hALaypWJK2pEWg9M0JZOPSilxEV1pA&amp;oe=67A7BCC3</text:a></text:p>
          </table:table-cell>
          <table:table-cell table:number-columns-repeated="16370" table:style-name="ce1"/>
        </table:table-row>
        <table:table-row table:style-name="ro1">
          <table:table-cell table:style-name="ce14"/>
          <table:table-cell office:value-type="string" table:style-name="ce14">
            <text:p>บ้านลลิสา เนอร์สซิ่งโฮมพิษณุโลก - Bann Lalisa Nursing Home Phisanulok</text:p>
          </table:table-cell>
          <table:table-cell office:value-type="string" table:style-name="ce14">
            <text:p>พิษณุโลก</text:p>
          </table:table-cell>
          <table:table-cell office:value-type="string" table:style-name="ce14">
            <text:p>957, 29 ซอย พรรณเพียร ตำบลวัดจันทร์ เมือง, พิษณุโลก 65000</text:p>
          </table:table-cell>
          <table:table-cell office:value-type="float" office:value="16.9946284456014" table:style-name="ce14">
            <text:p>16.99462845</text:p>
          </table:table-cell>
          <table:table-cell office:value-type="float" office:value="100.33241695943801" table:style-name="ce14">
            <text:p>100.332417</text:p>
          </table:table-cell>
          <table:table-cell office:value-type="string" table:style-name="ce14">
            <text:p>088 252 4336</text:p>
          </table:table-cell>
          <table:table-cell office:value-type="string" table:style-name="ce15">
            <text:p><text:a xlink:href="https://baanlalisa.com/nursing-home-phitsanulok/">https://baanlalisa.com/nursing-home-phitsanulok/</text:a></text:p>
          </table:table-cell>
          <table:table-cell office:value-type="string" table:style-name="ce14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5">
            <text:p><text:a xlink:href="https://maps.app.goo.gl/qP45dCA1mNQHUT9K9">https://maps.app.goo.gl/qP45dCA1mNQHUT9K9</text:a></text:p>
          </table:table-cell>
          <table:table-cell office:value-type="float" office:value="20000" table:style-name="ce14">
            <text:p>20000</text:p>
          </table:table-cell>
          <table:table-cell office:value-type="string" table:style-name="ce15">
            <text:p><text:a xlink:href="https://baanlalisa.com/wp-content/uploads/2023/06/5-2.jpg">https://baanlalisa.com/wp-content/uploads/2023/06/5-2.jpg</text:a></text:p>
          </table:table-cell>
          <table:table-cell office:value-type="string" table:style-name="ce15">
            <text:p><text:a xlink:href="https://baanlalisa.com/wp-content/uploads/2023/06/2.jpeg">https://baanlalisa.com/wp-content/uploads/2023/06/2.jpeg</text:a></text:p>
          </table:table-cell>
          <table:table-cell office:value-type="string" table:style-name="ce15">
            <text:p><text:a xlink:href="https://baanlalisa.com/wp-content/uploads/2023/06/4-3.jpg">https://baanlalisa.com/wp-content/uploads/2023/06/4-3.jpg</text:a></text:p>
          </table:table-cell>
          <table:table-cell table:number-columns-repeated="16370" table:style-name="ce14"/>
        </table:table-row>
        <table:table-row table:style-name="ro1">
          <table:table-cell table:style-name="ce1"/>
          <table:table-cell office:value-type="string" table:style-name="ce1">
            <text:p>บ้านพูนรัก-Ban Poon Rak</text:p>
          </table:table-cell>
          <table:table-cell office:value-type="string" table:style-name="ce1">
            <text:p>ภูเก็ต</text:p>
          </table:table-cell>
          <table:table-cell office:value-type="string" table:style-name="ce1">
            <text:p>258/88 moo 3, Baan chareonsuk, ถ. ศรีสุนทร อำเภอถลาง ภูเก็ต</text:p>
          </table:table-cell>
          <table:table-cell office:value-type="float" office:value="7.9738412975795603" table:style-name="ce1">
            <text:p>7.973841298</text:p>
          </table:table-cell>
          <table:table-cell office:value-type="float" office:value="98.364638077254895" table:style-name="ce1">
            <text:p>98.36463808</text:p>
          </table:table-cell>
          <table:table-cell office:value-type="string" table:style-name="ce1">
            <text:p>064 449 5959</text:p>
          </table:table-cell>
          <table:table-cell office:value-type="string" table:style-name="ce3">
            <text:p><text:a xlink:href="https://www.facebook.com/p/บ้านพูนรัก-ดูแลผู้สูงอายุและกายภาพบำบัด-Poonrak-Healthcare-Center-Phuket-100063582519672">https://www.facebook.com/p/บ้านพูนรัก-ดูแลผู้สูงอายุและกายภาพบำบัด-Poonrak-Healthcare-Center-Phuket-100063582519672</text:a>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3">
            <text:p><text:a xlink:href="https://maps.app.goo.gl/Jb8CrkuQ8DLzHxjf9">https://maps.app.goo.gl/Jb8CrkuQ8DLzHxjf9</text:a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3">
            <text:p><text:a xlink:href="https://lh3.googleusercontent.com/p/AF1QipM8Nvk9NQyw8U_ZsQTKbCNc6fqVvQ0jIn4zbq5M=s1360-w1360-h1020">https://lh3.googleusercontent.com/p/AF1QipM8Nvk9NQyw8U_ZsQTKbCNc6fqVvQ0jIn4zbq5M=s1360-w1360-h1020</text:a></text:p>
          </table:table-cell>
          <table:table-cell office:value-type="string" table:style-name="ce3">
            <text:p><text:a xlink:href="https://lh3.googleusercontent.com/p/AF1QipNJ5_u8wca84HQKuYlKV2z4ZYH7yPEotdtSbXRQ=s1360-w1360-h1020">https://lh3.googleusercontent.com/p/AF1QipNJ5_u8wca84HQKuYlKV2z4ZYH7yPEotdtSbXRQ=s1360-w1360-h1020</text:a></text:p>
          </table:table-cell>
          <table:table-cell office:value-type="string" table:style-name="ce3">
            <text:p><text:a xlink:href="https://scontent.fbkk29-6.fna.fbcdn.net/v/t1.6435-9/75513352_156950795699329_1233031973346213888_n.jpg?_nc_cat=103&amp;ccb=1-7&amp;_nc_sid=833d8c&amp;_nc_ohc=w98pvgq9bPMQ7kNvgEDAuDH&amp;_nc_oc=AdhC1AxuURIfFCJ5C7QuwDa1t5NVOH0_naWBqYk-XGcK39_51vuZ97xpgCRfF2iwJrsxp0-dWyUenF4Klrw_Zam5&amp;_nc_zt=23&amp;_nc_ht=scontent.fbkk29-6.fna&amp;_nc_gid=Ar0p7GCNJcoNsK_QPNMv0Qs&amp;oh=00_AYB0q8yXtQoWlq3nI0fi8JN8PEJiAHT519BLQrdmUc94xw&amp;oe=67C967CE">https://scontent.fbkk29-6.fna.fbcdn.net/v/t1.6435-9/75513352_156950795699329_1233031973346213888_n.jpg?_nc_cat=103&amp;ccb=1-7&amp;_nc_sid=833d8c&amp;_nc_ohc=w98pvgq9bPMQ7kNvgEDAuDH&amp;_nc_oc=AdhC1AxuURIfFCJ5C7QuwDa1t5NVOH0_naWBqYk-XGcK39_51vuZ97xpgCRfF2iwJrsxp0-dWyUenF4Klrw_Zam5&amp;_nc_zt=23&amp;_nc_ht=scontent.fbkk29-6.fna&amp;_nc_gid=Ar0p7GCNJcoNsK_QPNMv0Qs&amp;oh=00_AYB0q8yXtQoWlq3nI0fi8JN8PEJiAHT519BLQrdmUc94xw&amp;oe=67C967CE</text:a></text:p>
          </table:table-cell>
          <table:table-cell office:value-type="string" table:style-name="ce3">
            <text:p><text:a xlink:href="https://scontent.fbkk29-8.fna.fbcdn.net/v/t1.6435-9/75196476_156950865699322_6869750664684109824_n.jpg?_nc_cat=105&amp;ccb=1-7&amp;_nc_sid=833d8c&amp;_nc_ohc=MpjDngIiA1gQ7kNvgH5aWtJ&amp;_nc_oc=AdizJnuQiWIycb2gZnNEq3VBfuEXQ9FqFcjcpYjrZh2XhJXLfN1PY9FVqvuvB-r2Efh8G7fC2nmxczYrvr7T3MJh&amp;_nc_zt=23&amp;_nc_ht=scontent.fbkk29-8.fna&amp;_nc_gid=AJIll9QPO-3ICxBYV5Jzh75&amp;oh=00_AYB2st_FP2MT4OVCu3vC9gDupcbS5P9gcfu7eOoYdveMEA&amp;oe=67C98440">https://scontent.fbkk29-8.fna.fbcdn.net/v/t1.6435-9/75196476_156950865699322_6869750664684109824_n.jpg?_nc_cat=105&amp;ccb=1-7&amp;_nc_sid=833d8c&amp;_nc_ohc=MpjDngIiA1gQ7kNvgH5aWtJ&amp;_nc_oc=AdizJnuQiWIycb2gZnNEq3VBfuEXQ9FqFcjcpYjrZh2XhJXLfN1PY9FVqvuvB-r2Efh8G7fC2nmxczYrvr7T3MJh&amp;_nc_zt=23&amp;_nc_ht=scontent.fbkk29-8.fna&amp;_nc_gid=AJIll9QPO-3ICxBYV5Jzh75&amp;oh=00_AYB2st_FP2MT4OVCu3vC9gDupcbS5P9gcfu7eOoYdveMEA&amp;oe=67C98440</text:a></text:p>
          </table:table-cell>
          <table:table-cell office:value-type="string" table:style-name="ce3">
            <text:p><text:a xlink:href="https://scontent.fbkk29-1.fna.fbcdn.net/v/t1.6435-9/75486149_156951029032639_8851855424425558016_n.jpg?_nc_cat=101&amp;ccb=1-7&amp;_nc_sid=833d8c&amp;_nc_ohc=Yrb8Nv5ZszUQ7kNvgGRgMAA&amp;_nc_oc=AdiIurh1fBREKzwPatL1dxADTJhjHqf-JSUbDCss9whXf1FEryBhV5Ab_q_UUfjesAThlPSKoeLR_nfK8Tcd7FjZ&amp;_nc_zt=23&amp;_nc_ht=scontent.fbkk29-1.fna&amp;_nc_gid=AlEWGL40yrK4X8DTgKGyboo&amp;oh=00_AYDaCAL7QunwYuOw-eFCvekAS1JkUGNYRXWa8vPvdTp1Ew&amp;oe=67C987CF">https://scontent.fbkk29-1.fna.fbcdn.net/v/t1.6435-9/75486149_156951029032639_8851855424425558016_n.jpg?_nc_cat=101&amp;ccb=1-7&amp;_nc_sid=833d8c&amp;_nc_ohc=Yrb8Nv5ZszUQ7kNvgGRgMAA&amp;_nc_oc=AdiIurh1fBREKzwPatL1dxADTJhjHqf-JSUbDCss9whXf1FEryBhV5Ab_q_UUfjesAThlPSKoeLR_nfK8Tcd7FjZ&amp;_nc_zt=23&amp;_nc_ht=scontent.fbkk29-1.fna&amp;_nc_gid=AlEWGL40yrK4X8DTgKGyboo&amp;oh=00_AYDaCAL7QunwYuOw-eFCvekAS1JkUGNYRXWa8vPvdTp1Ew&amp;oe=67C987CF</text:a>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Senior care by THG-Phuket</text:p>
          </table:table-cell>
          <table:table-cell office:value-type="string" table:style-name="ce1">
            <text:p>ภูเก็ต</text:p>
          </table:table-cell>
          <table:table-cell office:value-type="string" table:style-name="ce1">
            <text:p>20, Lagoon Quay F, Boat Lagoon, 19-20 Thepkasattri Rd, ตำบล เกาะแก้ว อำเภอเมืองภูเก็ต ภูเก็ต 83000</text:p>
          </table:table-cell>
          <table:table-cell office:value-type="float" office:value="7.9640776822507702" table:style-name="ce1">
            <text:p>7.964077682</text:p>
          </table:table-cell>
          <table:table-cell office:value-type="float" office:value="98.387284364935795" table:style-name="ce1">
            <text:p>98.38728436</text:p>
          </table:table-cell>
          <table:table-cell office:value-type="string" table:style-name="ce1">
            <text:p>066 115 7702</text:p>
          </table:table-cell>
          <table:table-cell office:value-type="string" table:style-name="ce3">
            <text:p><text:a xlink:href="https://www.facebook.com/SENIORCAREBYTHGPHUKET/?mibextid=LQQJ4d">https://www.facebook.com/SENIORCAREBYTHGPHUKET/?mibextid=LQQJ4d</text:a></text:p>
          </table:table-cell>
          <table:table-cell office:value-type="string" table:style-name="ce1">
            <text:p>['วันจันทร์: 8:00–20:00', 'วันอังคาร: 8:00–20:00', 'วันพุธ: 8:00–20:00', 'วันพฤหัสบดี: 8:00–20:00', 'วันศุกร์: 8:00–20:00', 'วันเสาร์: 9:00–18:00', 'วันอาทิตย์: 9:00–17:00']</text:p>
          </table:table-cell>
          <table:table-cell office:value-type="string" table:style-name="ce3">
            <text:p><text:a xlink:href="https://maps.app.goo.gl/kJikSmjhQLSxy31R8">https://maps.app.goo.gl/kJikSmjhQLSxy31R8</text:a></text:p>
          </table:table-cell>
          <table:table-cell office:value-type="float" office:value="39600" table:style-name="ce1">
            <text:p>39600</text:p>
          </table:table-cell>
          <table:table-cell office:value-type="string" table:style-name="ce3">
            <text:p><text:a xlink:href="https://lh3.googleusercontent.com/p/AF1QipNP4JbGb9gKEPFT0Dfqg_Ax0tJyIzsO7bRnB3re=s1360-w1360-h1020">https://lh3.googleusercontent.com/p/AF1QipNP4JbGb9gKEPFT0Dfqg_Ax0tJyIzsO7bRnB3re=s1360-w1360-h1020</text:a></text:p>
          </table:table-cell>
          <table:table-cell office:value-type="string" table:style-name="ce3">
            <text:p><text:a xlink:href="https://www.thaielder.com/datas/nursinghome/658/other/thonburi_phuket_elderly_care_center_663458e0b83e0.jpg">https://www.thaielder.com/datas/nursinghome/658/other/thonburi_phuket_elderly_care_center_663458e0b83e0.jpg</text:a></text:p>
          </table:table-cell>
          <table:table-cell office:value-type="string" table:style-name="ce3">
            <text:p><text:a xlink:href="https://www.thaielder.com/datas/nursinghome/658/other/thonburi_phuket_elderly_care_center_663458e107fa5.jpg">https://www.thaielder.com/datas/nursinghome/658/other/thonburi_phuket_elderly_care_center_663458e107fa5.jpg</text:a>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hIJxTfvOvKhIjER_WgSero-t7o</text:p>
          </table:table-cell>
          <table:table-cell office:value-type="string" table:style-name="ce1">
            <text:p>โฮมฮัก เนิร์สซิ่งโฮม</text:p>
          </table:table-cell>
          <table:table-cell office:value-type="string" table:style-name="ce1">
            <text:p>มหาสารคาม</text:p>
          </table:table-cell>
          <table:table-cell office:value-type="string" table:style-name="ce8">
            <text:p>ตำบล ท่าสองคอน อำเภอเมืองมหาสารคาม มหาสารคาม 44000 ประเทศไทย</text:p>
          </table:table-cell>
          <table:table-cell office:value-type="float" office:value="16.1908493" table:style-name="ce1">
            <text:p>16.1908493</text:p>
          </table:table-cell>
          <table:table-cell office:value-type="float" office:value="103.2418483" table:style-name="ce1">
            <text:p>103.2418483</text:p>
          </table:table-cell>
          <table:table-cell office:value-type="string" table:style-name="ce1">
            <text:p>085 210 7004</text:p>
          </table:table-cell>
          <table:table-cell office:value-type="string" table:style-name="ce3">
            <text:p><text:a xlink:href="https://www.facebook.com/p/%E0%B9%82%E0%B8%AE%E0%B8%A1%E0%B8%AE%E0%B8%B1%E0%B8%81-Nursing-Home-100077742050331/">https://www.facebook.com/p/%E0%B9%82%E0%B8%AE%E0%B8%A1%E0%B8%AE%E0%B8%B1%E0%B8%81-Nursing-Home-100077742050331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google.com/?cid=13454291382425512189">https://maps.google.com/?cid=13454291382425512189</text:a></text:p>
          </table:table-cell>
          <table:table-cell office:value-type="float" office:value="23000" table:style-name="ce13">
            <text:p>23000</text:p>
          </table:table-cell>
          <table:table-cell office:value-type="string" table:style-name="ce3">
            <text:p><text:a xlink:href="https://lh5.googleusercontent.com/p/AF1QipOe_h7g4Dlc3nRZ9z1WXkm_0vY9OSz8ypEyzk2N=w600-h321-p-k-no">https://lh5.googleusercontent.com/p/AF1QipOe_h7g4Dlc3nRZ9z1WXkm_0vY9OSz8ypEyzk2N=w600-h321-p-k-no</text:a></text:p>
          </table:table-cell>
          <table:table-cell office:value-type="string" table:style-name="ce3">
            <text:p><text:a xlink:href="https://lh5.googleusercontent.com/p/AF1QipM5HLMfgOeFyWID0dI02EBCntjsQ9fw7CxcqsKZ=w600-h988-p-k-no">https://lh5.googleusercontent.com/p/AF1QipM5HLMfgOeFyWID0dI02EBCntjsQ9fw7CxcqsKZ=w600-h988-p-k-no</text:a></text:p>
          </table:table-cell>
          <table:table-cell table:number-columns-repeated="3" table:style-name="ce1"/>
          <table:table-cell office:value-type="string" table:style-name="ce3">
            <text:p><text:a xlink:href="https://maps.google.com/maps/contrib/111875859503805254664">https://maps.google.com/maps/contrib/111875859503805254664</text:a>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พลาญชัยเนอร์สซิ่งโฮม</text:p>
          </table:table-cell>
          <table:table-cell office:value-type="string" table:style-name="ce1">
            <text:p>ร้อยเอ็ด</text:p>
          </table:table-cell>
          <table:table-cell office:value-type="string" table:style-name="ce8">
            <text:p>ตำบล รอบเมือง อำเภอเมืองร้อยเอ็ด ร้อยเอ็ด</text:p>
          </table:table-cell>
          <table:table-cell office:value-type="float" office:value="16.021425000000001" table:style-name="ce1">
            <text:p>16.021425</text:p>
          </table:table-cell>
          <table:table-cell office:value-type="float" office:value="103.62804" table:style-name="ce1">
            <text:p>103.62804</text:p>
          </table:table-cell>
          <table:table-cell office:value-type="string" table:style-name="ce1">
            <text:p>-</text:p>
          </table:table-cell>
          <table:table-cell office:value-type="string" table:style-name="ce3">
            <text:p><text:a xlink:href="https://www.thaielder.com/nursinghome/view/508/planchai_nursing_home">https://www.thaielder.com/nursinghome/view/508/planchai_nursing_home</text:a></text:p>
          </table:table-cell>
          <table:table-cell office:value-type="string" table:style-name="ce8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www.google.com/maps/search/?api=1&amp;query=16.021424935841,103.62803962865">https://www.google.com/maps/search/?api=1&amp;query=16.021424935841,103.62803962865</text:a>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www.thaielder.com/datas/nursinghome/508/preview_planchai_nursing_home_66068e02cdba1.jpg">https://www.thaielder.com/datas/nursinghome/508/preview_planchai_nursing_home_66068e02cdba1.jpg</text:a>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บ้านศิริวัฒนธรรม บ้านพักคนชรา</text:p>
          </table:table-cell>
          <table:table-cell office:value-type="string" table:style-name="ce1">
            <text:p>ราชบุรี</text:p>
          </table:table-cell>
          <table:table-cell office:value-type="string" table:style-name="ce1">
            <text:p>สถานี อนามัย, ตำบล ดอนกรวย อำเภอดำเนินสะดวก ราชบุรี 70130</text:p>
          </table:table-cell>
          <table:table-cell office:value-type="float" office:value="13.6044122190503" table:style-name="ce1">
            <text:p>13.60441222</text:p>
          </table:table-cell>
          <table:table-cell office:value-type="float" office:value="99.960645446189602" table:style-name="ce1">
            <text:p>99.96064545</text:p>
          </table:table-cell>
          <table:table-cell office:value-type="string" table:style-name="ce1">
            <text:p>083 559 0526</text:p>
          </table:table-cell>
          <table:table-cell office:value-type="string" table:style-name="ce3">
            <text:p><text:a xlink:href="https://www.facebook.com/p/%E0%B8%9A%E0%B9%89%E0%B8%B2%E0%B8%99%E0%B8%A8%E0%B8%B4%E0%B8%A3%E0%B8%B4%E0%B8%A7%E0%B8%B1%E0%B8%92%E0%B8%99%E0%B8%98%E0%B8%A3%E0%B8%A3%E0%B8%A1-100064522400214/?locale=th_TH">https://www.facebook.com/p/%E0%B8%9A%E0%B9%89%E0%B8%B2%E0%B8%99%E0%B8%A8%E0%B8%B4%E0%B8%A3%E0%B8%B4%E0%B8%A7%E0%B8%B1%E0%B8%92%E0%B8%99%E0%B8%98%E0%B8%A3%E0%B8%A3%E0%B8%A1-100064522400214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CDNRmHYvh45zugRB7">https://maps.app.goo.gl/CDNRmHYvh45zugRB7</text:a></text:p>
          </table:table-cell>
          <table:table-cell office:value-type="float" office:value="19000" table:style-name="ce1">
            <text:p>19000</text:p>
          </table:table-cell>
          <table:table-cell office:value-type="string" table:style-name="ce3">
            <text:p><text:a xlink:href="https://scontent.fbkk24-1.fna.fbcdn.net/v/t1.6435-9/66217901_342712046396022_3255276217535823872_n.jpg?stp=c185.0.1108.1108a_dst-jpg_s206x206_tt6&amp;_nc_cat=109&amp;ccb=1-7&amp;_nc_sid=7a06f5&amp;_nc_ohc=nkLOpMops0QQ7kNvgFUWPgS&amp;_nc_oc=AdiGI44XbEJ3_lYw-RS7EcNCrYsVdBKG7X9Dn0BgC6d_azE_rN3nI1U95UsI8qTdf53sr_W1rqG-OKLmZIIakJTQ&amp;_nc_zt=23&amp;_nc_ht=scontent.fbkk24-1.fna&amp;_nc_gid=AEHO7jRwU7Ju03G30QfiB32&amp;oh=00_AYCX3PB-K_5cZiWC9aPEZAn2ASGYL_8k8onooE_hij_oBg&amp;oe=67C962A0">https://scontent.fbkk24-1.fna.fbcdn.net/v/t1.6435-9/66217901_342712046396022_3255276217535823872_n.jpg?stp=c185.0.1108.1108a_dst-jpg_s206x206_tt6&amp;_nc_cat=109&amp;ccb=1-7&amp;_nc_sid=7a06f5&amp;_nc_ohc=nkLOpMops0QQ7kNvgFUWPgS&amp;_nc_oc=AdiGI44XbEJ3_lYw-RS7EcNCrYsVdBKG7X9Dn0BgC6d_azE_rN3nI1U95UsI8qTdf53sr_W1rqG-OKLmZIIakJTQ&amp;_nc_zt=23&amp;_nc_ht=scontent.fbkk24-1.fna&amp;_nc_gid=AEHO7jRwU7Ju03G30QfiB32&amp;oh=00_AYCX3PB-K_5cZiWC9aPEZAn2ASGYL_8k8onooE_hij_oBg&amp;oe=67C962A0</text:a></text:p>
          </table:table-cell>
          <table:table-cell office:value-type="string" table:style-name="ce3">
            <text:p><text:a xlink:href="https://scontent.fbkk24-1.fna.fbcdn.net/v/t39.30808-6/330386390_1154593318563327_6138537544752012630_n.jpg?stp=c0.122.1108.1108a_dst-jpg_s206x206_tt6&amp;_nc_cat=100&amp;ccb=1-7&amp;_nc_sid=714c7a&amp;_nc_ohc=7GcLbjgw72sQ7kNvgE1I9p6&amp;_nc_oc=Adi4sPSOjeuIQ1rrQS8aUY-w0YkymA0vk1WzCvWs9JS1wXybMSjjIFERErFRTgiTOxSM3mG5tu6JrRWWdThIAvfb&amp;_nc_zt=23&amp;_nc_ht=scontent.fbkk24-1.fna&amp;_nc_gid=AOCkEKBnq18a6hmh7-YT8r9&amp;oh=00_AYCYIhb2O3LZ-hS1FLk8_kciPaqtlfmNeP9H15JHUkaBqQ&amp;oe=67A7A097">https://scontent.fbkk24-1.fna.fbcdn.net/v/t39.30808-6/330386390_1154593318563327_6138537544752012630_n.jpg?stp=c0.122.1108.1108a_dst-jpg_s206x206_tt6&amp;_nc_cat=100&amp;ccb=1-7&amp;_nc_sid=714c7a&amp;_nc_ohc=7GcLbjgw72sQ7kNvgE1I9p6&amp;_nc_oc=Adi4sPSOjeuIQ1rrQS8aUY-w0YkymA0vk1WzCvWs9JS1wXybMSjjIFERErFRTgiTOxSM3mG5tu6JrRWWdThIAvfb&amp;_nc_zt=23&amp;_nc_ht=scontent.fbkk24-1.fna&amp;_nc_gid=AOCkEKBnq18a6hmh7-YT8r9&amp;oh=00_AYCYIhb2O3LZ-hS1FLk8_kciPaqtlfmNeP9H15JHUkaBqQ&amp;oe=67A7A097</text:a></text:p>
          </table:table-cell>
          <table:table-cell office:value-type="string" table:style-name="ce3">
            <text:p><text:a xlink:href="https://scontent.fbkk24-1.fna.fbcdn.net/v/t39.30808-6/330419911_520122603396008_2709695791311542465_n.jpg?stp=c185.0.1108.1108a_dst-jpg_s206x206_tt6&amp;_nc_cat=100&amp;ccb=1-7&amp;_nc_sid=714c7a&amp;_nc_ohc=KvFu6NtUsoEQ7kNvgFoL9e1&amp;_nc_oc=AdguTSF7Ym_9N9hf50vBBYzT0X-kCF9EZiFXzro0Ral3GV8rois7ZrJ-vWN-Zcnefn7q9Y5-2XNu0fJ31M-ytY70&amp;_nc_zt=23&amp;_nc_ht=scontent.fbkk24-1.fna&amp;_nc_gid=AeWOr5O2sPQ_TJBj_QS54Il&amp;oh=00_AYBPRbOKvDLlY18UVhHe_me7cRmto2X4jNAyt2ZBU2E_Mw&amp;oe=67A7BB68">https://scontent.fbkk24-1.fna.fbcdn.net/v/t39.30808-6/330419911_520122603396008_2709695791311542465_n.jpg?stp=c185.0.1108.1108a_dst-jpg_s206x206_tt6&amp;_nc_cat=100&amp;ccb=1-7&amp;_nc_sid=714c7a&amp;_nc_ohc=KvFu6NtUsoEQ7kNvgFoL9e1&amp;_nc_oc=AdguTSF7Ym_9N9hf50vBBYzT0X-kCF9EZiFXzro0Ral3GV8rois7ZrJ-vWN-Zcnefn7q9Y5-2XNu0fJ31M-ytY70&amp;_nc_zt=23&amp;_nc_ht=scontent.fbkk24-1.fna&amp;_nc_gid=AeWOr5O2sPQ_TJBj_QS54Il&amp;oh=00_AYBPRbOKvDLlY18UVhHe_me7cRmto2X4jNAyt2ZBU2E_Mw&amp;oe=67A7BB68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Chanaruk Nursing Home - ชนารักษ์ เนอร์สซิ่งโฮม</text:p>
          </table:table-cell>
          <table:table-cell office:value-type="string" table:style-name="ce1">
            <text:p>ราชบุรี</text:p>
          </table:table-cell>
          <table:table-cell office:value-type="string" table:style-name="ce1">
            <text:p>หมู่ที่ 8 100 ตำบล คลองตาคต อำเภอโพธาราม ราชบุรี 70120</text:p>
          </table:table-cell>
          <table:table-cell office:value-type="float" office:value="13.6984940875282" table:style-name="ce1">
            <text:p>13.69849409</text:p>
          </table:table-cell>
          <table:table-cell office:value-type="float" office:value="99.870008249129796" table:style-name="ce1">
            <text:p>99.87000825</text:p>
          </table:table-cell>
          <table:table-cell office:value-type="string" table:style-name="ce1">
            <text:p>095 487 2839</text:p>
          </table:table-cell>
          <table:table-cell office:value-type="string" table:style-name="ce3">
            <text:p><text:a xlink:href="http://www.chanaruk-nursinghome.com/">http://www.chanaruk-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2mzcqKhuADUvQ1ws5">https://maps.app.goo.gl/2mzcqKhuADUvQ1ws5</text:a></text:p>
          </table:table-cell>
          <table:table-cell office:value-type="float" office:value="43000" table:style-name="ce1">
            <text:p>43000</text:p>
          </table:table-cell>
          <table:table-cell office:value-type="string" table:style-name="ce3">
            <text:p><text:a xlink:href="https://www.chanaruk-nursinghome.com/uploads/picture/home-about-20210217-3974-20210324-7624.webp">https://www.chanaruk-nursinghome.com/uploads/picture/home-about-20210217-3974-20210324-7624.webp</text:a></text:p>
          </table:table-cell>
          <table:table-cell office:value-type="string" table:style-name="ce3">
            <text:p><text:a xlink:href="https://www.chanaruk-nursinghome.com/uploads/picture/services-1-20221002-2305.webp">https://www.chanaruk-nursinghome.com/uploads/picture/services-1-20221002-2305.webp</text:a></text:p>
          </table:table-cell>
          <table:table-cell office:value-type="string" table:style-name="ce3">
            <text:p><text:a xlink:href="https://www.chanaruk-nursinghome.com/uploads/picture/ev01-20221104-6911.webp">https://www.chanaruk-nursinghome.com/uploads/picture/ev01-20221104-6911.webp</text:a></text:p>
          </table:table-cell>
          <table:table-cell office:value-type="string" table:style-name="ce3">
            <text:p><text:a xlink:href="https://www.chanaruk-nursinghome.com/uploads/picture/ev04-20221104-9352.webp">https://www.chanaruk-nursinghome.com/uploads/picture/ev04-20221104-9352.webp</text:a></text:p>
          </table:table-cell>
          <table:table-cell office:value-type="string" table:style-name="ce3">
            <text:p><text:a xlink:href="https://www.chanaruk-nursinghome.com/images/our-care-14.jpg">https://www.chanaruk-nursinghome.com/images/our-care-14.jpg</text:a>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เนอร์ซิ่งแคร์ โพธาราม</text:p>
          </table:table-cell>
          <table:table-cell office:value-type="string" table:style-name="ce1">
            <text:p>ราชบุรี</text:p>
          </table:table-cell>
          <table:table-cell office:value-type="string" table:style-name="ce1">
            <text:p>2 3 ตำบลดอนทราย อำเภอโพธาราม ราชบุรี 70120</text:p>
          </table:table-cell>
          <table:table-cell office:value-type="float" office:value="13.643784373945399" table:style-name="ce1">
            <text:p>13.64378437</text:p>
          </table:table-cell>
          <table:table-cell office:value-type="float" office:value="99.841855786406697" table:style-name="ce1">
            <text:p>99.84185579</text:p>
          </table:table-cell>
          <table:table-cell office:value-type="string" table:style-name="ce1">
            <text:p>088 867 8464</text:p>
          </table:table-cell>
          <table:table-cell office:value-type="string" table:style-name="ce3">
            <text:p><text:a xlink:href="https://www.facebook.com/profile.php?id=100040041255465">https://www.facebook.com/profile.php?id=100040041255465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FA8p7ashB5wHm94X8">https://maps.app.goo.gl/FA8p7ashB5wHm94X8</text:a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3">
            <text:p><text:a xlink:href="https://scontent.fbkk24-1.fna.fbcdn.net/v/t39.30808-6/471744434_1659599644624193_4857016403631255517_n.jpg?stp=c121.0.719.719a_dst-jpg_s206x206_tt6&amp;_nc_cat=102&amp;ccb=1-7&amp;_nc_sid=50ad20&amp;_nc_ohc=o3XYEoP4whwQ7kNvgH_0L-1&amp;_nc_oc=AdjsK7WIaT4H0GLnviOh-fF0H-ML5GhRi3vO9Z0Afsy0kpzIx49OXxNvDdG8-T_u7FmWC7-SwDEX5YAXfdOAghZ8&amp;_nc_zt=23&amp;_nc_ht=scontent.fbkk24-1.fna&amp;_nc_gid=AJG_dcoAdPFUJum9HFBzTld&amp;oh=00_AYAgxe7DiGIQcNjV4RpKaWy3_oJGYjE6qFKf3qtvpQKIeA&amp;oe=67A7B432">https://scontent.fbkk24-1.fna.fbcdn.net/v/t39.30808-6/471744434_1659599644624193_4857016403631255517_n.jpg?stp=c121.0.719.719a_dst-jpg_s206x206_tt6&amp;_nc_cat=102&amp;ccb=1-7&amp;_nc_sid=50ad20&amp;_nc_ohc=o3XYEoP4whwQ7kNvgH_0L-1&amp;_nc_oc=AdjsK7WIaT4H0GLnviOh-fF0H-ML5GhRi3vO9Z0Afsy0kpzIx49OXxNvDdG8-T_u7FmWC7-SwDEX5YAXfdOAghZ8&amp;_nc_zt=23&amp;_nc_ht=scontent.fbkk24-1.fna&amp;_nc_gid=AJG_dcoAdPFUJum9HFBzTld&amp;oh=00_AYAgxe7DiGIQcNjV4RpKaWy3_oJGYjE6qFKf3qtvpQKIeA&amp;oe=67A7B432</text:a></text:p>
          </table:table-cell>
          <table:table-cell office:value-type="string" table:style-name="ce3">
            <text:p><text:a xlink:href="https://scontent.fbkk24-1.fna.fbcdn.net/v/t1.6435-9/138331498_799163197334513_1217804148604146253_n.jpg?stp=c120.0.720.720a_dst-jpg_s206x206_tt6&amp;_nc_cat=105&amp;ccb=1-7&amp;_nc_sid=50ad20&amp;_nc_ohc=5HgTvkGL300Q7kNvgFtfGwd&amp;_nc_oc=AdguQvi-nNNWwPlEkP_B3-MIaZzJpiE_3A1Bz0j2pviovG6u09NlmIHum1YjxIgS7mQK6h9rUYjl8CJ9iSHH8qtM&amp;_nc_zt=23&amp;_nc_ht=scontent.fbkk24-1.fna&amp;_nc_gid=AOKZr7HvUbOBoB1maMD4Ks8&amp;oh=00_AYC4-3NTI5FULAhgAWHcxiAjF0gv2ZB3n7mgDt1rJcyZzw&amp;oe=67C94226">https://scontent.fbkk24-1.fna.fbcdn.net/v/t1.6435-9/138331498_799163197334513_1217804148604146253_n.jpg?stp=c120.0.720.720a_dst-jpg_s206x206_tt6&amp;_nc_cat=105&amp;ccb=1-7&amp;_nc_sid=50ad20&amp;_nc_ohc=5HgTvkGL300Q7kNvgFtfGwd&amp;_nc_oc=AdguQvi-nNNWwPlEkP_B3-MIaZzJpiE_3A1Bz0j2pviovG6u09NlmIHum1YjxIgS7mQK6h9rUYjl8CJ9iSHH8qtM&amp;_nc_zt=23&amp;_nc_ht=scontent.fbkk24-1.fna&amp;_nc_gid=AOKZr7HvUbOBoB1maMD4Ks8&amp;oh=00_AYC4-3NTI5FULAhgAWHcxiAjF0gv2ZB3n7mgDt1rJcyZzw&amp;oe=67C94226</text:a></text:p>
          </table:table-cell>
          <table:table-cell office:value-type="string" table:style-name="ce3">
            <text:p><text:a xlink:href="https://scontent.fbkk24-1.fna.fbcdn.net/v/t1.6435-9/65384004_432535380663965_3294692399426568192_n.jpg?stp=c120.0.720.720a_dst-jpg_s206x206_tt6&amp;_nc_cat=105&amp;ccb=1-7&amp;_nc_sid=50ad20&amp;_nc_ohc=sdcg-MbQtKAQ7kNvgFacm3C&amp;_nc_oc=AdhHUkeAZp9clZUZyppFeAKIt65jB1oM7hiPwkiXhrqmjEQ2GpcrTwl1fKAXjnD1S-sbI4j5uUi3p46MZv1PgzRJ&amp;_nc_zt=23&amp;_nc_ht=scontent.fbkk24-1.fna&amp;_nc_gid=AEXFzSDGmuqrNLuTXrKQlth&amp;oh=00_AYD5OvMfiKqVTySqJGfvkXZ42OcxJB84HHZRI0FjNh0VSA&amp;oe=67C95E15">https://scontent.fbkk24-1.fna.fbcdn.net/v/t1.6435-9/65384004_432535380663965_3294692399426568192_n.jpg?stp=c120.0.720.720a_dst-jpg_s206x206_tt6&amp;_nc_cat=105&amp;ccb=1-7&amp;_nc_sid=50ad20&amp;_nc_ohc=sdcg-MbQtKAQ7kNvgFacm3C&amp;_nc_oc=AdhHUkeAZp9clZUZyppFeAKIt65jB1oM7hiPwkiXhrqmjEQ2GpcrTwl1fKAXjnD1S-sbI4j5uUi3p46MZv1PgzRJ&amp;_nc_zt=23&amp;_nc_ht=scontent.fbkk24-1.fna&amp;_nc_gid=AEXFzSDGmuqrNLuTXrKQlth&amp;oh=00_AYD5OvMfiKqVTySqJGfvkXZ42OcxJB84HHZRI0FjNh0VSA&amp;oe=67C95E15</text:a></text:p>
          </table:table-cell>
          <table:table-cell office:value-type="string" table:style-name="ce3">
            <text:p><text:a xlink:href="https://scontent.fbkk24-1.fna.fbcdn.net/v/t1.6435-9/61981868_419476138636556_2398391870746001408_n.jpg?stp=c160.0.640.640a_dst-jpg_s206x206_tt6&amp;_nc_cat=105&amp;ccb=1-7&amp;_nc_sid=50ad20&amp;_nc_ohc=5zOWAXoBq2YQ7kNvgFaz5vi&amp;_nc_oc=Adh7CFE2RXYnlpBMn8Wp9lQiz-XPg4f65-WtDMrvGt7lc56wi9gUVatkHl2CO1seG7pfp5CAF2q2O8PQtSSOe88O&amp;_nc_zt=23&amp;_nc_ht=scontent.fbkk24-1.fna&amp;_nc_gid=ArhH-JM7T9JE1txyuY5_ngV&amp;oh=00_AYAhLQVvBkwVrg8yW8Ciw_Kvo3xAWLEzEIPm3OdVpLdOmQ&amp;oe=67C95EAC">https://scontent.fbkk24-1.fna.fbcdn.net/v/t1.6435-9/61981868_419476138636556_2398391870746001408_n.jpg?stp=c160.0.640.640a_dst-jpg_s206x206_tt6&amp;_nc_cat=105&amp;ccb=1-7&amp;_nc_sid=50ad20&amp;_nc_ohc=5zOWAXoBq2YQ7kNvgFaz5vi&amp;_nc_oc=Adh7CFE2RXYnlpBMn8Wp9lQiz-XPg4f65-WtDMrvGt7lc56wi9gUVatkHl2CO1seG7pfp5CAF2q2O8PQtSSOe88O&amp;_nc_zt=23&amp;_nc_ht=scontent.fbkk24-1.fna&amp;_nc_gid=ArhH-JM7T9JE1txyuY5_ngV&amp;oh=00_AYAhLQVvBkwVrg8yW8Ciw_Kvo3xAWLEzEIPm3OdVpLdOmQ&amp;oe=67C95EAC</text:a></text:p>
          </table:table-cell>
          <table:table-cell office:value-type="string" table:style-name="ce3">
            <text:p><text:a xlink:href="https://scontent.fbkk24-1.fna.fbcdn.net/v/t1.6435-9/62091220_419476018636568_3632504316129968128_n.jpg?_nc_cat=111&amp;ccb=1-7&amp;_nc_sid=833d8c&amp;_nc_ohc=hdUPX7TdOgEQ7kNvgEI-4Ti&amp;_nc_oc=AdgePX_JTh-jKrBo9H5k9VaY1BEd5dLQn1OSb-e2PjR7GPj_-7ehaeo6_knRf94mPuMgXMBQ1CqS1r52tYW7X0Jj&amp;_nc_zt=23&amp;_nc_ht=scontent.fbkk24-1.fna&amp;_nc_gid=AHyy9buW8sAmq0TxCopqiTx&amp;oh=00_AYBA-ctBFG7-oSAWP-iwMRl6b5l2STAi-fPv9tpVSuUA3g&amp;oe=67C9674D">https://scontent.fbkk24-1.fna.fbcdn.net/v/t1.6435-9/62091220_419476018636568_3632504316129968128_n.jpg?_nc_cat=111&amp;ccb=1-7&amp;_nc_sid=833d8c&amp;_nc_ohc=hdUPX7TdOgEQ7kNvgEI-4Ti&amp;_nc_oc=AdgePX_JTh-jKrBo9H5k9VaY1BEd5dLQn1OSb-e2PjR7GPj_-7ehaeo6_knRf94mPuMgXMBQ1CqS1r52tYW7X0Jj&amp;_nc_zt=23&amp;_nc_ht=scontent.fbkk24-1.fna&amp;_nc_gid=AHyy9buW8sAmq0TxCopqiTx&amp;oh=00_AYBA-ctBFG7-oSAWP-iwMRl6b5l2STAi-fPv9tpVSuUA3g&amp;oe=67C9674D</text:a>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hIJpWDoFMVr2TARWjq-tGbLz5E</text:p>
          </table:table-cell>
          <table:table-cell office:value-type="string" table:style-name="ce1">
            <text:p>ข่วงผะหญา เนอร์สซิ่งโฮม ลำปาง</text:p>
          </table:table-cell>
          <table:table-cell office:value-type="string" table:style-name="ce1">
            <text:p>ลำปาง</text:p>
          </table:table-cell>
          <table:table-cell office:value-type="string" table:style-name="ce1">
            <text:p>102, พระบาท, 3 ถนน ซุปเปอร์ไฮเวย์สาย ลำปาง - งาว ตำบล พระบาท อำเภอเมืองลำปาง ลำปาง 52000 ประเทศไทย</text:p>
          </table:table-cell>
          <table:table-cell office:value-type="float" office:value="18.272062300000002" table:style-name="ce1">
            <text:p>18.2720623</text:p>
          </table:table-cell>
          <table:table-cell office:value-type="float" office:value="99.483196299999989" table:style-name="ce1">
            <text:p>99.4831963</text:p>
          </table:table-cell>
          <table:table-cell office:value-type="string" table:style-name="ce1">
            <text:p>091 776 9913</text:p>
          </table:table-cell>
          <table:table-cell office:value-type="string" table:style-name="ce3">
            <text:p><text:a xlink:href="https://www.facebook.com/KhuangphayaNursingHome/">https://www.facebook.com/KhuangphayaNursingHome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0506840097658124890</text:p>
          </table:table-cell>
          <table:table-cell office:value-type="float" office:value="16000" table:style-name="ce1">
            <text:p>16000</text:p>
          </table:table-cell>
          <table:table-cell office:value-type="string" table:style-name="ce3">
            <text:p><text:a xlink:href="https://soongwai.co.th/wp-content/uploads/homecare/n4/2.jpg">https://soongwai.co.th/wp-content/uploads/homecare/n4/2.jpg</text:a></text:p>
          </table:table-cell>
          <table:table-cell office:value-type="string" table:style-name="ce3">
            <text:p><text:a xlink:href="https://lh4.googleusercontent.com/proxy/sly8nL1WubLlnDt7rRCjvRpVnCEjQzWIM6sZ-0-EMJuPbeUrwplHCNB5cda3-m0C21MH78SA0o1ca6nGgN26Yfzi-qB-Q3n2wydWNjs99fE-AdI1cyDTL9XKQ8gZMY1g">https://lh4.googleusercontent.com/proxy/sly8nL1WubLlnDt7rRCjvRpVnCEjQzWIM6sZ-0-EMJuPbeUrwplHCNB5cda3-m0C21MH78SA0o1ca6nGgN26Yfzi-qB-Q3n2wydWNjs99fE-AdI1cyDTL9XKQ8gZMY1g</text:a></text:p>
          </table:table-cell>
          <table:table-cell table:number-columns-repeated="3" table:style-name="ce1"/>
          <table:table-cell office:value-type="string" table:style-name="ce1">
            <text:p>https://maps.google.com/maps/contrib/1132230729236384390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52d6SW1r2TARqMNeqYk7Zbk</text:p>
          </table:table-cell>
          <table:table-cell office:value-type="string" table:style-name="ce1">
            <text:p>บ้านลำปางคูน บ้านพักคนชรา</text:p>
          </table:table-cell>
          <table:table-cell office:value-type="string" table:style-name="ce1">
            <text:p>ลำปาง</text:p>
          </table:table-cell>
          <table:table-cell office:value-type="string" table:style-name="ce1">
            <text:p>737, ถนน พระบาท ตำบล พระบาท เมือง, ลำปาง 52000 ประเทศไทย</text:p>
          </table:table-cell>
          <table:table-cell office:value-type="float" office:value="18.276651699999999" table:style-name="ce1">
            <text:p>18.2766517</text:p>
          </table:table-cell>
          <table:table-cell office:value-type="float" office:value="99.51903089999999" table:style-name="ce1">
            <text:p>99.5190309</text:p>
          </table:table-cell>
          <table:table-cell office:value-type="string" table:style-name="ce1">
            <text:p>085 955 5003</text:p>
          </table:table-cell>
          <table:table-cell office:value-type="string" table:style-name="ce3">
            <text:p><text:a xlink:href="https://www.pawaiclinic.com/%E0%B8%9A%E0%B8%B2%E0%B8%99%E0%B8%9E%E0%B8%81%E0%B8%84%E0%B8%99%E0%B8%8A%E0%B8%A3%E0%B8%B2/%E0%B8%9A%E0%B8%B2%E0%B8%99%E0%B8%A5%E0%B8%B3%E0%B8%9B%E0%B8%B2%E0%B8%87%E0%B8%84%E0%B8%99">https://www.pawaiclinic.com/%E0%B8%9A%E0%B8%B2%E0%B8%99%E0%B8%9E%E0%B8%81%E0%B8%84%E0%B8%99%E0%B8%8A%E0%B8%A3%E0%B8%B2/%E0%B8%9A%E0%B8%B2%E0%B8%99%E0%B8%A5%E0%B8%B3%E0%B8%9B%E0%B8%B2%E0%B8%87%E0%B8%84%E0%B8%99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13359149332102562728</text:p>
          </table:table-cell>
          <table:table-cell office:value-type="float" office:value="17000" table:style-name="ce1">
            <text:p>17000</text:p>
          </table:table-cell>
          <table:table-cell office:value-type="string" table:style-name="ce3">
            <text:p><text:a xlink:href="https://lh5.googleusercontent.com/p/AF1QipNv2kelY2NEm2d6OinPM5JzGwSG-aKTP-Od-U-L=w600-h485-p-k-no">https://lh5.googleusercontent.com/p/AF1QipNv2kelY2NEm2d6OinPM5JzGwSG-aKTP-Od-U-L=w600-h485-p-k-no</text:a></text:p>
          </table:table-cell>
          <table:table-cell office:value-type="string" table:style-name="ce3">
            <text:p><text:a xlink:href="https://lh5.googleusercontent.com/p/AF1QipPSnof_DxW1qy4JVkJq2dR6DRXmuo37JndjelRt=w600-h485-p-k-no">https://lh5.googleusercontent.com/p/AF1QipPSnof_DxW1qy4JVkJq2dR6DRXmuo37JndjelRt=w600-h485-p-k-no</text:a></text:p>
          </table:table-cell>
          <table:table-cell office:value-type="string" table:style-name="ce3">
            <text:p><text:a xlink:href="https://lh5.googleusercontent.com/p/AF1QipNLmBvFHPKhb77AAGejSlTQRmyAVZyF8-QGEpl1=w600-h485-p-k-no">https://lh5.googleusercontent.com/p/AF1QipNLmBvFHPKhb77AAGejSlTQRmyAVZyF8-QGEpl1=w600-h485-p-k-no</text:a></text:p>
          </table:table-cell>
          <table:table-cell office:value-type="string" table:style-name="ce3">
            <text:p><text:a xlink:href="https://lh5.googleusercontent.com/p/AF1QipPzPyRz3NH4CW1nT0MPdTW5xHyQueExHnQQ5yco=w600-h485-p-k-no">https://lh5.googleusercontent.com/p/AF1QipPzPyRz3NH4CW1nT0MPdTW5xHyQueExHnQQ5yco=w600-h485-p-k-no</text:a></text:p>
          </table:table-cell>
          <table:table-cell office:value-type="string" table:style-name="ce3">
            <text:p><text:a xlink:href="https://lh5.googleusercontent.com/p/AF1QipPuwc2gMn_6tK6ywHwrWSf6Z2SWLa_B5HmvDn7V=w600-h650-p-k-no">https://lh5.googleusercontent.com/p/AF1QipPuwc2gMn_6tK6ywHwrWSf6Z2SWLa_B5HmvDn7V=w600-h650-p-k-no</text:a></text:p>
          </table:table-cell>
          <table:table-cell office:value-type="string" table:style-name="ce1">
            <text:p>https://maps.google.com/maps/contrib/101309924215064882732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ChIJb5QaICtt2TARIAojlPXZas0</text:p>
          </table:table-cell>
          <table:table-cell office:value-type="string" table:style-name="ce14">
            <text:p>ศูนย์ดูแลผู้สูงอายุและผู้ป่วย บ้านลลิสา เนอร์สซิ่งโฮมลำปาง</text:p>
          </table:table-cell>
          <table:table-cell office:value-type="string" table:style-name="ce14">
            <text:p>ลำปาง</text:p>
          </table:table-cell>
          <table:table-cell office:value-type="string" table:style-name="ce14">
            <text:p>ถ. พหลโยธิน ตำบล พิชัย อำเภอเมืองลำปาง ลำปาง 52000 ประเทศไทย</text:p>
          </table:table-cell>
          <table:table-cell office:value-type="float" office:value="18.3201477" table:style-name="ce14">
            <text:p>18.3201477</text:p>
          </table:table-cell>
          <table:table-cell office:value-type="float" office:value="99.530746600000001" table:style-name="ce14">
            <text:p>99.5307466</text:p>
          </table:table-cell>
          <table:table-cell office:value-type="string" table:style-name="ce14">
            <text:p>088 252 4336</text:p>
          </table:table-cell>
          <table:table-cell office:value-type="string" table:style-name="ce15">
            <text:p><text:a xlink:href="https://baanlalisa.com/">https://baanlalisa.com/</text:a></text:p>
          </table:table-cell>
          <table:table-cell office:value-type="string" table:style-name="ce14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4">
            <text:p>https://maps.google.com/?cid=14801882774082095648</text:p>
          </table:table-cell>
          <table:table-cell office:value-type="float" office:value="20000" table:style-name="ce19">
            <text:p>20000</text:p>
          </table:table-cell>
          <table:table-cell office:value-type="string" table:style-name="ce15">
            <text:p><text:a xlink:href="https://lh5.googleusercontent.com/p/AF1QipPxikdbsZ8e8eim7aSI0NmQ8MTCmmlz-Qj_4JPp=w600-h650-p-k-no">https://lh5.googleusercontent.com/p/AF1QipPxikdbsZ8e8eim7aSI0NmQ8MTCmmlz-Qj_4JPp=w600-h650-p-k-no</text:a></text:p>
          </table:table-cell>
          <table:table-cell office:value-type="string" table:style-name="ce15">
            <text:p><text:a xlink:href="https://lh5.googleusercontent.com/p/AF1QipMvXmPFYstCPTCNzz4l4P11AqI20LRiXeCNYvGC=w600-h650-p-k-no">https://lh5.googleusercontent.com/p/AF1QipMvXmPFYstCPTCNzz4l4P11AqI20LRiXeCNYvGC=w600-h650-p-k-no</text:a></text:p>
          </table:table-cell>
          <table:table-cell office:value-type="string" table:style-name="ce15">
            <text:p><text:a xlink:href="https://lh5.googleusercontent.com/p/AF1QipMoKzNSjbfVSJIVVMAx9H44i95LcSguesLbAaau=w600-h650-p-k-no">https://lh5.googleusercontent.com/p/AF1QipMoKzNSjbfVSJIVVMAx9H44i95LcSguesLbAaau=w600-h650-p-k-no</text:a></text:p>
          </table:table-cell>
          <table:table-cell office:value-type="string" table:style-name="ce15">
            <text:p><text:a xlink:href="https://lh5.googleusercontent.com/p/AF1QipO_VtK5-2jAqF1G3ph4FT4QKu44ZzvDOWNW-xCq=w600-h650-p-k-no">https://lh5.googleusercontent.com/p/AF1QipO_VtK5-2jAqF1G3ph4FT4QKu44ZzvDOWNW-xCq=w600-h650-p-k-no</text:a></text:p>
          </table:table-cell>
          <table:table-cell office:value-type="string" table:style-name="ce15">
            <text:p><text:a xlink:href="https://lh5.googleusercontent.com/p/AF1QipNaqhY693QnNjyHsyYYCsy9FvQ8Qjnb_qJlbHah=w600-h650-p-k-no">https://lh5.googleusercontent.com/p/AF1QipNaqhY693QnNjyHsyYYCsy9FvQ8Qjnb_qJlbHah=w600-h650-p-k-no</text:a></text:p>
          </table:table-cell>
          <table:table-cell office:value-type="string" table:style-name="ce14">
            <text:p>https://maps.google.com/maps/contrib/109563070464190793480</text:p>
          </table:table-cell>
          <table:table-cell table:number-columns-repeated="16367" table:style-name="ce14"/>
        </table:table-row>
        <table:table-row table:style-name="ro1">
          <table:table-cell office:value-type="string" table:style-name="ce1">
            <text:p>ChIJw5fpqCxt2TAR4oMt--GbfEw</text:p>
          </table:table-cell>
          <table:table-cell office:value-type="string" table:style-name="ce1">
            <text:p>Homeoflove</text:p>
          </table:table-cell>
          <table:table-cell office:value-type="string" table:style-name="ce1">
            <text:p>ลำปาง</text:p>
          </table:table-cell>
          <table:table-cell office:value-type="string" table:style-name="ce1">
            <text:p>ตำบล เวียงเหนือ อำเภอเมืองลำปาง ลำปาง 52000 ประเทศไทย</text:p>
          </table:table-cell>
          <table:table-cell office:value-type="float" office:value="18.297969699999999" table:style-name="ce1">
            <text:p>18.2979697</text:p>
          </table:table-cell>
          <table:table-cell office:value-type="float" office:value="99.491269199999991" table:style-name="ce1">
            <text:p>99.4912692</text:p>
          </table:table-cell>
          <table:table-cell office:value-type="string" table:style-name="ce1">
            <text:p>088 924 5546</text:p>
          </table:table-cell>
          <table:table-cell office:value-type="string" table:style-name="ce3">
            <text:p><text:a xlink:href="https://www.facebook.com/lampang.home.of.love/?locale=th_TH">https://www.facebook.com/lampang.home.of.love/?locale=th_TH</text:a></text:p>
          </table:table-cell>
          <table:table-cell office:value-type="string" table:style-name="ce1">
            <text:p>['วันจันทร์: 8:00–20:00', 'วันอังคาร: 8:00–20:00', 'วันพุธ: 8:00–20:00', 'วันพฤหัสบดี: 8:00–20:00', 'วันศุกร์: 8:00–20:00', 'วันเสาร์: 9:00–18:00', 'วันอาทิตย์: 9:00–17:00']</text:p>
          </table:table-cell>
          <table:table-cell office:value-type="string" table:style-name="ce1">
            <text:p>https://maps.google.com/?cid=5511451438878655458</text:p>
          </table:table-cell>
          <table:table-cell office:value-type="float" office:value="22000" table:style-name="ce13">
            <text:p>22000</text:p>
          </table:table-cell>
          <table:table-cell office:value-type="string" table:style-name="ce3">
            <text:p><text:a xlink:href="https://scontent.fbkk24-1.fna.fbcdn.net/v/t39.30808-6/471225933_1123439563124277_5621892501821597375_n.jpg?_nc_cat=102&amp;ccb=1-7&amp;_nc_sid=833d8c&amp;_nc_ohc=MrLtRCEepgAQ7kNvgHKancM&amp;_nc_oc=AdhKySeBmCZoHaVxVp556uEwX7GJx2JIpwhl3qoJnzIUZ7OlUl2qgx_4CgvPK4QxgGJWGw5WXrpmUjabz79Ds1l_&amp;_nc_zt=23&amp;_nc_ht=scontent.fbkk24-1.fna&amp;_nc_gid=AdJgIZeVsA8YD3gndqTYHUV&amp;oh=00_AYC8QaT8TAwrujn5MIQh_S4mTgqF_SuocmbkNe7cW_6tPA&amp;oe=67A276EE">https://scontent.fbkk24-1.fna.fbcdn.net/v/t39.30808-6/471225933_1123439563124277_5621892501821597375_n.jpg?_nc_cat=102&amp;ccb=1-7&amp;_nc_sid=833d8c&amp;_nc_ohc=MrLtRCEepgAQ7kNvgHKancM&amp;_nc_oc=AdhKySeBmCZoHaVxVp556uEwX7GJx2JIpwhl3qoJnzIUZ7OlUl2qgx_4CgvPK4QxgGJWGw5WXrpmUjabz79Ds1l_&amp;_nc_zt=23&amp;_nc_ht=scontent.fbkk24-1.fna&amp;_nc_gid=AdJgIZeVsA8YD3gndqTYHUV&amp;oh=00_AYC8QaT8TAwrujn5MIQh_S4mTgqF_SuocmbkNe7cW_6tPA&amp;oe=67A276EE</text:a></text:p>
          </table:table-cell>
          <table:table-cell office:value-type="string" table:style-name="ce3">
            <text:p><text:a xlink:href="https://encrypted-tbn0.gstatic.com/images?q=tbn:ANd9GcRLeWv-Kf7ahB4FzA_HLLYJejCMo7-kG0uJ1Q&amp;s">https://encrypted-tbn0.gstatic.com/images?q=tbn:ANd9GcRLeWv-Kf7ahB4FzA_HLLYJejCMo7-kG0uJ1Q&amp;s</text:a></text:p>
          </table:table-cell>
          <table:table-cell office:value-type="string" table:style-name="ce3">
            <text:p><text:a xlink:href="https://scontent.fbkk24-1.fna.fbcdn.net/v/t39.30808-6/463838230_1070016648466569_7947503157443557867_n.jpg?stp=cp6_dst-jpg_tt6&amp;_nc_cat=104&amp;ccb=1-7&amp;_nc_sid=833d8c&amp;_nc_ohc=vYU8I82wUEQQ7kNvgG0NLVN&amp;_nc_oc=AdhRBXNHj2gFzdHrO8kDXsvuEiZqpa-ke9TnO41sAoRqhDN5bHKbQtu_6DWQ0ue94GLI3N8qN5wg_mPbEhgAWTDB&amp;_nc_zt=23&amp;_nc_ht=scontent.fbkk24-1.fna&amp;_nc_gid=AUIdPZYGAdXQ9nglhisjXvA&amp;oh=00_AYCLSfzE24HN4XN8wRpolTraHffPpivDo-0EMKmoE9plnQ&amp;oe=67A268D2">https://scontent.fbkk24-1.fna.fbcdn.net/v/t39.30808-6/463838230_1070016648466569_7947503157443557867_n.jpg?stp=cp6_dst-jpg_tt6&amp;_nc_cat=104&amp;ccb=1-7&amp;_nc_sid=833d8c&amp;_nc_ohc=vYU8I82wUEQQ7kNvgG0NLVN&amp;_nc_oc=AdhRBXNHj2gFzdHrO8kDXsvuEiZqpa-ke9TnO41sAoRqhDN5bHKbQtu_6DWQ0ue94GLI3N8qN5wg_mPbEhgAWTDB&amp;_nc_zt=23&amp;_nc_ht=scontent.fbkk24-1.fna&amp;_nc_gid=AUIdPZYGAdXQ9nglhisjXvA&amp;oh=00_AYCLSfzE24HN4XN8wRpolTraHffPpivDo-0EMKmoE9plnQ&amp;oe=67A268D2</text:a></text:p>
          </table:table-cell>
          <table:table-cell office:value-type="string" table:style-name="ce3">
            <text:p><text:a xlink:href="https://scontent.fbkk24-1.fna.fbcdn.net/v/t1.6435-9/141931444_956504685095358_8818393519576096117_n.jpg?_nc_cat=100&amp;ccb=1-7&amp;_nc_sid=833d8c&amp;_nc_ohc=0bE1AK2InekQ7kNvgGkNQ6l&amp;_nc_oc=Adg2pMvb74tjLpM3jqH1KLg8Pt_ctGLlLE2CJ-jSeX7sHAckx14tMdQKUFZBTEFPkGDnOjc14DEmKThhoXkKhhT3&amp;_nc_zt=23&amp;_nc_ht=scontent.fbkk24-1.fna&amp;_nc_gid=Atncvfqo5Ja8dehXSdbXK_m&amp;oh=00_AYBPR4OqK_XJWYIVc1MaR4dRHcvhknREOTVyDXZK4_DFoQ&amp;oe=67C3E56B">https://scontent.fbkk24-1.fna.fbcdn.net/v/t1.6435-9/141931444_956504685095358_8818393519576096117_n.jpg?_nc_cat=100&amp;ccb=1-7&amp;_nc_sid=833d8c&amp;_nc_ohc=0bE1AK2InekQ7kNvgGkNQ6l&amp;_nc_oc=Adg2pMvb74tjLpM3jqH1KLg8Pt_ctGLlLE2CJ-jSeX7sHAckx14tMdQKUFZBTEFPkGDnOjc14DEmKThhoXkKhhT3&amp;_nc_zt=23&amp;_nc_ht=scontent.fbkk24-1.fna&amp;_nc_gid=Atncvfqo5Ja8dehXSdbXK_m&amp;oh=00_AYBPR4OqK_XJWYIVc1MaR4dRHcvhknREOTVyDXZK4_DFoQ&amp;oe=67C3E56B</text:a></text:p>
          </table:table-cell>
          <table:table-cell office:value-type="string" table:style-name="ce3">
            <text:p><text:a xlink:href="https://scontent.fbkk24-1.fna.fbcdn.net/v/t1.6435-9/54515662_435799290499236_8087038984435269632_n.jpg?_nc_cat=101&amp;ccb=1-7&amp;_nc_sid=cf85f3&amp;_nc_ohc=QAWTga7W_U0Q7kNvgHEoZFu&amp;_nc_oc=AdjTZp_-R9bTzO1tU8ODhjhbrTX2H9DFpRWUFcSp0zC5lakkb7Cmb3L_Gxua6YNVL7WUP9tX6red6WGDT8Gayu3i&amp;_nc_zt=23&amp;_nc_ht=scontent.fbkk24-1.fna&amp;_nc_gid=AHjMJiLKqDB3x26VJlMj7FK&amp;oh=00_AYDOrinRxLTUEHvDxt353PEsSvk56U4A-BMEFviBPCRP8g&amp;oe=67C410D1">https://scontent.fbkk24-1.fna.fbcdn.net/v/t1.6435-9/54515662_435799290499236_8087038984435269632_n.jpg?_nc_cat=101&amp;ccb=1-7&amp;_nc_sid=cf85f3&amp;_nc_ohc=QAWTga7W_U0Q7kNvgHEoZFu&amp;_nc_oc=AdjTZp_-R9bTzO1tU8ODhjhbrTX2H9DFpRWUFcSp0zC5lakkb7Cmb3L_Gxua6YNVL7WUP9tX6red6WGDT8Gayu3i&amp;_nc_zt=23&amp;_nc_ht=scontent.fbkk24-1.fna&amp;_nc_gid=AHjMJiLKqDB3x26VJlMj7FK&amp;oh=00_AYDOrinRxLTUEHvDxt353PEsSvk56U4A-BMEFviBPCRP8g&amp;oe=67C410D1</text:a></text:p>
          </table:table-cell>
          <table:table-cell office:value-type="string" table:style-name="ce1">
            <text:p>https://maps.google.com/maps/contrib/112824088541596419935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ลำพูนเนอร์สซิ่งโฮม - Lamphun Nursing Home</text:p>
          </table:table-cell>
          <table:table-cell office:value-type="string" table:style-name="ce1">
            <text:p>ลำพูน</text:p>
          </table:table-cell>
          <table:table-cell office:value-type="string" table:style-name="ce1">
            <text:p>304, 1 ตำบล เหมืองง่า อำเภอเมืองลำพูน ลำพูน 51000</text:p>
          </table:table-cell>
          <table:table-cell office:value-type="float" office:value="18.617639215444701" table:style-name="ce1">
            <text:p>18.61763922</text:p>
          </table:table-cell>
          <table:table-cell office:value-type="float" office:value="99.004698820725096" table:style-name="ce1">
            <text:p>99.00469882</text:p>
          </table:table-cell>
          <table:table-cell office:value-type="string" table:style-name="ce1">
            <text:p>065 454 5538</text:p>
          </table:table-cell>
          <table:table-cell office:value-type="string" table:style-name="ce3">
            <text:p><text:a xlink:href="https://www.facebook.com/LamphunNH/?locale=th_TH">https://www.facebook.com/LamphunNH/?locale=th_TH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bUWZe8fxAkSLNH957">https://maps.app.goo.gl/bUWZe8fxAkSLNH957</text:a>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encrypted-tbn0.gstatic.com/images?q=tbn:ANd9GcRsDOUSvsIDKnuVeHzHANDwF7ocvu0SmFtNfg&amp;s">https://encrypted-tbn0.gstatic.com/images?q=tbn:ANd9GcRsDOUSvsIDKnuVeHzHANDwF7ocvu0SmFtNfg&amp;s</text:a></text:p>
          </table:table-cell>
          <table:table-cell office:value-type="string" table:style-name="ce3">
            <text:p><text:a xlink:href="https://scontent.fbkk24-1.fna.fbcdn.net/v/t39.30808-6/475950477_1102886341633185_2505213608454125620_n.jpg?_nc_cat=103&amp;ccb=1-7&amp;_nc_sid=127cfc&amp;_nc_ohc=voNkPDZg_aQQ7kNvgFxuLte&amp;_nc_oc=AdiExWQ-LarQlDLBk0I8RPLO8rjQwvRmaGxD9x2vvkVzJnrL7pF1VOF7Ug6Uo_eZl50r3Dz3p22AczsXXJx4MVr2&amp;_nc_zt=23&amp;_nc_ht=scontent.fbkk24-1.fna&amp;_nc_gid=AMwCaMMpwrztIuF0PkQroYp&amp;oh=00_AYCvOJo2rn6TqvZK7cs2Y7q_3-5nHmkm04UpvN8aCck_PQ&amp;oe=67A7DFA1">https://scontent.fbkk24-1.fna.fbcdn.net/v/t39.30808-6/475950477_1102886341633185_2505213608454125620_n.jpg?_nc_cat=103&amp;ccb=1-7&amp;_nc_sid=127cfc&amp;_nc_ohc=voNkPDZg_aQQ7kNvgFxuLte&amp;_nc_oc=AdiExWQ-LarQlDLBk0I8RPLO8rjQwvRmaGxD9x2vvkVzJnrL7pF1VOF7Ug6Uo_eZl50r3Dz3p22AczsXXJx4MVr2&amp;_nc_zt=23&amp;_nc_ht=scontent.fbkk24-1.fna&amp;_nc_gid=AMwCaMMpwrztIuF0PkQroYp&amp;oh=00_AYCvOJo2rn6TqvZK7cs2Y7q_3-5nHmkm04UpvN8aCck_PQ&amp;oe=67A7DFA1</text:a></text:p>
          </table:table-cell>
          <table:table-cell office:value-type="string" table:style-name="ce3">
            <text:p><text:a xlink:href="https://encrypted-tbn0.gstatic.com/images?q=tbn:ANd9GcTwLBs1JDjn_USVwbZGusno8ePv9uC3CiuIow&amp;s">https://encrypted-tbn0.gstatic.com/images?q=tbn:ANd9GcTwLBs1JDjn_USVwbZGusno8ePv9uC3CiuIow&amp;s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บ้านแสนรักษ์ เนอร์สซิ่งโฮมลำพูน ศูนย์ดูแลผู้สูงอายุ (Baan Saenrak Nursing Home)</text:p>
          </table:table-cell>
          <table:table-cell office:value-type="string" table:style-name="ce1">
            <text:p>ลำพูน</text:p>
          </table:table-cell>
          <table:table-cell office:value-type="string" table:style-name="ce1">
            <text:p>บ้าน เลขที่ 59 ม.4 ถนน หมู่บ้านเอื้ออาทรลำพูน ตำบล ป่าสัก เมือง ลำพูน 51000</text:p>
          </table:table-cell>
          <table:table-cell office:value-type="float" office:value="18.5707813984403" table:style-name="ce1">
            <text:p>18.5707814</text:p>
          </table:table-cell>
          <table:table-cell office:value-type="float" office:value="99.041777678872805" table:style-name="ce1">
            <text:p>99.04177768</text:p>
          </table:table-cell>
          <table:table-cell office:value-type="string" table:style-name="ce1">
            <text:p>084 296 1696</text:p>
          </table:table-cell>
          <table:table-cell office:value-type="string" table:style-name="ce3">
            <text:p><text:a xlink:href="https://baansanraknursinghome.com/">https://baansanraknursinghom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fY5g3MUCh8Khm6Xj8">https://maps.app.goo.gl/fY5g3MUCh8Khm6Xj8</text:a></text:p>
          </table:table-cell>
          <table:table-cell office:value-type="float" office:value="13000" table:style-name="ce1">
            <text:p>13000</text:p>
          </table:table-cell>
          <table:table-cell office:value-type="string" table:style-name="ce3">
            <text:p><text:a xlink:href="https://baansanraknursinghome.com/wp-content/uploads/2024/03/%E0%B8%9A%E0%B9%89%E0%B8%B2%E0%B8%99%E0%B9%81%E0%B8%AA%E0%B8%99%E0%B8%A3%E0%B8%B1%E0%B8%81-%E0%B8%AA%E0%B8%B2%E0%B8%82%E0%B8%B2%E0%B8%A5%E0%B8%B3%E0%B8%9E%E0%B8%B9%E0%B8%99-1024x512.webp">https://baansanraknursinghome.com/wp-content/uploads/2024/03/%E0%B8%9A%E0%B9%89%E0%B8%B2%E0%B8%99%E0%B9%81%E0%B8%AA%E0%B8%99%E0%B8%A3%E0%B8%B1%E0%B8%81-%E0%B8%AA%E0%B8%B2%E0%B8%82%E0%B8%B2%E0%B8%A5%E0%B8%B3%E0%B8%9E%E0%B8%B9%E0%B8%99-1024x512.webp</text:a></text:p>
          </table:table-cell>
          <table:table-cell office:value-type="string" table:style-name="ce3">
            <text:p><text:a xlink:href="https://baansanraknursinghome.com/wp-content/uploads/2024/03/Rectangle-5-2-1024x864.webp">https://baansanraknursinghome.com/wp-content/uploads/2024/03/Rectangle-5-2-1024x864.webp</text:a></text:p>
          </table:table-cell>
          <table:table-cell office:value-type="string" table:style-name="ce3">
            <text:p><text:a xlink:href="https://baansanraknursinghome.com/wp-content/uploads/2024/03/Rectangle-6-1024x864.webp">https://baansanraknursinghome.com/wp-content/uploads/2024/03/Rectangle-6-1024x864.webp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Universal nursing home</text:p>
          </table:table-cell>
          <table:table-cell office:value-type="string" table:style-name="ce1">
            <text:p>สมุทรปราการ</text:p>
          </table:table-cell>
          <table:table-cell office:value-type="string" table:style-name="ce1">
            <text:p>ตำบล บางบ่อ อำเภอบางบ่อ สมุทรปราการ 10560</text:p>
          </table:table-cell>
          <table:table-cell office:value-type="float" office:value="13.5828898758354" table:style-name="ce1">
            <text:p>13.58288988</text:p>
          </table:table-cell>
          <table:table-cell office:value-type="float" office:value="100.856239867265" table:style-name="ce9">
            <text:p>100.8562399</text:p>
          </table:table-cell>
          <table:table-cell office:value-type="string" table:style-name="ce1">
            <text:p>062 118 9815</text:p>
          </table:table-cell>
          <table:table-cell office:value-type="string" table:style-name="ce3">
            <text:p><text:a xlink:href="https://unh.co.th/">https://unh.co.th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bcUokoQ9d5SbioT38">https://maps.app.goo.gl/bcUokoQ9d5SbioT38</text:a></text:p>
          </table:table-cell>
          <table:table-cell office:value-type="float" office:value="57000" table:style-name="ce13">
            <text:p>57000</text:p>
          </table:table-cell>
          <table:table-cell office:value-type="string" table:style-name="ce3">
            <text:p><text:a xlink:href="https://unh.co.th/wp-content/uploads/2023/09/iTopPlus159080474692.webp">https://unh.co.th/wp-content/uploads/2023/09/iTopPlus159080474692.webp</text:a></text:p>
          </table:table-cell>
          <table:table-cell office:value-type="string" table:style-name="ce3">
            <text:p><text:a xlink:href="https://unh.co.th/wp-content/uploads/2023/09/iTopPlus606127539577.webp">https://unh.co.th/wp-content/uploads/2023/09/iTopPlus606127539577.webp</text:a></text:p>
          </table:table-cell>
          <table:table-cell office:value-type="string" table:style-name="ce3">
            <text:p><text:a xlink:href="https://unh.co.th/wp-content/uploads/2023/09/%E0%B8%81%E0%B8%B2%E0%B8%A2%E0%B8%A0%E0%B8%B2%E0%B8%9E1-1024x683.webp">https://unh.co.th/wp-content/uploads/2023/09/%E0%B8%81%E0%B8%B2%E0%B8%A2%E0%B8%A0%E0%B8%B2%E0%B8%9E1-1024x683.webp</text:a></text:p>
          </table:table-cell>
          <table:table-cell table:style-name="ce1"/>
          <table:table-cell office:value-type="string" table:style-name="ce3">
            <text:p><text:a xlink:href="https://unh.co.th/wp-content/uploads/2023/09/%E0%B8%81%E0%B8%B4%E0%B8%88%E0%B8%81%E0%B8%A3%E0%B8%A3%E0%B8%A12-1024x684.webp">https://unh.co.th/wp-content/uploads/2023/09/%E0%B8%81%E0%B8%B4%E0%B8%88%E0%B8%81%E0%B8%A3%E0%B8%A3%E0%B8%A12-1024x684.webp</text:a></text:p>
          </table:table-cell>
          <table:table-cell office:value-type="string" table:style-name="ce3">
            <text:p><text:a xlink:href="https://unh.co.th/wp-content/uploads/2023/09/S__68042775-1-1024x601.jpg">https://unh.co.th/wp-content/uploads/2023/09/S__68042775-1-1024x601.jpg</text:a>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สวางคนิเวศ</text:p>
          </table:table-cell>
          <table:table-cell office:value-type="string" table:style-name="ce1">
            <text:p>สมุทรปราการ</text:p>
          </table:table-cell>
          <table:table-cell office:value-type="string" table:style-name="ce8">
            <text:p>3 ตำบล ท้ายบ้าน อำเภอเมืองสมุทรปราการ สมุทรปราการ 10280</text:p>
          </table:table-cell>
          <table:table-cell office:value-type="float" office:value="13.548327553127701" table:style-name="ce1">
            <text:p>13.54832755</text:p>
          </table:table-cell>
          <table:table-cell office:value-type="float" office:value="100.61279656685301" table:style-name="ce9">
            <text:p>100.6127966</text:p>
          </table:table-cell>
          <table:table-cell office:value-type="string" table:style-name="ce1">
            <text:p>02 386 1551-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['วันจันทร์: 9:00–18:00', 'วันอังคาร: 9:00–18:00', 'วันพุธ: 9:00–18:00', 'วันพฤหัสบดี: 9:00–18:00', 'วันศุกร์: 9:00–18:00', 'วันเสาร์: 9:00–18:00', 'วันอาทิตย์: 9:00–18:00']</text:p>
          </table:table-cell>
          <table:table-cell office:value-type="string" table:style-name="ce3">
            <text:p><text:a xlink:href="https://maps.app.goo.gl/d4a81pU6eorrPLxo9">https://maps.app.goo.gl/d4a81pU6eorrPLxo9</text:a></text:p>
          </table:table-cell>
          <table:table-cell office:value-type="float" office:value="2500" table:style-name="ce1">
            <text:p>2500</text:p>
          </table:table-cell>
          <table:table-cell office:value-type="string" table:style-name="ce3">
            <text:p><text:a xlink:href="https://lh3.googleusercontent.com/p/AF1QipNBo7WXbJ-Lgh82PAf3YHB7xL6fdduS788ViJ7F=s1360-w1360-h1020">https://lh3.googleusercontent.com/p/AF1QipNBo7WXbJ-Lgh82PAf3YHB7xL6fdduS788ViJ7F=s1360-w1360-h1020</text:a></text:p>
          </table:table-cell>
          <table:table-cell office:value-type="string" table:style-name="ce3">
            <text:p><text:a xlink:href="https://lh3.googleusercontent.com/p/AF1QipPxLcywcwgjbQarHJSW63FC6eVacTs4c3nDgou7=s1360-w1360-h1020">https://lh3.googleusercontent.com/p/AF1QipPxLcywcwgjbQarHJSW63FC6eVacTs4c3nDgou7=s1360-w1360-h1020</text:a></text:p>
          </table:table-cell>
          <table:table-cell office:value-type="string" table:style-name="ce3">
            <text:p><text:a xlink:href="https://s.isanook.com/wo/0/ui/44/221409/gal-221409-20221201120603-5ee950a.jpg">https://s.isanook.com/wo/0/ui/44/221409/gal-221409-20221201120603-5ee950a.jpg</text:a></text:p>
          </table:table-cell>
          <table:table-cell office:value-type="string" table:style-name="ce3">
            <text:p><text:a xlink:href="https://lh3.googleusercontent.com/p/AF1QipOxt7m4pOmYW8rEgjEWtBixzphW2gbWEi9fbLoN=s1360-w1360-h1020">https://lh3.googleusercontent.com/p/AF1QipOxt7m4pOmYW8rEgjEWtBixzphW2gbWEi9fbLoN=s1360-w1360-h1020</text:a>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แสนสิริ โฮมแคร์ บางนา</text:p>
          </table:table-cell>
          <table:table-cell office:value-type="string" table:style-name="ce9">
            <text:p>สมุทรปราการ</text:p>
          </table:table-cell>
          <table:table-cell office:value-type="string" table:style-name="ce1">
            <text:p>2108 ถ. สุขุมวิท 107 ตำบล สำโรงเหนือ อำเภอเมืองสมุทรปราการ สมุทรปราการ 10270</text:p>
          </table:table-cell>
          <table:table-cell office:value-type="float" office:value="13.6683438205465" table:style-name="ce1">
            <text:p>13.66834382</text:p>
          </table:table-cell>
          <table:table-cell office:value-type="float" office:value="100.616342434903" table:style-name="ce10">
            <text:p>100.6163424</text:p>
          </table:table-cell>
          <table:table-cell office:value-type="string" table:style-name="ce10">
            <text:p>02 051 5283</text:p>
          </table:table-cell>
          <table:table-cell office:value-type="string" table:style-name="ce3">
            <text:p><text:a xlink:href="https://www.sansirihomecare.com/">https://www.sansirihomecare.com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DvnijiVBAXz4sMjY8">https://maps.app.goo.gl/DvnijiVBAXz4sMjY8</text:a></text:p>
          </table:table-cell>
          <table:table-cell office:value-type="float" office:value="22000" table:style-name="ce13">
            <text:p>22000</text:p>
          </table:table-cell>
          <table:table-cell office:value-type="string" table:style-name="ce3">
            <text:p><text:a xlink:href="https://www.sansirihomecare.com/uploads/4971/photos/202204/202204-13-225520_65eA-0.jpg">https://www.sansirihomecare.com/uploads/4971/photos/202204/202204-13-225520_65eA-0.jpg</text:a></text:p>
          </table:table-cell>
          <table:table-cell office:value-type="string" table:style-name="ce3">
            <text:p><text:a xlink:href="https://www.sansirihomecare.com/uploads/4971/photos/202204/202204-13-225508_y58t-0.jpg">https://www.sansirihomecare.com/uploads/4971/photos/202204/202204-13-225508_y58t-0.jpg</text:a></text:p>
          </table:table-cell>
          <table:table-cell office:value-type="string" table:style-name="ce3">
            <text:p><text:a xlink:href="https://www.sansirihomecare.com/uploads/4971/photos/202204/202204-13-225444_uXxa-0.jpg">https://www.sansirihomecare.com/uploads/4971/photos/202204/202204-13-225444_uXxa-0.jpg</text:a></text:p>
          </table:table-cell>
          <table:table-cell office:value-type="string" table:style-name="ce3">
            <text:p><text:a xlink:href="https://www.sansirihomecare.com/uploads/4971/photos/202209/202209-17-100313_gRAp-0.jpg">https://www.sansirihomecare.com/uploads/4971/photos/202209/202209-17-100313_gRAp-0.jpg</text:a></text:p>
          </table:table-cell>
          <table:table-cell office:value-type="string" table:style-name="ce3">
            <text:p><text:a xlink:href="https://www.sansirihomecare.com/uploads/4971/photos/202209/202209-17-100313_KTyQ-0.jpg">https://www.sansirihomecare.com/uploads/4971/photos/202209/202209-17-100313_KTyQ-0.jpg</text:a>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hIJAUu_HmdhGzERnuCozI4H0IA</text:p>
          </table:table-cell>
          <table:table-cell office:value-type="string" table:style-name="ce1">
            <text:p>มอนิ่งซัน เนอร์สซิ่งโฮม</text:p>
          </table:table-cell>
          <table:table-cell office:value-type="string" table:style-name="ce1">
            <text:p>สระแก้ว</text:p>
          </table:table-cell>
          <table:table-cell office:value-type="string" table:style-name="ce1">
            <text:p>386 ตำบล เขาฉกรรจ์ อำเภอ เขาฉกรรจ์ สระแก้ว 27000 ประเทศไทย</text:p>
          </table:table-cell>
          <table:table-cell office:value-type="float" office:value="13.656687099999999" table:style-name="ce1">
            <text:p>13.6566871</text:p>
          </table:table-cell>
          <table:table-cell office:value-type="float" office:value="102.0842033" table:style-name="ce1">
            <text:p>102.0842033</text:p>
          </table:table-cell>
          <table:table-cell office:value-type="string" table:style-name="ce1">
            <text:p>094 852 6664</text:p>
          </table:table-cell>
          <table:table-cell office:value-type="string" table:style-name="ce3">
            <text:p><text:a xlink:href="https://www.facebook.com/p/%E0%B8%A8%E0%B8%B9%E0%B8%99%E0%B8%A2%E0%B9%8C%E0%B8%94%E0%B8%B9%E0%B9%81%E0%B8%A5%E0%B8%9C%E0%B8%B9%E0%B9%89%E0%B8%AA%E0%B8%B9%E0%B8%87%E0%B8%AD%E0%B8%B2%E0%B8%A2%E0%B8%B8-%E0%B8%9C%E0%B8%B9%E0%B9%89%E0%B8%9B%E0%B9%88%E0%B8%A7%E0%B8%A2%E0%B8%A3%E0%B8%B0%E0%B8%A2%E0%B8%B0%E0%B8%9E%E0%B8%B1%E0%B8%81%E0%B8%9F%E0%B8%B7%E0%B9%89%E0%B8%99-%E0%B8%AA%E0%B8%A3%E0%B8%B0%E0%B9%81%E0%B8%81%E0%B9%89%E0%B8%A7-Morning-Ssun-Nursing-Home-61556775443274/?locale=ne_NP">https://www.facebook.com/p/%E0%B8%A8%E0%B8%B9%E0%B8%99%E0%B8%A2%E0%B9%8C%E0%B8%94%E0%B8%B9%E0%B9%81%E0%B8%A5%E0%B8%9C%E0%B8%B9%E0%B9%89%E0%B8%AA%E0%B8%B9%E0%B8%87%E0%B8%AD%E0%B8%B2%E0%B8%A2%E0%B8%B8-%E0%B8%9C%E0%B8%B9%E0%B9%89%E0%B8%9B%E0%B9%88%E0%B8%A7%E0%B8%A2%E0%B8%A3%E0%B8%B0%E0%B8%A2%E0%B8%B0%E0%B8%9E%E0%B8%B1%E0%B8%81%E0%B8%9F%E0%B8%B7%E0%B9%89%E0%B8%99-%E0%B8%AA%E0%B8%A3%E0%B8%B0%E0%B9%81%E0%B8%81%E0%B9%89%E0%B8%A7-Morning-Ssun-Nursing-Home-61556775443274/?locale=ne_NP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1">
            <text:p>https://maps.google.com/?cid=9281927141910962334</text:p>
          </table:table-cell>
          <table:table-cell office:value-type="float" office:value="19900" table:style-name="ce1">
            <text:p>19900</text:p>
          </table:table-cell>
          <table:table-cell office:value-type="string" table:style-name="ce3">
            <text:p><text:a xlink:href="https://lh5.googleusercontent.com/p/AF1QipO6vL9StTMGdrqlidTnFEcIAVhrAP_nVlG5-55K=w600-h485-p-k-no">https://lh5.googleusercontent.com/p/AF1QipO6vL9StTMGdrqlidTnFEcIAVhrAP_nVlG5-55K=w600-h485-p-k-no</text:a></text:p>
          </table:table-cell>
          <table:table-cell office:value-type="string" table:style-name="ce3">
            <text:p><text:a xlink:href="https://lh5.googleusercontent.com/p/AF1QipO37vr8ylsCKwTNCWi8mnuRToFnu5r9HCFjeYsP=w600-h650-p-k-no">https://lh5.googleusercontent.com/p/AF1QipO37vr8ylsCKwTNCWi8mnuRToFnu5r9HCFjeYsP=w600-h650-p-k-no</text:a></text:p>
          </table:table-cell>
          <table:table-cell office:value-type="string" table:style-name="ce3">
            <text:p><text:a xlink:href="https://lh5.googleusercontent.com/p/AF1QipNDIOBSobIlAr_TGKTlo9uYqDW1Yu_-QqQnhjgA=w600-h563-p-k-no">https://lh5.googleusercontent.com/p/AF1QipNDIOBSobIlAr_TGKTlo9uYqDW1Yu_-QqQnhjgA=w600-h563-p-k-no</text:a></text:p>
          </table:table-cell>
          <table:table-cell office:value-type="string" table:style-name="ce3">
            <text:p><text:a xlink:href="https://lh5.googleusercontent.com/p/AF1QipNyiLcUeeKPD8xvZBUO7SxU24gK0LeFjmSSHRdu=w600-h650-p-k-no">https://lh5.googleusercontent.com/p/AF1QipNyiLcUeeKPD8xvZBUO7SxU24gK0LeFjmSSHRdu=w600-h650-p-k-no</text:a></text:p>
          </table:table-cell>
          <table:table-cell office:value-type="string" table:style-name="ce3">
            <text:p><text:a xlink:href="https://lh5.googleusercontent.com/p/AF1QipPpRTnJfc9otJ9pIdn_ScxC28DHlweDEiKZNuK0=w600-h563-p-k-no">https://lh5.googleusercontent.com/p/AF1QipPpRTnJfc9otJ9pIdn_ScxC28DHlweDEiKZNuK0=w600-h563-p-k-no</text:a></text:p>
          </table:table-cell>
          <table:table-cell office:value-type="string" table:style-name="ce1">
            <text:p>https://maps.google.com/maps/contrib/113825256861336941975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 ณภัชชาเนอร์ซิ่งโฮม</text:p>
          </table:table-cell>
          <table:table-cell office:value-type="string" table:style-name="ce1">
            <text:p>สระบุรี</text:p>
          </table:table-cell>
          <table:table-cell office:value-type="string" table:style-name="ce1">
            <text:p>ดาวเรือง 31/2 ตำบลดาวเรือง อำเภอเมือง ตำบล ปากเพรียว เมือง สระบุรี 18000</text:p>
          </table:table-cell>
          <table:table-cell office:value-type="float" office:value="14.5904993619989" table:style-name="ce1">
            <text:p>14.59049936</text:p>
          </table:table-cell>
          <table:table-cell office:value-type="float" office:value="100.91586137397999" table:style-name="ce1">
            <text:p>100.9158614</text:p>
          </table:table-cell>
          <table:table-cell office:value-type="string" table:style-name="ce1">
            <text:p>097 107 3335</text:p>
          </table:table-cell>
          <table:table-cell office:value-type="string" table:style-name="ce3">
            <text:p><text:a xlink:href="http://facebook.com/profile.php?id=100088520935295">http://facebook.com/profile.php?id=100088520935295#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ZGUeHr8R6FZGqFwb6">https://maps.app.goo.gl/ZGUeHr8R6FZGqFwb6</text:a>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scontent.fbkk24-1.fna.fbcdn.net/v/t39.30808-6/321327977_1358806751613847_8968773199795031636_n.jpg?stp=c342.0.1365.1365a_dst-jpg_s206x206_tt6&amp;_nc_cat=107&amp;ccb=1-7&amp;_nc_sid=50c75d&amp;_nc_ohc=JvX5jftDE7kQ7kNvgFEko_p&amp;_nc_oc=Adi8oqNawnjeu0iOD9wiRrFSyY44zbj6hdldRunPxT9LlEQipcNVS7Y9gw-2pcgTVagEgJiAAyXsJJL5CLaeBcWi&amp;_nc_zt=23&amp;_nc_ht=scontent.fbkk24-1.fna&amp;_nc_gid=AuMXSJFiRTgUrc3HOWuvblP&amp;oh=00_AYDWLC-qqsvkLJVdFBJp7TBFYRZXRPcKq6vrQNmGGnsj8Q&amp;oe=67A79C11">https://scontent.fbkk24-1.fna.fbcdn.net/v/t39.30808-6/321327977_1358806751613847_8968773199795031636_n.jpg?stp=c342.0.1365.1365a_dst-jpg_s206x206_tt6&amp;_nc_cat=107&amp;ccb=1-7&amp;_nc_sid=50c75d&amp;_nc_ohc=JvX5jftDE7kQ7kNvgFEko_p&amp;_nc_oc=Adi8oqNawnjeu0iOD9wiRrFSyY44zbj6hdldRunPxT9LlEQipcNVS7Y9gw-2pcgTVagEgJiAAyXsJJL5CLaeBcWi&amp;_nc_zt=23&amp;_nc_ht=scontent.fbkk24-1.fna&amp;_nc_gid=AuMXSJFiRTgUrc3HOWuvblP&amp;oh=00_AYDWLC-qqsvkLJVdFBJp7TBFYRZXRPcKq6vrQNmGGnsj8Q&amp;oe=67A79C11</text:a></text:p>
          </table:table-cell>
          <table:table-cell office:value-type="string" table:style-name="ce3">
            <text:p><text:a xlink:href="https://scontent.fbkk24-1.fna.fbcdn.net/v/t39.30808-6/321077847_835817304343769_5509618243904696502_n.png?stp=c254.0.312.312a_dst-png_s206x206&amp;_nc_cat=105&amp;ccb=1-7&amp;_nc_sid=52bb43&amp;_nc_ohc=7sjSpa5xJvUQ7kNvgHcESuy&amp;_nc_oc=AdjryO0fO32v1MxLkWaxdgFVbF5vnQWkfIcOqPfLd6Yo4jtc_SaIRFPNT9LtpmtLyNiYR60abxVDOGmAquBJ1TpD&amp;_nc_zt=23&amp;_nc_ht=scontent.fbkk24-1.fna&amp;_nc_gid=AuMXSJFiRTgUrc3HOWuvblP&amp;oh=00_AYBupRztuqd4c09litivyiiUBeK_-YZj0DKUSrm8HYbXpg&amp;oe=67A7BC96">https://scontent.fbkk24-1.fna.fbcdn.net/v/t39.30808-6/321077847_835817304343769_5509618243904696502_n.png?stp=c254.0.312.312a_dst-png_s206x206&amp;_nc_cat=105&amp;ccb=1-7&amp;_nc_sid=52bb43&amp;_nc_ohc=7sjSpa5xJvUQ7kNvgHcESuy&amp;_nc_oc=AdjryO0fO32v1MxLkWaxdgFVbF5vnQWkfIcOqPfLd6Yo4jtc_SaIRFPNT9LtpmtLyNiYR60abxVDOGmAquBJ1TpD&amp;_nc_zt=23&amp;_nc_ht=scontent.fbkk24-1.fna&amp;_nc_gid=AuMXSJFiRTgUrc3HOWuvblP&amp;oh=00_AYBupRztuqd4c09litivyiiUBeK_-YZj0DKUSrm8HYbXpg&amp;oe=67A7BC96</text:a>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ศูนย์ดูแลผู้สูงอายุ บ้านโอบรักสระบุรี</text:p>
          </table:table-cell>
          <table:table-cell office:value-type="string" table:style-name="ce1">
            <text:p>สระบุรี</text:p>
          </table:table-cell>
          <table:table-cell office:value-type="string" table:style-name="ce1">
            <text:p>46 ตำบล หนองยาว อ.เมือง สระบุรี 18000</text:p>
          </table:table-cell>
          <table:table-cell office:value-type="float" office:value="14.478849641849999" table:style-name="ce1">
            <text:p>14.47884964</text:p>
          </table:table-cell>
          <table:table-cell office:value-type="float" office:value="100.880835139114" table:style-name="ce10">
            <text:p>100.8808351</text:p>
          </table:table-cell>
          <table:table-cell office:value-type="string" table:style-name="ce1">
            <text:p>065 608 1341</text:p>
          </table:table-cell>
          <table:table-cell office:value-type="string" table:style-name="ce3">
            <text:p><text:a xlink:href="https://www.facebook.com/banobrak/">https://www.facebook.com/banobrak/</text:a></text:p>
          </table:table-cell>
          <table:table-cell office:value-type="string" table:style-name="ce1">
            <text:p>['วันจันทร์: 9:00–17:00', 'วันอังคาร: 9:00–17:00', 'วันพุธ: 9:00–17:00', 'วันพฤหัสบดี: 9:00–17:00', 'วันศุกร์: 9:00–17:00', 'วันเสาร์: 9:00–17:00', 'วันอาทิตย์: 9:00–17:00']</text:p>
          </table:table-cell>
          <table:table-cell office:value-type="string" table:style-name="ce3">
            <text:p><text:a xlink:href="https://maps.app.goo.gl/HrNNPYGdX389LLnb6">https://maps.app.goo.gl/HrNNPYGdX389LLnb6</text:a></text:p>
          </table:table-cell>
          <table:table-cell office:value-type="float" office:value="27000" table:style-name="ce1">
            <text:p>27000</text:p>
          </table:table-cell>
          <table:table-cell office:value-type="string" table:style-name="ce3">
            <text:p><text:a xlink:href="https://scontent.fbkk24-1.fna.fbcdn.net/v/t1.6435-9/180142909_100855782175016_1941853709250641348_n.jpg?stp=c0.169.1536.1536a_dst-jpg_s206x206_tt6&amp;_nc_cat=111&amp;ccb=1-7&amp;_nc_sid=50ad20&amp;_nc_ohc=8JDP1e2lBwwQ7kNvgFvQPvt&amp;_nc_oc=AdirARHvart3aVtN8flQRwGZx2uyZVjOnkZdINZNt_EcxnG7ZuIKOE5L6l1nHTuOzNZGe93Uv-n7Otb_imz0fl6W&amp;_nc_zt=23&amp;_nc_ht=scontent.fbkk24-1.fna&amp;_nc_gid=AtkMXnwNWn7UYdBa3jW00x-&amp;oh=00_AYAsddWEUstSTHDORv2ZIZKhqNxlCMB8a7vFuA6xtImwew&amp;oe=67C96673">https://scontent.fbkk24-1.fna.fbcdn.net/v/t1.6435-9/180142909_100855782175016_1941853709250641348_n.jpg?stp=c0.169.1536.1536a_dst-jpg_s206x206_tt6&amp;_nc_cat=111&amp;ccb=1-7&amp;_nc_sid=50ad20&amp;_nc_ohc=8JDP1e2lBwwQ7kNvgFvQPvt&amp;_nc_oc=AdirARHvart3aVtN8flQRwGZx2uyZVjOnkZdINZNt_EcxnG7ZuIKOE5L6l1nHTuOzNZGe93Uv-n7Otb_imz0fl6W&amp;_nc_zt=23&amp;_nc_ht=scontent.fbkk24-1.fna&amp;_nc_gid=AtkMXnwNWn7UYdBa3jW00x-&amp;oh=00_AYAsddWEUstSTHDORv2ZIZKhqNxlCMB8a7vFuA6xtImwew&amp;oe=67C96673</text:a></text:p>
          </table:table-cell>
          <table:table-cell office:value-type="string" table:style-name="ce3">
            <text:p><text:a xlink:href="https://scontent.fbkk24-1.fna.fbcdn.net/v/t1.6435-9/179402349_100856015508326_1928074754375826021_n.jpg?stp=c256.0.1536.1536a_dst-jpg_s206x206_tt6&amp;_nc_cat=104&amp;ccb=1-7&amp;_nc_sid=50ad20&amp;_nc_ohc=BZV0iyGxLewQ7kNvgE1vhI3&amp;_nc_oc=Adiyc_XLOuuFtRWPuKpbH7oz_wMvRppu5yrbZ80IIzZIaAPzZUpYwrlxfwnI6aRDnfDgFiaplmVvKm-AF47syx0J&amp;_nc_zt=23&amp;_nc_ht=scontent.fbkk24-1.fna&amp;_nc_gid=ASgWQgI6pyQGYJJW7C4lfL2&amp;oh=00_AYD0FvChmJZ0Ko8ce_btCiLySkzVH3M7pLJpyE65XrKssA&amp;oe=67C94333">https://scontent.fbkk24-1.fna.fbcdn.net/v/t1.6435-9/179402349_100856015508326_1928074754375826021_n.jpg?stp=c256.0.1536.1536a_dst-jpg_s206x206_tt6&amp;_nc_cat=104&amp;ccb=1-7&amp;_nc_sid=50ad20&amp;_nc_ohc=BZV0iyGxLewQ7kNvgE1vhI3&amp;_nc_oc=Adiyc_XLOuuFtRWPuKpbH7oz_wMvRppu5yrbZ80IIzZIaAPzZUpYwrlxfwnI6aRDnfDgFiaplmVvKm-AF47syx0J&amp;_nc_zt=23&amp;_nc_ht=scontent.fbkk24-1.fna&amp;_nc_gid=ASgWQgI6pyQGYJJW7C4lfL2&amp;oh=00_AYD0FvChmJZ0Ko8ce_btCiLySkzVH3M7pLJpyE65XrKssA&amp;oe=67C94333</text:a></text:p>
          </table:table-cell>
          <table:table-cell office:value-type="string" table:style-name="ce3">
            <text:p><text:a xlink:href="https://scontent.fbkk24-1.fna.fbcdn.net/v/t1.6435-9/184149526_105913758335885_3664541728799891134_n.jpg?stp=c180.0.1080.1080a_dst-jpg_s206x206_tt6&amp;_nc_cat=110&amp;ccb=1-7&amp;_nc_sid=50ad20&amp;_nc_ohc=ufytwXh5PLMQ7kNvgEmhFKD&amp;_nc_oc=Adhd_gWiIanA2GNCb7L3grLM_I73Tn5J6hC0RP88jY8sm0LzKPtAUfA1-EZlwYYVP3vIjV6Ju2tzVX9j6l3pmIFP&amp;_nc_zt=23&amp;_nc_ht=scontent.fbkk24-1.fna&amp;_nc_gid=ASgWQgI6pyQGYJJW7C4lfL2&amp;oh=00_AYBp2000y0OABj3H9WQq9N1bcNvG0mm8qQvgbGmt1bwOwg&amp;oe=67C96743">https://scontent.fbkk24-1.fna.fbcdn.net/v/t1.6435-9/184149526_105913758335885_3664541728799891134_n.jpg?stp=c180.0.1080.1080a_dst-jpg_s206x206_tt6&amp;_nc_cat=110&amp;ccb=1-7&amp;_nc_sid=50ad20&amp;_nc_ohc=ufytwXh5PLMQ7kNvgEmhFKD&amp;_nc_oc=Adhd_gWiIanA2GNCb7L3grLM_I73Tn5J6hC0RP88jY8sm0LzKPtAUfA1-EZlwYYVP3vIjV6Ju2tzVX9j6l3pmIFP&amp;_nc_zt=23&amp;_nc_ht=scontent.fbkk24-1.fna&amp;_nc_gid=ASgWQgI6pyQGYJJW7C4lfL2&amp;oh=00_AYBp2000y0OABj3H9WQq9N1bcNvG0mm8qQvgbGmt1bwOwg&amp;oe=67C96743</text:a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บ้านธันยาภัทร์ เนอร์สซิ่งโฮม</text:p>
          </table:table-cell>
          <table:table-cell office:value-type="string" table:style-name="ce1">
            <text:p>สุพรรณบุรี</text:p>
          </table:table-cell>
          <table:table-cell office:value-type="string" table:style-name="ce1">
            <text:p>136/4 หมู่ 2, ตำบล ดอนกำยาน อำเภอเมืองสุพรรณบุรี สุพรรณบุรี 72000</text:p>
          </table:table-cell>
          <table:table-cell office:value-type="float" office:value="14.477879015034899" table:style-name="ce1">
            <text:p>14.47787902</text:p>
          </table:table-cell>
          <table:table-cell office:value-type="float" office:value="100.05454055234" table:style-name="ce1">
            <text:p>100.0545406</text:p>
          </table:table-cell>
          <table:table-cell office:value-type="string" table:style-name="ce1">
            <text:p>080 436 2536</text:p>
          </table:table-cell>
          <table:table-cell office:value-type="string" table:style-name="ce3">
            <text:p><text:a xlink:href="https://www.facebook.com/profile.php?id=100063726512484">https://www.facebook.com/profile.php?id=100063726512484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owcf9LC8dw8wn5cdA">https://maps.app.goo.gl/owcf9LC8dw8wn5cdA</text:a></text:p>
          </table:table-cell>
          <table:table-cell office:value-type="float" office:value="16000" table:style-name="ce1">
            <text:p>16000</text:p>
          </table:table-cell>
          <table:table-cell office:value-type="string" table:style-name="ce3">
            <text:p><text:a xlink:href="https://scontent.fbkk24-1.fna.fbcdn.net/v/t1.6435-9/93477158_766088660462222_1988233626533232640_n.jpg?stp=c288.0.1023.1023a_dst-jpg_s206x206_tt6&amp;_nc_cat=110&amp;ccb=1-7&amp;_nc_sid=50ad20&amp;_nc_ohc=Bjha8JojJR4Q7kNvgF9LbBK&amp;_nc_oc=Adh8daFwwU3PfWt5lBj0nPLfo7JPT5UzS85eJGehM3zBsZSJkwH_mDfwQAqHDomxyGhf4P71rMHBtjc6DzKmd3Vv&amp;_nc_zt=23&amp;_nc_ht=scontent.fbkk24-1.fna&amp;_nc_gid=AOPJpi1Vc1lT6JMclIY56Jq&amp;oh=00_AYC3WaHv1Rk6qf-zE0TNpCeopzxq4vuDHwF4mRKnS2OhBQ&amp;oe=67C939B2">https://scontent.fbkk24-1.fna.fbcdn.net/v/t1.6435-9/93477158_766088660462222_1988233626533232640_n.jpg?stp=c288.0.1023.1023a_dst-jpg_s206x206_tt6&amp;_nc_cat=110&amp;ccb=1-7&amp;_nc_sid=50ad20&amp;_nc_ohc=Bjha8JojJR4Q7kNvgF9LbBK&amp;_nc_oc=Adh8daFwwU3PfWt5lBj0nPLfo7JPT5UzS85eJGehM3zBsZSJkwH_mDfwQAqHDomxyGhf4P71rMHBtjc6DzKmd3Vv&amp;_nc_zt=23&amp;_nc_ht=scontent.fbkk24-1.fna&amp;_nc_gid=AOPJpi1Vc1lT6JMclIY56Jq&amp;oh=00_AYC3WaHv1Rk6qf-zE0TNpCeopzxq4vuDHwF4mRKnS2OhBQ&amp;oe=67C939B2</text:a></text:p>
          </table:table-cell>
          <table:table-cell office:value-type="string" table:style-name="ce3">
            <text:p><text:a xlink:href="https://scontent.fbkk24-1.fna.fbcdn.net/v/t1.6435-9/111557732_830623027342118_4190484969431306888_n.jpg?stp=c180.0.720.720a_dst-jpg_s206x206_tt6&amp;_nc_cat=109&amp;ccb=1-7&amp;_nc_sid=50ad20&amp;_nc_ohc=JemkqaxfczQQ7kNvgGFdTTz&amp;_nc_oc=AdhWAmZWA2SFloLg3DrOOjeh7x_sEimQSUmm2dGOiCCfb2iKgh0XV3YoM3cK-Yhpa0YCDu06FsrnN3fIm8QFWhIP&amp;_nc_zt=23&amp;_nc_ht=scontent.fbkk24-1.fna&amp;_nc_gid=AY1RgjEXnXgXtqMNsUZk8x-&amp;oh=00_AYAQmja45M9PJ1oHYIYzygaPK3oAKBXUJmoFiF15982xXg&amp;oe=67C93461">https://scontent.fbkk24-1.fna.fbcdn.net/v/t1.6435-9/111557732_830623027342118_4190484969431306888_n.jpg?stp=c180.0.720.720a_dst-jpg_s206x206_tt6&amp;_nc_cat=109&amp;ccb=1-7&amp;_nc_sid=50ad20&amp;_nc_ohc=JemkqaxfczQQ7kNvgGFdTTz&amp;_nc_oc=AdhWAmZWA2SFloLg3DrOOjeh7x_sEimQSUmm2dGOiCCfb2iKgh0XV3YoM3cK-Yhpa0YCDu06FsrnN3fIm8QFWhIP&amp;_nc_zt=23&amp;_nc_ht=scontent.fbkk24-1.fna&amp;_nc_gid=AY1RgjEXnXgXtqMNsUZk8x-&amp;oh=00_AYAQmja45M9PJ1oHYIYzygaPK3oAKBXUJmoFiF15982xXg&amp;oe=67C93461</text:a></text:p>
          </table:table-cell>
          <table:table-cell office:value-type="string" table:style-name="ce3">
            <text:p><text:a xlink:href="https://scontent.fbkk24-1.fna.fbcdn.net/v/t1.6435-9/93651186_766088227128932_4523311323940913152_n.jpg?stp=c0.169.1504.1504a_dst-jpg_s206x206_tt6&amp;_nc_cat=108&amp;ccb=1-7&amp;_nc_sid=50ad20&amp;_nc_ohc=73hV09GfensQ7kNvgHEjmz9&amp;_nc_oc=AdjiZDlTA3-Bc4GeginviuizqOfSP7vVX_9M5vnsGtq_BZjcRyHfThIJA7VYfkr4QczK5UiVim6d_B_JXyxUYMg2&amp;_nc_zt=23&amp;_nc_ht=scontent.fbkk24-1.fna&amp;_nc_gid=AkdOuhuYebWaSvkXilrEmR6&amp;oh=00_AYDY45qiq8j0P6KnaXxvg-QmOf5adZPUcc1syX_oGhEZzQ&amp;oe=67C957DB">https://scontent.fbkk24-1.fna.fbcdn.net/v/t1.6435-9/93651186_766088227128932_4523311323940913152_n.jpg?stp=c0.169.1504.1504a_dst-jpg_s206x206_tt6&amp;_nc_cat=108&amp;ccb=1-7&amp;_nc_sid=50ad20&amp;_nc_ohc=73hV09GfensQ7kNvgHEjmz9&amp;_nc_oc=AdjiZDlTA3-Bc4GeginviuizqOfSP7vVX_9M5vnsGtq_BZjcRyHfThIJA7VYfkr4QczK5UiVim6d_B_JXyxUYMg2&amp;_nc_zt=23&amp;_nc_ht=scontent.fbkk24-1.fna&amp;_nc_gid=AkdOuhuYebWaSvkXilrEmR6&amp;oh=00_AYDY45qiq8j0P6KnaXxvg-QmOf5adZPUcc1syX_oGhEZzQ&amp;oe=67C957DB</text:a></text:p>
          </table:table-cell>
          <table:table-cell office:value-type="string" table:style-name="ce3">
            <text:p><text:a xlink:href="https://scontent.fbkk24-1.fna.fbcdn.net/v/t1.6435-9/109547059_830623170675437_5029326875712819938_n.jpg?stp=c180.0.720.720a_dst-jpg_s206x206_tt6&amp;_nc_cat=101&amp;ccb=1-7&amp;_nc_sid=50ad20&amp;_nc_ohc=FbFCfcJmMPYQ7kNvgGjRpjZ&amp;_nc_oc=Adidgdap-_eqQZ4Yu1onxyZCK6X6wkgs5kjgxVBYRhPOiUlydm8X9AuHpyGJ5AbIr6FvQgOm9PAmgxZVRg_mnSKJ&amp;_nc_zt=23&amp;_nc_ht=scontent.fbkk24-1.fna&amp;_nc_gid=AY1RgjEXnXgXtqMNsUZk8x-&amp;oh=00_AYABQg7AZfUavMA7ednl-l3zv_3fPUKcb5BKdujgOh9c0A&amp;oe=67C956E3">https://scontent.fbkk24-1.fna.fbcdn.net/v/t1.6435-9/109547059_830623170675437_5029326875712819938_n.jpg?stp=c180.0.720.720a_dst-jpg_s206x206_tt6&amp;_nc_cat=101&amp;ccb=1-7&amp;_nc_sid=50ad20&amp;_nc_ohc=FbFCfcJmMPYQ7kNvgGjRpjZ&amp;_nc_oc=Adidgdap-_eqQZ4Yu1onxyZCK6X6wkgs5kjgxVBYRhPOiUlydm8X9AuHpyGJ5AbIr6FvQgOm9PAmgxZVRg_mnSKJ&amp;_nc_zt=23&amp;_nc_ht=scontent.fbkk24-1.fna&amp;_nc_gid=AY1RgjEXnXgXtqMNsUZk8x-&amp;oh=00_AYABQg7AZfUavMA7ednl-l3zv_3fPUKcb5BKdujgOh9c0A&amp;oe=67C956E3</text:a></text:p>
          </table:table-cell>
          <table:table-cell office:value-type="string" table:style-name="ce3">
            <text:p><text:a xlink:href="https://scontent.fbkk24-1.fna.fbcdn.net/v/t1.6435-9/114806366_830624644008623_8384746022682075998_n.jpg?stp=c135.0.810.810a_dst-jpg_s206x206_tt6&amp;_nc_cat=101&amp;ccb=1-7&amp;_nc_sid=50ad20&amp;_nc_ohc=Aj69sBHsK44Q7kNvgHgZ_Tq&amp;_nc_oc=AdhJ2GqNPFQLpJZfikSgcYTTw2COGWb09Bv4PU57YO2BUU-jTjJaN2-y9O3pCE_3XCbXRUstW704vYi7JfveMRXB&amp;_nc_zt=23&amp;_nc_ht=scontent.fbkk24-1.fna&amp;_nc_gid=AIYj01917-cjwKb5dExx1gH&amp;oh=00_AYAWOpc2gYGkuyD-l1gcbZPe0LTiBZIiOs4HVy3cO4KGnQ&amp;oe=67C9314B">https://scontent.fbkk24-1.fna.fbcdn.net/v/t1.6435-9/114806366_830624644008623_8384746022682075998_n.jpg?stp=c135.0.810.810a_dst-jpg_s206x206_tt6&amp;_nc_cat=101&amp;ccb=1-7&amp;_nc_sid=50ad20&amp;_nc_ohc=Aj69sBHsK44Q7kNvgHgZ_Tq&amp;_nc_oc=AdhJ2GqNPFQLpJZfikSgcYTTw2COGWb09Bv4PU57YO2BUU-jTjJaN2-y9O3pCE_3XCbXRUstW704vYi7JfveMRXB&amp;_nc_zt=23&amp;_nc_ht=scontent.fbkk24-1.fna&amp;_nc_gid=AIYj01917-cjwKb5dExx1gH&amp;oh=00_AYAWOpc2gYGkuyD-l1gcbZPe0LTiBZIiOs4HVy3cO4KGnQ&amp;oe=67C9314B</text:a>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4">
            <text:p>ChIJHXJkIWaHFjERo0IiJWxqEZc</text:p>
          </table:table-cell>
          <table:table-cell office:value-type="string" table:style-name="ce14">
            <text:p>ศูนย์ดูแลผู้สูงอายุปวีณา เนิร์สซิงโฮม</text:p>
          </table:table-cell>
          <table:table-cell office:value-type="string" table:style-name="ce14">
            <text:p>อุบลราชธานี</text:p>
          </table:table-cell>
          <table:table-cell office:value-type="string" table:style-name="ce14">
            <text:p>6 ซอย7 ตำบล ปทุม อำเภอเมืองอุบลราชธานี อุบลราชธานี 34000 ประเทศไทย</text:p>
          </table:table-cell>
          <table:table-cell office:value-type="float" office:value="15.249352399999999" table:style-name="ce14">
            <text:p>15.2493524</text:p>
          </table:table-cell>
          <table:table-cell office:value-type="float" office:value="104.87676039999999" table:style-name="ce14">
            <text:p>104.8767604</text:p>
          </table:table-cell>
          <table:table-cell office:value-type="string" table:style-name="ce14">
            <text:p>080 972 7027</text:p>
          </table:table-cell>
          <table:table-cell office:value-type="string" table:style-name="ce15">
            <text:p><text:a xlink:href="https://www.facebook.com/p/%E0%B8%A8%E0%B8%B9%E0%B8%99%E0%B8%A2%E0%B9%8C%E0%B8%94%E0%B8%B9%E0%B9%81%E0%B8%A5%E0%B8%9C%E0%B8%B9%E0%B9%89%E0%B8%AA%E0%B8%B9%E0%B8%87%E0%B8%AD%E0%B8%B2%E0%B8%A2%E0%B8%B8-%E0%B8%9B%E0%B8%A7%E0%B8%B5%E0%B8%93%E0%B8%B2-%E0%B9%80%E0%B8%99%E0%B8%B4%E0%B8%A3%E0%B9%8C%E0%B8%AA%E0%B8%8B%E0%B8%B4%E0%B9%88%E0%B8%87-%E0%B9%82%E0%B8%AE%E0%B8%A1-100087667065046/">https://www.facebook.com/p/%E0%B8%A8%E0%B8%B9%E0%B8%99%E0%B8%A2%E0%B9%8C%E0%B8%94%E0%B8%B9%E0%B9%81%E0%B8%A5%E0%B8%9C%E0%B8%B9%E0%B9%89%E0%B8%AA%E0%B8%B9%E0%B8%87%E0%B8%AD%E0%B8%B2%E0%B8%A2%E0%B8%B8-%E0%B8%9B%E0%B8%A7%E0%B8%B5%E0%B8%93%E0%B8%B2-%E0%B9%80%E0%B8%99%E0%B8%B4%E0%B8%A3%E0%B9%8C%E0%B8%AA%E0%B8%8B%E0%B8%B4%E0%B9%88%E0%B8%87-%E0%B9%82%E0%B8%AE%E0%B8%A1-100087667065046/</text:a></text:p>
          </table:table-cell>
          <table:table-cell office:value-type="string" table:style-name="ce14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4">
            <text:p>https://maps.google.com/?cid=10885598787043213987</text:p>
          </table:table-cell>
          <table:table-cell office:value-type="float" office:value="22000" table:style-name="ce19">
            <text:p>22000</text:p>
          </table:table-cell>
          <table:table-cell office:value-type="string" table:style-name="ce15">
            <text:p><text:a xlink:href="https://cdn.shopify.com/s/files/1/0800/8155/1633/files/M13-003_600x600.jpg?v=1714983079">https://cdn.shopify.com/s/files/1/0800/8155/1633/files/M13-003_600x600.jpg?v=1714983079</text:a></text:p>
          </table:table-cell>
          <table:table-cell office:value-type="string" table:style-name="ce15">
            <text:p><text:a xlink:href="https://scontent.fbkk24-1.fna.fbcdn.net/v/t39.30808-6/336492941_863836141380044_6104877965671522957_n.jpg?stp=c0.246.960.960a_dst-jpg_s206x206_tt6&amp;_nc_cat=110&amp;ccb=1-7&amp;_nc_sid=50ad20&amp;_nc_ohc=0n8ugdDTIVEQ7kNvgF9nQzY&amp;_nc_oc=AdhvmpwwYdhhiuQkRMJdOoDC67XKzImWyxKNduzcbzDplbR2-0PwNunHMSK51FyK8UXttReYjigPD72ctfdBvMIb&amp;_nc_zt=23&amp;_nc_ht=scontent.fbkk24-1.fna&amp;_nc_gid=A8McYwrw5AIBhzbwnMZ70aH&amp;oh=00_AYCWruAtY27yJPXbvsfloO0HGEA02sPQ-EaSNvBzMvvVZA&amp;oe=67A25EBA">https://scontent.fbkk24-1.fna.fbcdn.net/v/t39.30808-6/336492941_863836141380044_6104877965671522957_n.jpg?stp=c0.246.960.960a_dst-jpg_s206x206_tt6&amp;_nc_cat=110&amp;ccb=1-7&amp;_nc_sid=50ad20&amp;_nc_ohc=0n8ugdDTIVEQ7kNvgF9nQzY&amp;_nc_oc=AdhvmpwwYdhhiuQkRMJdOoDC67XKzImWyxKNduzcbzDplbR2-0PwNunHMSK51FyK8UXttReYjigPD72ctfdBvMIb&amp;_nc_zt=23&amp;_nc_ht=scontent.fbkk24-1.fna&amp;_nc_gid=A8McYwrw5AIBhzbwnMZ70aH&amp;oh=00_AYCWruAtY27yJPXbvsfloO0HGEA02sPQ-EaSNvBzMvvVZA&amp;oe=67A25EBA</text:a></text:p>
          </table:table-cell>
          <table:table-cell office:value-type="string" table:style-name="ce15">
            <text:p><text:a xlink:href="https://scontent.fbkk24-1.fna.fbcdn.net/v/t39.30808-6/469378052_546081181657446_2883058906069011909_n.jpg?_nc_cat=105&amp;ccb=1-7&amp;_nc_sid=833d8c&amp;_nc_ohc=3xzcMwq2v04Q7kNvgGfjowR&amp;_nc_oc=Adj8O2XELHVlHDSKhG6HC3G9JJOdyBL1TXJn750jO-6qWCIAwlgoJxoKLbQ-G7He_34-xIUkd0NOgfnESE4cU1q4&amp;_nc_zt=23&amp;_nc_ht=scontent.fbkk24-1.fna&amp;_nc_gid=AoEqE_k3mPZfOZkdqGSHYwd&amp;oh=00_AYBMcm26K-BKRN81ziHTsrWm5cq5-T2jTs7hGLgwy0B2GQ&amp;oe=67A27C18">https://scontent.fbkk24-1.fna.fbcdn.net/v/t39.30808-6/469378052_546081181657446_2883058906069011909_n.jpg?_nc_cat=105&amp;ccb=1-7&amp;_nc_sid=833d8c&amp;_nc_ohc=3xzcMwq2v04Q7kNvgGfjowR&amp;_nc_oc=Adj8O2XELHVlHDSKhG6HC3G9JJOdyBL1TXJn750jO-6qWCIAwlgoJxoKLbQ-G7He_34-xIUkd0NOgfnESE4cU1q4&amp;_nc_zt=23&amp;_nc_ht=scontent.fbkk24-1.fna&amp;_nc_gid=AoEqE_k3mPZfOZkdqGSHYwd&amp;oh=00_AYBMcm26K-BKRN81ziHTsrWm5cq5-T2jTs7hGLgwy0B2GQ&amp;oe=67A27C18</text:a></text:p>
          </table:table-cell>
          <table:table-cell table:number-columns-repeated="2" table:style-name="ce14"/>
          <table:table-cell office:value-type="string" table:style-name="ce14">
            <text:p>https://maps.google.com/maps/contrib/106505688147894944721</text:p>
          </table:table-cell>
          <table:table-cell table:number-columns-repeated="16367" table:style-name="ce14"/>
        </table:table-row>
        <table:table-row table:style-name="ro1">
          <table:table-cell office:value-type="string" table:style-name="ce1">
            <text:p>ChIJkwUBKo-HFjERYPCLG2BS2VQ</text:p>
          </table:table-cell>
          <table:table-cell office:value-type="string" table:style-name="ce1">
            <text:p>ศูนย์ดูแลผู้สูงอายุอุบลราชธานี(ในเครือศูนย์ดูแลผู้สูงอายุกรุงเทพฯ)</text:p>
          </table:table-cell>
          <table:table-cell office:value-type="string" table:style-name="ce1">
            <text:p>อุบลราชธานี</text:p>
          </table:table-cell>
          <table:table-cell office:value-type="string" table:style-name="ce1">
            <text:p>292 ซอย ถนน บูรพาใน ในเมือง เมือง อุบลราชธานี 34000 ประเทศไทย</text:p>
          </table:table-cell>
          <table:table-cell office:value-type="float" office:value="15.2413945" table:style-name="ce1">
            <text:p>15.2413945</text:p>
          </table:table-cell>
          <table:table-cell office:value-type="float" office:value="104.8698761" table:style-name="ce1">
            <text:p>104.8698761</text:p>
          </table:table-cell>
          <table:table-cell office:value-type="string" table:style-name="ce1">
            <text:p>099 169 9226</text:p>
          </table:table-cell>
          <table:table-cell office:value-type="string" table:style-name="ce3">
            <text:p><text:a xlink:href="https://www.facebook.com/ubonelderlycare/">https://www.facebook.com/ubonelderlycare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">
            <text:p>https://maps.google.com/?cid=6114008541864652896</text:p>
          </table:table-cell>
          <table:table-cell office:value-type="float" office:value="23000" table:style-name="ce13">
            <text:p>23000</text:p>
          </table:table-cell>
          <table:table-cell office:value-type="string" table:style-name="ce3">
            <text:p><text:a xlink:href="https://scontent.fbkk24-1.fna.fbcdn.net/v/t39.30808-6/440161644_450967730774488_5612784587786256917_n.jpg?stp=c307.0.1260.1260a_dst-jpg_s206x206_tt6&amp;_nc_cat=108&amp;ccb=1-7&amp;_nc_sid=50ad20&amp;_nc_ohc=vPmGUhHfuVIQ7kNvgGBBLrO&amp;_nc_oc=AdiMu_49O3xiJgJCDpL8w_6leUuPeyjZGwHuyIkGBVbTDU2W4-yecgVZH951OZMVuvRZ7qfhxuMeoZDmJrDVAt-Y&amp;_nc_zt=23&amp;_nc_ht=scontent.fbkk24-1.fna&amp;_nc_gid=ANgAbTW2pBjI9gNASeFpY-a&amp;oh=00_AYC2NzRJdxDrZQstMAlZB3c48cnOt6hx_sqUGUDeZUG_ug&amp;oe=67A28959">https://scontent.fbkk24-1.fna.fbcdn.net/v/t39.30808-6/440161644_450967730774488_5612784587786256917_n.jpg?stp=c307.0.1260.1260a_dst-jpg_s206x206_tt6&amp;_nc_cat=108&amp;ccb=1-7&amp;_nc_sid=50ad20&amp;_nc_ohc=vPmGUhHfuVIQ7kNvgGBBLrO&amp;_nc_oc=AdiMu_49O3xiJgJCDpL8w_6leUuPeyjZGwHuyIkGBVbTDU2W4-yecgVZH951OZMVuvRZ7qfhxuMeoZDmJrDVAt-Y&amp;_nc_zt=23&amp;_nc_ht=scontent.fbkk24-1.fna&amp;_nc_gid=ANgAbTW2pBjI9gNASeFpY-a&amp;oh=00_AYC2NzRJdxDrZQstMAlZB3c48cnOt6hx_sqUGUDeZUG_ug&amp;oe=67A28959</text:a></text:p>
          </table:table-cell>
          <table:table-cell office:value-type="string" table:style-name="ce3">
            <text:p><text:a xlink:href="https://scontent.fbkk24-1.fna.fbcdn.net/v/t39.30808-6/441899081_475290785008849_8015566741910765163_n.jpg?stp=c185.0.1108.1108a_dst-jpg_s206x206_tt6&amp;_nc_cat=108&amp;ccb=1-7&amp;_nc_sid=50ad20&amp;_nc_ohc=FXxPcSqp9SUQ7kNvgFuLmFH&amp;_nc_oc=Adgjqb803YxIUwTEcET_DDjE-u2l2a2_0rkVKdpMi2Znr6VqSowWCmOL1XKb_j2GLVMWoshKKOVKsISe_mqtrLHU&amp;_nc_zt=23&amp;_nc_ht=scontent.fbkk24-1.fna&amp;_nc_gid=AKJzqifQQhMHXeb2IltMOoC&amp;oh=00_AYDprkyyPcOBapDvG04Q31JokqH07zqn2n2FOrEh42CQ4g&amp;oe=67A27EBE">https://scontent.fbkk24-1.fna.fbcdn.net/v/t39.30808-6/441899081_475290785008849_8015566741910765163_n.jpg?stp=c185.0.1108.1108a_dst-jpg_s206x206_tt6&amp;_nc_cat=108&amp;ccb=1-7&amp;_nc_sid=50ad20&amp;_nc_ohc=FXxPcSqp9SUQ7kNvgFuLmFH&amp;_nc_oc=Adgjqb803YxIUwTEcET_DDjE-u2l2a2_0rkVKdpMi2Znr6VqSowWCmOL1XKb_j2GLVMWoshKKOVKsISe_mqtrLHU&amp;_nc_zt=23&amp;_nc_ht=scontent.fbkk24-1.fna&amp;_nc_gid=AKJzqifQQhMHXeb2IltMOoC&amp;oh=00_AYDprkyyPcOBapDvG04Q31JokqH07zqn2n2FOrEh42CQ4g&amp;oe=67A27EBE</text:a></text:p>
          </table:table-cell>
          <table:table-cell office:value-type="string" table:style-name="ce3">
            <text:p><text:a xlink:href="https://scontent.fbkk24-1.fna.fbcdn.net/v/t39.30808-6/447514631_475290528342208_2676284639499121079_n.jpg?stp=dst-jpg_s206x206_tt6&amp;_nc_cat=100&amp;ccb=1-7&amp;_nc_sid=50ad20&amp;_nc_ohc=1WSkLXuf6doQ7kNvgEjybll&amp;_nc_oc=AdihsbhP7T_nsYG66iCcfSf76e3Mb_DCrwNbx-NRM9Sp2fVUPkeuhdlq8e16BDum0aAarjhKG_hYAc9tZOhQBKj4&amp;_nc_zt=23&amp;_nc_ht=scontent.fbkk24-1.fna&amp;_nc_gid=AXWezGTO8CKRdy4J-ZZfXUW&amp;oh=00_AYAq3wmdn0prxSym5FvyEtQoG95EgHKN1wM6XTFsxDEl9Q&amp;oe=67A25507">https://scontent.fbkk24-1.fna.fbcdn.net/v/t39.30808-6/447514631_475290528342208_2676284639499121079_n.jpg?stp=dst-jpg_s206x206_tt6&amp;_nc_cat=100&amp;ccb=1-7&amp;_nc_sid=50ad20&amp;_nc_ohc=1WSkLXuf6doQ7kNvgEjybll&amp;_nc_oc=AdihsbhP7T_nsYG66iCcfSf76e3Mb_DCrwNbx-NRM9Sp2fVUPkeuhdlq8e16BDum0aAarjhKG_hYAc9tZOhQBKj4&amp;_nc_zt=23&amp;_nc_ht=scontent.fbkk24-1.fna&amp;_nc_gid=AXWezGTO8CKRdy4J-ZZfXUW&amp;oh=00_AYAq3wmdn0prxSym5FvyEtQoG95EgHKN1wM6XTFsxDEl9Q&amp;oe=67A25507</text:a></text:p>
          </table:table-cell>
          <table:table-cell table:number-columns-repeated="2" table:style-name="ce1"/>
          <table:table-cell office:value-type="string" table:style-name="ce1">
            <text:p>https://maps.google.com/maps/contrib/10538167620867154875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p8UfsceHFjER9cloZmZU04k</text:p>
          </table:table-cell>
          <table:table-cell office:value-type="string" table:style-name="ce1">
            <text:p>ศูนย์ดูแลผู้สูงอายุ กชชาพร เนอร์สซิ่งโฮม</text:p>
          </table:table-cell>
          <table:table-cell office:value-type="string" table:style-name="ce1">
            <text:p>อุบลราชธานี</text:p>
          </table:table-cell>
          <table:table-cell office:value-type="string" table:style-name="ce1">
            <text:p>491 บ้านกุดลาดใต้ เมือง อุบลราชธานี 34000 ประเทศไทย</text:p>
          </table:table-cell>
          <table:table-cell office:value-type="float" office:value="15.267388499999999" table:style-name="ce1">
            <text:p>15.2673885</text:p>
          </table:table-cell>
          <table:table-cell office:value-type="float" office:value="104.9148227" table:style-name="ce1">
            <text:p>104.9148227</text:p>
          </table:table-cell>
          <table:table-cell office:value-type="string" table:style-name="ce1">
            <text:p>089 717 5067</text:p>
          </table:table-cell>
          <table:table-cell office:value-type="string" table:style-name="ce3">
            <text:p><text:a xlink:href="https://www.facebook.com/p/%E0%B8%A8%E0%B8%B9%E0%B8%99%E0%B8%A2%E0%B9%8C%E0%B8%94%E0%B8%B9%E0%B9%81%E0%B8%A5%E0%B8%9C%E0%B8%B9%E0%B9%89%E0%B8%AA%E0%B8%B9%E0%B8%87%E0%B8%AD%E0%B8%B2%E0%B8%A2%E0%B8%B8-%E0%B8%81%E0%B8%8A%E0%B8%8A%E0%B8%B2%E0%B8%9E%E0%B8%A3-%E0%B9%80%E0%B8%99%E0%B8%AD%E0%B8%A3%E0%B9%8C%E0%B8%AA%E0%B8%8B%E0%B8%B4%E0%B9%88%E0%B8%87%E0%B9%82%E0%B8%AE%E0%B8%A1-100057670770023/">https://www.facebook.com/p/%E0%B8%A8%E0%B8%B9%E0%B8%99%E0%B8%A2%E0%B9%8C%E0%B8%94%E0%B8%B9%E0%B9%81%E0%B8%A5%E0%B8%9C%E0%B8%B9%E0%B9%89%E0%B8%AA%E0%B8%B9%E0%B8%87%E0%B8%AD%E0%B8%B2%E0%B8%A2%E0%B8%B8-%E0%B8%81%E0%B8%8A%E0%B8%8A%E0%B8%B2%E0%B8%9E%E0%B8%A3-%E0%B9%80%E0%B8%99%E0%B8%AD%E0%B8%A3%E0%B9%8C%E0%B8%AA%E0%B8%8B%E0%B8%B4%E0%B9%88%E0%B8%87%E0%B9%82%E0%B8%AE%E0%B8%A1-100057670770023/</text:a></text:p>
          </table:table-cell>
          <table:table-cell office:value-type="string" table:style-name="ce1">
            <text:p>['วันจันทร์: 8:00–16:00', 'วันอังคาร: 8:00–16:00', 'วันพุธ: 8:00–16:00', 'วันพฤหัสบดี: 8:00–16:00', 'วันศุกร์: 8:00–16:00', 'วันเสาร์: ปิดทำการ', 'วันอาทิตย์: ปิดทำการ']</text:p>
          </table:table-cell>
          <table:table-cell office:value-type="string" table:style-name="ce1">
            <text:p>https://maps.google.com/?cid=9931374402063616501</text:p>
          </table:table-cell>
          <table:table-cell office:value-type="float" office:value="22000" table:style-name="ce13">
            <text:p>22000</text:p>
          </table:table-cell>
          <table:table-cell office:value-type="string" table:style-name="ce3">
            <text:p><text:a xlink:href="https://lh5.googleusercontent.com/p/AF1QipNDjmFqqWT5myMZxNZ427NSmzrZ5OQ9YB_ezPf3=w600-h650-p-k-no">https://lh5.googleusercontent.com/p/AF1QipNDjmFqqWT5myMZxNZ427NSmzrZ5OQ9YB_ezPf3=w600-h650-p-k-no</text:a></text:p>
          </table:table-cell>
          <table:table-cell office:value-type="string" table:style-name="ce3">
            <text:p><text:a xlink:href="https://lh5.googleusercontent.com/p/AF1QipM90qu4ppesfdKyzkFxtnAFqIQUtc5SVz4AdFix=w600-h321-p-k-no">https://lh5.googleusercontent.com/p/AF1QipM90qu4ppesfdKyzkFxtnAFqIQUtc5SVz4AdFix=w600-h321-p-k-no</text:a></text:p>
          </table:table-cell>
          <table:table-cell office:value-type="string" table:style-name="ce3">
            <text:p><text:a xlink:href="https://lh5.googleusercontent.com/p/AF1QipNkQIWOH6NaN1xZNDYNIjWkB4YQhNegepLNFXm0=w600-h650-p-k-no">https://lh5.googleusercontent.com/p/AF1QipNkQIWOH6NaN1xZNDYNIjWkB4YQhNegepLNFXm0=w600-h650-p-k-no</text:a></text:p>
          </table:table-cell>
          <table:table-cell office:value-type="string" table:style-name="ce3">
            <text:p><text:a xlink:href="https://lh5.googleusercontent.com/p/AF1QipOoPnoL_OWQARTmE1sZe0KDNi3ItuWBzmn8u6YX=w600-h650-p-k-no">https://lh5.googleusercontent.com/p/AF1QipOoPnoL_OWQARTmE1sZe0KDNi3ItuWBzmn8u6YX=w600-h650-p-k-no</text:a></text:p>
          </table:table-cell>
          <table:table-cell office:value-type="string" table:style-name="ce3">
            <text:p><text:a xlink:href="https://lh5.googleusercontent.com/p/AF1QipP8zFUFKjf1kyaLRIrlHQTt_f_fyzpdr0C72WGO=w600-h650-p-k-no">https://lh5.googleusercontent.com/p/AF1QipP8zFUFKjf1kyaLRIrlHQTt_f_fyzpdr0C72WGO=w600-h650-p-k-no</text:a></text:p>
          </table:table-cell>
          <table:table-cell office:value-type="string" table:style-name="ce1">
            <text:p>https://maps.google.com/maps/contrib/1037046140873373648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wSG62kaNFjERwr8yjSnz8Ms</text:p>
          </table:table-cell>
          <table:table-cell office:value-type="string" table:style-name="ce1">
            <text:p>ดูแลผู้สูงอายุ อุบลราชธานี แพรวาเนอร์สซิ่งโฮม</text:p>
          </table:table-cell>
          <table:table-cell office:value-type="string" table:style-name="ce1">
            <text:p>อุบลราชธานี</text:p>
          </table:table-cell>
          <table:table-cell office:value-type="string" table:style-name="ce1">
            <text:p>84 11 บ้านท่าเจริญ ตำบล ท่าลาด อำเภอวารินชำราบ อุบลราชธานี 34310 ประเทศไทย</text:p>
          </table:table-cell>
          <table:table-cell office:value-type="float" office:value="15.137045000000001" table:style-name="ce1">
            <text:p>15.137045</text:p>
          </table:table-cell>
          <table:table-cell office:value-type="float" office:value="104.7268713" table:style-name="ce1">
            <text:p>104.7268713</text:p>
          </table:table-cell>
          <table:table-cell office:value-type="string" table:style-name="ce1">
            <text:p>092 783 9686</text:p>
          </table:table-cell>
          <table:table-cell office:value-type="string" table:style-name="ce1">
            <text:p>https://prava.yellowpages.co.th/</text:p>
          </table:table-cell>
          <table:table-cell office:value-type="string" table:style-name="ce1">
            <text:p>['วันจันทร์: 8:00–21:00', 'วันอังคาร: 8:00–21:00', 'วันพุธ: 8:00–21:00', 'วันพฤหัสบดี: 8:00–21:00', 'วันศุกร์: 8:00–21:00', 'วันเสาร์: 8:00–21:00', 'วันอาทิตย์: ปิดทำการ']</text:p>
          </table:table-cell>
          <table:table-cell office:value-type="string" table:style-name="ce1">
            <text:p>https://maps.google.com/?cid=14695512943898050498</text:p>
          </table:table-cell>
          <table:table-cell office:value-type="float" office:value="15000" table:style-name="ce1">
            <text:p>15000</text:p>
          </table:table-cell>
          <table:table-cell office:value-type="string" table:style-name="ce3">
            <text:p><text:a xlink:href="https://www.tophitthailand.com/wp-content/uploads/2023/05/%E0%B8%A8%E0%B8%B9%E0%B8%99%E0%B8%A2%E0%B9%8C%E0%B8%94%E0%B8%B9%E0%B9%81%E0%B8%A5%E0%B8%9C%E0%B8%B9%E0%B9%89%E0%B8%AA%E0%B8%B9%E0%B8%87%E0%B8%AD%E0%B8%B2%E0%B8%A2%E0%B8%B8-%E0%B8%AD%E0%B8%B8%E0%B8%9A%E0%B8%A5%E0%B8%A3%E0%B8%B2%E0%B8%8A%E0%B8%98%E0%B8%B2%E0%B8%99%E0%B8%B5-%E0%B9%81%E0%B8%9E%E0%B8%A3%E0%B8%A7%E0%B8%B2%E0%B9%80%E0%B8%99%E0%B8%AD%E0%B8%A3%E0%B9%8C%E0%B8%AA%E0%B8%8B%E0%B8%B4%E0%B9%88%E0%B8%87%E0%B9%82%E0%B8%AE%E0%B8%A1-scaled.jpg">https://www.tophitthailand.com/wp-content/uploads/2023/05/%E0%B8%A8%E0%B8%B9%E0%B8%99%E0%B8%A2%E0%B9%8C%E0%B8%94%E0%B8%B9%E0%B9%81%E0%B8%A5%E0%B8%9C%E0%B8%B9%E0%B9%89%E0%B8%AA%E0%B8%B9%E0%B8%87%E0%B8%AD%E0%B8%B2%E0%B8%A2%E0%B8%B8-%E0%B8%AD%E0%B8%B8%E0%B8%9A%E0%B8%A5%E0%B8%A3%E0%B8%B2%E0%B8%8A%E0%B8%98%E0%B8%B2%E0%B8%99%E0%B8%B5-%E0%B9%81%E0%B8%9E%E0%B8%A3%E0%B8%A7%E0%B8%B2%E0%B9%80%E0%B8%99%E0%B8%AD%E0%B8%A3%E0%B9%8C%E0%B8%AA%E0%B8%8B%E0%B8%B4%E0%B9%88%E0%B8%87%E0%B9%82%E0%B8%AE%E0%B8%A1-scaled.jpg</text:a></text:p>
          </table:table-cell>
          <table:table-cell table:number-columns-repeated="4" table:style-name="ce1"/>
          <table:table-cell office:value-type="string" table:style-name="ce1">
            <text:p>-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IJX1xpbP2HFjER6l7noHLFvDo</text:p>
          </table:table-cell>
          <table:table-cell office:value-type="string" table:style-name="ce1">
            <text:p>ศูนย์ดูแลผู้สูงอายุและฟื้นฟูสุขภาพไอแคร์ ( iCare nursing home )</text:p>
          </table:table-cell>
          <table:table-cell office:value-type="string" table:style-name="ce1">
            <text:p>อุบลราชธานี</text:p>
          </table:table-cell>
          <table:table-cell office:value-type="string" table:style-name="ce1">
            <text:p>318/118 บ้านค้อเหนือ หมู่12, ตำบล กุดลาด อำเภอเมืองอุบลราชธานี อุบลราชธานี 34000 ประเทศไทย</text:p>
          </table:table-cell>
          <table:table-cell office:value-type="float" office:value="15.2513252" table:style-name="ce1">
            <text:p>15.2513252</text:p>
          </table:table-cell>
          <table:table-cell office:value-type="float" office:value="104.8987533" table:style-name="ce1">
            <text:p>104.8987533</text:p>
          </table:table-cell>
          <table:table-cell office:value-type="string" table:style-name="ce1">
            <text:p>066 109 4500</text:p>
          </table:table-cell>
          <table:table-cell office:value-type="string" table:style-name="ce1">
            <text:p>http://www.icarenursinghome.com/</text:p>
          </table:table-cell>
          <table:table-cell office:value-type="string" table:style-name="ce1">
            <text:p>['วันจันทร์: 8:00–18:00', 'วันอังคาร: 8:00–18:00', 'วันพุธ: 8:00–18:00', 'วันพฤหัสบดี: 8:00–18:00', 'วันศุกร์: 8:00–18:00', 'วันเสาร์: 8:00–18:00', 'วันอาทิตย์: 8:00–18:00']</text:p>
          </table:table-cell>
          <table:table-cell office:value-type="string" table:style-name="ce1">
            <text:p>https://maps.google.com/?cid=4232474845937884906</text:p>
          </table:table-cell>
          <table:table-cell office:value-type="float" office:value="14000" table:style-name="ce1">
            <text:p>14000</text:p>
          </table:table-cell>
          <table:table-cell office:value-type="string" table:style-name="ce3">
            <text:p><text:a xlink:href="https://lh5.googleusercontent.com/p/AF1QipN91imGIdGdZwQpzvwfDhXWmxZgxvdX33aWCfLB=w600-h321-p-k-no">https://lh5.googleusercontent.com/p/AF1QipN91imGIdGdZwQpzvwfDhXWmxZgxvdX33aWCfLB=w600-h321-p-k-no</text:a></text:p>
          </table:table-cell>
          <table:table-cell office:value-type="string" table:style-name="ce3">
            <text:p><text:a xlink:href="https://lh5.googleusercontent.com/p/AF1QipMu22g9BRgrLbpLPbXdv1b_QbjUPaLI7YVgRwns=w600-h650-p-k-no">https://lh5.googleusercontent.com/p/AF1QipMu22g9BRgrLbpLPbXdv1b_QbjUPaLI7YVgRwns=w600-h650-p-k-no</text:a></text:p>
          </table:table-cell>
          <table:table-cell office:value-type="string" table:style-name="ce3">
            <text:p><text:a xlink:href="https://lh5.googleusercontent.com/p/AF1QipO_zFQQ3px9NWng2ZHw3YHBNgInFNJl2Y0WLfFh=w600-h650-p-k-no">https://lh5.googleusercontent.com/p/AF1QipO_zFQQ3px9NWng2ZHw3YHBNgInFNJl2Y0WLfFh=w600-h650-p-k-no</text:a></text:p>
          </table:table-cell>
          <table:table-cell office:value-type="string" table:style-name="ce3">
            <text:p><text:a xlink:href="https://lh5.googleusercontent.com/p/AF1QipO_zFQQ3px9NWng2ZHw3YHBNgInFNJl2Y0WLfFh=w600-h650-p-k-no">https://lh5.googleusercontent.com/p/AF1QipO_zFQQ3px9NWng2ZHw3YHBNgInFNJl2Y0WLfFh=w600-h650-p-k-no</text:a></text:p>
          </table:table-cell>
          <table:table-cell office:value-type="string" table:style-name="ce3">
            <text:p><text:a xlink:href="https://lh5.googleusercontent.com/p/AF1QipO4AlRNFyl7dhOF9YzPGtcn2uRO8CmiCkjB8rCP=w600-h650-p-k-no">https://lh5.googleusercontent.com/p/AF1QipO4AlRNFyl7dhOF9YzPGtcn2uRO8CmiCkjB8rCP=w600-h650-p-k-no</text:a></text:p>
          </table:table-cell>
          <table:table-cell office:value-type="string" table:style-name="ce1">
            <text:p>https://maps.google.com/maps/contrib/102286516647338595779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บ้านลลิสา Nursing home อุบลราชธานี</text:p>
          </table:table-cell>
          <table:table-cell office:value-type="string" table:style-name="ce1">
            <text:p>อุบลราชธานี</text:p>
          </table:table-cell>
          <table:table-cell office:value-type="string" table:style-name="ce1">
            <text:p>222 ตำบล แจระแม อำเภอเมืองอุบลราชธานี อุบลราชธานี 34000</text:p>
          </table:table-cell>
          <table:table-cell office:value-type="float" office:value="15.2638557430212" table:style-name="ce1">
            <text:p>15.26385574</text:p>
          </table:table-cell>
          <table:table-cell office:value-type="float" office:value="104.817412742548" table:style-name="ce1">
            <text:p>104.8174127</text:p>
          </table:table-cell>
          <table:table-cell office:value-type="string" table:style-name="ce1">
            <text:p>065 469 9569</text:p>
          </table:table-cell>
          <table:table-cell office:value-type="string" table:style-name="ce3">
            <text:p><text:a xlink:href="https://baanlalisa.com/nursing-home-ubon/">https://baanlalisa.com/nursing-home-ubon/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kXwVq6gvXzwpCFKS8">https://maps.app.goo.gl/kXwVq6gvXzwpCFKS8</text:a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3">
            <text:p><text:a xlink:href="https://baanlalisa.com/wp-content/uploads/2024/09/1726201445096-1024x769.webp">https://baanlalisa.com/wp-content/uploads/2024/09/1726201445096-1024x769.webp</text:a></text:p>
          </table:table-cell>
          <table:table-cell office:value-type="string" table:style-name="ce3">
            <text:p><text:a xlink:href="https://baanlalisa.com/wp-content/uploads/2024/09/1726201444957-1024x769.webp">https://baanlalisa.com/wp-content/uploads/2024/09/1726201444957-1024x769.webp</text:a></text:p>
          </table:table-cell>
          <table:table-cell office:value-type="string" table:style-name="ce3">
            <text:p><text:a xlink:href="https://baanlalisa.com/wp-content/uploads/2024/09/20240902_110421-1024x577.webp">https://baanlalisa.com/wp-content/uploads/2024/09/20240902_110421-1024x577.webp</text:a></text:p>
          </table:table-cell>
          <table:table-cell office:value-type="string" table:style-name="ce3">
            <text:p><text:a xlink:href="https://baanlalisa.com/wp-content/uploads/2024/09/1726201452393-1024x769.webp">https://baanlalisa.com/wp-content/uploads/2024/09/1726201452393-1024x769.webp</text:a>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บ้านสุขสบาย โฮมแคร์ อุดรธานี</text:p>
          </table:table-cell>
          <table:table-cell office:value-type="string" table:style-name="ce1">
            <text:p>อุุดรธานี</text:p>
          </table:table-cell>
          <table:table-cell office:value-type="string" table:style-name="ce1">
            <text:p>750/13 บ้านเลื่อม อำเภอเมืองอุดรธานี อุดรธานี 41000</text:p>
          </table:table-cell>
          <table:table-cell office:value-type="float" office:value="17.4433054305008" table:style-name="ce1">
            <text:p>17.44330543</text:p>
          </table:table-cell>
          <table:table-cell office:value-type="float" office:value="102.765603872599" table:style-name="ce1">
            <text:p>102.7656039</text:p>
          </table:table-cell>
          <table:table-cell office:value-type="string" table:style-name="ce1">
            <text:p>081 545 1119</text:p>
          </table:table-cell>
          <table:table-cell office:value-type="string" table:style-name="ce3">
            <text:p><text:a xlink:href="https://www.facebook.com/profile.php?id=100063772740599">https://www.facebook.com/profile.php?id=100063772740599</text:a></text:p>
          </table:table-cell>
          <table:table-cell office:value-type="string" table:style-name="ce1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3">
            <text:p><text:a xlink:href="https://maps.app.goo.gl/389Q4tRQsh2WKsU77">https://maps.app.goo.gl/389Q4tRQsh2WKsU77</text:a></text:p>
          </table:table-cell>
          <table:table-cell office:value-type="float" office:value="18000" table:style-name="ce1">
            <text:p>18000</text:p>
          </table:table-cell>
          <table:table-cell office:value-type="string" table:style-name="ce3">
            <text:p><text:a xlink:href="https://lh3.googleusercontent.com/p/AF1QipMVHJzz6eMav4nVjnh8ULCpCBIGq8VRQPy_bb0a=s1360-w1360-h1020">https://lh3.googleusercontent.com/p/AF1QipMVHJzz6eMav4nVjnh8ULCpCBIGq8VRQPy_bb0a=s1360-w1360-h1020</text:a></text:p>
          </table:table-cell>
          <table:table-cell office:value-type="string" table:style-name="ce3">
            <text:p><text:a xlink:href="https://lh3.googleusercontent.com/p/AF1QipO5Wv0teN8kON0akva-nqkkhVxN-4Y_gt7HrdxU=s1360-w1360-h1020">https://lh3.googleusercontent.com/p/AF1QipO5Wv0teN8kON0akva-nqkkhVxN-4Y_gt7HrdxU=s1360-w1360-h1020</text:a></text:p>
          </table:table-cell>
          <table:table-cell office:value-type="string" table:style-name="ce3">
            <text:p><text:a xlink:href="https://lh3.googleusercontent.com/p/AF1QipO_8sC_0swRk9mf-YnnCztTNXXoPPl8QGWCpd-1=s1360-w1360-h1020">https://lh3.googleusercontent.com/p/AF1QipO_8sC_0swRk9mf-YnnCztTNXXoPPl8QGWCpd-1=s1360-w1360-h1020</text:a></text:p>
          </table:table-cell>
          <table:table-cell office:value-type="string" table:style-name="ce3">
            <text:p><text:a xlink:href="https://lh3.googleusercontent.com/p/AF1QipOqJFn5-nLO5_K9DCDZp3kFmX7lhOCkMBhzzVS0=s1360-w1360-h1020">https://lh3.googleusercontent.com/p/AF1QipOqJFn5-nLO5_K9DCDZp3kFmX7lhOCkMBhzzVS0=s1360-w1360-h1020</text:a></text:p>
          </table:table-cell>
          <table:table-cell table:number-columns-repeated="16369" table:style-name="ce1"/>
        </table:table-row>
        <table:table-row table:style-name="ro1">
          <table:table-cell table:style-name="ce14"/>
          <table:table-cell office:value-type="string" table:style-name="ce14">
            <text:p>ดารารัก เนอร์สซิ่งโฮม</text:p>
          </table:table-cell>
          <table:table-cell office:value-type="string" table:style-name="ce14">
            <text:p>อุุดรธานี</text:p>
          </table:table-cell>
          <table:table-cell office:value-type="string" table:style-name="ce14">
            <text:p>330/244 หมู่ 1 ตำบลบ้านจั่น หมู่บ้านธนาดรโฮมเพลส อำเภอเมืองอุดรธานี อุดรธานี 41000</text:p>
          </table:table-cell>
          <table:table-cell office:value-type="float" office:value="17.356125278977501" table:style-name="ce14">
            <text:p>17.35612528</text:p>
          </table:table-cell>
          <table:table-cell office:value-type="float" office:value="102.804061" table:style-name="ce14">
            <text:p>102.804061</text:p>
          </table:table-cell>
          <table:table-cell office:value-type="string" table:style-name="ce14">
            <text:p>098 129 3271</text:p>
          </table:table-cell>
          <table:table-cell office:value-type="string" table:style-name="ce15">
            <text:p><text:a xlink:href="https://www.facebook.com/profile.php?id=100045277252385">https://www.facebook.com/profile.php?id=100045277252385</text:a></text:p>
          </table:table-cell>
          <table:table-cell office:value-type="string" table:style-name="ce14">
            <text:p>['วันจันทร์: เปิด 24 ชั่วโมง', 'วันอังคาร: เปิด 24 ชั่วโมง', 'วันพุธ: เปิด 24 ชั่วโมง', 'วันพฤหัสบดี: เปิด 24 ชั่วโมง', 'วันศุกร์: เปิด 24 ชั่วโมง', 'วันเสาร์: เปิด 24 ชั่วโมง', 'วันอาทิตย์: เปิด 24 ชั่วโมง']</text:p>
          </table:table-cell>
          <table:table-cell office:value-type="string" table:style-name="ce15">
            <text:p><text:a xlink:href="https://maps.app.goo.gl/i1AiK1J8RqcDzP547">https://maps.app.goo.gl/i1AiK1J8RqcDzP547</text:a></text:p>
          </table:table-cell>
          <table:table-cell office:value-type="float" office:value="28000" table:style-name="ce14">
            <text:p>28000</text:p>
          </table:table-cell>
          <table:table-cell office:value-type="string" table:style-name="ce15">
            <text:p><text:a xlink:href="https://www.thaielder.com/datas/nursinghome/475/preview_dararak_nursing_home_660522cc42f70.jpg">https://www.thaielder.com/datas/nursinghome/475/preview_dararak_nursing_home_660522cc42f70.jpg</text:a></text:p>
          </table:table-cell>
          <table:table-cell office:value-type="string" table:style-name="ce15">
            <text:p><text:a xlink:href="https://www.thaielder.com/datas/nursinghome/475/other/dararak_nursing_home_660522cc68541.jpg">https://www.thaielder.com/datas/nursinghome/475/other/dararak_nursing_home_660522cc68541.jpg</text:a></text:p>
          </table:table-cell>
          <table:table-cell office:value-type="string" table:style-name="ce15">
            <text:p><text:a xlink:href="https://www.thaielder.com/datas/nursinghome/475/other/dararak_nursing_home_660522cc689aa.jpg">https://www.thaielder.com/datas/nursinghome/475/other/dararak_nursing_home_660522cc689aa.jpg</text:a></text:p>
          </table:table-cell>
          <table:table-cell office:value-type="string" table:style-name="ce15">
            <text:p><text:a xlink:href="https://www.thaielder.com/datas/nursinghome/475/other/dararak_nursing_home_660522cc86702.jpg">https://www.thaielder.com/datas/nursinghome/475/other/dararak_nursing_home_660522cc86702.jpg</text:a></text:p>
          </table:table-cell>
          <table:table-cell table:number-columns-repeated="16369" table:style-name="ce14"/>
        </table:table-row>
        <table:table-row table:number-rows-repeated="1048469" table:style-name="ro1">
          <table:table-cell table:number-columns-repeated="16384"/>
        </table:table-row>
      </table:table>
      <table:database-ranges>
        <table:database-range table:target-range-address="Sheet1.A2:Sheet1.Q48" table:contains-header="false">
          <table:sort>
            <table:sort-by table:field-number="2"/>
          </table:sort>
        </table:database-range>
        <table:database-range table:target-range-address="Sheet1.A1:Sheet1.Q48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 Historic" svg:font-family="&quot;Segoe UI Historic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openpyxl</meta:initial-creator>
    <dc:creator/>
    <meta:creation-date>2025-01-26T15:43:57Z</meta:creation-date>
    <dc:date>2025-03-12T14:08:06Z</dc:date>
  </office:meta>
</office:document-meta>
</file>